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0.87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3.418cm" svg:height="7.547cm" svg:x="36.049cm" svg:y="6.768cm">
            <draw:object draw:notify-on-update-of-ranges="Planilha1.B3:Planilha1.B256 Planilha1.C3:Planilha1.C256 Planilha1.U3:Planilha1.U256 Planilha1.H3:Planilha1.H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1"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stacaoCodigo</text:p>
          </table:table-cell>
          <table:table-cell table:style-name="ce1" office:value-type="string" calcext:value-type="string">
            <text:p>Cota (cm)</text:p>
          </table:table-cell>
          <table:table-cell table:style-name="ce1" office:value-type="string" calcext:value-type="string">
            <text:p>Vazao (m3/s)</text:p>
          </table:table-cell>
          <table:table-cell table:style-name="ce1" office:value-type="string" calcext:value-type="string">
            <text:p>ln(h – h0)</text:p>
          </table:table-cell>
          <table:table-cell table:style-name="ce1" office:value-type="string" calcext:value-type="string">
            <text:p>ln(Q)</text:p>
          </table:table-cell>
          <table:table-cell table:style-name="ce1" office:value-type="string" calcext:value-type="string">
            <text:p>X * Y</text:p>
          </table:table-cell>
          <table:table-cell table:style-name="ce1" office:value-type="string" calcext:value-type="string">
            <text:p>X²</text:p>
          </table:table-cell>
          <table:table-cell table:style-name="ce1" office:value-type="string" calcext:value-type="string">
            <text:p>Q estimada</text:p>
          </table:table-cell>
          <table:table-cell table:style-name="ce1" office:value-type="string" calcext:value-type="string">
            <text:p>ln(Q estimada)</text:p>
          </table:table-cell>
          <table:table-cell table:style-name="ce1" office:value-type="string" calcext:value-type="string">
            <text:p>Erro²</text:p>
          </table:table-cell>
          <table:table-cell table:number-columns-repeated="10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Q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35" calcext:value-type="float">
            <text:p>35</text:p>
          </table:table-cell>
          <table:table-cell office:value-type="float" office:value="214.642" calcext:value-type="float">
            <text:p>214,642</text:p>
          </table:table-cell>
          <table:table-cell table:formula="of:=LN([.B3]-[.$P$6])" office:value-type="float" office:value="3.55534806148941" calcext:value-type="float">
            <text:p>3,55534806148941</text:p>
          </table:table-cell>
          <table:table-cell table:formula="of:=LN([.C3])" office:value-type="float" office:value="5.36897152400165" calcext:value-type="float">
            <text:p>5,36897152400165</text:p>
          </table:table-cell>
          <table:table-cell table:formula="of:=[.D3]*[.E3]" office:value-type="float" office:value="19.0885625000511" calcext:value-type="float">
            <text:p>19,0885625000511</text:p>
          </table:table-cell>
          <table:table-cell table:formula="of:=[.D3]*[.D3]" office:value-type="float" office:value="12.6404998383365" calcext:value-type="float">
            <text:p>12,6404998383365</text:p>
          </table:table-cell>
          <table:table-cell table:formula="of:=[.$P$7] * (([.B3] - [.$P$6])^[.$P$8])" office:value-type="float" office:value="184.295031561034" calcext:value-type="float">
            <text:p>184,295031561034</text:p>
          </table:table-cell>
          <table:table-cell table:formula="of:=LN([.H3])" office:value-type="float" office:value="5.21653790588067" calcext:value-type="float">
            <text:p>5,21653790588067</text:p>
          </table:table-cell>
          <table:table-cell table:formula="of:=([.E3]-[.I3])^2" office:value-type="float" office:value="0.0232360079334529" calcext:value-type="float">
            <text:p>0,0232360079334529</text:p>
          </table:table-cell>
          <table:table-cell table:number-columns-repeated="10"/>
          <table:table-cell table:formula="of:=[.$P$6]+2" office:value-type="float" office:value="2" calcext:value-type="float">
            <text:p>2</text:p>
          </table:table-cell>
          <table:table-cell table:formula="of:=437.73158 * (([.U3]-[.$P$6])^1.44466)" office:value-type="float" office:value="1191.49952435026" calcext:value-type="float">
            <text:p>1191,4995243502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38" calcext:value-type="float">
            <text:p>38</text:p>
          </table:table-cell>
          <table:table-cell office:value-type="float" office:value="264" calcext:value-type="float">
            <text:p>264</text:p>
          </table:table-cell>
          <table:table-cell table:formula="of:=LN([.B4]-[.$P$6])" office:value-type="float" office:value="3.63758615972639" calcext:value-type="float">
            <text:p>3,63758615972639</text:p>
          </table:table-cell>
          <table:table-cell table:formula="of:=LN([.C4])" office:value-type="float" office:value="5.57594910314632" calcext:value-type="float">
            <text:p>5,57594910314632</text:p>
          </table:table-cell>
          <table:table-cell table:formula="of:=[.D4]*[.E4]" office:value-type="float" office:value="20.2829952849438" calcext:value-type="float">
            <text:p>20,2829952849438</text:p>
          </table:table-cell>
          <table:table-cell table:formula="of:=[.D4]*[.D4]" office:value-type="float" office:value="13.232033069433" calcext:value-type="float">
            <text:p>13,232033069433</text:p>
          </table:table-cell>
          <table:table-cell table:formula="of:=[.$P$7] * (([.B4] - [.$P$6])^[.$P$8])" office:value-type="float" office:value="200.091051231374" calcext:value-type="float">
            <text:p>200,091051231374</text:p>
          </table:table-cell>
          <table:table-cell table:formula="of:=LN([.H4])" office:value-type="float" office:value="5.29877251910727" calcext:value-type="float">
            <text:p>5,29877251910727</text:p>
          </table:table-cell>
          <table:table-cell table:formula="of:=([.E4]-[.I4])^2" office:value-type="float" office:value="0.076826858739557" calcext:value-type="float">
            <text:p>0,076826858739557</text:p>
          </table:table-cell>
          <table:table-cell table:number-columns-repeated="10"/>
          <table:table-cell table:formula="of:=[.U3]+2" office:value-type="float" office:value="4" calcext:value-type="float">
            <text:p>4</text:p>
          </table:table-cell>
          <table:table-cell table:formula="of:=437.73158 * (([.U4]-[.$P$6])^1.44466)" office:value-type="float" office:value="3243.24581865189" calcext:value-type="float">
            <text:p>3243,2458186518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formula="of:=LN([.B5]-[.$P$6])" office:value-type="float" office:value="3.68887945411394" calcext:value-type="float">
            <text:p>3,68887945411394</text:p>
          </table:table-cell>
          <table:table-cell table:formula="of:=LN([.C5])" office:value-type="float" office:value="5.48063892334199" calcext:value-type="float">
            <text:p>5,48063892334199</text:p>
          </table:table-cell>
          <table:table-cell table:formula="of:=[.D5]*[.E5]" office:value-type="float" office:value="20.2174163197334" calcext:value-type="float">
            <text:p>20,2174163197334</text:p>
          </table:table-cell>
          <table:table-cell table:formula="of:=[.D5]*[.D5]" office:value-type="float" office:value="13.6078316269839" calcext:value-type="float">
            <text:p>13,6078316269839</text:p>
          </table:table-cell>
          <table:table-cell table:formula="of:=[.$P$7] * (([.B5] - [.$P$6])^[.$P$8])" office:value-type="float" office:value="210.621701370459" calcext:value-type="float">
            <text:p>210,621701370459</text:p>
          </table:table-cell>
          <table:table-cell table:formula="of:=LN([.H5])" office:value-type="float" office:value="5.35006363983483" calcext:value-type="float">
            <text:p>5,35006363983483</text:p>
          </table:table-cell>
          <table:table-cell table:formula="of:=([.E5]-[.I5])^2" office:value-type="float" office:value="0.0170499046629746" calcext:value-type="float">
            <text:p>0,0170499046629746</text:p>
          </table:table-cell>
          <table:table-cell table:number-columns-repeated="4"/>
          <table:table-cell table:style-name="ce3" office:value-type="string" calcext:value-type="string">
            <text:p>N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3" office:value-type="string" calcext:value-type="string">
            <text:p>SomaX</text:p>
          </table:table-cell>
          <table:table-cell table:formula="of:=SUM([.D3:.D256])" office:value-type="float" office:value="1211.95217548333" calcext:value-type="float">
            <text:p>1211,95217548333</text:p>
          </table:table-cell>
          <table:table-cell/>
          <table:table-cell table:formula="of:=[.U4]+2" office:value-type="float" office:value="6" calcext:value-type="float">
            <text:p>6</text:p>
          </table:table-cell>
          <table:table-cell table:formula="of:=437.73158 * (([.U5]-[.$P$6])^1.44466)" office:value-type="float" office:value="5826.01857776949" calcext:value-type="float">
            <text:p>5826,0185777694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40" calcext:value-type="float">
            <text:p>40</text:p>
          </table:table-cell>
          <table:table-cell office:value-type="float" office:value="263" calcext:value-type="float">
            <text:p>263</text:p>
          </table:table-cell>
          <table:table-cell table:formula="of:=LN([.B6]-[.$P$6])" office:value-type="float" office:value="3.68887945411394" calcext:value-type="float">
            <text:p>3,68887945411394</text:p>
          </table:table-cell>
          <table:table-cell table:formula="of:=LN([.C6])" office:value-type="float" office:value="5.57215403217777" calcext:value-type="float">
            <text:p>5,57215403217777</text:p>
          </table:table-cell>
          <table:table-cell table:formula="of:=[.D6]*[.E6]" office:value-type="float" office:value="20.5550045244587" calcext:value-type="float">
            <text:p>20,5550045244587</text:p>
          </table:table-cell>
          <table:table-cell table:formula="of:=[.D6]*[.D6]" office:value-type="float" office:value="13.6078316269839" calcext:value-type="float">
            <text:p>13,6078316269839</text:p>
          </table:table-cell>
          <table:table-cell table:formula="of:=[.$P$7] * (([.B6] - [.$P$6])^[.$P$8])" office:value-type="float" office:value="210.621701370459" calcext:value-type="float">
            <text:p>210,621701370459</text:p>
          </table:table-cell>
          <table:table-cell table:formula="of:=LN([.H6])" office:value-type="float" office:value="5.35006363983483" calcext:value-type="float">
            <text:p>5,35006363983483</text:p>
          </table:table-cell>
          <table:table-cell table:formula="of:=([.E6]-[.I6])^2" office:value-type="float" office:value="0.0493241423710371" calcext:value-type="float">
            <text:p>0,0493241423710371</text:p>
          </table:table-cell>
          <table:table-cell table:number-columns-repeated="4"/>
          <table:table-cell table:style-name="ce3"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omaY</text:p>
          </table:table-cell>
          <table:table-cell table:formula="of:=SUM([.E3:.E256])" office:value-type="float" office:value="1633.88130594314" calcext:value-type="float">
            <text:p>1633,88130594314</text:p>
          </table:table-cell>
          <table:table-cell/>
          <table:table-cell table:formula="of:=[.U5]+2" office:value-type="float" office:value="8" calcext:value-type="float">
            <text:p>8</text:p>
          </table:table-cell>
          <table:table-cell table:formula="of:=437.73158 * (([.U6]-[.$P$6])^1.44466)" office:value-type="float" office:value="8828.07187517677" calcext:value-type="float">
            <text:p>8828,0718751767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formula="of:=LN([.B7]-[.$P$6])" office:value-type="float" office:value="3.71357206670431" calcext:value-type="float">
            <text:p>3,71357206670431</text:p>
          </table:table-cell>
          <table:table-cell table:formula="of:=LN([.C7])" office:value-type="float" office:value="5.52146091786225" calcext:value-type="float">
            <text:p>5,52146091786225</text:p>
          </table:table-cell>
          <table:table-cell table:formula="of:=[.D7]*[.E7]" office:value-type="float" office:value="20.5043430319728" calcext:value-type="float">
            <text:p>20,5043430319728</text:p>
          </table:table-cell>
          <table:table-cell table:formula="of:=[.D7]*[.D7]" office:value-type="float" office:value="13.7906174946065" calcext:value-type="float">
            <text:p>13,7906174946065</text:p>
          </table:table-cell>
          <table:table-cell table:formula="of:=[.$P$7] * (([.B7] - [.$P$6])^[.$P$8])" office:value-type="float" office:value="215.887018000256" calcext:value-type="float">
            <text:p>215,887018000256</text:p>
          </table:table-cell>
          <table:table-cell table:formula="of:=LN([.H7])" office:value-type="float" office:value="5.37475520602441" calcext:value-type="float">
            <text:p>5,37475520602441</text:p>
          </table:table-cell>
          <table:table-cell table:formula="of:=([.E7]-[.I7])^2" office:value-type="float" office:value="0.0215225658858453" calcext:value-type="float">
            <text:p>0,0215225658858453</text:p>
          </table:table-cell>
          <table:table-cell table:number-columns-repeated="4"/>
          <table:table-cell table:style-name="ce3" office:value-type="string" calcext:value-type="string">
            <text:p>a</text:p>
          </table:table-cell>
          <table:table-cell table:formula="of:=EXP([.$S$10] - ([.$P$8]*[.$S$9]))" office:value-type="float" office:value="5.26636572893454" calcext:value-type="float">
            <text:p>5,26636572893454</text:p>
          </table:table-cell>
          <table:table-cell/>
          <table:table-cell table:style-name="ce3" office:value-type="string" calcext:value-type="string">
            <text:p>SomaXY</text:p>
          </table:table-cell>
          <table:table-cell table:formula="of:=SUM([.F3:.F256])" office:value-type="float" office:value="7861.88104237037" calcext:value-type="float">
            <text:p>7861,88104237037</text:p>
          </table:table-cell>
          <table:table-cell/>
          <table:table-cell table:formula="of:=[.U6]+2" office:value-type="float" office:value="10" calcext:value-type="float">
            <text:p>10</text:p>
          </table:table-cell>
          <table:table-cell table:formula="of:=437.73158 * (([.U7]-[.$P$6])^1.44466)" office:value-type="float" office:value="12186.1881667565" calcext:value-type="float">
            <text:p>12186,188166756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42" calcext:value-type="float">
            <text:p>42</text:p>
          </table:table-cell>
          <table:table-cell office:value-type="float" office:value="273" calcext:value-type="float">
            <text:p>273</text:p>
          </table:table-cell>
          <table:table-cell table:formula="of:=LN([.B8]-[.$P$6])" office:value-type="float" office:value="3.73766961828337" calcext:value-type="float">
            <text:p>3,73766961828337</text:p>
          </table:table-cell>
          <table:table-cell table:formula="of:=LN([.C8])" office:value-type="float" office:value="5.60947179518496" calcext:value-type="float">
            <text:p>5,60947179518496</text:p>
          </table:table-cell>
          <table:table-cell table:formula="of:=[.D8]*[.E8]" office:value-type="float" office:value="20.9663523034803" calcext:value-type="float">
            <text:p>20,9663523034803</text:p>
          </table:table-cell>
          <table:table-cell table:formula="of:=[.D8]*[.D8]" office:value-type="float" office:value="13.9701741754385" calcext:value-type="float">
            <text:p>13,9701741754385</text:p>
          </table:table-cell>
          <table:table-cell table:formula="of:=[.$P$7] * (([.B8] - [.$P$6])^[.$P$8])" office:value-type="float" office:value="221.152329187351" calcext:value-type="float">
            <text:p>221,152329187351</text:p>
          </table:table-cell>
          <table:table-cell table:formula="of:=LN([.H8])" office:value-type="float" office:value="5.39885173641963" calcext:value-type="float">
            <text:p>5,39885173641963</text:p>
          </table:table-cell>
          <table:table-cell table:formula="of:=([.E8]-[.I8])^2" office:value-type="float" office:value="0.0443608091543111" calcext:value-type="float">
            <text:p>0,0443608091543111</text:p>
          </table:table-cell>
          <table:table-cell table:number-columns-repeated="4"/>
          <table:table-cell table:style-name="ce3" office:value-type="string" calcext:value-type="string">
            <text:p>b</text:p>
          </table:table-cell>
          <table:table-cell table:formula="of:=(([.$P$5] * [.$S$7]) - ([.$S$5] * [.$S$6])) / (([.$P$5] * [.$S$8]) - ([.S5]^2))" office:value-type="float" office:value="0.999957622921112" calcext:value-type="float">
            <text:p>0,999957622921112</text:p>
          </table:table-cell>
          <table:table-cell/>
          <table:table-cell table:style-name="ce3" office:value-type="string" calcext:value-type="string">
            <text:p>SomaX²</text:p>
          </table:table-cell>
          <table:table-cell table:formula="of:=SUM([.G3:.G256])" office:value-type="float" office:value="5848.6636467543" calcext:value-type="float">
            <text:p>5848,6636467543</text:p>
          </table:table-cell>
          <table:table-cell/>
          <table:table-cell table:formula="of:=[.U7]+2" office:value-type="float" office:value="12" calcext:value-type="float">
            <text:p>12</text:p>
          </table:table-cell>
          <table:table-cell table:formula="of:=437.73158 * (([.U8]-[.$P$6])^1.44466)" office:value-type="float" office:value="15858.3448885915" calcext:value-type="float">
            <text:p>15858,344888591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42" calcext:value-type="float">
            <text:p>42</text:p>
          </table:table-cell>
          <table:table-cell office:value-type="float" office:value="273" calcext:value-type="float">
            <text:p>273</text:p>
          </table:table-cell>
          <table:table-cell table:formula="of:=LN([.B9]-[.$P$6])" office:value-type="float" office:value="3.73766961828337" calcext:value-type="float">
            <text:p>3,73766961828337</text:p>
          </table:table-cell>
          <table:table-cell table:formula="of:=LN([.C9])" office:value-type="float" office:value="5.60947179518496" calcext:value-type="float">
            <text:p>5,60947179518496</text:p>
          </table:table-cell>
          <table:table-cell table:formula="of:=[.D9]*[.E9]" office:value-type="float" office:value="20.9663523034803" calcext:value-type="float">
            <text:p>20,9663523034803</text:p>
          </table:table-cell>
          <table:table-cell table:formula="of:=[.D9]*[.D9]" office:value-type="float" office:value="13.9701741754385" calcext:value-type="float">
            <text:p>13,9701741754385</text:p>
          </table:table-cell>
          <table:table-cell table:formula="of:=[.$P$7] * (([.B9] - [.$P$6])^[.$P$8])" office:value-type="float" office:value="221.152329187351" calcext:value-type="float">
            <text:p>221,152329187351</text:p>
          </table:table-cell>
          <table:table-cell table:formula="of:=LN([.H9])" office:value-type="float" office:value="5.39885173641963" calcext:value-type="float">
            <text:p>5,39885173641963</text:p>
          </table:table-cell>
          <table:table-cell table:formula="of:=([.E9]-[.I9])^2" office:value-type="float" office:value="0.0443608091543111" calcext:value-type="float">
            <text:p>0,0443608091543111</text:p>
          </table:table-cell>
          <table:table-cell table:number-columns-repeated="7"/>
          <table:table-cell table:style-name="ce3" office:value-type="string" calcext:value-type="string">
            <text:p>X Médio</text:p>
          </table:table-cell>
          <table:table-cell table:formula="of:=AVERAGE([.D3:.D256])" office:value-type="float" office:value="4.77146525780839" calcext:value-type="float">
            <text:p>4,77146525780839</text:p>
          </table:table-cell>
          <table:table-cell/>
          <table:table-cell table:formula="of:=[.U8]+2" office:value-type="float" office:value="14" calcext:value-type="float">
            <text:p>14</text:p>
          </table:table-cell>
          <table:table-cell table:formula="of:=437.73158 * (([.U9]-[.$P$6])^1.44466)" office:value-type="float" office:value="19814.047865481" calcext:value-type="float">
            <text:p>19814,04786548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44" calcext:value-type="float">
            <text:p>44</text:p>
          </table:table-cell>
          <table:table-cell office:value-type="float" office:value="387" calcext:value-type="float">
            <text:p>387</text:p>
          </table:table-cell>
          <table:table-cell table:formula="of:=LN([.B10]-[.$P$6])" office:value-type="float" office:value="3.78418963391826" calcext:value-type="float">
            <text:p>3,78418963391826</text:p>
          </table:table-cell>
          <table:table-cell table:formula="of:=LN([.C10])" office:value-type="float" office:value="5.95842469302978" calcext:value-type="float">
            <text:p>5,95842469302978</text:p>
          </table:table-cell>
          <table:table-cell table:formula="of:=[.D10]*[.E10]" office:value-type="float" office:value="22.5478089578459" calcext:value-type="float">
            <text:p>22,5478089578459</text:p>
          </table:table-cell>
          <table:table-cell table:formula="of:=[.D10]*[.D10]" office:value-type="float" office:value="14.3200911854544" calcext:value-type="float">
            <text:p>14,3200911854544</text:p>
          </table:table-cell>
          <table:table-cell table:formula="of:=[.$P$7] * (([.B10] - [.$P$6])^[.$P$8])" office:value-type="float" office:value="231.682935745881" calcext:value-type="float">
            <text:p>231,682935745881</text:p>
          </table:table-cell>
          <table:table-cell table:formula="of:=LN([.H10])" office:value-type="float" office:value="5.44536978067215" calcext:value-type="float">
            <text:p>5,44536978067215</text:p>
          </table:table-cell>
          <table:table-cell table:formula="of:=([.E10]-[.I10])^2" office:value-type="float" office:value="0.263225343094298" calcext:value-type="float">
            <text:p>0,263225343094298</text:p>
          </table:table-cell>
          <table:table-cell table:number-columns-repeated="7"/>
          <table:table-cell table:style-name="ce3" office:value-type="string" calcext:value-type="string">
            <text:p>Y Médio</text:p>
          </table:table-cell>
          <table:table-cell table:formula="of:=AVERAGE([.E3:.E256])" office:value-type="float" office:value="6.43260356670528" calcext:value-type="float">
            <text:p>6,43260356670528</text:p>
          </table:table-cell>
          <table:table-cell/>
          <table:table-cell table:formula="of:=[.U9]+2" office:value-type="float" office:value="16" calcext:value-type="float">
            <text:p>16</text:p>
          </table:table-cell>
          <table:table-cell table:formula="of:=437.73158 * (([.U10]-[.$P$6])^1.44466)" office:value-type="float" office:value="24029.8939368345" calcext:value-type="float">
            <text:p>24029,893936834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 table:formula="of:=LN([.B11]-[.$P$6])" office:value-type="float" office:value="3.87120101090789" calcext:value-type="float">
            <text:p>3,87120101090789</text:p>
          </table:table-cell>
          <table:table-cell table:formula="of:=LN([.C11])" office:value-type="float" office:value="5.85793315448346" calcext:value-type="float">
            <text:p>5,85793315448346</text:p>
          </table:table-cell>
          <table:table-cell table:formula="of:=[.D11]*[.E11]" office:value-type="float" office:value="22.6772367494672" calcext:value-type="float">
            <text:p>22,6772367494672</text:p>
          </table:table-cell>
          <table:table-cell table:formula="of:=[.D11]*[.D11]" office:value-type="float" office:value="14.9861972668543" calcext:value-type="float">
            <text:p>14,9861972668543</text:p>
          </table:table-cell>
          <table:table-cell table:formula="of:=[.$P$7] * (([.B11] - [.$P$6])^[.$P$8])" office:value-type="float" office:value="252.744088871728" calcext:value-type="float">
            <text:p>252,744088871728</text:p>
          </table:table-cell>
          <table:table-cell table:formula="of:=LN([.H11])" office:value-type="float" office:value="5.53237747037379" calcext:value-type="float">
            <text:p>5,53237747037379</text:p>
          </table:table-cell>
          <table:table-cell table:formula="of:=([.E11]-[.I11])^2" office:value-type="float" office:value="0.105986503456113" calcext:value-type="float">
            <text:p>0,105986503456113</text:p>
          </table:table-cell>
          <table:table-cell table:number-columns-repeated="10"/>
          <table:table-cell table:formula="of:=[.U10]+2" office:value-type="float" office:value="18" calcext:value-type="float">
            <text:p>18</text:p>
          </table:table-cell>
          <table:table-cell table:formula="of:=437.73158 * (([.U11]-[.$P$6])^1.44466)" office:value-type="float" office:value="28487.2060582857" calcext:value-type="float">
            <text:p>28487,206058285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48" calcext:value-type="float">
            <text:p>48</text:p>
          </table:table-cell>
          <table:table-cell office:value-type="float" office:value="386" calcext:value-type="float">
            <text:p>386</text:p>
          </table:table-cell>
          <table:table-cell table:formula="of:=LN([.B12]-[.$P$6])" office:value-type="float" office:value="3.87120101090789" calcext:value-type="float">
            <text:p>3,87120101090789</text:p>
          </table:table-cell>
          <table:table-cell table:formula="of:=LN([.C12])" office:value-type="float" office:value="5.95583736946483" calcext:value-type="float">
            <text:p>5,95583736946483</text:p>
          </table:table-cell>
          <table:table-cell table:formula="of:=[.D12]*[.E12]" office:value-type="float" office:value="23.0562436454753" calcext:value-type="float">
            <text:p>23,0562436454753</text:p>
          </table:table-cell>
          <table:table-cell table:formula="of:=[.D12]*[.D12]" office:value-type="float" office:value="14.9861972668543" calcext:value-type="float">
            <text:p>14,9861972668543</text:p>
          </table:table-cell>
          <table:table-cell table:formula="of:=[.$P$7] * (([.B12] - [.$P$6])^[.$P$8])" office:value-type="float" office:value="252.744088871728" calcext:value-type="float">
            <text:p>252,744088871728</text:p>
          </table:table-cell>
          <table:table-cell table:formula="of:=LN([.H12])" office:value-type="float" office:value="5.53237747037379" calcext:value-type="float">
            <text:p>5,53237747037379</text:p>
          </table:table-cell>
          <table:table-cell table:formula="of:=([.E12]-[.I12])^2" office:value-type="float" office:value="0.179318286138192" calcext:value-type="float">
            <text:p>0,179318286138192</text:p>
          </table:table-cell>
          <table:table-cell table:number-columns-repeated="2"/>
          <table:table-cell table:style-name="ce3" office:value-type="string" calcext:value-type="string">
            <text:p>soma do erro</text:p>
          </table:table-cell>
          <table:table-cell table:formula="of:=SUM([.J3:.J256])" office:value-type="float" office:value="22.7846564207888" calcext:value-type="float">
            <text:p>22,7846564207888</text:p>
          </table:table-cell>
          <table:table-cell table:number-columns-repeated="6"/>
          <table:table-cell table:formula="of:=[.U11]+2" office:value-type="float" office:value="20" calcext:value-type="float">
            <text:p>20</text:p>
          </table:table-cell>
          <table:table-cell table:formula="of:=437.73158 * (([.U12]-[.$P$6])^1.44466)" office:value-type="float" office:value="33170.6417077175" calcext:value-type="float">
            <text:p>33170,641707717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48" calcext:value-type="float">
            <text:p>48</text:p>
          </table:table-cell>
          <table:table-cell office:value-type="float" office:value="306" calcext:value-type="float">
            <text:p>306</text:p>
          </table:table-cell>
          <table:table-cell table:formula="of:=LN([.B13]-[.$P$6])" office:value-type="float" office:value="3.87120101090789" calcext:value-type="float">
            <text:p>3,87120101090789</text:p>
          </table:table-cell>
          <table:table-cell table:formula="of:=LN([.C13])" office:value-type="float" office:value="5.72358510195238" calcext:value-type="float">
            <text:p>5,72358510195238</text:p>
          </table:table-cell>
          <table:table-cell table:formula="of:=[.D13]*[.E13]" office:value-type="float" office:value="22.1571484326954" calcext:value-type="float">
            <text:p>22,1571484326954</text:p>
          </table:table-cell>
          <table:table-cell table:formula="of:=[.D13]*[.D13]" office:value-type="float" office:value="14.9861972668543" calcext:value-type="float">
            <text:p>14,9861972668543</text:p>
          </table:table-cell>
          <table:table-cell table:formula="of:=[.$P$7] * (([.B13] - [.$P$6])^[.$P$8])" office:value-type="float" office:value="252.744088871728" calcext:value-type="float">
            <text:p>252,744088871728</text:p>
          </table:table-cell>
          <table:table-cell table:formula="of:=LN([.H13])" office:value-type="float" office:value="5.53237747037379" calcext:value-type="float">
            <text:p>5,53237747037379</text:p>
          </table:table-cell>
          <table:table-cell table:formula="of:=([.E13]-[.I13])^2" office:value-type="float" office:value="0.036560358373893" calcext:value-type="float">
            <text:p>0,036560358373893</text:p>
          </table:table-cell>
          <table:table-cell table:number-columns-repeated="10"/>
          <table:table-cell table:formula="of:=[.U12]+2" office:value-type="float" office:value="22" calcext:value-type="float">
            <text:p>22</text:p>
          </table:table-cell>
          <table:table-cell table:formula="of:=437.73158 * (([.U13]-[.$P$6])^1.44466)" office:value-type="float" office:value="38067.313599983" calcext:value-type="float">
            <text:p>38067,31359998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48" calcext:value-type="float">
            <text:p>48</text:p>
          </table:table-cell>
          <table:table-cell office:value-type="float" office:value="356" calcext:value-type="float">
            <text:p>356</text:p>
          </table:table-cell>
          <table:table-cell table:formula="of:=LN([.B14]-[.$P$6])" office:value-type="float" office:value="3.87120101090789" calcext:value-type="float">
            <text:p>3,87120101090789</text:p>
          </table:table-cell>
          <table:table-cell table:formula="of:=LN([.C14])" office:value-type="float" office:value="5.87493073085203" calcext:value-type="float">
            <text:p>5,87493073085203</text:p>
          </table:table-cell>
          <table:table-cell table:formula="of:=[.D14]*[.E14]" office:value-type="float" office:value="22.7430377842882" calcext:value-type="float">
            <text:p>22,7430377842882</text:p>
          </table:table-cell>
          <table:table-cell table:formula="of:=[.D14]*[.D14]" office:value-type="float" office:value="14.9861972668543" calcext:value-type="float">
            <text:p>14,9861972668543</text:p>
          </table:table-cell>
          <table:table-cell table:formula="of:=[.$P$7] * (([.B14] - [.$P$6])^[.$P$8])" office:value-type="float" office:value="252.744088871728" calcext:value-type="float">
            <text:p>252,744088871728</text:p>
          </table:table-cell>
          <table:table-cell table:formula="of:=LN([.H14])" office:value-type="float" office:value="5.53237747037379" calcext:value-type="float">
            <text:p>5,53237747037379</text:p>
          </table:table-cell>
          <table:table-cell table:formula="of:=([.E14]-[.I14])^2" office:value-type="float" office:value="0.117342736264271" calcext:value-type="float">
            <text:p>0,117342736264271</text:p>
          </table:table-cell>
          <table:table-cell table:number-columns-repeated="10"/>
          <table:table-cell table:formula="of:=[.U13]+2" office:value-type="float" office:value="24" calcext:value-type="float">
            <text:p>24</text:p>
          </table:table-cell>
          <table:table-cell table:formula="of:=437.73158 * (([.U14]-[.$P$6])^1.44466)" office:value-type="float" office:value="43166.2033425579" calcext:value-type="float">
            <text:p>43166,203342557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table:formula="of:=LN([.B15]-[.$P$6])" office:value-type="float" office:value="3.91202300542815" calcext:value-type="float">
            <text:p>3,91202300542815</text:p>
          </table:table-cell>
          <table:table-cell table:formula="of:=LN([.C15])" office:value-type="float" office:value="5.71042701737487" calcext:value-type="float">
            <text:p>5,71042701737487</text:p>
          </table:table-cell>
          <table:table-cell table:formula="of:=[.D15]*[.E15]" office:value-type="float" office:value="22.3393218627889" calcext:value-type="float">
            <text:p>22,3393218627889</text:p>
          </table:table-cell>
          <table:table-cell table:formula="of:=[.D15]*[.D15]" office:value-type="float" office:value="15.3039239949991" calcext:value-type="float">
            <text:p>15,3039239949991</text:p>
          </table:table-cell>
          <table:table-cell table:formula="of:=[.$P$7] * (([.B15] - [.$P$6])^[.$P$8])" office:value-type="float" office:value="263.274637131083" calcext:value-type="float">
            <text:p>263,274637131083</text:p>
          </table:table-cell>
          <table:table-cell table:formula="of:=LN([.H15])" office:value-type="float" office:value="5.57319773497717" calcext:value-type="float">
            <text:p>5,57319773497717</text:p>
          </table:table-cell>
          <table:table-cell table:formula="of:=([.E15]-[.I15])^2" office:value-type="float" office:value="0.0188318759473888" calcext:value-type="float">
            <text:p>0,0188318759473888</text:p>
          </table:table-cell>
          <table:table-cell table:number-columns-repeated="10"/>
          <table:table-cell table:formula="of:=[.U14]+2" office:value-type="float" office:value="26" calcext:value-type="float">
            <text:p>26</text:p>
          </table:table-cell>
          <table:table-cell table:formula="of:=437.73158 * (([.U15]-[.$P$6])^1.44466)" office:value-type="float" office:value="48457.7535296345" calcext:value-type="float">
            <text:p>48457,753529634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50" calcext:value-type="float">
            <text:p>50</text:p>
          </table:table-cell>
          <table:table-cell office:value-type="float" office:value="341" calcext:value-type="float">
            <text:p>341</text:p>
          </table:table-cell>
          <table:table-cell table:formula="of:=LN([.B16]-[.$P$6])" office:value-type="float" office:value="3.91202300542815" calcext:value-type="float">
            <text:p>3,91202300542815</text:p>
          </table:table-cell>
          <table:table-cell table:formula="of:=LN([.C16])" office:value-type="float" office:value="5.83188247728352" calcext:value-type="float">
            <text:p>5,83188247728352</text:p>
          </table:table-cell>
          <table:table-cell table:formula="of:=[.D16]*[.E16]" office:value-type="float" office:value="22.8144584160864" calcext:value-type="float">
            <text:p>22,8144584160864</text:p>
          </table:table-cell>
          <table:table-cell table:formula="of:=[.D16]*[.D16]" office:value-type="float" office:value="15.3039239949991" calcext:value-type="float">
            <text:p>15,3039239949991</text:p>
          </table:table-cell>
          <table:table-cell table:formula="of:=[.$P$7] * (([.B16] - [.$P$6])^[.$P$8])" office:value-type="float" office:value="263.274637131083" calcext:value-type="float">
            <text:p>263,274637131083</text:p>
          </table:table-cell>
          <table:table-cell table:formula="of:=LN([.H16])" office:value-type="float" office:value="5.57319773497717" calcext:value-type="float">
            <text:p>5,57319773497717</text:p>
          </table:table-cell>
          <table:table-cell table:formula="of:=([.E16]-[.I16])^2" office:value-type="float" office:value="0.0669177959021033" calcext:value-type="float">
            <text:p>0,0669177959021033</text:p>
          </table:table-cell>
          <table:table-cell table:number-columns-repeated="10"/>
          <table:table-cell table:formula="of:=[.U15]+2" office:value-type="float" office:value="28" calcext:value-type="float">
            <text:p>28</text:p>
          </table:table-cell>
          <table:table-cell table:formula="of:=437.73158 * (([.U16]-[.$P$6])^1.44466)" office:value-type="float" office:value="53933.574103047" calcext:value-type="float">
            <text:p>53933,57410304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51" calcext:value-type="float">
            <text:p>51</text:p>
          </table:table-cell>
          <table:table-cell office:value-type="float" office:value="383" calcext:value-type="float">
            <text:p>383</text:p>
          </table:table-cell>
          <table:table-cell table:formula="of:=LN([.B17]-[.$P$6])" office:value-type="float" office:value="3.93182563272433" calcext:value-type="float">
            <text:p>3,93182563272433</text:p>
          </table:table-cell>
          <table:table-cell table:formula="of:=LN([.C17])" office:value-type="float" office:value="5.94803498918065" calcext:value-type="float">
            <text:p>5,94803498918065</text:p>
          </table:table-cell>
          <table:table-cell table:formula="of:=[.D17]*[.E17]" office:value-type="float" office:value="23.3866364348016" calcext:value-type="float">
            <text:p>23,3866364348016</text:p>
          </table:table-cell>
          <table:table-cell table:formula="of:=[.D17]*[.D17]" office:value-type="float" office:value="15.459252806148" calcext:value-type="float">
            <text:p>15,459252806148</text:p>
          </table:table-cell>
          <table:table-cell table:formula="of:=[.$P$7] * (([.B17] - [.$P$6])^[.$P$8])" office:value-type="float" office:value="268.539904520965" calcext:value-type="float">
            <text:p>268,539904520965</text:p>
          </table:table-cell>
          <table:table-cell table:formula="of:=LN([.H17])" office:value-type="float" office:value="5.59299952309585" calcext:value-type="float">
            <text:p>5,59299952309585</text:p>
          </table:table-cell>
          <table:table-cell table:formula="of:=([.E17]-[.I17])^2" office:value-type="float" office:value="0.126050182178051" calcext:value-type="float">
            <text:p>0,126050182178051</text:p>
          </table:table-cell>
          <table:table-cell table:number-columns-repeated="10"/>
          <table:table-cell table:formula="of:=[.U16]+2" office:value-type="float" office:value="30" calcext:value-type="float">
            <text:p>30</text:p>
          </table:table-cell>
          <table:table-cell table:formula="of:=437.73158 * (([.U17]-[.$P$6])^1.44466)" office:value-type="float" office:value="59586.2249214358" calcext:value-type="float">
            <text:p>59586,224921435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table:formula="of:=LN([.B18]-[.$P$6])" office:value-type="float" office:value="4.06044301054642" calcext:value-type="float">
            <text:p>4,06044301054642</text:p>
          </table:table-cell>
          <table:table-cell table:formula="of:=LN([.C18])" office:value-type="float" office:value="5.95583736946483" calcext:value-type="float">
            <text:p>5,95583736946483</text:p>
          </table:table-cell>
          <table:table-cell table:formula="of:=[.D18]*[.E18]" office:value-type="float" office:value="24.1833382187946" calcext:value-type="float">
            <text:p>24,1833382187946</text:p>
          </table:table-cell>
          <table:table-cell table:formula="of:=[.D18]*[.D18]" office:value-type="float" office:value="16.4871974418953" calcext:value-type="float">
            <text:p>16,4871974418953</text:p>
          </table:table-cell>
          <table:table-cell table:formula="of:=[.$P$7] * (([.B18] - [.$P$6])^[.$P$8])" office:value-type="float" office:value="305.396658241281" calcext:value-type="float">
            <text:p>305,396658241281</text:p>
          </table:table-cell>
          <table:table-cell table:formula="of:=LN([.H18])" office:value-type="float" office:value="5.72161145048917" calcext:value-type="float">
            <text:p>5,72161145048917</text:p>
          </table:table-cell>
          <table:table-cell table:formula="of:=([.E18]-[.I18])^2" office:value-type="float" office:value="0.0548617811199914" calcext:value-type="float">
            <text:p>0,0548617811199914</text:p>
          </table:table-cell>
          <table:table-cell table:number-columns-repeated="10"/>
          <table:table-cell table:formula="of:=[.U17]+2" office:value-type="float" office:value="32" calcext:value-type="float">
            <text:p>32</text:p>
          </table:table-cell>
          <table:table-cell table:formula="of:=437.73158 * (([.U18]-[.$P$6])^1.44466)" office:value-type="float" office:value="65409.0508980993" calcext:value-type="float">
            <text:p>65409,050898099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58" calcext:value-type="float">
            <text:p>58</text:p>
          </table:table-cell>
          <table:table-cell office:value-type="float" office:value="274" calcext:value-type="float">
            <text:p>274</text:p>
          </table:table-cell>
          <table:table-cell table:formula="of:=LN([.B19]-[.$P$6])" office:value-type="float" office:value="4.06044301054642" calcext:value-type="float">
            <text:p>4,06044301054642</text:p>
          </table:table-cell>
          <table:table-cell table:formula="of:=LN([.C19])" office:value-type="float" office:value="5.61312810638807" calcext:value-type="float">
            <text:p>5,61312810638807</text:p>
          </table:table-cell>
          <table:table-cell table:formula="of:=[.D19]*[.E19]" office:value-type="float" office:value="22.7917867868851" calcext:value-type="float">
            <text:p>22,7917867868851</text:p>
          </table:table-cell>
          <table:table-cell table:formula="of:=[.D19]*[.D19]" office:value-type="float" office:value="16.4871974418953" calcext:value-type="float">
            <text:p>16,4871974418953</text:p>
          </table:table-cell>
          <table:table-cell table:formula="of:=[.$P$7] * (([.B19] - [.$P$6])^[.$P$8])" office:value-type="float" office:value="305.396658241281" calcext:value-type="float">
            <text:p>305,396658241281</text:p>
          </table:table-cell>
          <table:table-cell table:formula="of:=LN([.H19])" office:value-type="float" office:value="5.72161145048917" calcext:value-type="float">
            <text:p>5,72161145048917</text:p>
          </table:table-cell>
          <table:table-cell table:formula="of:=([.E19]-[.I19])^2" office:value-type="float" office:value="0.0117686359473583" calcext:value-type="float">
            <text:p>0,0117686359473583</text:p>
          </table:table-cell>
          <table:table-cell table:number-columns-repeated="10"/>
          <table:table-cell table:formula="of:=[.U18]+2" office:value-type="float" office:value="34" calcext:value-type="float">
            <text:p>34</text:p>
          </table:table-cell>
          <table:table-cell table:formula="of:=437.73158 * (([.U19]-[.$P$6])^1.44466)" office:value-type="float" office:value="71396.0544474029" calcext:value-type="float">
            <text:p>71396,054447402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0" calcext:value-type="float">
            <text:p>60</text:p>
          </table:table-cell>
          <table:table-cell office:value-type="float" office:value="318" calcext:value-type="float">
            <text:p>318</text:p>
          </table:table-cell>
          <table:table-cell table:formula="of:=LN([.B20]-[.$P$6])" office:value-type="float" office:value="4.0943445622221" calcext:value-type="float">
            <text:p>4,0943445622221</text:p>
          </table:table-cell>
          <table:table-cell table:formula="of:=LN([.C20])" office:value-type="float" office:value="5.76205138278018" calcext:value-type="float">
            <text:p>5,76205138278018</text:p>
          </table:table-cell>
          <table:table-cell table:formula="of:=[.D20]*[.E20]" office:value-type="float" office:value="23.5918237463304" calcext:value-type="float">
            <text:p>23,5918237463304</text:p>
          </table:table-cell>
          <table:table-cell table:formula="of:=[.D20]*[.D20]" office:value-type="float" office:value="16.7636573941977" calcext:value-type="float">
            <text:p>16,7636573941977</text:p>
          </table:table-cell>
          <table:table-cell table:formula="of:=[.$P$7] * (([.B20] - [.$P$6])^[.$P$8])" office:value-type="float" office:value="315.927123614353" calcext:value-type="float">
            <text:p>315,927123614353</text:p>
          </table:table-cell>
          <table:table-cell table:formula="of:=LN([.H20])" office:value-type="float" office:value="5.75551156551613" calcext:value-type="float">
            <text:p>5,75551156551613</text:p>
          </table:table-cell>
          <table:table-cell table:formula="of:=([.E20]-[.I20])^2" office:value-type="float" office:value="0.0000427692098471934" calcext:value-type="float">
            <text:p>4,27692098471934E-05</text:p>
          </table:table-cell>
          <table:table-cell table:number-columns-repeated="10"/>
          <table:table-cell table:formula="of:=[.U19]+2" office:value-type="float" office:value="36" calcext:value-type="float">
            <text:p>36</text:p>
          </table:table-cell>
          <table:table-cell table:formula="of:=437.73158 * (([.U20]-[.$P$6])^1.44466)" office:value-type="float" office:value="77541.7950619766" calcext:value-type="float">
            <text:p>77541,795061976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0" calcext:value-type="float">
            <text:p>60</text:p>
          </table:table-cell>
          <table:table-cell office:value-type="float" office:value="318" calcext:value-type="float">
            <text:p>318</text:p>
          </table:table-cell>
          <table:table-cell table:formula="of:=LN([.B21]-[.$P$6])" office:value-type="float" office:value="4.0943445622221" calcext:value-type="float">
            <text:p>4,0943445622221</text:p>
          </table:table-cell>
          <table:table-cell table:formula="of:=LN([.C21])" office:value-type="float" office:value="5.76205138278018" calcext:value-type="float">
            <text:p>5,76205138278018</text:p>
          </table:table-cell>
          <table:table-cell table:formula="of:=[.D21]*[.E21]" office:value-type="float" office:value="23.5918237463304" calcext:value-type="float">
            <text:p>23,5918237463304</text:p>
          </table:table-cell>
          <table:table-cell table:formula="of:=[.D21]*[.D21]" office:value-type="float" office:value="16.7636573941977" calcext:value-type="float">
            <text:p>16,7636573941977</text:p>
          </table:table-cell>
          <table:table-cell table:formula="of:=[.$P$7] * (([.B21] - [.$P$6])^[.$P$8])" office:value-type="float" office:value="315.927123614353" calcext:value-type="float">
            <text:p>315,927123614353</text:p>
          </table:table-cell>
          <table:table-cell table:formula="of:=LN([.H21])" office:value-type="float" office:value="5.75551156551613" calcext:value-type="float">
            <text:p>5,75551156551613</text:p>
          </table:table-cell>
          <table:table-cell table:formula="of:=([.E21]-[.I21])^2" office:value-type="float" office:value="0.0000427692098471934" calcext:value-type="float">
            <text:p>4,27692098471934E-05</text:p>
          </table:table-cell>
          <table:table-cell table:number-columns-repeated="10"/>
          <table:table-cell table:formula="of:=[.U20]+2" office:value-type="float" office:value="38" calcext:value-type="float">
            <text:p>38</text:p>
          </table:table-cell>
          <table:table-cell table:formula="of:=437.73158 * (([.U21]-[.$P$6])^1.44466)" office:value-type="float" office:value="83841.3090396847" calcext:value-type="float">
            <text:p>83841,309039684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1" calcext:value-type="float">
            <text:p>61</text:p>
          </table:table-cell>
          <table:table-cell office:value-type="float" office:value="363" calcext:value-type="float">
            <text:p>363</text:p>
          </table:table-cell>
          <table:table-cell table:formula="of:=LN([.B22]-[.$P$6])" office:value-type="float" office:value="4.11087386417331" calcext:value-type="float">
            <text:p>4,11087386417331</text:p>
          </table:table-cell>
          <table:table-cell table:formula="of:=LN([.C22])" office:value-type="float" office:value="5.89440283426485" calcext:value-type="float">
            <text:p>5,89440283426485</text:p>
          </table:table-cell>
          <table:table-cell table:formula="of:=[.D22]*[.E22]" office:value-type="float" office:value="24.2311465562885" calcext:value-type="float">
            <text:p>24,2311465562885</text:p>
          </table:table-cell>
          <table:table-cell table:formula="of:=[.D22]*[.D22]" office:value-type="float" office:value="16.8992839271432" calcext:value-type="float">
            <text:p>16,8992839271432</text:p>
          </table:table-cell>
          <table:table-cell table:formula="of:=[.$P$7] * (([.B22] - [.$P$6])^[.$P$8])" office:value-type="float" office:value="321.192350690985" calcext:value-type="float">
            <text:p>321,192350690985</text:p>
          </table:table-cell>
          <table:table-cell table:formula="of:=LN([.H22])" office:value-type="float" office:value="5.7720401670038" calcext:value-type="float">
            <text:p>5,7720401670038</text:p>
          </table:table-cell>
          <table:table-cell table:formula="of:=([.E22]-[.I22])^2" office:value-type="float" office:value="0.014972622339238" calcext:value-type="float">
            <text:p>0,014972622339238</text:p>
          </table:table-cell>
          <table:table-cell table:number-columns-repeated="10"/>
          <table:table-cell table:formula="of:=[.U21]+2" office:value-type="float" office:value="40" calcext:value-type="float">
            <text:p>40</text:p>
          </table:table-cell>
          <table:table-cell table:formula="of:=437.73158 * (([.U22]-[.$P$6])^1.44466)" office:value-type="float" office:value="90290.0444540424" calcext:value-type="float">
            <text:p>90290,044454042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table:formula="of:=LN([.B23]-[.$P$6])" office:value-type="float" office:value="4.12713438504509" calcext:value-type="float">
            <text:p>4,12713438504509</text:p>
          </table:table-cell>
          <table:table-cell table:formula="of:=LN([.C23])" office:value-type="float" office:value="5.94803498918065" calcext:value-type="float">
            <text:p>5,94803498918065</text:p>
          </table:table-cell>
          <table:table-cell table:formula="of:=[.D23]*[.E23]" office:value-type="float" office:value="24.5483397272988" calcext:value-type="float">
            <text:p>24,5483397272988</text:p>
          </table:table-cell>
          <table:table-cell table:formula="of:=[.D23]*[.D23]" office:value-type="float" office:value="17.0332382322215" calcext:value-type="float">
            <text:p>17,0332382322215</text:p>
          </table:table-cell>
          <table:table-cell table:formula="of:=[.$P$7] * (([.B23] - [.$P$6])^[.$P$8])" office:value-type="float" office:value="326.457574109668" calcext:value-type="float">
            <text:p>326,457574109668</text:p>
          </table:table-cell>
          <table:table-cell table:formula="of:=LN([.H23])" office:value-type="float" office:value="5.78829999880221" calcext:value-type="float">
            <text:p>5,78829999880221</text:p>
          </table:table-cell>
          <table:table-cell table:formula="of:=([.E23]-[.I23])^2" office:value-type="float" office:value="0.0255152671511997" calcext:value-type="float">
            <text:p>0,0255152671511997</text:p>
          </table:table-cell>
          <table:table-cell table:number-columns-repeated="10"/>
          <table:table-cell table:formula="of:=[.U22]+2" office:value-type="float" office:value="42" calcext:value-type="float">
            <text:p>42</text:p>
          </table:table-cell>
          <table:table-cell table:formula="of:=437.73158 * (([.U23]-[.$P$6])^1.44466)" office:value-type="float" office:value="96883.8078454593" calcext:value-type="float">
            <text:p>96883,807845459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3" calcext:value-type="float">
            <text:p>63</text:p>
          </table:table-cell>
          <table:table-cell office:value-type="float" office:value="390" calcext:value-type="float">
            <text:p>390</text:p>
          </table:table-cell>
          <table:table-cell table:formula="of:=LN([.B24]-[.$P$6])" office:value-type="float" office:value="4.14313472639153" calcext:value-type="float">
            <text:p>4,14313472639153</text:p>
          </table:table-cell>
          <table:table-cell table:formula="of:=LN([.C24])" office:value-type="float" office:value="5.96614673912369" calcext:value-type="float">
            <text:p>5,96614673912369</text:p>
          </table:table-cell>
          <table:table-cell table:formula="of:=[.D24]*[.E24]" office:value-type="float" office:value="24.718549737611" calcext:value-type="float">
            <text:p>24,718549737611</text:p>
          </table:table-cell>
          <table:table-cell table:formula="of:=[.D24]*[.D24]" office:value-type="float" office:value="17.1655653610314" calcext:value-type="float">
            <text:p>17,1655653610314</text:p>
          </table:table-cell>
          <table:table-cell table:formula="of:=[.$P$7] * (([.B24] - [.$P$6])^[.$P$8])" office:value-type="float" office:value="331.72279392941" calcext:value-type="float">
            <text:p>331,72279392941</text:p>
          </table:table-cell>
          <table:table-cell table:formula="of:=LN([.H24])" office:value-type="float" office:value="5.80429966210092" calcext:value-type="float">
            <text:p>5,80429966210092</text:p>
          </table:table-cell>
          <table:table-cell table:formula="of:=([.E24]-[.I24])^2" office:value-type="float" office:value="0.0261944763408148" calcext:value-type="float">
            <text:p>0,0261944763408148</text:p>
          </table:table-cell>
          <table:table-cell table:number-columns-repeated="10"/>
          <table:table-cell table:formula="of:=[.U23]+2" office:value-type="float" office:value="44" calcext:value-type="float">
            <text:p>44</text:p>
          </table:table-cell>
          <table:table-cell table:formula="of:=437.73158 * (([.U24]-[.$P$6])^1.44466)" office:value-type="float" office:value="103618.720055957" calcext:value-type="float">
            <text:p>103618,72005595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table:formula="of:=LN([.B25]-[.$P$6])" office:value-type="float" office:value="4.14313472639153" calcext:value-type="float">
            <text:p>4,14313472639153</text:p>
          </table:table-cell>
          <table:table-cell table:formula="of:=LN([.C25])" office:value-type="float" office:value="5.87493073085203" calcext:value-type="float">
            <text:p>5,87493073085203</text:p>
          </table:table-cell>
          <table:table-cell table:formula="of:=[.D25]*[.E25]" office:value-type="float" office:value="24.3406295261378" calcext:value-type="float">
            <text:p>24,3406295261378</text:p>
          </table:table-cell>
          <table:table-cell table:formula="of:=[.D25]*[.D25]" office:value-type="float" office:value="17.1655653610314" calcext:value-type="float">
            <text:p>17,1655653610314</text:p>
          </table:table-cell>
          <table:table-cell table:formula="of:=[.$P$7] * (([.B25] - [.$P$6])^[.$P$8])" office:value-type="float" office:value="331.72279392941" calcext:value-type="float">
            <text:p>331,72279392941</text:p>
          </table:table-cell>
          <table:table-cell table:formula="of:=LN([.H25])" office:value-type="float" office:value="5.80429966210092" calcext:value-type="float">
            <text:p>5,80429966210092</text:p>
          </table:table-cell>
          <table:table-cell table:formula="of:=([.E25]-[.I25])^2" office:value-type="float" office:value="0.00498874787292394" calcext:value-type="float">
            <text:p>0,00498874787292394</text:p>
          </table:table-cell>
          <table:table-cell table:number-columns-repeated="10"/>
          <table:table-cell table:formula="of:=[.U24]+2" office:value-type="float" office:value="46" calcext:value-type="float">
            <text:p>46</text:p>
          </table:table-cell>
          <table:table-cell table:formula="of:=437.73158 * (([.U25]-[.$P$6])^1.44466)" office:value-type="float" office:value="110491.179289623" calcext:value-type="float">
            <text:p>110491,17928962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6" calcext:value-type="float">
            <text:p>66</text:p>
          </table:table-cell>
          <table:table-cell office:value-type="float" office:value="442" calcext:value-type="float">
            <text:p>442</text:p>
          </table:table-cell>
          <table:table-cell table:formula="of:=LN([.B26]-[.$P$6])" office:value-type="float" office:value="4.18965474202643" calcext:value-type="float">
            <text:p>4,18965474202643</text:p>
          </table:table-cell>
          <table:table-cell table:formula="of:=LN([.C26])" office:value-type="float" office:value="6.0913098820777" calcext:value-type="float">
            <text:p>6,0913098820777</text:p>
          </table:table-cell>
          <table:table-cell table:formula="of:=[.D26]*[.E26]" office:value-type="float" office:value="25.5204853325993" calcext:value-type="float">
            <text:p>25,5204853325993</text:p>
          </table:table-cell>
          <table:table-cell table:formula="of:=[.D26]*[.D26]" office:value-type="float" office:value="17.5532068573845" calcext:value-type="float">
            <text:p>17,5532068573845</text:p>
          </table:table-cell>
          <table:table-cell table:formula="of:=[.$P$7] * (([.B26] - [.$P$6])^[.$P$8])" office:value-type="float" office:value="347.518432357471" calcext:value-type="float">
            <text:p>347,518432357471</text:p>
          </table:table-cell>
          <table:table-cell table:formula="of:=LN([.H26])" office:value-type="float" office:value="5.85081770635344" calcext:value-type="float">
            <text:p>5,85081770635344</text:p>
          </table:table-cell>
          <table:table-cell table:formula="of:=([.E26]-[.I26])^2" office:value-type="float" office:value="0.0578364865845865" calcext:value-type="float">
            <text:p>0,0578364865845865</text:p>
          </table:table-cell>
          <table:table-cell table:number-columns-repeated="10"/>
          <table:table-cell table:formula="of:=[.U25]+2" office:value-type="float" office:value="48" calcext:value-type="float">
            <text:p>48</text:p>
          </table:table-cell>
          <table:table-cell table:formula="of:=437.73158 * (([.U26]-[.$P$6])^1.44466)" office:value-type="float" office:value="117497.829950181" calcext:value-type="float">
            <text:p>117497,82995018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6" calcext:value-type="float">
            <text:p>66</text:p>
          </table:table-cell>
          <table:table-cell office:value-type="float" office:value="465" calcext:value-type="float">
            <text:p>465</text:p>
          </table:table-cell>
          <table:table-cell table:formula="of:=LN([.B27]-[.$P$6])" office:value-type="float" office:value="4.18965474202643" calcext:value-type="float">
            <text:p>4,18965474202643</text:p>
          </table:table-cell>
          <table:table-cell table:formula="of:=LN([.C27])" office:value-type="float" office:value="6.14203740558736" calcext:value-type="float">
            <text:p>6,14203740558736</text:p>
          </table:table-cell>
          <table:table-cell table:formula="of:=[.D27]*[.E27]" office:value-type="float" office:value="25.7330161420228" calcext:value-type="float">
            <text:p>25,7330161420228</text:p>
          </table:table-cell>
          <table:table-cell table:formula="of:=[.D27]*[.D27]" office:value-type="float" office:value="17.5532068573845" calcext:value-type="float">
            <text:p>17,5532068573845</text:p>
          </table:table-cell>
          <table:table-cell table:formula="of:=[.$P$7] * (([.B27] - [.$P$6])^[.$P$8])" office:value-type="float" office:value="347.518432357471" calcext:value-type="float">
            <text:p>347,518432357471</text:p>
          </table:table-cell>
          <table:table-cell table:formula="of:=LN([.H27])" office:value-type="float" office:value="5.85081770635344" calcext:value-type="float">
            <text:p>5,85081770635344</text:p>
          </table:table-cell>
          <table:table-cell table:formula="of:=([.E27]-[.I27])^2" office:value-type="float" office:value="0.0848089132218915" calcext:value-type="float">
            <text:p>0,0848089132218915</text:p>
          </table:table-cell>
          <table:table-cell table:number-columns-repeated="10"/>
          <table:table-cell table:formula="of:=[.U26]+2" office:value-type="float" office:value="50" calcext:value-type="float">
            <text:p>50</text:p>
          </table:table-cell>
          <table:table-cell table:formula="of:=437.73158 * (([.U27]-[.$P$6])^1.44466)" office:value-type="float" office:value="124635.536146418" calcext:value-type="float">
            <text:p>124635,53614641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table:formula="of:=LN([.B28]-[.$P$6])" office:value-type="float" office:value="4.18965474202643" calcext:value-type="float">
            <text:p>4,18965474202643</text:p>
          </table:table-cell>
          <table:table-cell table:formula="of:=LN([.C28])" office:value-type="float" office:value="6.02586597382531" calcext:value-type="float">
            <text:p>6,02586597382531</text:p>
          </table:table-cell>
          <table:table-cell table:formula="of:=[.D28]*[.E28]" office:value-type="float" office:value="25.2462979520529" calcext:value-type="float">
            <text:p>25,2462979520529</text:p>
          </table:table-cell>
          <table:table-cell table:formula="of:=[.D28]*[.D28]" office:value-type="float" office:value="17.5532068573845" calcext:value-type="float">
            <text:p>17,5532068573845</text:p>
          </table:table-cell>
          <table:table-cell table:formula="of:=[.$P$7] * (([.B28] - [.$P$6])^[.$P$8])" office:value-type="float" office:value="347.518432357471" calcext:value-type="float">
            <text:p>347,518432357471</text:p>
          </table:table-cell>
          <table:table-cell table:formula="of:=LN([.H28])" office:value-type="float" office:value="5.85081770635344" calcext:value-type="float">
            <text:p>5,85081770635344</text:p>
          </table:table-cell>
          <table:table-cell table:formula="of:=([.E28]-[.I28])^2" office:value-type="float" office:value="0.0306418959449042" calcext:value-type="float">
            <text:p>0,0306418959449042</text:p>
          </table:table-cell>
          <table:table-cell table:number-columns-repeated="10"/>
          <table:table-cell table:formula="of:=[.U27]+2" office:value-type="float" office:value="52" calcext:value-type="float">
            <text:p>52</text:p>
          </table:table-cell>
          <table:table-cell table:formula="of:=437.73158 * (([.U28]-[.$P$6])^1.44466)" office:value-type="float" office:value="131901.359005538" calcext:value-type="float">
            <text:p>131901,35900553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6" calcext:value-type="float">
            <text:p>66</text:p>
          </table:table-cell>
          <table:table-cell office:value-type="float" office:value="424" calcext:value-type="float">
            <text:p>424</text:p>
          </table:table-cell>
          <table:table-cell table:formula="of:=LN([.B29]-[.$P$6])" office:value-type="float" office:value="4.18965474202643" calcext:value-type="float">
            <text:p>4,18965474202643</text:p>
          </table:table-cell>
          <table:table-cell table:formula="of:=LN([.C29])" office:value-type="float" office:value="6.04973345523196" calcext:value-type="float">
            <text:p>6,04973345523196</text:p>
          </table:table-cell>
          <table:table-cell table:formula="of:=[.D29]*[.E29]" office:value-type="float" office:value="25.3462944587085" calcext:value-type="float">
            <text:p>25,3462944587085</text:p>
          </table:table-cell>
          <table:table-cell table:formula="of:=[.D29]*[.D29]" office:value-type="float" office:value="17.5532068573845" calcext:value-type="float">
            <text:p>17,5532068573845</text:p>
          </table:table-cell>
          <table:table-cell table:formula="of:=[.$P$7] * (([.B29] - [.$P$6])^[.$P$8])" office:value-type="float" office:value="347.518432357471" calcext:value-type="float">
            <text:p>347,518432357471</text:p>
          </table:table-cell>
          <table:table-cell table:formula="of:=LN([.H29])" office:value-type="float" office:value="5.85081770635344" calcext:value-type="float">
            <text:p>5,85081770635344</text:p>
          </table:table-cell>
          <table:table-cell table:formula="of:=([.E29]-[.I29])^2" office:value-type="float" office:value="0.0395674751519009" calcext:value-type="float">
            <text:p>0,0395674751519009</text:p>
          </table:table-cell>
          <table:table-cell table:number-columns-repeated="10"/>
          <table:table-cell table:formula="of:=[.U28]+2" office:value-type="float" office:value="54" calcext:value-type="float">
            <text:p>54</text:p>
          </table:table-cell>
          <table:table-cell table:formula="of:=437.73158 * (([.U29]-[.$P$6])^1.44466)" office:value-type="float" office:value="139292.537120252" calcext:value-type="float">
            <text:p>139292,53712025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6" calcext:value-type="float">
            <text:p>66</text:p>
          </table:table-cell>
          <table:table-cell office:value-type="float" office:value="462" calcext:value-type="float">
            <text:p>462</text:p>
          </table:table-cell>
          <table:table-cell table:formula="of:=LN([.B30]-[.$P$6])" office:value-type="float" office:value="4.18965474202643" calcext:value-type="float">
            <text:p>4,18965474202643</text:p>
          </table:table-cell>
          <table:table-cell table:formula="of:=LN([.C30])" office:value-type="float" office:value="6.13556489108174" calcext:value-type="float">
            <text:p>6,13556489108174</text:p>
          </table:table-cell>
          <table:table-cell table:formula="of:=[.D30]*[.E30]" office:value-type="float" office:value="25.7058985409315" calcext:value-type="float">
            <text:p>25,7058985409315</text:p>
          </table:table-cell>
          <table:table-cell table:formula="of:=[.D30]*[.D30]" office:value-type="float" office:value="17.5532068573845" calcext:value-type="float">
            <text:p>17,5532068573845</text:p>
          </table:table-cell>
          <table:table-cell table:formula="of:=[.$P$7] * (([.B30] - [.$P$6])^[.$P$8])" office:value-type="float" office:value="347.518432357471" calcext:value-type="float">
            <text:p>347,518432357471</text:p>
          </table:table-cell>
          <table:table-cell table:formula="of:=LN([.H30])" office:value-type="float" office:value="5.85081770635344" calcext:value-type="float">
            <text:p>5,85081770635344</text:p>
          </table:table-cell>
          <table:table-cell table:formula="of:=([.E30]-[.I30])^2" office:value-type="float" office:value="0.0810809592106909" calcext:value-type="float">
            <text:p>0,0810809592106909</text:p>
          </table:table-cell>
          <table:table-cell table:number-columns-repeated="10"/>
          <table:table-cell table:formula="of:=[.U29]+2" office:value-type="float" office:value="56" calcext:value-type="float">
            <text:p>56</text:p>
          </table:table-cell>
          <table:table-cell table:formula="of:=437.73158 * (([.U30]-[.$P$6])^1.44466)" office:value-type="float" office:value="146806.469595568" calcext:value-type="float">
            <text:p>146806,46959556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6" calcext:value-type="float">
            <text:p>66</text:p>
          </table:table-cell>
          <table:table-cell office:value-type="float" office:value="440" calcext:value-type="float">
            <text:p>440</text:p>
          </table:table-cell>
          <table:table-cell table:formula="of:=LN([.B31]-[.$P$6])" office:value-type="float" office:value="4.18965474202643" calcext:value-type="float">
            <text:p>4,18965474202643</text:p>
          </table:table-cell>
          <table:table-cell table:formula="of:=LN([.C31])" office:value-type="float" office:value="6.08677472691231" calcext:value-type="float">
            <text:p>6,08677472691231</text:p>
          </table:table-cell>
          <table:table-cell table:formula="of:=[.D31]*[.E31]" office:value-type="float" office:value="25.5014845982547" calcext:value-type="float">
            <text:p>25,5014845982547</text:p>
          </table:table-cell>
          <table:table-cell table:formula="of:=[.D31]*[.D31]" office:value-type="float" office:value="17.5532068573845" calcext:value-type="float">
            <text:p>17,5532068573845</text:p>
          </table:table-cell>
          <table:table-cell table:formula="of:=[.$P$7] * (([.B31] - [.$P$6])^[.$P$8])" office:value-type="float" office:value="347.518432357471" calcext:value-type="float">
            <text:p>347,518432357471</text:p>
          </table:table-cell>
          <table:table-cell table:formula="of:=LN([.H31])" office:value-type="float" office:value="5.85081770635344" calcext:value-type="float">
            <text:p>5,85081770635344</text:p>
          </table:table-cell>
          <table:table-cell table:formula="of:=([.E31]-[.I31])^2" office:value-type="float" office:value="0.0556757155510165" calcext:value-type="float">
            <text:p>0,0556757155510165</text:p>
          </table:table-cell>
          <table:table-cell table:number-columns-repeated="10"/>
          <table:table-cell table:formula="of:=[.U30]+2" office:value-type="float" office:value="58" calcext:value-type="float">
            <text:p>58</text:p>
          </table:table-cell>
          <table:table-cell table:formula="of:=437.73158 * (([.U31]-[.$P$6])^1.44466)" office:value-type="float" office:value="154440.701268278" calcext:value-type="float">
            <text:p>154440,70126827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6" calcext:value-type="float">
            <text:p>66</text:p>
          </table:table-cell>
          <table:table-cell office:value-type="float" office:value="402" calcext:value-type="float">
            <text:p>402</text:p>
          </table:table-cell>
          <table:table-cell table:formula="of:=LN([.B32]-[.$P$6])" office:value-type="float" office:value="4.18965474202643" calcext:value-type="float">
            <text:p>4,18965474202643</text:p>
          </table:table-cell>
          <table:table-cell table:formula="of:=LN([.C32])" office:value-type="float" office:value="5.99645208861902" calcext:value-type="float">
            <text:p>5,99645208861902</text:p>
          </table:table-cell>
          <table:table-cell table:formula="of:=[.D32]*[.E32]" office:value-type="float" office:value="25.1230639284169" calcext:value-type="float">
            <text:p>25,1230639284169</text:p>
          </table:table-cell>
          <table:table-cell table:formula="of:=[.D32]*[.D32]" office:value-type="float" office:value="17.5532068573845" calcext:value-type="float">
            <text:p>17,5532068573845</text:p>
          </table:table-cell>
          <table:table-cell table:formula="of:=[.$P$7] * (([.B32] - [.$P$6])^[.$P$8])" office:value-type="float" office:value="347.518432357471" calcext:value-type="float">
            <text:p>347,518432357471</text:p>
          </table:table-cell>
          <table:table-cell table:formula="of:=LN([.H32])" office:value-type="float" office:value="5.85081770635344" calcext:value-type="float">
            <text:p>5,85081770635344</text:p>
          </table:table-cell>
          <table:table-cell table:formula="of:=([.E32]-[.I32])^2" office:value-type="float" office:value="0.0212093732978769" calcext:value-type="float">
            <text:p>0,0212093732978769</text:p>
          </table:table-cell>
          <table:table-cell table:number-columns-repeated="10"/>
          <table:table-cell table:formula="of:=[.U31]+2" office:value-type="float" office:value="60" calcext:value-type="float">
            <text:p>60</text:p>
          </table:table-cell>
          <table:table-cell table:formula="of:=437.73158 * (([.U32]-[.$P$6])^1.44466)" office:value-type="float" office:value="162192.90975469" calcext:value-type="float">
            <text:p>162192,9097546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6" calcext:value-type="float">
            <text:p>66</text:p>
          </table:table-cell>
          <table:table-cell office:value-type="float" office:value="388" calcext:value-type="float">
            <text:p>388</text:p>
          </table:table-cell>
          <table:table-cell table:formula="of:=LN([.B33]-[.$P$6])" office:value-type="float" office:value="4.18965474202643" calcext:value-type="float">
            <text:p>4,18965474202643</text:p>
          </table:table-cell>
          <table:table-cell table:formula="of:=LN([.C33])" office:value-type="float" office:value="5.96100533962327" calcext:value-type="float">
            <text:p>5,96100533962327</text:p>
          </table:table-cell>
          <table:table-cell table:formula="of:=[.D33]*[.E33]" office:value-type="float" office:value="24.9745542883975" calcext:value-type="float">
            <text:p>24,9745542883975</text:p>
          </table:table-cell>
          <table:table-cell table:formula="of:=[.D33]*[.D33]" office:value-type="float" office:value="17.5532068573845" calcext:value-type="float">
            <text:p>17,5532068573845</text:p>
          </table:table-cell>
          <table:table-cell table:formula="of:=[.$P$7] * (([.B33] - [.$P$6])^[.$P$8])" office:value-type="float" office:value="347.518432357471" calcext:value-type="float">
            <text:p>347,518432357471</text:p>
          </table:table-cell>
          <table:table-cell table:formula="of:=LN([.H33])" office:value-type="float" office:value="5.85081770635344" calcext:value-type="float">
            <text:p>5,85081770635344</text:p>
          </table:table-cell>
          <table:table-cell table:formula="of:=([.E33]-[.I33])^2" office:value-type="float" office:value="0.012141314525607" calcext:value-type="float">
            <text:p>0,012141314525607</text:p>
          </table:table-cell>
          <table:table-cell table:number-columns-repeated="10"/>
          <table:table-cell table:formula="of:=[.U32]+2" office:value-type="float" office:value="62" calcext:value-type="float">
            <text:p>62</text:p>
          </table:table-cell>
          <table:table-cell table:formula="of:=437.73158 * (([.U33]-[.$P$6])^1.44466)" office:value-type="float" office:value="170060.894046539" calcext:value-type="float">
            <text:p>170060,89404653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7" calcext:value-type="float">
            <text:p>67</text:p>
          </table:table-cell>
          <table:table-cell office:value-type="float" office:value="467" calcext:value-type="float">
            <text:p>467</text:p>
          </table:table-cell>
          <table:table-cell table:formula="of:=LN([.B34]-[.$P$6])" office:value-type="float" office:value="4.20469261939097" calcext:value-type="float">
            <text:p>4,20469261939097</text:p>
          </table:table-cell>
          <table:table-cell table:formula="of:=LN([.C34])" office:value-type="float" office:value="6.1463292576689" calcext:value-type="float">
            <text:p>6,1463292576689</text:p>
          </table:table-cell>
          <table:table-cell table:formula="of:=[.D34]*[.E34]" office:value-type="float" office:value="25.8434252660672" calcext:value-type="float">
            <text:p>25,8434252660672</text:p>
          </table:table-cell>
          <table:table-cell table:formula="of:=[.D34]*[.D34]" office:value-type="float" office:value="17.6794400235609" calcext:value-type="float">
            <text:p>17,6794400235609</text:p>
          </table:table-cell>
          <table:table-cell table:formula="of:=[.$P$7] * (([.B34] - [.$P$6])^[.$P$8])" office:value-type="float" office:value="352.783638335329" calcext:value-type="float">
            <text:p>352,783638335329</text:p>
          </table:table-cell>
          <table:table-cell table:formula="of:=LN([.H34])" office:value-type="float" office:value="5.86585494645667" calcext:value-type="float">
            <text:p>5,86585494645667</text:p>
          </table:table-cell>
          <table:table-cell table:formula="of:=([.E34]-[.I34])^2" office:value-type="float" office:value="0.0786658392499754" calcext:value-type="float">
            <text:p>0,0786658392499754</text:p>
          </table:table-cell>
          <table:table-cell table:number-columns-repeated="10"/>
          <table:table-cell table:formula="of:=[.U33]+2" office:value-type="float" office:value="64" calcext:value-type="float">
            <text:p>64</text:p>
          </table:table-cell>
          <table:table-cell table:formula="of:=437.73158 * (([.U34]-[.$P$6])^1.44466)" office:value-type="float" office:value="178042.56442564" calcext:value-type="float">
            <text:p>178042,5644256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67" calcext:value-type="float">
            <text:p>67</text:p>
          </table:table-cell>
          <table:table-cell office:value-type="float" office:value="519" calcext:value-type="float">
            <text:p>519</text:p>
          </table:table-cell>
          <table:table-cell table:formula="of:=LN([.B35]-[.$P$6])" office:value-type="float" office:value="4.20469261939097" calcext:value-type="float">
            <text:p>4,20469261939097</text:p>
          </table:table-cell>
          <table:table-cell table:formula="of:=LN([.C35])" office:value-type="float" office:value="6.25190388316589" calcext:value-type="float">
            <text:p>6,25190388316589</text:p>
          </table:table-cell>
          <table:table-cell table:formula="of:=[.D35]*[.E35]" office:value-type="float" office:value="26.2873341146893" calcext:value-type="float">
            <text:p>26,2873341146893</text:p>
          </table:table-cell>
          <table:table-cell table:formula="of:=[.D35]*[.D35]" office:value-type="float" office:value="17.6794400235609" calcext:value-type="float">
            <text:p>17,6794400235609</text:p>
          </table:table-cell>
          <table:table-cell table:formula="of:=[.$P$7] * (([.B35] - [.$P$6])^[.$P$8])" office:value-type="float" office:value="352.783638335329" calcext:value-type="float">
            <text:p>352,783638335329</text:p>
          </table:table-cell>
          <table:table-cell table:formula="of:=LN([.H35])" office:value-type="float" office:value="5.86585494645667" calcext:value-type="float">
            <text:p>5,86585494645667</text:p>
          </table:table-cell>
          <table:table-cell table:formula="of:=([.E35]-[.I35])^2" office:value-type="float" office:value="0.149033781534321" calcext:value-type="float">
            <text:p>0,149033781534321</text:p>
          </table:table-cell>
          <table:table-cell table:number-columns-repeated="10"/>
          <table:table-cell table:formula="of:=[.U34]+2" office:value-type="float" office:value="66" calcext:value-type="float">
            <text:p>66</text:p>
          </table:table-cell>
          <table:table-cell table:formula="of:=437.73158 * (([.U35]-[.$P$6])^1.44466)" office:value-type="float" office:value="186135.933508004" calcext:value-type="float">
            <text:p>186135,93350800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1" calcext:value-type="float">
            <text:p>71</text:p>
          </table:table-cell>
          <table:table-cell office:value-type="float" office:value="449" calcext:value-type="float">
            <text:p>449</text:p>
          </table:table-cell>
          <table:table-cell table:formula="of:=LN([.B36]-[.$P$6])" office:value-type="float" office:value="4.26267987704132" calcext:value-type="float">
            <text:p>4,26267987704132</text:p>
          </table:table-cell>
          <table:table-cell table:formula="of:=LN([.C36])" office:value-type="float" office:value="6.10702288774225" calcext:value-type="float">
            <text:p>6,10702288774225</text:p>
          </table:table-cell>
          <table:table-cell table:formula="of:=[.D36]*[.E36]" office:value-type="float" office:value="26.0322835722097" calcext:value-type="float">
            <text:p>26,0322835722097</text:p>
          </table:table-cell>
          <table:table-cell table:formula="of:=[.D36]*[.D36]" office:value-type="float" office:value="18.170439734133" calcext:value-type="float">
            <text:p>18,170439734133</text:p>
          </table:table-cell>
          <table:table-cell table:formula="of:=[.$P$7] * (([.B36] - [.$P$6])^[.$P$8])" office:value-type="float" office:value="373.84442942621" calcext:value-type="float">
            <text:p>373,84442942621</text:p>
          </table:table-cell>
          <table:table-cell table:formula="of:=LN([.H36])" office:value-type="float" office:value="5.92383974677642" calcext:value-type="float">
            <text:p>5,92383974677642</text:p>
          </table:table-cell>
          <table:table-cell table:formula="of:=([.E36]-[.I36])^2" office:value-type="float" office:value="0.0335560631341074" calcext:value-type="float">
            <text:p>0,0335560631341074</text:p>
          </table:table-cell>
          <table:table-cell table:number-columns-repeated="10"/>
          <table:table-cell table:formula="of:=[.U35]+2" office:value-type="float" office:value="68" calcext:value-type="float">
            <text:p>68</text:p>
          </table:table-cell>
          <table:table-cell table:formula="of:=437.73158 * (([.U36]-[.$P$6])^1.44466)" office:value-type="float" office:value="194339.108260285" calcext:value-type="float">
            <text:p>194339,10826028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1" calcext:value-type="float">
            <text:p>71</text:p>
          </table:table-cell>
          <table:table-cell office:value-type="float" office:value="450" calcext:value-type="float">
            <text:p>450</text:p>
          </table:table-cell>
          <table:table-cell table:formula="of:=LN([.B37]-[.$P$6])" office:value-type="float" office:value="4.26267987704132" calcext:value-type="float">
            <text:p>4,26267987704132</text:p>
          </table:table-cell>
          <table:table-cell table:formula="of:=LN([.C37])" office:value-type="float" office:value="6.10924758276437" calcext:value-type="float">
            <text:p>6,10924758276437</text:p>
          </table:table-cell>
          <table:table-cell table:formula="of:=[.D37]*[.E37]" office:value-type="float" office:value="26.041766734913" calcext:value-type="float">
            <text:p>26,041766734913</text:p>
          </table:table-cell>
          <table:table-cell table:formula="of:=[.D37]*[.D37]" office:value-type="float" office:value="18.170439734133" calcext:value-type="float">
            <text:p>18,170439734133</text:p>
          </table:table-cell>
          <table:table-cell table:formula="of:=[.$P$7] * (([.B37] - [.$P$6])^[.$P$8])" office:value-type="float" office:value="373.84442942621" calcext:value-type="float">
            <text:p>373,84442942621</text:p>
          </table:table-cell>
          <table:table-cell table:formula="of:=LN([.H37])" office:value-type="float" office:value="5.92383974677642" calcext:value-type="float">
            <text:p>5,92383974677642</text:p>
          </table:table-cell>
          <table:table-cell table:formula="of:=([.E37]-[.I37])^2" office:value-type="float" office:value="0.0343760656457315" calcext:value-type="float">
            <text:p>0,0343760656457315</text:p>
          </table:table-cell>
          <table:table-cell table:number-columns-repeated="10"/>
          <table:table-cell table:formula="of:=[.U36]+2" office:value-type="float" office:value="70" calcext:value-type="float">
            <text:p>70</text:p>
          </table:table-cell>
          <table:table-cell table:formula="of:=437.73158 * (([.U37]-[.$P$6])^1.44466)" office:value-type="float" office:value="202650.282857261" calcext:value-type="float">
            <text:p>202650,28285726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1" calcext:value-type="float">
            <text:p>71</text:p>
          </table:table-cell>
          <table:table-cell office:value-type="float" office:value="398" calcext:value-type="float">
            <text:p>398</text:p>
          </table:table-cell>
          <table:table-cell table:formula="of:=LN([.B38]-[.$P$6])" office:value-type="float" office:value="4.26267987704132" calcext:value-type="float">
            <text:p>4,26267987704132</text:p>
          </table:table-cell>
          <table:table-cell table:formula="of:=LN([.C38])" office:value-type="float" office:value="5.98645200528444" calcext:value-type="float">
            <text:p>5,98645200528444</text:p>
          </table:table-cell>
          <table:table-cell table:formula="of:=[.D38]*[.E38]" office:value-type="float" office:value="25.5183284977996" calcext:value-type="float">
            <text:p>25,5183284977996</text:p>
          </table:table-cell>
          <table:table-cell table:formula="of:=[.D38]*[.D38]" office:value-type="float" office:value="18.170439734133" calcext:value-type="float">
            <text:p>18,170439734133</text:p>
          </table:table-cell>
          <table:table-cell table:formula="of:=[.$P$7] * (([.B38] - [.$P$6])^[.$P$8])" office:value-type="float" office:value="373.84442942621" calcext:value-type="float">
            <text:p>373,84442942621</text:p>
          </table:table-cell>
          <table:table-cell table:formula="of:=LN([.H38])" office:value-type="float" office:value="5.92383974677642" calcext:value-type="float">
            <text:p>5,92383974677642</text:p>
          </table:table-cell>
          <table:table-cell table:formula="of:=([.E38]-[.I38])^2" office:value-type="float" office:value="0.00392029491547434" calcext:value-type="float">
            <text:p>0,00392029491547434</text:p>
          </table:table-cell>
          <table:table-cell table:number-columns-repeated="10"/>
          <table:table-cell table:formula="of:=[.U37]+2" office:value-type="float" office:value="72" calcext:value-type="float">
            <text:p>72</text:p>
          </table:table-cell>
          <table:table-cell table:formula="of:=437.73158 * (([.U38]-[.$P$6])^1.44466)" office:value-type="float" office:value="211067.732270105" calcext:value-type="float">
            <text:p>211067,73227010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1" calcext:value-type="float">
            <text:p>71</text:p>
          </table:table-cell>
          <table:table-cell office:value-type="float" office:value="394" calcext:value-type="float">
            <text:p>394</text:p>
          </table:table-cell>
          <table:table-cell table:formula="of:=LN([.B39]-[.$P$6])" office:value-type="float" office:value="4.26267987704132" calcext:value-type="float">
            <text:p>4,26267987704132</text:p>
          </table:table-cell>
          <table:table-cell table:formula="of:=LN([.C39])" office:value-type="float" office:value="5.97635090929793" calcext:value-type="float">
            <text:p>5,97635090929793</text:p>
          </table:table-cell>
          <table:table-cell table:formula="of:=[.D39]*[.E39]" office:value-type="float" office:value="25.4752707592019" calcext:value-type="float">
            <text:p>25,4752707592019</text:p>
          </table:table-cell>
          <table:table-cell table:formula="of:=[.D39]*[.D39]" office:value-type="float" office:value="18.170439734133" calcext:value-type="float">
            <text:p>18,170439734133</text:p>
          </table:table-cell>
          <table:table-cell table:formula="of:=[.$P$7] * (([.B39] - [.$P$6])^[.$P$8])" office:value-type="float" office:value="373.84442942621" calcext:value-type="float">
            <text:p>373,84442942621</text:p>
          </table:table-cell>
          <table:table-cell table:formula="of:=LN([.H39])" office:value-type="float" office:value="5.92383974677642" calcext:value-type="float">
            <text:p>5,92383974677642</text:p>
          </table:table-cell>
          <table:table-cell table:formula="of:=([.E39]-[.I39])^2" office:value-type="float" office:value="0.00275742218936044" calcext:value-type="float">
            <text:p>0,00275742218936044</text:p>
          </table:table-cell>
          <table:table-cell table:number-columns-repeated="10"/>
          <table:table-cell table:formula="of:=[.U38]+2" office:value-type="float" office:value="74" calcext:value-type="float">
            <text:p>74</text:p>
          </table:table-cell>
          <table:table-cell table:formula="of:=437.73158 * (([.U39]-[.$P$6])^1.44466)" office:value-type="float" office:value="219589.806492286" calcext:value-type="float">
            <text:p>219589,80649228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1" calcext:value-type="float">
            <text:p>71</text:p>
          </table:table-cell>
          <table:table-cell office:value-type="float" office:value="338" calcext:value-type="float">
            <text:p>338</text:p>
          </table:table-cell>
          <table:table-cell table:formula="of:=LN([.B40]-[.$P$6])" office:value-type="float" office:value="4.26267987704132" calcext:value-type="float">
            <text:p>4,26267987704132</text:p>
          </table:table-cell>
          <table:table-cell table:formula="of:=LN([.C40])" office:value-type="float" office:value="5.82304589548302" calcext:value-type="float">
            <text:p>5,82304589548302</text:p>
          </table:table-cell>
          <table:table-cell table:formula="of:=[.D40]*[.E40]" office:value-type="float" office:value="24.8217805617635" calcext:value-type="float">
            <text:p>24,8217805617635</text:p>
          </table:table-cell>
          <table:table-cell table:formula="of:=[.D40]*[.D40]" office:value-type="float" office:value="18.170439734133" calcext:value-type="float">
            <text:p>18,170439734133</text:p>
          </table:table-cell>
          <table:table-cell table:formula="of:=[.$P$7] * (([.B40] - [.$P$6])^[.$P$8])" office:value-type="float" office:value="373.84442942621" calcext:value-type="float">
            <text:p>373,84442942621</text:p>
          </table:table-cell>
          <table:table-cell table:formula="of:=LN([.H40])" office:value-type="float" office:value="5.92383974677642" calcext:value-type="float">
            <text:p>5,92383974677642</text:p>
          </table:table-cell>
          <table:table-cell table:formula="of:=([.E40]-[.I40])^2" office:value-type="float" office:value="0.010159400458557" calcext:value-type="float">
            <text:p>0,010159400458557</text:p>
          </table:table-cell>
          <table:table-cell table:number-columns-repeated="10"/>
          <table:table-cell table:formula="of:=[.U39]+2" office:value-type="float" office:value="76" calcext:value-type="float">
            <text:p>76</text:p>
          </table:table-cell>
          <table:table-cell table:formula="of:=437.73158 * (([.U40]-[.$P$6])^1.44466)" office:value-type="float" office:value="228214.92532407" calcext:value-type="float">
            <text:p>228214,9253240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1" calcext:value-type="float">
            <text:p>71</text:p>
          </table:table-cell>
          <table:table-cell office:value-type="float" office:value="402" calcext:value-type="float">
            <text:p>402</text:p>
          </table:table-cell>
          <table:table-cell table:formula="of:=LN([.B41]-[.$P$6])" office:value-type="float" office:value="4.26267987704132" calcext:value-type="float">
            <text:p>4,26267987704132</text:p>
          </table:table-cell>
          <table:table-cell table:formula="of:=LN([.C41])" office:value-type="float" office:value="5.99645208861902" calcext:value-type="float">
            <text:p>5,99645208861902</text:p>
          </table:table-cell>
          <table:table-cell table:formula="of:=[.D41]*[.E41]" office:value-type="float" office:value="25.5609556517987" calcext:value-type="float">
            <text:p>25,5609556517987</text:p>
          </table:table-cell>
          <table:table-cell table:formula="of:=[.D41]*[.D41]" office:value-type="float" office:value="18.170439734133" calcext:value-type="float">
            <text:p>18,170439734133</text:p>
          </table:table-cell>
          <table:table-cell table:formula="of:=[.$P$7] * (([.B41] - [.$P$6])^[.$P$8])" office:value-type="float" office:value="373.84442942621" calcext:value-type="float">
            <text:p>373,84442942621</text:p>
          </table:table-cell>
          <table:table-cell table:formula="of:=LN([.H41])" office:value-type="float" office:value="5.92383974677642" calcext:value-type="float">
            <text:p>5,92383974677642</text:p>
          </table:table-cell>
          <table:table-cell table:formula="of:=([.E41]-[.I41])^2" office:value-type="float" office:value="0.0052725521878662" calcext:value-type="float">
            <text:p>0,0052725521878662</text:p>
          </table:table-cell>
          <table:table-cell table:number-columns-repeated="10"/>
          <table:table-cell table:formula="of:=[.U40]+2" office:value-type="float" office:value="78" calcext:value-type="float">
            <text:p>78</text:p>
          </table:table-cell>
          <table:table-cell table:formula="of:=437.73158 * (([.U41]-[.$P$6])^1.44466)" office:value-type="float" office:value="236941.573648195" calcext:value-type="float">
            <text:p>236941,57364819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1" calcext:value-type="float">
            <text:p>71</text:p>
          </table:table-cell>
          <table:table-cell office:value-type="float" office:value="384" calcext:value-type="float">
            <text:p>384</text:p>
          </table:table-cell>
          <table:table-cell table:formula="of:=LN([.B42]-[.$P$6])" office:value-type="float" office:value="4.26267987704132" calcext:value-type="float">
            <text:p>4,26267987704132</text:p>
          </table:table-cell>
          <table:table-cell table:formula="of:=LN([.C42])" office:value-type="float" office:value="5.95064255258773" calcext:value-type="float">
            <text:p>5,95064255258773</text:p>
          </table:table-cell>
          <table:table-cell table:formula="of:=[.D42]*[.E42]" office:value-type="float" office:value="25.3656842643815" calcext:value-type="float">
            <text:p>25,3656842643815</text:p>
          </table:table-cell>
          <table:table-cell table:formula="of:=[.D42]*[.D42]" office:value-type="float" office:value="18.170439734133" calcext:value-type="float">
            <text:p>18,170439734133</text:p>
          </table:table-cell>
          <table:table-cell table:formula="of:=[.$P$7] * (([.B42] - [.$P$6])^[.$P$8])" office:value-type="float" office:value="373.84442942621" calcext:value-type="float">
            <text:p>373,84442942621</text:p>
          </table:table-cell>
          <table:table-cell table:formula="of:=LN([.H42])" office:value-type="float" office:value="5.92383974677642" calcext:value-type="float">
            <text:p>5,92383974677642</text:p>
          </table:table-cell>
          <table:table-cell table:formula="of:=([.E42]-[.I42])^2" office:value-type="float" office:value="0.000718390399358418" calcext:value-type="float">
            <text:p>0,000718390399358418</text:p>
          </table:table-cell>
          <table:table-cell table:number-columns-repeated="10"/>
          <table:table-cell table:formula="of:=[.U41]+2" office:value-type="float" office:value="80" calcext:value-type="float">
            <text:p>80</text:p>
          </table:table-cell>
          <table:table-cell table:formula="of:=437.73158 * (([.U42]-[.$P$6])^1.44466)" office:value-type="float" office:value="245768.297138979" calcext:value-type="float">
            <text:p>245768,29713897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2" calcext:value-type="float">
            <text:p>72</text:p>
          </table:table-cell>
          <table:table-cell office:value-type="float" office:value="297.608" calcext:value-type="float">
            <text:p>297,608</text:p>
          </table:table-cell>
          <table:table-cell table:formula="of:=LN([.B43]-[.$P$6])" office:value-type="float" office:value="4.27666611901606" calcext:value-type="float">
            <text:p>4,27666611901606</text:p>
          </table:table-cell>
          <table:table-cell table:formula="of:=LN([.C43])" office:value-type="float" office:value="5.69577718431806" calcext:value-type="float">
            <text:p>5,69577718431806</text:p>
          </table:table-cell>
          <table:table-cell table:formula="of:=[.D43]*[.E43]" office:value-type="float" office:value="24.3589373056377" calcext:value-type="float">
            <text:p>24,3589373056377</text:p>
          </table:table-cell>
          <table:table-cell table:formula="of:=[.D43]*[.D43]" office:value-type="float" office:value="18.2898730935399" calcext:value-type="float">
            <text:p>18,2898730935399</text:p>
          </table:table-cell>
          <table:table-cell table:formula="of:=[.$P$7] * (([.B43] - [.$P$6])^[.$P$8])" office:value-type="float" office:value="379.109619228319" calcext:value-type="float">
            <text:p>379,109619228319</text:p>
          </table:table-cell>
          <table:table-cell table:formula="of:=LN([.H43])" office:value-type="float" office:value="5.93782539605508" calcext:value-type="float">
            <text:p>5,93782539605508</text:p>
          </table:table-cell>
          <table:table-cell table:formula="of:=([.E43]-[.I43])^2" office:value-type="float" office:value="0.0585873368050912" calcext:value-type="float">
            <text:p>0,0585873368050912</text:p>
          </table:table-cell>
          <table:table-cell table:number-columns-repeated="10"/>
          <table:table-cell table:formula="of:=[.U42]+2" office:value-type="float" office:value="82" calcext:value-type="float">
            <text:p>82</text:p>
          </table:table-cell>
          <table:table-cell table:formula="of:=437.73158 * (([.U43]-[.$P$6])^1.44466)" office:value-type="float" office:value="254693.698355186" calcext:value-type="float">
            <text:p>254693,69835518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2" calcext:value-type="float">
            <text:p>72</text:p>
          </table:table-cell>
          <table:table-cell office:value-type="float" office:value="401" calcext:value-type="float">
            <text:p>401</text:p>
          </table:table-cell>
          <table:table-cell table:formula="of:=LN([.B44]-[.$P$6])" office:value-type="float" office:value="4.27666611901606" calcext:value-type="float">
            <text:p>4,27666611901606</text:p>
          </table:table-cell>
          <table:table-cell table:formula="of:=LN([.C44])" office:value-type="float" office:value="5.99396142730657" calcext:value-type="float">
            <text:p>5,99396142730657</text:p>
          </table:table-cell>
          <table:table-cell table:formula="of:=[.D44]*[.E44]" office:value-type="float" office:value="25.6341717548511" calcext:value-type="float">
            <text:p>25,6341717548511</text:p>
          </table:table-cell>
          <table:table-cell table:formula="of:=[.D44]*[.D44]" office:value-type="float" office:value="18.2898730935399" calcext:value-type="float">
            <text:p>18,2898730935399</text:p>
          </table:table-cell>
          <table:table-cell table:formula="of:=[.$P$7] * (([.B44] - [.$P$6])^[.$P$8])" office:value-type="float" office:value="379.109619228319" calcext:value-type="float">
            <text:p>379,109619228319</text:p>
          </table:table-cell>
          <table:table-cell table:formula="of:=LN([.H44])" office:value-type="float" office:value="5.93782539605508" calcext:value-type="float">
            <text:p>5,93782539605508</text:p>
          </table:table-cell>
          <table:table-cell table:formula="of:=([.E44]-[.I44])^2" office:value-type="float" office:value="0.00315125400466774" calcext:value-type="float">
            <text:p>0,00315125400466774</text:p>
          </table:table-cell>
          <table:table-cell table:number-columns-repeated="10"/>
          <table:table-cell table:formula="of:=[.U43]+2" office:value-type="float" office:value="84" calcext:value-type="float">
            <text:p>84</text:p>
          </table:table-cell>
          <table:table-cell table:formula="of:=437.73158 * (([.U44]-[.$P$6])^1.44466)" office:value-type="float" office:value="263716.433173742" calcext:value-type="float">
            <text:p>263716,43317374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3" calcext:value-type="float">
            <text:p>73</text:p>
          </table:table-cell>
          <table:table-cell office:value-type="float" office:value="496" calcext:value-type="float">
            <text:p>496</text:p>
          </table:table-cell>
          <table:table-cell table:formula="of:=LN([.B45]-[.$P$6])" office:value-type="float" office:value="4.29045944114839" calcext:value-type="float">
            <text:p>4,29045944114839</text:p>
          </table:table-cell>
          <table:table-cell table:formula="of:=LN([.C45])" office:value-type="float" office:value="6.20657592672493" calcext:value-type="float">
            <text:p>6,20657592672493</text:p>
          </table:table-cell>
          <table:table-cell table:formula="of:=[.D45]*[.E45]" office:value-type="float" office:value="26.6290622820213" calcext:value-type="float">
            <text:p>26,6290622820213</text:p>
          </table:table-cell>
          <table:table-cell table:formula="of:=[.D45]*[.D45]" office:value-type="float" office:value="18.4080422161394" calcext:value-type="float">
            <text:p>18,4080422161394</text:p>
          </table:table-cell>
          <table:table-cell table:formula="of:=[.$P$7] * (([.B45] - [.$P$6])^[.$P$8])" office:value-type="float" office:value="384.374805931394" calcext:value-type="float">
            <text:p>384,374805931394</text:p>
          </table:table-cell>
          <table:table-cell table:formula="of:=LN([.H45])" office:value-type="float" office:value="5.95161813366672" calcext:value-type="float">
            <text:p>5,95161813366672</text:p>
          </table:table-cell>
          <table:table-cell table:formula="of:=([.E45]-[.I45])^2" office:value-type="float" office:value="0.0650034762411118" calcext:value-type="float">
            <text:p>0,0650034762411118</text:p>
          </table:table-cell>
          <table:table-cell table:number-columns-repeated="10"/>
          <table:table-cell table:formula="of:=[.U44]+2" office:value-type="float" office:value="86" calcext:value-type="float">
            <text:p>86</text:p>
          </table:table-cell>
          <table:table-cell table:formula="of:=437.73158 * (([.U45]-[.$P$6])^1.44466)" office:value-type="float" office:value="272835.207527127" calcext:value-type="float">
            <text:p>272835,20752712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3" calcext:value-type="float">
            <text:p>73</text:p>
          </table:table-cell>
          <table:table-cell office:value-type="float" office:value="492" calcext:value-type="float">
            <text:p>492</text:p>
          </table:table-cell>
          <table:table-cell table:formula="of:=LN([.B46]-[.$P$6])" office:value-type="float" office:value="4.29045944114839" calcext:value-type="float">
            <text:p>4,29045944114839</text:p>
          </table:table-cell>
          <table:table-cell table:formula="of:=LN([.C46])" office:value-type="float" office:value="6.19847871649231" calcext:value-type="float">
            <text:p>6,19847871649231</text:p>
          </table:table-cell>
          <table:table-cell table:formula="of:=[.D46]*[.E46]" office:value-type="float" office:value="26.5943215299318" calcext:value-type="float">
            <text:p>26,5943215299318</text:p>
          </table:table-cell>
          <table:table-cell table:formula="of:=[.D46]*[.D46]" office:value-type="float" office:value="18.4080422161394" calcext:value-type="float">
            <text:p>18,4080422161394</text:p>
          </table:table-cell>
          <table:table-cell table:formula="of:=[.$P$7] * (([.B46] - [.$P$6])^[.$P$8])" office:value-type="float" office:value="384.374805931394" calcext:value-type="float">
            <text:p>384,374805931394</text:p>
          </table:table-cell>
          <table:table-cell table:formula="of:=LN([.H46])" office:value-type="float" office:value="5.95161813366672" calcext:value-type="float">
            <text:p>5,95161813366672</text:p>
          </table:table-cell>
          <table:table-cell table:formula="of:=([.E46]-[.I46])^2" office:value-type="float" office:value="0.0609401473529888" calcext:value-type="float">
            <text:p>0,0609401473529888</text:p>
          </table:table-cell>
          <table:table-cell table:number-columns-repeated="10"/>
          <table:table-cell table:formula="of:=[.U45]+2" office:value-type="float" office:value="88" calcext:value-type="float">
            <text:p>88</text:p>
          </table:table-cell>
          <table:table-cell table:formula="of:=437.73158 * (([.U46]-[.$P$6])^1.44466)" office:value-type="float" office:value="282048.774412061" calcext:value-type="float">
            <text:p>282048,77441206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4" calcext:value-type="float">
            <text:p>74</text:p>
          </table:table-cell>
          <table:table-cell office:value-type="float" office:value="403" calcext:value-type="float">
            <text:p>403</text:p>
          </table:table-cell>
          <table:table-cell table:formula="of:=LN([.B47]-[.$P$6])" office:value-type="float" office:value="4.30406509320417" calcext:value-type="float">
            <text:p>4,30406509320417</text:p>
          </table:table-cell>
          <table:table-cell table:formula="of:=LN([.C47])" office:value-type="float" office:value="5.99893656194668" calcext:value-type="float">
            <text:p>5,99893656194668</text:p>
          </table:table-cell>
          <table:table-cell table:formula="of:=[.D47]*[.E47]" office:value-type="float" office:value="25.819813452621" calcext:value-type="float">
            <text:p>25,819813452621</text:p>
          </table:table-cell>
          <table:table-cell table:formula="of:=[.D47]*[.D47]" office:value-type="float" office:value="18.5249763265386" calcext:value-type="float">
            <text:p>18,5249763265386</text:p>
          </table:table-cell>
          <table:table-cell table:formula="of:=[.$P$7] * (([.B47] - [.$P$6])^[.$P$8])" office:value-type="float" office:value="389.639989577891" calcext:value-type="float">
            <text:p>389,639989577891</text:p>
          </table:table-cell>
          <table:table-cell table:formula="of:=LN([.H47])" office:value-type="float" office:value="5.96522320915471" calcext:value-type="float">
            <text:p>5,96522320915471</text:p>
          </table:table-cell>
          <table:table-cell table:formula="of:=([.E47]-[.I47])^2" office:value-type="float" office:value="0.00113659015647616" calcext:value-type="float">
            <text:p>0,00113659015647616</text:p>
          </table:table-cell>
          <table:table-cell table:number-columns-repeated="10"/>
          <table:table-cell table:formula="of:=[.U46]+2" office:value-type="float" office:value="90" calcext:value-type="float">
            <text:p>90</text:p>
          </table:table-cell>
          <table:table-cell table:formula="of:=437.73158 * (([.U47]-[.$P$6])^1.44466)" office:value-type="float" office:value="291355.931141259" calcext:value-type="float">
            <text:p>291355,93114125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4" calcext:value-type="float">
            <text:p>74</text:p>
          </table:table-cell>
          <table:table-cell office:value-type="float" office:value="501" calcext:value-type="float">
            <text:p>501</text:p>
          </table:table-cell>
          <table:table-cell table:formula="of:=LN([.B48]-[.$P$6])" office:value-type="float" office:value="4.30406509320417" calcext:value-type="float">
            <text:p>4,30406509320417</text:p>
          </table:table-cell>
          <table:table-cell table:formula="of:=LN([.C48])" office:value-type="float" office:value="6.21660610108486" calcext:value-type="float">
            <text:p>6,21660610108486</text:p>
          </table:table-cell>
          <table:table-cell table:formula="of:=[.D48]*[.E48]" office:value-type="float" office:value="26.7566773178794" calcext:value-type="float">
            <text:p>26,7566773178794</text:p>
          </table:table-cell>
          <table:table-cell table:formula="of:=[.D48]*[.D48]" office:value-type="float" office:value="18.5249763265386" calcext:value-type="float">
            <text:p>18,5249763265386</text:p>
          </table:table-cell>
          <table:table-cell table:formula="of:=[.$P$7] * (([.B48] - [.$P$6])^[.$P$8])" office:value-type="float" office:value="389.639989577891" calcext:value-type="float">
            <text:p>389,639989577891</text:p>
          </table:table-cell>
          <table:table-cell table:formula="of:=LN([.H48])" office:value-type="float" office:value="5.96522320915471" calcext:value-type="float">
            <text:p>5,96522320915471</text:p>
          </table:table-cell>
          <table:table-cell table:formula="of:=([.E48]-[.I48])^2" office:value-type="float" office:value="0.0631933583551689" calcext:value-type="float">
            <text:p>0,0631933583551689</text:p>
          </table:table-cell>
          <table:table-cell table:number-columns-repeated="10"/>
          <table:table-cell table:formula="of:=[.U47]+2" office:value-type="float" office:value="92" calcext:value-type="float">
            <text:p>92</text:p>
          </table:table-cell>
          <table:table-cell table:formula="of:=437.73158 * (([.U48]-[.$P$6])^1.44466)" office:value-type="float" office:value="300755.516813489" calcext:value-type="float">
            <text:p>300755,51681348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5" calcext:value-type="float">
            <text:p>75</text:p>
          </table:table-cell>
          <table:table-cell office:value-type="float" office:value="469" calcext:value-type="float">
            <text:p>469</text:p>
          </table:table-cell>
          <table:table-cell table:formula="of:=LN([.B49]-[.$P$6])" office:value-type="float" office:value="4.31748811353631" calcext:value-type="float">
            <text:p>4,31748811353631</text:p>
          </table:table-cell>
          <table:table-cell table:formula="of:=LN([.C49])" office:value-type="float" office:value="6.15060276844628" calcext:value-type="float">
            <text:p>6,15060276844628</text:p>
          </table:table-cell>
          <table:table-cell table:formula="of:=[.D49]*[.E49]" office:value-type="float" office:value="26.5551543438503" calcext:value-type="float">
            <text:p>26,5551543438503</text:p>
          </table:table-cell>
          <table:table-cell table:formula="of:=[.D49]*[.D49]" office:value-type="float" office:value="18.6407036105273" calcext:value-type="float">
            <text:p>18,6407036105273</text:p>
          </table:table-cell>
          <table:table-cell table:formula="of:=[.$P$7] * (([.B49] - [.$P$6])^[.$P$8])" office:value-type="float" office:value="394.905170209121" calcext:value-type="float">
            <text:p>394,905170209121</text:p>
          </table:table-cell>
          <table:table-cell table:formula="of:=LN([.H49])" office:value-type="float" office:value="5.97864566065846" calcext:value-type="float">
            <text:p>5,97864566065846</text:p>
          </table:table-cell>
          <table:table-cell table:formula="of:=([.E49]-[.I49])^2" office:value-type="float" office:value="0.0295692469187527" calcext:value-type="float">
            <text:p>0,0295692469187527</text:p>
          </table:table-cell>
          <table:table-cell table:number-columns-repeated="10"/>
          <table:table-cell table:formula="of:=[.U48]+2" office:value-type="float" office:value="94" calcext:value-type="float">
            <text:p>94</text:p>
          </table:table-cell>
          <table:table-cell table:formula="of:=437.73158 * (([.U49]-[.$P$6])^1.44466)" office:value-type="float" office:value="310246.409980222" calcext:value-type="float">
            <text:p>310246,40998022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6" calcext:value-type="float">
            <text:p>76</text:p>
          </table:table-cell>
          <table:table-cell office:value-type="float" office:value="502" calcext:value-type="float">
            <text:p>502</text:p>
          </table:table-cell>
          <table:table-cell table:formula="of:=LN([.B50]-[.$P$6])" office:value-type="float" office:value="4.33073334028633" calcext:value-type="float">
            <text:p>4,33073334028633</text:p>
          </table:table-cell>
          <table:table-cell table:formula="of:=LN([.C50])" office:value-type="float" office:value="6.21860011969173" calcext:value-type="float">
            <text:p>6,21860011969173</text:p>
          </table:table-cell>
          <table:table-cell table:formula="of:=[.D50]*[.E50]" office:value-type="float" office:value="26.9310988682575" calcext:value-type="float">
            <text:p>26,9310988682575</text:p>
          </table:table-cell>
          <table:table-cell table:formula="of:=[.D50]*[.D50]" office:value-type="float" office:value="18.7552512646676" calcext:value-type="float">
            <text:p>18,7552512646676</text:p>
          </table:table-cell>
          <table:table-cell table:formula="of:=[.$P$7] * (([.B50] - [.$P$6])^[.$P$8])" office:value-type="float" office:value="400.17034786529" calcext:value-type="float">
            <text:p>400,17034786529</text:p>
          </table:table-cell>
          <table:table-cell table:formula="of:=LN([.H50])" office:value-type="float" office:value="5.99189032611446" calcext:value-type="float">
            <text:p>5,99189032611446</text:p>
          </table:table-cell>
          <table:table-cell table:formula="of:=([.E50]-[.I50])^2" office:value-type="float" office:value="0.0513973305038485" calcext:value-type="float">
            <text:p>0,0513973305038485</text:p>
          </table:table-cell>
          <table:table-cell table:number-columns-repeated="10"/>
          <table:table-cell table:formula="of:=[.U49]+2" office:value-type="float" office:value="96" calcext:value-type="float">
            <text:p>96</text:p>
          </table:table-cell>
          <table:table-cell table:formula="of:=437.73158 * (([.U50]-[.$P$6])^1.44466)" office:value-type="float" office:value="319827.5264897" calcext:value-type="float">
            <text:p>319827,526489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7" calcext:value-type="float">
            <text:p>77</text:p>
          </table:table-cell>
          <table:table-cell office:value-type="float" office:value="464" calcext:value-type="float">
            <text:p>464</text:p>
          </table:table-cell>
          <table:table-cell table:formula="of:=LN([.B51]-[.$P$6])" office:value-type="float" office:value="4.34380542185368" calcext:value-type="float">
            <text:p>4,34380542185368</text:p>
          </table:table-cell>
          <table:table-cell table:formula="of:=LN([.C51])" office:value-type="float" office:value="6.13988455222626" calcext:value-type="float">
            <text:p>6,13988455222626</text:p>
          </table:table-cell>
          <table:table-cell table:formula="of:=[.D51]*[.E51]" office:value-type="float" office:value="26.6704638075161" calcext:value-type="float">
            <text:p>26,6704638075161</text:p>
          </table:table-cell>
          <table:table-cell table:formula="of:=[.D51]*[.D51]" office:value-type="float" office:value="18.8686455429255" calcext:value-type="float">
            <text:p>18,8686455429255</text:p>
          </table:table-cell>
          <table:table-cell table:formula="of:=[.$P$7] * (([.B51] - [.$P$6])^[.$P$8])" office:value-type="float" office:value="405.435522585548" calcext:value-type="float">
            <text:p>405,435522585548</text:p>
          </table:table-cell>
          <table:table-cell table:formula="of:=LN([.H51])" office:value-type="float" office:value="6.00496185372518" calcext:value-type="float">
            <text:p>6,00496185372518</text:p>
          </table:table-cell>
          <table:table-cell table:formula="of:=([.E51]-[.I51])^2" office:value-type="float" office:value="0.018204134570812" calcext:value-type="float">
            <text:p>0,018204134570812</text:p>
          </table:table-cell>
          <table:table-cell table:number-columns-repeated="10"/>
          <table:table-cell table:formula="of:=[.U50]+2" office:value-type="float" office:value="98" calcext:value-type="float">
            <text:p>98</text:p>
          </table:table-cell>
          <table:table-cell table:formula="of:=437.73158 * (([.U51]-[.$P$6])^1.44466)" office:value-type="float" office:value="329497.817491503" calcext:value-type="float">
            <text:p>329497,81749150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8" calcext:value-type="float">
            <text:p>78</text:p>
          </table:table-cell>
          <table:table-cell office:value-type="float" office:value="419" calcext:value-type="float">
            <text:p>419</text:p>
          </table:table-cell>
          <table:table-cell table:formula="of:=LN([.B52]-[.$P$6])" office:value-type="float" office:value="4.35670882668959" calcext:value-type="float">
            <text:p>4,35670882668959</text:p>
          </table:table-cell>
          <table:table-cell table:formula="of:=LN([.C52])" office:value-type="float" office:value="6.03787091992214" calcext:value-type="float">
            <text:p>6,03787091992214</text:p>
          </table:table-cell>
          <table:table-cell table:formula="of:=[.D52]*[.E52]" office:value-type="float" office:value="26.3052455312372" calcext:value-type="float">
            <text:p>26,3052455312372</text:p>
          </table:table-cell>
          <table:table-cell table:formula="of:=[.D52]*[.D52]" office:value-type="float" office:value="18.980911800555" calcext:value-type="float">
            <text:p>18,980911800555</text:p>
          </table:table-cell>
          <table:table-cell table:formula="of:=[.$P$7] * (([.B52] - [.$P$6])^[.$P$8])" office:value-type="float" office:value="410.700694408028" calcext:value-type="float">
            <text:p>410,700694408028</text:p>
          </table:table-cell>
          <table:table-cell table:formula="of:=LN([.H52])" office:value-type="float" office:value="6.01786471175248" calcext:value-type="float">
            <text:p>6,01786471175248</text:p>
          </table:table-cell>
          <table:table-cell table:formula="of:=([.E52]-[.I52])^2" office:value-type="float" office:value="0.000400248365327545" calcext:value-type="float">
            <text:p>0,000400248365327545</text:p>
          </table:table-cell>
          <table:table-cell table:number-columns-repeated="10"/>
          <table:table-cell table:formula="of:=[.U51]+2" office:value-type="float" office:value="100" calcext:value-type="float">
            <text:p>100</text:p>
          </table:table-cell>
          <table:table-cell table:formula="of:=437.73158 * (([.U52]-[.$P$6])^1.44466)" office:value-type="float" office:value="339256.267586625" calcext:value-type="float">
            <text:p>339256,26758662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8" calcext:value-type="float">
            <text:p>78</text:p>
          </table:table-cell>
          <table:table-cell office:value-type="float" office:value="440" calcext:value-type="float">
            <text:p>440</text:p>
          </table:table-cell>
          <table:table-cell table:formula="of:=LN([.B53]-[.$P$6])" office:value-type="float" office:value="4.35670882668959" calcext:value-type="float">
            <text:p>4,35670882668959</text:p>
          </table:table-cell>
          <table:table-cell table:formula="of:=LN([.C53])" office:value-type="float" office:value="6.08677472691231" calcext:value-type="float">
            <text:p>6,08677472691231</text:p>
          </table:table-cell>
          <table:table-cell table:formula="of:=[.D53]*[.E53]" office:value-type="float" office:value="26.51830517881" calcext:value-type="float">
            <text:p>26,51830517881</text:p>
          </table:table-cell>
          <table:table-cell table:formula="of:=[.D53]*[.D53]" office:value-type="float" office:value="18.980911800555" calcext:value-type="float">
            <text:p>18,980911800555</text:p>
          </table:table-cell>
          <table:table-cell table:formula="of:=[.$P$7] * (([.B53] - [.$P$6])^[.$P$8])" office:value-type="float" office:value="410.700694408028" calcext:value-type="float">
            <text:p>410,700694408028</text:p>
          </table:table-cell>
          <table:table-cell table:formula="of:=LN([.H53])" office:value-type="float" office:value="6.01786471175248" calcext:value-type="float">
            <text:p>6,01786471175248</text:p>
          </table:table-cell>
          <table:table-cell table:formula="of:=([.E53]-[.I53])^2" office:value-type="float" office:value="0.00474859018932709" calcext:value-type="float">
            <text:p>0,00474859018932709</text:p>
          </table:table-cell>
          <table:table-cell table:number-columns-repeated="10"/>
          <table:table-cell table:formula="of:=[.U52]+2" office:value-type="float" office:value="102" calcext:value-type="float">
            <text:p>102</text:p>
          </table:table-cell>
          <table:table-cell table:formula="of:=437.73158 * (([.U53]-[.$P$6])^1.44466)" office:value-type="float" office:value="349101.893109725" calcext:value-type="float">
            <text:p>349101,89310972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8" calcext:value-type="float">
            <text:p>78</text:p>
          </table:table-cell>
          <table:table-cell office:value-type="float" office:value="401" calcext:value-type="float">
            <text:p>401</text:p>
          </table:table-cell>
          <table:table-cell table:formula="of:=LN([.B54]-[.$P$6])" office:value-type="float" office:value="4.35670882668959" calcext:value-type="float">
            <text:p>4,35670882668959</text:p>
          </table:table-cell>
          <table:table-cell table:formula="of:=LN([.C54])" office:value-type="float" office:value="5.99396142730657" calcext:value-type="float">
            <text:p>5,99396142730657</text:p>
          </table:table-cell>
          <table:table-cell table:formula="of:=[.D54]*[.E54]" office:value-type="float" office:value="26.1139446571835" calcext:value-type="float">
            <text:p>26,1139446571835</text:p>
          </table:table-cell>
          <table:table-cell table:formula="of:=[.D54]*[.D54]" office:value-type="float" office:value="18.980911800555" calcext:value-type="float">
            <text:p>18,980911800555</text:p>
          </table:table-cell>
          <table:table-cell table:formula="of:=[.$P$7] * (([.B54] - [.$P$6])^[.$P$8])" office:value-type="float" office:value="410.700694408028" calcext:value-type="float">
            <text:p>410,700694408028</text:p>
          </table:table-cell>
          <table:table-cell table:formula="of:=LN([.H54])" office:value-type="float" office:value="6.01786471175248" calcext:value-type="float">
            <text:p>6,01786471175248</text:p>
          </table:table-cell>
          <table:table-cell table:formula="of:=([.E54]-[.I54])^2" office:value-type="float" office:value="0.000571367007302261" calcext:value-type="float">
            <text:p>0,000571367007302261</text:p>
          </table:table-cell>
          <table:table-cell table:number-columns-repeated="10"/>
          <table:table-cell table:formula="of:=[.U53]+2" office:value-type="float" office:value="104" calcext:value-type="float">
            <text:p>104</text:p>
          </table:table-cell>
          <table:table-cell table:formula="of:=437.73158 * (([.U54]-[.$P$6])^1.44466)" office:value-type="float" office:value="359033.7405317" calcext:value-type="float">
            <text:p>359033,740531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8" calcext:value-type="float">
            <text:p>78</text:p>
          </table:table-cell>
          <table:table-cell office:value-type="float" office:value="402" calcext:value-type="float">
            <text:p>402</text:p>
          </table:table-cell>
          <table:table-cell table:formula="of:=LN([.B55]-[.$P$6])" office:value-type="float" office:value="4.35670882668959" calcext:value-type="float">
            <text:p>4,35670882668959</text:p>
          </table:table-cell>
          <table:table-cell table:formula="of:=LN([.C55])" office:value-type="float" office:value="5.99645208861902" calcext:value-type="float">
            <text:p>5,99645208861902</text:p>
          </table:table-cell>
          <table:table-cell table:formula="of:=[.D55]*[.E55]" office:value-type="float" office:value="26.1247957433077" calcext:value-type="float">
            <text:p>26,1247957433077</text:p>
          </table:table-cell>
          <table:table-cell table:formula="of:=[.D55]*[.D55]" office:value-type="float" office:value="18.980911800555" calcext:value-type="float">
            <text:p>18,980911800555</text:p>
          </table:table-cell>
          <table:table-cell table:formula="of:=[.$P$7] * (([.B55] - [.$P$6])^[.$P$8])" office:value-type="float" office:value="410.700694408028" calcext:value-type="float">
            <text:p>410,700694408028</text:p>
          </table:table-cell>
          <table:table-cell table:formula="of:=LN([.H55])" office:value-type="float" office:value="6.01786471175248" calcext:value-type="float">
            <text:p>6,01786471175248</text:p>
          </table:table-cell>
          <table:table-cell table:formula="of:=([.E55]-[.I55])^2" office:value-type="float" office:value="0.000458500429455669" calcext:value-type="float">
            <text:p>0,000458500429455669</text:p>
          </table:table-cell>
          <table:table-cell table:number-columns-repeated="10"/>
          <table:table-cell table:formula="of:=[.U54]+2" office:value-type="float" office:value="106" calcext:value-type="float">
            <text:p>106</text:p>
          </table:table-cell>
          <table:table-cell table:formula="of:=437.73158 * (([.U55]-[.$P$6])^1.44466)" office:value-type="float" office:value="369050.884971984" calcext:value-type="float">
            <text:p>369050,88497198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8" calcext:value-type="float">
            <text:p>78</text:p>
          </table:table-cell>
          <table:table-cell office:value-type="float" office:value="451" calcext:value-type="float">
            <text:p>451</text:p>
          </table:table-cell>
          <table:table-cell table:formula="of:=LN([.B56]-[.$P$6])" office:value-type="float" office:value="4.35670882668959" calcext:value-type="float">
            <text:p>4,35670882668959</text:p>
          </table:table-cell>
          <table:table-cell table:formula="of:=LN([.C56])" office:value-type="float" office:value="6.11146733950268" calcext:value-type="float">
            <text:p>6,11146733950268</text:p>
          </table:table-cell>
          <table:table-cell table:formula="of:=[.D56]*[.E56]" office:value-type="float" office:value="26.6258837020365" calcext:value-type="float">
            <text:p>26,6258837020365</text:p>
          </table:table-cell>
          <table:table-cell table:formula="of:=[.D56]*[.D56]" office:value-type="float" office:value="18.980911800555" calcext:value-type="float">
            <text:p>18,980911800555</text:p>
          </table:table-cell>
          <table:table-cell table:formula="of:=[.$P$7] * (([.B56] - [.$P$6])^[.$P$8])" office:value-type="float" office:value="410.700694408028" calcext:value-type="float">
            <text:p>410,700694408028</text:p>
          </table:table-cell>
          <table:table-cell table:formula="of:=LN([.H56])" office:value-type="float" office:value="6.01786471175248" calcext:value-type="float">
            <text:p>6,01786471175248</text:p>
          </table:table-cell>
          <table:table-cell table:formula="of:=([.E56]-[.I56])^2" office:value-type="float" office:value="0.00876145192174168" calcext:value-type="float">
            <text:p>0,00876145192174168</text:p>
          </table:table-cell>
          <table:table-cell table:number-columns-repeated="10"/>
          <table:table-cell table:formula="of:=[.U55]+2" office:value-type="float" office:value="108" calcext:value-type="float">
            <text:p>108</text:p>
          </table:table-cell>
          <table:table-cell table:formula="of:=437.73158 * (([.U56]-[.$P$6])^1.44466)" office:value-type="float" office:value="379152.4288111" calcext:value-type="float">
            <text:p>379152,428811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78" calcext:value-type="float">
            <text:p>78</text:p>
          </table:table-cell>
          <table:table-cell office:value-type="float" office:value="426" calcext:value-type="float">
            <text:p>426</text:p>
          </table:table-cell>
          <table:table-cell table:formula="of:=LN([.B57]-[.$P$6])" office:value-type="float" office:value="4.35670882668959" calcext:value-type="float">
            <text:p>4,35670882668959</text:p>
          </table:table-cell>
          <table:table-cell table:formula="of:=LN([.C57])" office:value-type="float" office:value="6.05443934626937" calcext:value-type="float">
            <text:p>6,05443934626937</text:p>
          </table:table-cell>
          <table:table-cell table:formula="of:=[.D57]*[.E57]" office:value-type="float" office:value="26.3774293405485" calcext:value-type="float">
            <text:p>26,3774293405485</text:p>
          </table:table-cell>
          <table:table-cell table:formula="of:=[.D57]*[.D57]" office:value-type="float" office:value="18.980911800555" calcext:value-type="float">
            <text:p>18,980911800555</text:p>
          </table:table-cell>
          <table:table-cell table:formula="of:=[.$P$7] * (([.B57] - [.$P$6])^[.$P$8])" office:value-type="float" office:value="410.700694408028" calcext:value-type="float">
            <text:p>410,700694408028</text:p>
          </table:table-cell>
          <table:table-cell table:formula="of:=LN([.H57])" office:value-type="float" office:value="6.01786471175248" calcext:value-type="float">
            <text:p>6,01786471175248</text:p>
          </table:table-cell>
          <table:table-cell table:formula="of:=([.E57]-[.I57])^2" office:value-type="float" office:value="0.00133770389004392" calcext:value-type="float">
            <text:p>0,00133770389004392</text:p>
          </table:table-cell>
          <table:table-cell table:number-columns-repeated="10"/>
          <table:table-cell table:formula="of:=[.U56]+2" office:value-type="float" office:value="110" calcext:value-type="float">
            <text:p>110</text:p>
          </table:table-cell>
          <table:table-cell table:formula="of:=437.73158 * (([.U57]-[.$P$6])^1.44466)" office:value-type="float" office:value="389337.500394968" calcext:value-type="float">
            <text:p>389337,50039496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0" calcext:value-type="float">
            <text:p>80</text:p>
          </table:table-cell>
          <table:table-cell office:value-type="float" office:value="503" calcext:value-type="float">
            <text:p>503</text:p>
          </table:table-cell>
          <table:table-cell table:formula="of:=LN([.B58]-[.$P$6])" office:value-type="float" office:value="4.38202663467388" calcext:value-type="float">
            <text:p>4,38202663467388</text:p>
          </table:table-cell>
          <table:table-cell table:formula="of:=LN([.C58])" office:value-type="float" office:value="6.22059017009974" calcext:value-type="float">
            <text:p>6,22059017009974</text:p>
          </table:table-cell>
          <table:table-cell table:formula="of:=[.D58]*[.E58]" office:value-type="float" office:value="27.2587918087676" calcext:value-type="float">
            <text:p>27,2587918087676</text:p>
          </table:table-cell>
          <table:table-cell table:formula="of:=[.D58]*[.D58]" office:value-type="float" office:value="19.2021574269913" calcext:value-type="float">
            <text:p>19,2021574269913</text:p>
          </table:table-cell>
          <table:table-cell table:formula="of:=[.$P$7] * (([.B58] - [.$P$6])^[.$P$8])" office:value-type="float" office:value="421.23102950733" calcext:value-type="float">
            <text:p>421,23102950733</text:p>
          </table:table-cell>
          <table:table-cell table:formula="of:=LN([.H58])" office:value-type="float" office:value="6.04318144684203" calcext:value-type="float">
            <text:p>6,04318144684203</text:p>
          </table:table-cell>
          <table:table-cell table:formula="of:=([.E58]-[.I58])^2" office:value-type="float" office:value="0.0314738550879315" calcext:value-type="float">
            <text:p>0,0314738550879315</text:p>
          </table:table-cell>
          <table:table-cell table:number-columns-repeated="10"/>
          <table:table-cell table:formula="of:=[.U57]+2" office:value-type="float" office:value="112" calcext:value-type="float">
            <text:p>112</text:p>
          </table:table-cell>
          <table:table-cell table:formula="of:=437.73158 * (([.U58]-[.$P$6])^1.44466)" office:value-type="float" office:value="399605.252823338" calcext:value-type="float">
            <text:p>399605,25282333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0" calcext:value-type="float">
            <text:p>80</text:p>
          </table:table-cell>
          <table:table-cell office:value-type="float" office:value="397" calcext:value-type="float">
            <text:p>397</text:p>
          </table:table-cell>
          <table:table-cell table:formula="of:=LN([.B59]-[.$P$6])" office:value-type="float" office:value="4.38202663467388" calcext:value-type="float">
            <text:p>4,38202663467388</text:p>
          </table:table-cell>
          <table:table-cell table:formula="of:=LN([.C59])" office:value-type="float" office:value="5.98393628068719" calcext:value-type="float">
            <text:p>5,98393628068719</text:p>
          </table:table-cell>
          <table:table-cell table:formula="of:=[.D59]*[.E59]" office:value-type="float" office:value="26.2217681621626" calcext:value-type="float">
            <text:p>26,2217681621626</text:p>
          </table:table-cell>
          <table:table-cell table:formula="of:=[.D59]*[.D59]" office:value-type="float" office:value="19.2021574269913" calcext:value-type="float">
            <text:p>19,2021574269913</text:p>
          </table:table-cell>
          <table:table-cell table:formula="of:=[.$P$7] * (([.B59] - [.$P$6])^[.$P$8])" office:value-type="float" office:value="421.23102950733" calcext:value-type="float">
            <text:p>421,23102950733</text:p>
          </table:table-cell>
          <table:table-cell table:formula="of:=LN([.H59])" office:value-type="float" office:value="6.04318144684203" calcext:value-type="float">
            <text:p>6,04318144684203</text:p>
          </table:table-cell>
          <table:table-cell table:formula="of:=([.E59]-[.I59])^2" office:value-type="float" office:value="0.00350998971271416" calcext:value-type="float">
            <text:p>0,00350998971271416</text:p>
          </table:table-cell>
          <table:table-cell table:number-columns-repeated="10"/>
          <table:table-cell table:formula="of:=[.U58]+2" office:value-type="float" office:value="114" calcext:value-type="float">
            <text:p>114</text:p>
          </table:table-cell>
          <table:table-cell table:formula="of:=437.73158 * (([.U59]-[.$P$6])^1.44466)" office:value-type="float" office:value="409954.862815478" calcext:value-type="float">
            <text:p>409954,86281547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table:formula="of:=LN([.B60]-[.$P$6])" office:value-type="float" office:value="4.38202663467388" calcext:value-type="float">
            <text:p>4,38202663467388</text:p>
          </table:table-cell>
          <table:table-cell table:formula="of:=LN([.C60])" office:value-type="float" office:value="5.93753620508243" calcext:value-type="float">
            <text:p>5,93753620508243</text:p>
          </table:table-cell>
          <table:table-cell table:formula="of:=[.D60]*[.E60]" office:value-type="float" office:value="26.0184417950117" calcext:value-type="float">
            <text:p>26,0184417950117</text:p>
          </table:table-cell>
          <table:table-cell table:formula="of:=[.D60]*[.D60]" office:value-type="float" office:value="19.2021574269913" calcext:value-type="float">
            <text:p>19,2021574269913</text:p>
          </table:table-cell>
          <table:table-cell table:formula="of:=[.$P$7] * (([.B60] - [.$P$6])^[.$P$8])" office:value-type="float" office:value="421.23102950733" calcext:value-type="float">
            <text:p>421,23102950733</text:p>
          </table:table-cell>
          <table:table-cell table:formula="of:=LN([.H60])" office:value-type="float" office:value="6.04318144684203" calcext:value-type="float">
            <text:p>6,04318144684203</text:p>
          </table:table-cell>
          <table:table-cell table:formula="of:=([.E60]-[.I60])^2" office:value-type="float" office:value="0.0111609171064445" calcext:value-type="float">
            <text:p>0,0111609171064445</text:p>
          </table:table-cell>
          <table:table-cell table:number-columns-repeated="10"/>
          <table:table-cell table:formula="of:=[.U59]+2" office:value-type="float" office:value="116" calcext:value-type="float">
            <text:p>116</text:p>
          </table:table-cell>
          <table:table-cell table:formula="of:=437.73158 * (([.U60]-[.$P$6])^1.44466)" office:value-type="float" office:value="420385.529646898" calcext:value-type="float">
            <text:p>420385,52964689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2" calcext:value-type="float">
            <text:p>82</text:p>
          </table:table-cell>
          <table:table-cell office:value-type="float" office:value="303.567" calcext:value-type="float">
            <text:p>303,567</text:p>
          </table:table-cell>
          <table:table-cell table:formula="of:=LN([.B61]-[.$P$6])" office:value-type="float" office:value="4.40671924726425" calcext:value-type="float">
            <text:p>4,40671924726425</text:p>
          </table:table-cell>
          <table:table-cell table:formula="of:=LN([.C61])" office:value-type="float" office:value="5.7156023439615" calcext:value-type="float">
            <text:p>5,7156023439615</text:p>
          </table:table-cell>
          <table:table-cell table:formula="of:=[.D61]*[.E61]" office:value-type="float" office:value="25.1870548588438" calcext:value-type="float">
            <text:p>25,1870548588438</text:p>
          </table:table-cell>
          <table:table-cell table:formula="of:=[.D61]*[.D61]" office:value-type="float" office:value="19.4191745242092" calcext:value-type="float">
            <text:p>19,4191745242092</text:p>
          </table:table-cell>
          <table:table-cell table:formula="of:=[.$P$7] * (([.B61] - [.$P$6])^[.$P$8])" office:value-type="float" office:value="431.761353449355" calcext:value-type="float">
            <text:p>431,761353449355</text:p>
          </table:table-cell>
          <table:table-cell table:formula="of:=LN([.H61])" office:value-type="float" office:value="6.06787301303161" calcext:value-type="float">
            <text:p>6,06787301303161</text:p>
          </table:table-cell>
          <table:table-cell table:formula="of:=([.E61]-[.I61])^2" office:value-type="float" office:value="0.1240946242871" calcext:value-type="float">
            <text:p>0,1240946242871</text:p>
          </table:table-cell>
          <table:table-cell table:number-columns-repeated="10"/>
          <table:table-cell table:formula="of:=[.U60]+2" office:value-type="float" office:value="118" calcext:value-type="float">
            <text:p>118</text:p>
          </table:table-cell>
          <table:table-cell table:formula="of:=437.73158 * (([.U61]-[.$P$6])^1.44466)" office:value-type="float" office:value="430896.474151542" calcext:value-type="float">
            <text:p>430896,47415154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2" calcext:value-type="float">
            <text:p>82</text:p>
          </table:table-cell>
          <table:table-cell office:value-type="float" office:value="514" calcext:value-type="float">
            <text:p>514</text:p>
          </table:table-cell>
          <table:table-cell table:formula="of:=LN([.B62]-[.$P$6])" office:value-type="float" office:value="4.40671924726425" calcext:value-type="float">
            <text:p>4,40671924726425</text:p>
          </table:table-cell>
          <table:table-cell table:formula="of:=LN([.C62])" office:value-type="float" office:value="6.24222326545517" calcext:value-type="float">
            <text:p>6,24222326545517</text:p>
          </table:table-cell>
          <table:table-cell table:formula="of:=[.D62]*[.E62]" office:value-type="float" office:value="27.507725409602" calcext:value-type="float">
            <text:p>27,507725409602</text:p>
          </table:table-cell>
          <table:table-cell table:formula="of:=[.D62]*[.D62]" office:value-type="float" office:value="19.4191745242092" calcext:value-type="float">
            <text:p>19,4191745242092</text:p>
          </table:table-cell>
          <table:table-cell table:formula="of:=[.$P$7] * (([.B62] - [.$P$6])^[.$P$8])" office:value-type="float" office:value="431.761353449355" calcext:value-type="float">
            <text:p>431,761353449355</text:p>
          </table:table-cell>
          <table:table-cell table:formula="of:=LN([.H62])" office:value-type="float" office:value="6.06787301303161" calcext:value-type="float">
            <text:p>6,06787301303161</text:p>
          </table:table-cell>
          <table:table-cell table:formula="of:=([.E62]-[.I62])^2" office:value-type="float" office:value="0.0303980105201587" calcext:value-type="float">
            <text:p>0,0303980105201587</text:p>
          </table:table-cell>
          <table:table-cell table:number-columns-repeated="10"/>
          <table:table-cell table:formula="of:=[.U61]+2" office:value-type="float" office:value="120" calcext:value-type="float">
            <text:p>120</text:p>
          </table:table-cell>
          <table:table-cell table:formula="of:=437.73158 * (([.U62]-[.$P$6])^1.44466)" office:value-type="float" office:value="441486.937784333" calcext:value-type="float">
            <text:p>441486,93778433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2" calcext:value-type="float">
            <text:p>82</text:p>
          </table:table-cell>
          <table:table-cell office:value-type="float" office:value="520" calcext:value-type="float">
            <text:p>520</text:p>
          </table:table-cell>
          <table:table-cell table:formula="of:=LN([.B63]-[.$P$6])" office:value-type="float" office:value="4.40671924726425" calcext:value-type="float">
            <text:p>4,40671924726425</text:p>
          </table:table-cell>
          <table:table-cell table:formula="of:=LN([.C63])" office:value-type="float" office:value="6.25382881157547" calcext:value-type="float">
            <text:p>6,25382881157547</text:p>
          </table:table-cell>
          <table:table-cell table:formula="of:=[.D63]*[.E63]" office:value-type="float" office:value="27.5588677930654" calcext:value-type="float">
            <text:p>27,5588677930654</text:p>
          </table:table-cell>
          <table:table-cell table:formula="of:=[.D63]*[.D63]" office:value-type="float" office:value="19.4191745242092" calcext:value-type="float">
            <text:p>19,4191745242092</text:p>
          </table:table-cell>
          <table:table-cell table:formula="of:=[.$P$7] * (([.B63] - [.$P$6])^[.$P$8])" office:value-type="float" office:value="431.761353449355" calcext:value-type="float">
            <text:p>431,761353449355</text:p>
          </table:table-cell>
          <table:table-cell table:formula="of:=LN([.H63])" office:value-type="float" office:value="6.06787301303161" calcext:value-type="float">
            <text:p>6,06787301303161</text:p>
          </table:table-cell>
          <table:table-cell table:formula="of:=([.E63]-[.I63])^2" office:value-type="float" office:value="0.0345795590120871" calcext:value-type="float">
            <text:p>0,0345795590120871</text:p>
          </table:table-cell>
          <table:table-cell table:number-columns-repeated="10"/>
          <table:table-cell table:formula="of:=[.U62]+2" office:value-type="float" office:value="122" calcext:value-type="float">
            <text:p>122</text:p>
          </table:table-cell>
          <table:table-cell table:formula="of:=437.73158 * (([.U63]-[.$P$6])^1.44466)" office:value-type="float" office:value="452156.1817395" calcext:value-type="float">
            <text:p>452156,181739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3" calcext:value-type="float">
            <text:p>83</text:p>
          </table:table-cell>
          <table:table-cell office:value-type="float" office:value="530" calcext:value-type="float">
            <text:p>530</text:p>
          </table:table-cell>
          <table:table-cell table:formula="of:=LN([.B64]-[.$P$6])" office:value-type="float" office:value="4.4188406077966" calcext:value-type="float">
            <text:p>4,4188406077966</text:p>
          </table:table-cell>
          <table:table-cell table:formula="of:=LN([.C64])" office:value-type="float" office:value="6.27287700654617" calcext:value-type="float">
            <text:p>6,27287700654617</text:p>
          </table:table-cell>
          <table:table-cell table:formula="of:=[.D64]*[.E64]" office:value-type="float" office:value="27.7188436442398" calcext:value-type="float">
            <text:p>27,7188436442398</text:p>
          </table:table-cell>
          <table:table-cell table:formula="of:=[.D64]*[.D64]" office:value-type="float" office:value="19.5261523171122" calcext:value-type="float">
            <text:p>19,5261523171122</text:p>
          </table:table-cell>
          <table:table-cell table:formula="of:=[.$P$7] * (([.B64] - [.$P$6])^[.$P$8])" office:value-type="float" office:value="437.026511321967" calcext:value-type="float">
            <text:p>437,026511321967</text:p>
          </table:table-cell>
          <table:table-cell table:formula="of:=LN([.H64])" office:value-type="float" office:value="6.0799938598961" calcext:value-type="float">
            <text:p>6,0799938598961</text:p>
          </table:table-cell>
          <table:table-cell table:formula="of:=([.E64]-[.I64])^2" office:value-type="float" office:value="0.0372039082616314" calcext:value-type="float">
            <text:p>0,0372039082616314</text:p>
          </table:table-cell>
          <table:table-cell table:number-columns-repeated="10"/>
          <table:table-cell table:formula="of:=[.U63]+2" office:value-type="float" office:value="124" calcext:value-type="float">
            <text:p>124</text:p>
          </table:table-cell>
          <table:table-cell table:formula="of:=437.73158 * (([.U64]-[.$P$6])^1.44466)" office:value-type="float" office:value="462903.486120492" calcext:value-type="float">
            <text:p>462903,48612049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3" calcext:value-type="float">
            <text:p>83</text:p>
          </table:table-cell>
          <table:table-cell office:value-type="float" office:value="563" calcext:value-type="float">
            <text:p>563</text:p>
          </table:table-cell>
          <table:table-cell table:formula="of:=LN([.B65]-[.$P$6])" office:value-type="float" office:value="4.4188406077966" calcext:value-type="float">
            <text:p>4,4188406077966</text:p>
          </table:table-cell>
          <table:table-cell table:formula="of:=LN([.C65])" office:value-type="float" office:value="6.33327962813969" calcext:value-type="float">
            <text:p>6,33327962813969</text:p>
          </table:table-cell>
          <table:table-cell table:formula="of:=[.D65]*[.E65]" office:value-type="float" office:value="27.9857532013546" calcext:value-type="float">
            <text:p>27,9857532013546</text:p>
          </table:table-cell>
          <table:table-cell table:formula="of:=[.D65]*[.D65]" office:value-type="float" office:value="19.5261523171122" calcext:value-type="float">
            <text:p>19,5261523171122</text:p>
          </table:table-cell>
          <table:table-cell table:formula="of:=[.$P$7] * (([.B65] - [.$P$6])^[.$P$8])" office:value-type="float" office:value="437.026511321967" calcext:value-type="float">
            <text:p>437,026511321967</text:p>
          </table:table-cell>
          <table:table-cell table:formula="of:=LN([.H65])" office:value-type="float" office:value="6.0799938598961" calcext:value-type="float">
            <text:p>6,0799938598961</text:p>
          </table:table-cell>
          <table:table-cell table:formula="of:=([.E65]-[.I65])^2" office:value-type="float" office:value="0.0641536803947458" calcext:value-type="float">
            <text:p>0,0641536803947458</text:p>
          </table:table-cell>
          <table:table-cell table:number-columns-repeated="10"/>
          <table:table-cell table:formula="of:=[.U64]+2" office:value-type="float" office:value="126" calcext:value-type="float">
            <text:p>126</text:p>
          </table:table-cell>
          <table:table-cell table:formula="of:=437.73158 * (([.U65]-[.$P$6])^1.44466)" office:value-type="float" office:value="473728.149157673" calcext:value-type="float">
            <text:p>473728,14915767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4" calcext:value-type="float">
            <text:p>84</text:p>
          </table:table-cell>
          <table:table-cell office:value-type="float" office:value="407" calcext:value-type="float">
            <text:p>407</text:p>
          </table:table-cell>
          <table:table-cell table:formula="of:=LN([.B66]-[.$P$6])" office:value-type="float" office:value="4.43081679884331" calcext:value-type="float">
            <text:p>4,43081679884331</text:p>
          </table:table-cell>
          <table:table-cell table:formula="of:=LN([.C66])" office:value-type="float" office:value="6.0088131854426" calcext:value-type="float">
            <text:p>6,0088131854426</text:p>
          </table:table-cell>
          <table:table-cell table:formula="of:=[.D66]*[.E66]" office:value-type="float" office:value="26.6239504031702" calcext:value-type="float">
            <text:p>26,6239504031702</text:p>
          </table:table-cell>
          <table:table-cell table:formula="of:=[.D66]*[.D66]" office:value-type="float" office:value="19.6321375049121" calcext:value-type="float">
            <text:p>19,6321375049121</text:p>
          </table:table-cell>
          <table:table-cell table:formula="of:=[.$P$7] * (([.B66] - [.$P$6])^[.$P$8])" office:value-type="float" office:value="442.291666506297" calcext:value-type="float">
            <text:p>442,291666506297</text:p>
          </table:table-cell>
          <table:table-cell table:formula="of:=LN([.H66])" office:value-type="float" office:value="6.09196954342682" calcext:value-type="float">
            <text:p>6,09196954342682</text:p>
          </table:table-cell>
          <table:table-cell table:formula="of:=([.E66]-[.I66])^2" office:value-type="float" office:value="0.00691497987320105" calcext:value-type="float">
            <text:p>0,00691497987320105</text:p>
          </table:table-cell>
          <table:table-cell table:number-columns-repeated="10"/>
          <table:table-cell table:formula="of:=[.U65]+2" office:value-type="float" office:value="128" calcext:value-type="float">
            <text:p>128</text:p>
          </table:table-cell>
          <table:table-cell table:formula="of:=437.73158 * (([.U66]-[.$P$6])^1.44466)" office:value-type="float" office:value="484629.486470337" calcext:value-type="float">
            <text:p>484629,48647033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5" calcext:value-type="float">
            <text:p>85</text:p>
          </table:table-cell>
          <table:table-cell office:value-type="float" office:value="434" calcext:value-type="float">
            <text:p>434</text:p>
          </table:table-cell>
          <table:table-cell table:formula="of:=LN([.B67]-[.$P$6])" office:value-type="float" office:value="4.44265125649032" calcext:value-type="float">
            <text:p>4,44265125649032</text:p>
          </table:table-cell>
          <table:table-cell table:formula="of:=LN([.C67])" office:value-type="float" office:value="6.07304453410041" calcext:value-type="float">
            <text:p>6,07304453410041</text:p>
          </table:table-cell>
          <table:table-cell table:formula="of:=[.D67]*[.E67]" office:value-type="float" office:value="26.9804189301428" calcext:value-type="float">
            <text:p>26,9804189301428</text:p>
          </table:table-cell>
          <table:table-cell table:formula="of:=[.D67]*[.D67]" office:value-type="float" office:value="19.737150186795" calcext:value-type="float">
            <text:p>19,737150186795</text:p>
          </table:table-cell>
          <table:table-cell table:formula="of:=[.$P$7] * (([.B67] - [.$P$6])^[.$P$8])" office:value-type="float" office:value="447.556819034352" calcext:value-type="float">
            <text:p>447,556819034352</text:p>
          </table:table-cell>
          <table:table-cell table:formula="of:=LN([.H67])" office:value-type="float" office:value="6.10380349956408" calcext:value-type="float">
            <text:p>6,10380349956408</text:p>
          </table:table-cell>
          <table:table-cell table:formula="of:=([.E67]-[.I67])^2" office:value-type="float" office:value="0.000946113956395542" calcext:value-type="float">
            <text:p>0,000946113956395542</text:p>
          </table:table-cell>
          <table:table-cell table:number-columns-repeated="10"/>
          <table:table-cell table:formula="of:=[.U66]+2" office:value-type="float" office:value="130" calcext:value-type="float">
            <text:p>130</text:p>
          </table:table-cell>
          <table:table-cell table:formula="of:=437.73158 * (([.U67]-[.$P$6])^1.44466)" office:value-type="float" office:value="495606.830369868" calcext:value-type="float">
            <text:p>495606,83036986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6" calcext:value-type="float">
            <text:p>86</text:p>
          </table:table-cell>
          <table:table-cell office:value-type="float" office:value="556" calcext:value-type="float">
            <text:p>556</text:p>
          </table:table-cell>
          <table:table-cell table:formula="of:=LN([.B68]-[.$P$6])" office:value-type="float" office:value="4.45434729625351" calcext:value-type="float">
            <text:p>4,45434729625351</text:p>
          </table:table-cell>
          <table:table-cell table:formula="of:=LN([.C68])" office:value-type="float" office:value="6.32076829425058" calcext:value-type="float">
            <text:p>6,32076829425058</text:p>
          </table:table-cell>
          <table:table-cell table:formula="of:=[.D68]*[.E68]" office:value-type="float" office:value="28.15489716174" calcext:value-type="float">
            <text:p>28,15489716174</text:p>
          </table:table-cell>
          <table:table-cell table:formula="of:=[.D68]*[.D68]" office:value-type="float" office:value="19.8412098356409" calcext:value-type="float">
            <text:p>19,8412098356409</text:p>
          </table:table-cell>
          <table:table-cell table:formula="of:=[.$P$7] * (([.B68] - [.$P$6])^[.$P$8])" office:value-type="float" office:value="452.821968937385" calcext:value-type="float">
            <text:p>452,821968937385</text:p>
          </table:table-cell>
          <table:table-cell table:formula="of:=LN([.H68])" office:value-type="float" office:value="6.11549904368327" calcext:value-type="float">
            <text:p>6,11549904368327</text:p>
          </table:table-cell>
          <table:table-cell table:formula="of:=([.E68]-[.I68])^2" office:value-type="float" office:value="0.0421354652284653" calcext:value-type="float">
            <text:p>0,0421354652284653</text:p>
          </table:table-cell>
          <table:table-cell table:number-columns-repeated="10"/>
          <table:table-cell table:formula="of:=[.U67]+2" office:value-type="float" office:value="132" calcext:value-type="float">
            <text:p>132</text:p>
          </table:table-cell>
          <table:table-cell table:formula="of:=437.73158 * (([.U68]-[.$P$6])^1.44466)" office:value-type="float" office:value="506659.529201155" calcext:value-type="float">
            <text:p>506659,52920115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6" calcext:value-type="float">
            <text:p>86</text:p>
          </table:table-cell>
          <table:table-cell office:value-type="float" office:value="584" calcext:value-type="float">
            <text:p>584</text:p>
          </table:table-cell>
          <table:table-cell table:formula="of:=LN([.B69]-[.$P$6])" office:value-type="float" office:value="4.45434729625351" calcext:value-type="float">
            <text:p>4,45434729625351</text:p>
          </table:table-cell>
          <table:table-cell table:formula="of:=LN([.C69])" office:value-type="float" office:value="6.36990098282823" calcext:value-type="float">
            <text:p>6,36990098282823</text:p>
          </table:table-cell>
          <table:table-cell table:formula="of:=[.D69]*[.E69]" office:value-type="float" office:value="28.3737512202635" calcext:value-type="float">
            <text:p>28,3737512202635</text:p>
          </table:table-cell>
          <table:table-cell table:formula="of:=[.D69]*[.D69]" office:value-type="float" office:value="19.8412098356409" calcext:value-type="float">
            <text:p>19,8412098356409</text:p>
          </table:table-cell>
          <table:table-cell table:formula="of:=[.$P$7] * (([.B69] - [.$P$6])^[.$P$8])" office:value-type="float" office:value="452.821968937385" calcext:value-type="float">
            <text:p>452,821968937385</text:p>
          </table:table-cell>
          <table:table-cell table:formula="of:=LN([.H69])" office:value-type="float" office:value="6.11549904368327" calcext:value-type="float">
            <text:p>6,11549904368327</text:p>
          </table:table-cell>
          <table:table-cell table:formula="of:=([.E69]-[.I69])^2" office:value-type="float" office:value="0.0647203466407135" calcext:value-type="float">
            <text:p>0,0647203466407135</text:p>
          </table:table-cell>
          <table:table-cell table:number-columns-repeated="10"/>
          <table:table-cell table:formula="of:=[.U68]+2" office:value-type="float" office:value="134" calcext:value-type="float">
            <text:p>134</text:p>
          </table:table-cell>
          <table:table-cell table:formula="of:=437.73158 * (([.U69]-[.$P$6])^1.44466)" office:value-type="float" office:value="517786.946719622" calcext:value-type="float">
            <text:p>517786,94671962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6" calcext:value-type="float">
            <text:p>86</text:p>
          </table:table-cell>
          <table:table-cell office:value-type="float" office:value="562" calcext:value-type="float">
            <text:p>562</text:p>
          </table:table-cell>
          <table:table-cell table:formula="of:=LN([.B70]-[.$P$6])" office:value-type="float" office:value="4.45434729625351" calcext:value-type="float">
            <text:p>4,45434729625351</text:p>
          </table:table-cell>
          <table:table-cell table:formula="of:=LN([.C70])" office:value-type="float" office:value="6.33150184989369" calcext:value-type="float">
            <text:p>6,33150184989369</text:p>
          </table:table-cell>
          <table:table-cell table:formula="of:=[.D70]*[.E70]" office:value-type="float" office:value="28.202708146298" calcext:value-type="float">
            <text:p>28,202708146298</text:p>
          </table:table-cell>
          <table:table-cell table:formula="of:=[.D70]*[.D70]" office:value-type="float" office:value="19.8412098356409" calcext:value-type="float">
            <text:p>19,8412098356409</text:p>
          </table:table-cell>
          <table:table-cell table:formula="of:=[.$P$7] * (([.B70] - [.$P$6])^[.$P$8])" office:value-type="float" office:value="452.821968937385" calcext:value-type="float">
            <text:p>452,821968937385</text:p>
          </table:table-cell>
          <table:table-cell table:formula="of:=LN([.H70])" office:value-type="float" office:value="6.11549904368327" calcext:value-type="float">
            <text:p>6,11549904368327</text:p>
          </table:table-cell>
          <table:table-cell table:formula="of:=([.E70]-[.I70])^2" office:value-type="float" office:value="0.0466572122907758" calcext:value-type="float">
            <text:p>0,0466572122907758</text:p>
          </table:table-cell>
          <table:table-cell table:number-columns-repeated="10"/>
          <table:table-cell table:formula="of:=[.U69]+2" office:value-type="float" office:value="136" calcext:value-type="float">
            <text:p>136</text:p>
          </table:table-cell>
          <table:table-cell table:formula="of:=437.73158 * (([.U70]-[.$P$6])^1.44466)" office:value-type="float" office:value="528988.461501413" calcext:value-type="float">
            <text:p>528988,46150141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6" calcext:value-type="float">
            <text:p>86</text:p>
          </table:table-cell>
          <table:table-cell office:value-type="float" office:value="462" calcext:value-type="float">
            <text:p>462</text:p>
          </table:table-cell>
          <table:table-cell table:formula="of:=LN([.B71]-[.$P$6])" office:value-type="float" office:value="4.45434729625351" calcext:value-type="float">
            <text:p>4,45434729625351</text:p>
          </table:table-cell>
          <table:table-cell table:formula="of:=LN([.C71])" office:value-type="float" office:value="6.13556489108174" calcext:value-type="float">
            <text:p>6,13556489108174</text:p>
          </table:table-cell>
          <table:table-cell table:formula="of:=[.D71]*[.E71]" office:value-type="float" office:value="27.3299368835779" calcext:value-type="float">
            <text:p>27,3299368835779</text:p>
          </table:table-cell>
          <table:table-cell table:formula="of:=[.D71]*[.D71]" office:value-type="float" office:value="19.8412098356409" calcext:value-type="float">
            <text:p>19,8412098356409</text:p>
          </table:table-cell>
          <table:table-cell table:formula="of:=[.$P$7] * (([.B71] - [.$P$6])^[.$P$8])" office:value-type="float" office:value="452.821968937385" calcext:value-type="float">
            <text:p>452,821968937385</text:p>
          </table:table-cell>
          <table:table-cell table:formula="of:=LN([.H71])" office:value-type="float" office:value="6.11549904368327" calcext:value-type="float">
            <text:p>6,11549904368327</text:p>
          </table:table-cell>
          <table:table-cell table:formula="of:=([.E71]-[.I71])^2" office:value-type="float" office:value="0.000402638231818554" calcext:value-type="float">
            <text:p>0,000402638231818554</text:p>
          </table:table-cell>
          <table:table-cell table:number-columns-repeated="10"/>
          <table:table-cell table:formula="of:=[.U70]+2" office:value-type="float" office:value="138" calcext:value-type="float">
            <text:p>138</text:p>
          </table:table-cell>
          <table:table-cell table:formula="of:=437.73158 * (([.U71]-[.$P$6])^1.44466)" office:value-type="float" office:value="540263.466384544" calcext:value-type="float">
            <text:p>540263,46638454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6" calcext:value-type="float">
            <text:p>86</text:p>
          </table:table-cell>
          <table:table-cell office:value-type="float" office:value="461" calcext:value-type="float">
            <text:p>461</text:p>
          </table:table-cell>
          <table:table-cell table:formula="of:=LN([.B72]-[.$P$6])" office:value-type="float" office:value="4.45434729625351" calcext:value-type="float">
            <text:p>4,45434729625351</text:p>
          </table:table-cell>
          <table:table-cell table:formula="of:=LN([.C72])" office:value-type="float" office:value="6.13339804299665" calcext:value-type="float">
            <text:p>6,13339804299665</text:p>
          </table:table-cell>
          <table:table-cell table:formula="of:=[.D72]*[.E72]" office:value-type="float" office:value="27.3202849896687" calcext:value-type="float">
            <text:p>27,3202849896687</text:p>
          </table:table-cell>
          <table:table-cell table:formula="of:=[.D72]*[.D72]" office:value-type="float" office:value="19.8412098356409" calcext:value-type="float">
            <text:p>19,8412098356409</text:p>
          </table:table-cell>
          <table:table-cell table:formula="of:=[.$P$7] * (([.B72] - [.$P$6])^[.$P$8])" office:value-type="float" office:value="452.821968937385" calcext:value-type="float">
            <text:p>452,821968937385</text:p>
          </table:table-cell>
          <table:table-cell table:formula="of:=LN([.H72])" office:value-type="float" office:value="6.11549904368327" calcext:value-type="float">
            <text:p>6,11549904368327</text:p>
          </table:table-cell>
          <table:table-cell table:formula="of:=([.E72]-[.I72])^2" office:value-type="float" office:value="0.000320374176420259" calcext:value-type="float">
            <text:p>0,000320374176420259</text:p>
          </table:table-cell>
          <table:table-cell table:number-columns-repeated="10"/>
          <table:table-cell table:formula="of:=[.U71]+2" office:value-type="float" office:value="140" calcext:value-type="float">
            <text:p>140</text:p>
          </table:table-cell>
          <table:table-cell table:formula="of:=437.73158 * (([.U72]-[.$P$6])^1.44466)" office:value-type="float" office:value="551611.367938936" calcext:value-type="float">
            <text:p>551611,36793893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6" calcext:value-type="float">
            <text:p>86</text:p>
          </table:table-cell>
          <table:table-cell office:value-type="float" office:value="533" calcext:value-type="float">
            <text:p>533</text:p>
          </table:table-cell>
          <table:table-cell table:formula="of:=LN([.B73]-[.$P$6])" office:value-type="float" office:value="4.45434729625351" calcext:value-type="float">
            <text:p>4,45434729625351</text:p>
          </table:table-cell>
          <table:table-cell table:formula="of:=LN([.C73])" office:value-type="float" office:value="6.27852142416584" calcext:value-type="float">
            <text:p>6,27852142416584</text:p>
          </table:table-cell>
          <table:table-cell table:formula="of:=[.D73]*[.E73]" office:value-type="float" office:value="27.9667149302028" calcext:value-type="float">
            <text:p>27,9667149302028</text:p>
          </table:table-cell>
          <table:table-cell table:formula="of:=[.D73]*[.D73]" office:value-type="float" office:value="19.8412098356409" calcext:value-type="float">
            <text:p>19,8412098356409</text:p>
          </table:table-cell>
          <table:table-cell table:formula="of:=[.$P$7] * (([.B73] - [.$P$6])^[.$P$8])" office:value-type="float" office:value="452.821968937385" calcext:value-type="float">
            <text:p>452,821968937385</text:p>
          </table:table-cell>
          <table:table-cell table:formula="of:=LN([.H73])" office:value-type="float" office:value="6.11549904368327" calcext:value-type="float">
            <text:p>6,11549904368327</text:p>
          </table:table-cell>
          <table:table-cell table:formula="of:=([.E73]-[.I73])^2" office:value-type="float" office:value="0.0265762965382046" calcext:value-type="float">
            <text:p>0,0265762965382046</text:p>
          </table:table-cell>
          <table:table-cell table:number-columns-repeated="10"/>
          <table:table-cell table:formula="of:=[.U72]+2" office:value-type="float" office:value="142" calcext:value-type="float">
            <text:p>142</text:p>
          </table:table-cell>
          <table:table-cell table:formula="of:=437.73158 * (([.U73]-[.$P$6])^1.44466)" office:value-type="float" office:value="563031.585963461" calcext:value-type="float">
            <text:p>563031,58596346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6" calcext:value-type="float">
            <text:p>86</text:p>
          </table:table-cell>
          <table:table-cell office:value-type="float" office:value="377" calcext:value-type="float">
            <text:p>377</text:p>
          </table:table-cell>
          <table:table-cell table:formula="of:=LN([.B74]-[.$P$6])" office:value-type="float" office:value="4.45434729625351" calcext:value-type="float">
            <text:p>4,45434729625351</text:p>
          </table:table-cell>
          <table:table-cell table:formula="of:=LN([.C74])" office:value-type="float" office:value="5.93224518744801" calcext:value-type="float">
            <text:p>5,93224518744801</text:p>
          </table:table-cell>
          <table:table-cell table:formula="of:=[.D74]*[.E74]" office:value-type="float" office:value="26.4242803114219" calcext:value-type="float">
            <text:p>26,4242803114219</text:p>
          </table:table-cell>
          <table:table-cell table:formula="of:=[.D74]*[.D74]" office:value-type="float" office:value="19.8412098356409" calcext:value-type="float">
            <text:p>19,8412098356409</text:p>
          </table:table-cell>
          <table:table-cell table:formula="of:=[.$P$7] * (([.B74] - [.$P$6])^[.$P$8])" office:value-type="float" office:value="452.821968937385" calcext:value-type="float">
            <text:p>452,821968937385</text:p>
          </table:table-cell>
          <table:table-cell table:formula="of:=LN([.H74])" office:value-type="float" office:value="6.11549904368327" calcext:value-type="float">
            <text:p>6,11549904368327</text:p>
          </table:table-cell>
          <table:table-cell table:formula="of:=([.E74]-[.I74])^2" office:value-type="float" office:value="0.0335819758250937" calcext:value-type="float">
            <text:p>0,0335819758250937</text:p>
          </table:table-cell>
          <table:table-cell table:number-columns-repeated="10"/>
          <table:table-cell table:formula="of:=[.U73]+2" office:value-type="float" office:value="144" calcext:value-type="float">
            <text:p>144</text:p>
          </table:table-cell>
          <table:table-cell table:formula="of:=437.73158 * (([.U74]-[.$P$6])^1.44466)" office:value-type="float" office:value="574523.553008256" calcext:value-type="float">
            <text:p>574523,55300825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7" calcext:value-type="float">
            <text:p>87</text:p>
          </table:table-cell>
          <table:table-cell office:value-type="float" office:value="503" calcext:value-type="float">
            <text:p>503</text:p>
          </table:table-cell>
          <table:table-cell table:formula="of:=LN([.B75]-[.$P$6])" office:value-type="float" office:value="4.46590811865458" calcext:value-type="float">
            <text:p>4,46590811865458</text:p>
          </table:table-cell>
          <table:table-cell table:formula="of:=LN([.C75])" office:value-type="float" office:value="6.22059017009974" calcext:value-type="float">
            <text:p>6,22059017009974</text:p>
          </table:table-cell>
          <table:table-cell table:formula="of:=[.D75]*[.E75]" office:value-type="float" office:value="27.7805841434713" calcext:value-type="float">
            <text:p>27,7805841434713</text:p>
          </table:table-cell>
          <table:table-cell table:formula="of:=[.D75]*[.D75]" office:value-type="float" office:value="19.9443353242649" calcext:value-type="float">
            <text:p>19,9443353242649</text:p>
          </table:table-cell>
          <table:table-cell table:formula="of:=[.$P$7] * (([.B75] - [.$P$6])^[.$P$8])" office:value-type="float" office:value="458.087116245923" calcext:value-type="float">
            <text:p>458,087116245923</text:p>
          </table:table-cell>
          <table:table-cell table:formula="of:=LN([.H75])" office:value-type="float" office:value="6.12705937617047" calcext:value-type="float">
            <text:p>6,12705937617047</text:p>
          </table:table-cell>
          <table:table-cell table:formula="of:=([.E75]-[.I75])^2" office:value-type="float" office:value="0.00874800941304044" calcext:value-type="float">
            <text:p>0,00874800941304044</text:p>
          </table:table-cell>
          <table:table-cell table:number-columns-repeated="10"/>
          <table:table-cell table:formula="of:=[.U74]+2" office:value-type="float" office:value="146" calcext:value-type="float">
            <text:p>146</text:p>
          </table:table-cell>
          <table:table-cell table:formula="of:=437.73158 * (([.U75]-[.$P$6])^1.44466)" office:value-type="float" office:value="586086.713920703" calcext:value-type="float">
            <text:p>586086,71392070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7" calcext:value-type="float">
            <text:p>87</text:p>
          </table:table-cell>
          <table:table-cell office:value-type="float" office:value="492" calcext:value-type="float">
            <text:p>492</text:p>
          </table:table-cell>
          <table:table-cell table:formula="of:=LN([.B76]-[.$P$6])" office:value-type="float" office:value="4.46590811865458" calcext:value-type="float">
            <text:p>4,46590811865458</text:p>
          </table:table-cell>
          <table:table-cell table:formula="of:=LN([.C76])" office:value-type="float" office:value="6.19847871649231" calcext:value-type="float">
            <text:p>6,19847871649231</text:p>
          </table:table-cell>
          <table:table-cell table:formula="of:=[.D76]*[.E76]" office:value-type="float" office:value="27.6818364232906" calcext:value-type="float">
            <text:p>27,6818364232906</text:p>
          </table:table-cell>
          <table:table-cell table:formula="of:=[.D76]*[.D76]" office:value-type="float" office:value="19.9443353242649" calcext:value-type="float">
            <text:p>19,9443353242649</text:p>
          </table:table-cell>
          <table:table-cell table:formula="of:=[.$P$7] * (([.B76] - [.$P$6])^[.$P$8])" office:value-type="float" office:value="458.087116245923" calcext:value-type="float">
            <text:p>458,087116245923</text:p>
          </table:table-cell>
          <table:table-cell table:formula="of:=LN([.H76])" office:value-type="float" office:value="6.12705937617047" calcext:value-type="float">
            <text:p>6,12705937617047</text:p>
          </table:table-cell>
          <table:table-cell table:formula="of:=([.E76]-[.I76])^2" office:value-type="float" office:value="0.00510072217200727" calcext:value-type="float">
            <text:p>0,00510072217200727</text:p>
          </table:table-cell>
          <table:table-cell table:number-columns-repeated="10"/>
          <table:table-cell table:formula="of:=[.U75]+2" office:value-type="float" office:value="148" calcext:value-type="float">
            <text:p>148</text:p>
          </table:table-cell>
          <table:table-cell table:formula="of:=437.73158 * (([.U76]-[.$P$6])^1.44466)" office:value-type="float" office:value="597720.525413596" calcext:value-type="float">
            <text:p>597720,52541359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7" calcext:value-type="float">
            <text:p>87</text:p>
          </table:table-cell>
          <table:table-cell office:value-type="float" office:value="488" calcext:value-type="float">
            <text:p>488</text:p>
          </table:table-cell>
          <table:table-cell table:formula="of:=LN([.B77]-[.$P$6])" office:value-type="float" office:value="4.46590811865458" calcext:value-type="float">
            <text:p>4,46590811865458</text:p>
          </table:table-cell>
          <table:table-cell table:formula="of:=LN([.C77])" office:value-type="float" office:value="6.19031540585315" calcext:value-type="float">
            <text:p>6,19031540585315</text:p>
          </table:table-cell>
          <table:table-cell table:formula="of:=[.D77]*[.E77]" office:value-type="float" office:value="27.6453798280321" calcext:value-type="float">
            <text:p>27,6453798280321</text:p>
          </table:table-cell>
          <table:table-cell table:formula="of:=[.D77]*[.D77]" office:value-type="float" office:value="19.9443353242649" calcext:value-type="float">
            <text:p>19,9443353242649</text:p>
          </table:table-cell>
          <table:table-cell table:formula="of:=[.$P$7] * (([.B77] - [.$P$6])^[.$P$8])" office:value-type="float" office:value="458.087116245923" calcext:value-type="float">
            <text:p>458,087116245923</text:p>
          </table:table-cell>
          <table:table-cell table:formula="of:=LN([.H77])" office:value-type="float" office:value="6.12705937617047" calcext:value-type="float">
            <text:p>6,12705937617047</text:p>
          </table:table-cell>
          <table:table-cell table:formula="of:=([.E77]-[.I77])^2" office:value-type="float" office:value="0.00400132529121647" calcext:value-type="float">
            <text:p>0,00400132529121647</text:p>
          </table:table-cell>
          <table:table-cell table:number-columns-repeated="10"/>
          <table:table-cell table:formula="of:=[.U76]+2" office:value-type="float" office:value="150" calcext:value-type="float">
            <text:p>150</text:p>
          </table:table-cell>
          <table:table-cell table:formula="of:=437.73158 * (([.U77]-[.$P$6])^1.44466)" office:value-type="float" office:value="609424.455654115" calcext:value-type="float">
            <text:p>609424,45565411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table:formula="of:=LN([.B78]-[.$P$6])" office:value-type="float" office:value="4.47733681447821" calcext:value-type="float">
            <text:p>4,47733681447821</text:p>
          </table:table-cell>
          <table:table-cell table:formula="of:=LN([.C78])" office:value-type="float" office:value="6.08904487544685" calcext:value-type="float">
            <text:p>6,08904487544685</text:p>
          </table:table-cell>
          <table:table-cell table:formula="of:=[.D78]*[.E78]" office:value-type="float" office:value="27.262704785848" calcext:value-type="float">
            <text:p>27,262704785848</text:p>
          </table:table-cell>
          <table:table-cell table:formula="of:=[.D78]*[.D78]" office:value-type="float" office:value="20.0465449502819" calcext:value-type="float">
            <text:p>20,0465449502819</text:p>
          </table:table-cell>
          <table:table-cell table:formula="of:=[.$P$7] * (([.B78] - [.$P$6])^[.$P$8])" office:value-type="float" office:value="463.352260989788" calcext:value-type="float">
            <text:p>463,352260989788</text:p>
          </table:table-cell>
          <table:table-cell table:formula="of:=LN([.H78])" office:value-type="float" office:value="6.13848758767934" calcext:value-type="float">
            <text:p>6,13848758767934</text:p>
          </table:table-cell>
          <table:table-cell table:formula="of:=([.E78]-[.I78])^2" office:value-type="float" office:value="0.00244458179290551" calcext:value-type="float">
            <text:p>0,00244458179290551</text:p>
          </table:table-cell>
          <table:table-cell table:number-columns-repeated="10"/>
          <table:table-cell table:formula="of:=[.U77]+2" office:value-type="float" office:value="152" calcext:value-type="float">
            <text:p>152</text:p>
          </table:table-cell>
          <table:table-cell table:formula="of:=437.73158 * (([.U78]-[.$P$6])^1.44466)" office:value-type="float" office:value="621197.983872351" calcext:value-type="float">
            <text:p>621197,98387235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8" calcext:value-type="float">
            <text:p>88</text:p>
          </table:table-cell>
          <table:table-cell office:value-type="float" office:value="403" calcext:value-type="float">
            <text:p>403</text:p>
          </table:table-cell>
          <table:table-cell table:formula="of:=LN([.B79]-[.$P$6])" office:value-type="float" office:value="4.47733681447821" calcext:value-type="float">
            <text:p>4,47733681447821</text:p>
          </table:table-cell>
          <table:table-cell table:formula="of:=LN([.C79])" office:value-type="float" office:value="5.99893656194668" calcext:value-type="float">
            <text:p>5,99893656194668</text:p>
          </table:table-cell>
          <table:table-cell table:formula="of:=[.D79]*[.E79]" office:value-type="float" office:value="26.8592595165232" calcext:value-type="float">
            <text:p>26,8592595165232</text:p>
          </table:table-cell>
          <table:table-cell table:formula="of:=[.D79]*[.D79]" office:value-type="float" office:value="20.0465449502819" calcext:value-type="float">
            <text:p>20,0465449502819</text:p>
          </table:table-cell>
          <table:table-cell table:formula="of:=[.$P$7] * (([.B79] - [.$P$6])^[.$P$8])" office:value-type="float" office:value="463.352260989788" calcext:value-type="float">
            <text:p>463,352260989788</text:p>
          </table:table-cell>
          <table:table-cell table:formula="of:=LN([.H79])" office:value-type="float" office:value="6.13848758767934" calcext:value-type="float">
            <text:p>6,13848758767934</text:p>
          </table:table-cell>
          <table:table-cell table:formula="of:=([.E79]-[.I79])^2" office:value-type="float" office:value="0.0194744887830377" calcext:value-type="float">
            <text:p>0,0194744887830377</text:p>
          </table:table-cell>
          <table:table-cell table:number-columns-repeated="10"/>
          <table:table-cell table:formula="of:=[.U78]+2" office:value-type="float" office:value="154" calcext:value-type="float">
            <text:p>154</text:p>
          </table:table-cell>
          <table:table-cell table:formula="of:=437.73158 * (([.U79]-[.$P$6])^1.44466)" office:value-type="float" office:value="633040.599988199" calcext:value-type="float">
            <text:p>633040,59998819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8" calcext:value-type="float">
            <text:p>88</text:p>
          </table:table-cell>
          <table:table-cell office:value-type="float" office:value="384" calcext:value-type="float">
            <text:p>384</text:p>
          </table:table-cell>
          <table:table-cell table:formula="of:=LN([.B80]-[.$P$6])" office:value-type="float" office:value="4.47733681447821" calcext:value-type="float">
            <text:p>4,47733681447821</text:p>
          </table:table-cell>
          <table:table-cell table:formula="of:=LN([.C80])" office:value-type="float" office:value="5.95064255258773" calcext:value-type="float">
            <text:p>5,95064255258773</text:p>
          </table:table-cell>
          <table:table-cell table:formula="of:=[.D80]*[.E80]" office:value-type="float" office:value="26.6430309705016" calcext:value-type="float">
            <text:p>26,6430309705016</text:p>
          </table:table-cell>
          <table:table-cell table:formula="of:=[.D80]*[.D80]" office:value-type="float" office:value="20.0465449502819" calcext:value-type="float">
            <text:p>20,0465449502819</text:p>
          </table:table-cell>
          <table:table-cell table:formula="of:=[.$P$7] * (([.B80] - [.$P$6])^[.$P$8])" office:value-type="float" office:value="463.352260989788" calcext:value-type="float">
            <text:p>463,352260989788</text:p>
          </table:table-cell>
          <table:table-cell table:formula="of:=LN([.H80])" office:value-type="float" office:value="6.13848758767934" calcext:value-type="float">
            <text:p>6,13848758767934</text:p>
          </table:table-cell>
          <table:table-cell table:formula="of:=([.E80]-[.I80])^2" office:value-type="float" office:value="0.0352857572085705" calcext:value-type="float">
            <text:p>0,0352857572085705</text:p>
          </table:table-cell>
          <table:table-cell table:number-columns-repeated="10"/>
          <table:table-cell table:formula="of:=[.U79]+2" office:value-type="float" office:value="156" calcext:value-type="float">
            <text:p>156</text:p>
          </table:table-cell>
          <table:table-cell table:formula="of:=437.73158 * (([.U80]-[.$P$6])^1.44466)" office:value-type="float" office:value="644951.804255534" calcext:value-type="float">
            <text:p>644951,80425553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table:formula="of:=LN([.B81]-[.$P$6])" office:value-type="float" office:value="4.47733681447821" calcext:value-type="float">
            <text:p>4,47733681447821</text:p>
          </table:table-cell>
          <table:table-cell table:formula="of:=LN([.C81])" office:value-type="float" office:value="6.21460809842219" calcext:value-type="float">
            <text:p>6,21460809842219</text:p>
          </table:table-cell>
          <table:table-cell table:formula="of:=[.D81]*[.E81]" office:value-type="float" office:value="27.8248936266201" calcext:value-type="float">
            <text:p>27,8248936266201</text:p>
          </table:table-cell>
          <table:table-cell table:formula="of:=[.D81]*[.D81]" office:value-type="float" office:value="20.0465449502819" calcext:value-type="float">
            <text:p>20,0465449502819</text:p>
          </table:table-cell>
          <table:table-cell table:formula="of:=[.$P$7] * (([.B81] - [.$P$6])^[.$P$8])" office:value-type="float" office:value="463.352260989788" calcext:value-type="float">
            <text:p>463,352260989788</text:p>
          </table:table-cell>
          <table:table-cell table:formula="of:=LN([.H81])" office:value-type="float" office:value="6.13848758767934" calcext:value-type="float">
            <text:p>6,13848758767934</text:p>
          </table:table-cell>
          <table:table-cell table:formula="of:=([.E81]-[.I81])^2" office:value-type="float" office:value="0.0057943321557521" calcext:value-type="float">
            <text:p>0,0057943321557521</text:p>
          </table:table-cell>
          <table:table-cell table:number-columns-repeated="10"/>
          <table:table-cell table:formula="of:=[.U80]+2" office:value-type="float" office:value="158" calcext:value-type="float">
            <text:p>158</text:p>
          </table:table-cell>
          <table:table-cell table:formula="of:=437.73158 * (([.U81]-[.$P$6])^1.44466)" office:value-type="float" office:value="656931.10692265" calcext:value-type="float">
            <text:p>656931,1069226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0" calcext:value-type="float">
            <text:p>90</text:p>
          </table:table-cell>
          <table:table-cell office:value-type="float" office:value="525" calcext:value-type="float">
            <text:p>525</text:p>
          </table:table-cell>
          <table:table-cell table:formula="of:=LN([.B82]-[.$P$6])" office:value-type="float" office:value="4.49980967033027" calcext:value-type="float">
            <text:p>4,49980967033027</text:p>
          </table:table-cell>
          <table:table-cell table:formula="of:=LN([.C82])" office:value-type="float" office:value="6.26339826259162" calcext:value-type="float">
            <text:p>6,26339826259162</text:p>
          </table:table-cell>
          <table:table-cell table:formula="of:=[.D82]*[.E82]" office:value-type="float" office:value="28.1841000711396" calcext:value-type="float">
            <text:p>28,1841000711396</text:p>
          </table:table-cell>
          <table:table-cell table:formula="of:=[.D82]*[.D82]" office:value-type="float" office:value="20.2482870691978" calcext:value-type="float">
            <text:p>20,2482870691978</text:p>
          </table:table-cell>
          <table:table-cell table:formula="of:=[.$P$7] * (([.B82] - [.$P$6])^[.$P$8])" office:value-type="float" office:value="473.882542899436" calcext:value-type="float">
            <text:p>473,882542899436</text:p>
          </table:table-cell>
          <table:table-cell table:formula="of:=LN([.H82])" office:value-type="float" office:value="6.16095949119742" calcext:value-type="float">
            <text:p>6,16095949119742</text:p>
          </table:table-cell>
          <table:table-cell table:formula="of:=([.E82]-[.I82])^2" office:value-type="float" office:value="0.0104937018847547" calcext:value-type="float">
            <text:p>0,0104937018847547</text:p>
          </table:table-cell>
          <table:table-cell table:number-columns-repeated="10"/>
          <table:table-cell table:formula="of:=[.U81]+2" office:value-type="float" office:value="160" calcext:value-type="float">
            <text:p>160</text:p>
          </table:table-cell>
          <table:table-cell table:formula="of:=437.73158 * (([.U82]-[.$P$6])^1.44466)" office:value-type="float" office:value="668978.027908031" calcext:value-type="float">
            <text:p>668978,02790803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0" calcext:value-type="float">
            <text:p>90</text:p>
          </table:table-cell>
          <table:table-cell office:value-type="float" office:value="499" calcext:value-type="float">
            <text:p>499</text:p>
          </table:table-cell>
          <table:table-cell table:formula="of:=LN([.B83]-[.$P$6])" office:value-type="float" office:value="4.49980967033027" calcext:value-type="float">
            <text:p>4,49980967033027</text:p>
          </table:table-cell>
          <table:table-cell table:formula="of:=LN([.C83])" office:value-type="float" office:value="6.21260609575152" calcext:value-type="float">
            <text:p>6,21260609575152</text:p>
          </table:table-cell>
          <table:table-cell table:formula="of:=[.D83]*[.E83]" office:value-type="float" office:value="27.9555449876154" calcext:value-type="float">
            <text:p>27,9555449876154</text:p>
          </table:table-cell>
          <table:table-cell table:formula="of:=[.D83]*[.D83]" office:value-type="float" office:value="20.2482870691978" calcext:value-type="float">
            <text:p>20,2482870691978</text:p>
          </table:table-cell>
          <table:table-cell table:formula="of:=[.$P$7] * (([.B83] - [.$P$6])^[.$P$8])" office:value-type="float" office:value="473.882542899436" calcext:value-type="float">
            <text:p>473,882542899436</text:p>
          </table:table-cell>
          <table:table-cell table:formula="of:=LN([.H83])" office:value-type="float" office:value="6.16095949119742" calcext:value-type="float">
            <text:p>6,16095949119742</text:p>
          </table:table-cell>
          <table:table-cell table:formula="of:=([.E83]-[.I83])^2" office:value-type="float" office:value="0.00266737176196786" calcext:value-type="float">
            <text:p>0,00266737176196786</text:p>
          </table:table-cell>
          <table:table-cell table:number-columns-repeated="10"/>
          <table:table-cell table:formula="of:=[.U82]+2" office:value-type="float" office:value="162" calcext:value-type="float">
            <text:p>162</text:p>
          </table:table-cell>
          <table:table-cell table:formula="of:=437.73158 * (([.U83]-[.$P$6])^1.44466)" office:value-type="float" office:value="681092.096490569" calcext:value-type="float">
            <text:p>681092,09649056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0" calcext:value-type="float">
            <text:p>90</text:p>
          </table:table-cell>
          <table:table-cell office:value-type="float" office:value="502" calcext:value-type="float">
            <text:p>502</text:p>
          </table:table-cell>
          <table:table-cell table:formula="of:=LN([.B84]-[.$P$6])" office:value-type="float" office:value="4.49980967033027" calcext:value-type="float">
            <text:p>4,49980967033027</text:p>
          </table:table-cell>
          <table:table-cell table:formula="of:=LN([.C84])" office:value-type="float" office:value="6.21860011969173" calcext:value-type="float">
            <text:p>6,21860011969173</text:p>
          </table:table-cell>
          <table:table-cell table:formula="of:=[.D84]*[.E84]" office:value-type="float" office:value="27.9825169545058" calcext:value-type="float">
            <text:p>27,9825169545058</text:p>
          </table:table-cell>
          <table:table-cell table:formula="of:=[.D84]*[.D84]" office:value-type="float" office:value="20.2482870691978" calcext:value-type="float">
            <text:p>20,2482870691978</text:p>
          </table:table-cell>
          <table:table-cell table:formula="of:=[.$P$7] * (([.B84] - [.$P$6])^[.$P$8])" office:value-type="float" office:value="473.882542899436" calcext:value-type="float">
            <text:p>473,882542899436</text:p>
          </table:table-cell>
          <table:table-cell table:formula="of:=LN([.H84])" office:value-type="float" office:value="6.16095949119742" calcext:value-type="float">
            <text:p>6,16095949119742</text:p>
          </table:table-cell>
          <table:table-cell table:formula="of:=([.E84]-[.I84])^2" office:value-type="float" office:value="0.00332244205321938" calcext:value-type="float">
            <text:p>0,00332244205321938</text:p>
          </table:table-cell>
          <table:table-cell table:number-columns-repeated="10"/>
          <table:table-cell table:formula="of:=[.U83]+2" office:value-type="float" office:value="164" calcext:value-type="float">
            <text:p>164</text:p>
          </table:table-cell>
          <table:table-cell table:formula="of:=437.73158 * (([.U84]-[.$P$6])^1.44466)" office:value-type="float" office:value="693272.851013426" calcext:value-type="float">
            <text:p>693272,85101342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0" calcext:value-type="float">
            <text:p>90</text:p>
          </table:table-cell>
          <table:table-cell office:value-type="float" office:value="530" calcext:value-type="float">
            <text:p>530</text:p>
          </table:table-cell>
          <table:table-cell table:formula="of:=LN([.B85]-[.$P$6])" office:value-type="float" office:value="4.49980967033027" calcext:value-type="float">
            <text:p>4,49980967033027</text:p>
          </table:table-cell>
          <table:table-cell table:formula="of:=LN([.C85])" office:value-type="float" office:value="6.27287700654617" calcext:value-type="float">
            <text:p>6,27287700654617</text:p>
          </table:table-cell>
          <table:table-cell table:formula="of:=[.D85]*[.E85]" office:value-type="float" office:value="28.2267526148488" calcext:value-type="float">
            <text:p>28,2267526148488</text:p>
          </table:table-cell>
          <table:table-cell table:formula="of:=[.D85]*[.D85]" office:value-type="float" office:value="20.2482870691978" calcext:value-type="float">
            <text:p>20,2482870691978</text:p>
          </table:table-cell>
          <table:table-cell table:formula="of:=[.$P$7] * (([.B85] - [.$P$6])^[.$P$8])" office:value-type="float" office:value="473.882542899436" calcext:value-type="float">
            <text:p>473,882542899436</text:p>
          </table:table-cell>
          <table:table-cell table:formula="of:=LN([.H85])" office:value-type="float" office:value="6.16095949119742" calcext:value-type="float">
            <text:p>6,16095949119742</text:p>
          </table:table-cell>
          <table:table-cell table:formula="of:=([.E85]-[.I85])^2" office:value-type="float" office:value="0.012525530241838" calcext:value-type="float">
            <text:p>0,012525530241838</text:p>
          </table:table-cell>
          <table:table-cell table:number-columns-repeated="10"/>
          <table:table-cell table:formula="of:=[.U84]+2" office:value-type="float" office:value="166" calcext:value-type="float">
            <text:p>166</text:p>
          </table:table-cell>
          <table:table-cell table:formula="of:=437.73158 * (([.U85]-[.$P$6])^1.44466)" office:value-type="float" office:value="705519.83860076" calcext:value-type="float">
            <text:p>705519,8386007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0" calcext:value-type="float">
            <text:p>90</text:p>
          </table:table-cell>
          <table:table-cell office:value-type="float" office:value="478" calcext:value-type="float">
            <text:p>478</text:p>
          </table:table-cell>
          <table:table-cell table:formula="of:=LN([.B86]-[.$P$6])" office:value-type="float" office:value="4.49980967033027" calcext:value-type="float">
            <text:p>4,49980967033027</text:p>
          </table:table-cell>
          <table:table-cell table:formula="of:=LN([.C86])" office:value-type="float" office:value="6.16961073249146" calcext:value-type="float">
            <text:p>6,16961073249146</text:p>
          </table:table-cell>
          <table:table-cell table:formula="of:=[.D86]*[.E86]" office:value-type="float" office:value="27.7620740362384" calcext:value-type="float">
            <text:p>27,7620740362384</text:p>
          </table:table-cell>
          <table:table-cell table:formula="of:=[.D86]*[.D86]" office:value-type="float" office:value="20.2482870691978" calcext:value-type="float">
            <text:p>20,2482870691978</text:p>
          </table:table-cell>
          <table:table-cell table:formula="of:=[.$P$7] * (([.B86] - [.$P$6])^[.$P$8])" office:value-type="float" office:value="473.882542899436" calcext:value-type="float">
            <text:p>473,882542899436</text:p>
          </table:table-cell>
          <table:table-cell table:formula="of:=LN([.H86])" office:value-type="float" office:value="6.16095949119742" calcext:value-type="float">
            <text:p>6,16095949119742</text:p>
          </table:table-cell>
          <table:table-cell table:formula="of:=([.E86]-[.I86])^2" office:value-type="float" office:value="0.0000748439759277075" calcext:value-type="float">
            <text:p>7,48439759277075E-05</text:p>
          </table:table-cell>
          <table:table-cell table:number-columns-repeated="10"/>
          <table:table-cell table:formula="of:=[.U85]+2" office:value-type="float" office:value="168" calcext:value-type="float">
            <text:p>168</text:p>
          </table:table-cell>
          <table:table-cell table:formula="of:=437.73158 * (([.U86]-[.$P$6])^1.44466)" office:value-type="float" office:value="717832.614886638" calcext:value-type="float">
            <text:p>717832,61488663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0" calcext:value-type="float">
            <text:p>90</text:p>
          </table:table-cell>
          <table:table-cell office:value-type="float" office:value="491" calcext:value-type="float">
            <text:p>491</text:p>
          </table:table-cell>
          <table:table-cell table:formula="of:=LN([.B87]-[.$P$6])" office:value-type="float" office:value="4.49980967033027" calcext:value-type="float">
            <text:p>4,49980967033027</text:p>
          </table:table-cell>
          <table:table-cell table:formula="of:=LN([.C87])" office:value-type="float" office:value="6.19644412779452" calcext:value-type="float">
            <text:p>6,19644412779452</text:p>
          </table:table-cell>
          <table:table-cell table:formula="of:=[.D87]*[.E87]" office:value-type="float" office:value="27.882819207911" calcext:value-type="float">
            <text:p>27,882819207911</text:p>
          </table:table-cell>
          <table:table-cell table:formula="of:=[.D87]*[.D87]" office:value-type="float" office:value="20.2482870691978" calcext:value-type="float">
            <text:p>20,2482870691978</text:p>
          </table:table-cell>
          <table:table-cell table:formula="of:=[.$P$7] * (([.B87] - [.$P$6])^[.$P$8])" office:value-type="float" office:value="473.882542899436" calcext:value-type="float">
            <text:p>473,882542899436</text:p>
          </table:table-cell>
          <table:table-cell table:formula="of:=LN([.H87])" office:value-type="float" office:value="6.16095949119742" calcext:value-type="float">
            <text:p>6,16095949119742</text:p>
          </table:table-cell>
          <table:table-cell table:formula="of:=([.E87]-[.I87])^2" office:value-type="float" office:value="0.00125915943442855" calcext:value-type="float">
            <text:p>0,00125915943442855</text:p>
          </table:table-cell>
          <table:table-cell table:number-columns-repeated="10"/>
          <table:table-cell table:formula="of:=[.U86]+2" office:value-type="float" office:value="170" calcext:value-type="float">
            <text:p>170</text:p>
          </table:table-cell>
          <table:table-cell table:formula="of:=437.73158 * (([.U87]-[.$P$6])^1.44466)" office:value-type="float" office:value="730210.743755433" calcext:value-type="float">
            <text:p>730210,74375543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table:formula="of:=LN([.B88]-[.$P$6])" office:value-type="float" office:value="4.49980967033027" calcext:value-type="float">
            <text:p>4,49980967033027</text:p>
          </table:table-cell>
          <table:table-cell table:formula="of:=LN([.C88])" office:value-type="float" office:value="6.19031540585315" calcext:value-type="float">
            <text:p>6,19031540585315</text:p>
          </table:table-cell>
          <table:table-cell table:formula="of:=[.D88]*[.E88]" office:value-type="float" office:value="27.8552411256524" calcext:value-type="float">
            <text:p>27,8552411256524</text:p>
          </table:table-cell>
          <table:table-cell table:formula="of:=[.D88]*[.D88]" office:value-type="float" office:value="20.2482870691978" calcext:value-type="float">
            <text:p>20,2482870691978</text:p>
          </table:table-cell>
          <table:table-cell table:formula="of:=[.$P$7] * (([.B88] - [.$P$6])^[.$P$8])" office:value-type="float" office:value="473.882542899436" calcext:value-type="float">
            <text:p>473,882542899436</text:p>
          </table:table-cell>
          <table:table-cell table:formula="of:=LN([.H88])" office:value-type="float" office:value="6.16095949119742" calcext:value-type="float">
            <text:p>6,16095949119742</text:p>
          </table:table-cell>
          <table:table-cell table:formula="of:=([.E88]-[.I88])^2" office:value-type="float" office:value="0.000861769725274585" calcext:value-type="float">
            <text:p>0,000861769725274585</text:p>
          </table:table-cell>
          <table:table-cell table:number-columns-repeated="10"/>
          <table:table-cell table:formula="of:=[.U87]+2" office:value-type="float" office:value="172" calcext:value-type="float">
            <text:p>172</text:p>
          </table:table-cell>
          <table:table-cell table:formula="of:=437.73158 * (([.U88]-[.$P$6])^1.44466)" office:value-type="float" office:value="742653.797093129" calcext:value-type="float">
            <text:p>742653,79709312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1" calcext:value-type="float">
            <text:p>91</text:p>
          </table:table-cell>
          <table:table-cell office:value-type="float" office:value="440.755" calcext:value-type="float">
            <text:p>440,755</text:p>
          </table:table-cell>
          <table:table-cell table:formula="of:=LN([.B89]-[.$P$6])" office:value-type="float" office:value="4.51085950651685" calcext:value-type="float">
            <text:p>4,51085950651685</text:p>
          </table:table-cell>
          <table:table-cell table:formula="of:=LN([.C89])" office:value-type="float" office:value="6.08848916551312" calcext:value-type="float">
            <text:p>6,08848916551312</text:p>
          </table:table-cell>
          <table:table-cell table:formula="of:=[.D89]*[.E89]" office:value-type="float" office:value="27.4643192325797" calcext:value-type="float">
            <text:p>27,4643192325797</text:p>
          </table:table-cell>
          <table:table-cell table:formula="of:=[.D89]*[.D89]" office:value-type="float" office:value="20.3478534875334" calcext:value-type="float">
            <text:p>20,3478534875334</text:p>
          </table:table-cell>
          <table:table-cell table:formula="of:=[.$P$7] * (([.B89] - [.$P$6])^[.$P$8])" office:value-type="float" office:value="479.147680121568" calcext:value-type="float">
            <text:p>479,147680121568</text:p>
          </table:table-cell>
          <table:table-cell table:formula="of:=LN([.H89])" office:value-type="float" office:value="6.17200885912422" calcext:value-type="float">
            <text:p>6,17200885912422</text:p>
          </table:table-cell>
          <table:table-cell table:formula="of:=([.E89]-[.I89])^2" office:value-type="float" office:value="0.00697553922089172" calcext:value-type="float">
            <text:p>0,00697553922089172</text:p>
          </table:table-cell>
          <table:table-cell table:number-columns-repeated="10"/>
          <table:table-cell table:formula="of:=[.U88]+2" office:value-type="float" office:value="174" calcext:value-type="float">
            <text:p>174</text:p>
          </table:table-cell>
          <table:table-cell table:formula="of:=437.73158 * (([.U89]-[.$P$6])^1.44466)" office:value-type="float" office:value="755161.354548923" calcext:value-type="float">
            <text:p>755161,35454892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1" calcext:value-type="float">
            <text:p>91</text:p>
          </table:table-cell>
          <table:table-cell office:value-type="float" office:value="416" calcext:value-type="float">
            <text:p>416</text:p>
          </table:table-cell>
          <table:table-cell table:formula="of:=LN([.B90]-[.$P$6])" office:value-type="float" office:value="4.51085950651685" calcext:value-type="float">
            <text:p>4,51085950651685</text:p>
          </table:table-cell>
          <table:table-cell table:formula="of:=LN([.C90])" office:value-type="float" office:value="6.03068526026126" calcext:value-type="float">
            <text:p>6,03068526026126</text:p>
          </table:table-cell>
          <table:table-cell table:formula="of:=[.D90]*[.E90]" office:value-type="float" office:value="27.2035739370606" calcext:value-type="float">
            <text:p>27,2035739370606</text:p>
          </table:table-cell>
          <table:table-cell table:formula="of:=[.D90]*[.D90]" office:value-type="float" office:value="20.3478534875334" calcext:value-type="float">
            <text:p>20,3478534875334</text:p>
          </table:table-cell>
          <table:table-cell table:formula="of:=[.$P$7] * (([.B90] - [.$P$6])^[.$P$8])" office:value-type="float" office:value="479.147680121568" calcext:value-type="float">
            <text:p>479,147680121568</text:p>
          </table:table-cell>
          <table:table-cell table:formula="of:=LN([.H90])" office:value-type="float" office:value="6.17200885912422" calcext:value-type="float">
            <text:p>6,17200885912422</text:p>
          </table:table-cell>
          <table:table-cell table:formula="of:=([.E90]-[.I90])^2" office:value-type="float" office:value="0.0199723595955783" calcext:value-type="float">
            <text:p>0,0199723595955783</text:p>
          </table:table-cell>
          <table:table-cell table:number-columns-repeated="10"/>
          <table:table-cell table:formula="of:=[.U89]+2" office:value-type="float" office:value="176" calcext:value-type="float">
            <text:p>176</text:p>
          </table:table-cell>
          <table:table-cell table:formula="of:=437.73158 * (([.U90]-[.$P$6])^1.44466)" office:value-type="float" office:value="767733.003306601" calcext:value-type="float">
            <text:p>767733,00330660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2" calcext:value-type="float">
            <text:p>92</text:p>
          </table:table-cell>
          <table:table-cell office:value-type="float" office:value="224" calcext:value-type="float">
            <text:p>224</text:p>
          </table:table-cell>
          <table:table-cell table:formula="of:=LN([.B91]-[.$P$6])" office:value-type="float" office:value="4.52178857704904" calcext:value-type="float">
            <text:p>4,52178857704904</text:p>
          </table:table-cell>
          <table:table-cell table:formula="of:=LN([.C91])" office:value-type="float" office:value="5.41164605185504" calcext:value-type="float">
            <text:p>5,41164605185504</text:p>
          </table:table-cell>
          <table:table-cell table:formula="of:=[.D91]*[.E91]" office:value-type="float" office:value="24.4703193003107" calcext:value-type="float">
            <text:p>24,4703193003107</text:p>
          </table:table-cell>
          <table:table-cell table:formula="of:=[.D91]*[.D91]" office:value-type="float" office:value="20.4465719355312" calcext:value-type="float">
            <text:p>20,4465719355312</text:p>
          </table:table-cell>
          <table:table-cell table:formula="of:=[.$P$7] * (([.B91] - [.$P$6])^[.$P$8])" office:value-type="float" office:value="484.41281489177" calcext:value-type="float">
            <text:p>484,41281489177</text:p>
          </table:table-cell>
          <table:table-cell table:formula="of:=LN([.H91])" office:value-type="float" office:value="6.18293746651433" calcext:value-type="float">
            <text:p>6,18293746651433</text:p>
          </table:table-cell>
          <table:table-cell table:formula="of:=([.E91]-[.I91])^2" office:value-type="float" office:value="0.594890446327126" calcext:value-type="float">
            <text:p>0,594890446327126</text:p>
          </table:table-cell>
          <table:table-cell table:number-columns-repeated="10"/>
          <table:table-cell table:formula="of:=[.U90]+2" office:value-type="float" office:value="178" calcext:value-type="float">
            <text:p>178</text:p>
          </table:table-cell>
          <table:table-cell table:formula="of:=437.73158 * (([.U91]-[.$P$6])^1.44466)" office:value-type="float" office:value="780368.337865173" calcext:value-type="float">
            <text:p>780368,33786517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2" calcext:value-type="float">
            <text:p>92</text:p>
          </table:table-cell>
          <table:table-cell office:value-type="float" office:value="569" calcext:value-type="float">
            <text:p>569</text:p>
          </table:table-cell>
          <table:table-cell table:formula="of:=LN([.B92]-[.$P$6])" office:value-type="float" office:value="4.52178857704904" calcext:value-type="float">
            <text:p>4,52178857704904</text:p>
          </table:table-cell>
          <table:table-cell table:formula="of:=LN([.C92])" office:value-type="float" office:value="6.34388043412633" calcext:value-type="float">
            <text:p>6,34388043412633</text:p>
          </table:table-cell>
          <table:table-cell table:formula="of:=[.D92]*[.E92]" office:value-type="float" office:value="28.6856860811974" calcext:value-type="float">
            <text:p>28,6856860811974</text:p>
          </table:table-cell>
          <table:table-cell table:formula="of:=[.D92]*[.D92]" office:value-type="float" office:value="20.4465719355312" calcext:value-type="float">
            <text:p>20,4465719355312</text:p>
          </table:table-cell>
          <table:table-cell table:formula="of:=[.$P$7] * (([.B92] - [.$P$6])^[.$P$8])" office:value-type="float" office:value="484.41281489177" calcext:value-type="float">
            <text:p>484,41281489177</text:p>
          </table:table-cell>
          <table:table-cell table:formula="of:=LN([.H92])" office:value-type="float" office:value="6.18293746651433" calcext:value-type="float">
            <text:p>6,18293746651433</text:p>
          </table:table-cell>
          <table:table-cell table:formula="of:=([.E92]-[.I92])^2" office:value-type="float" office:value="0.0259026388237584" calcext:value-type="float">
            <text:p>0,0259026388237584</text:p>
          </table:table-cell>
          <table:table-cell table:number-columns-repeated="10"/>
          <table:table-cell table:formula="of:=[.U91]+2" office:value-type="float" office:value="180" calcext:value-type="float">
            <text:p>180</text:p>
          </table:table-cell>
          <table:table-cell table:formula="of:=437.73158 * (([.U92]-[.$P$6])^1.44466)" office:value-type="float" office:value="793066.959828295" calcext:value-type="float">
            <text:p>793066,95982829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4" calcext:value-type="float">
            <text:p>94</text:p>
          </table:table-cell>
          <table:table-cell office:value-type="float" office:value="600" calcext:value-type="float">
            <text:p>600</text:p>
          </table:table-cell>
          <table:table-cell table:formula="of:=LN([.B93]-[.$P$6])" office:value-type="float" office:value="4.54329478227" calcext:value-type="float">
            <text:p>4,54329478227</text:p>
          </table:table-cell>
          <table:table-cell table:formula="of:=LN([.C93])" office:value-type="float" office:value="6.39692965521615" calcext:value-type="float">
            <text:p>6,39692965521615</text:p>
          </table:table-cell>
          <table:table-cell table:formula="of:=[.D93]*[.E93]" office:value-type="float" office:value="29.0631371250918" calcext:value-type="float">
            <text:p>29,0631371250918</text:p>
          </table:table-cell>
          <table:table-cell table:formula="of:=[.D93]*[.D93]" office:value-type="float" office:value="20.6415274786018" calcext:value-type="float">
            <text:p>20,6415274786018</text:p>
          </table:table-cell>
          <table:table-cell table:formula="of:=[.$P$7] * (([.B93] - [.$P$6])^[.$P$8])" office:value-type="float" office:value="494.943077182428" calcext:value-type="float">
            <text:p>494,943077182428</text:p>
          </table:table-cell>
          <table:table-cell table:formula="of:=LN([.H93])" office:value-type="float" office:value="6.20444276036514" calcext:value-type="float">
            <text:p>6,20444276036514</text:p>
          </table:table-cell>
          <table:table-cell table:formula="of:=([.E93]-[.I93])^2" office:value-type="float" office:value="0.0370512046893837" calcext:value-type="float">
            <text:p>0,0370512046893837</text:p>
          </table:table-cell>
          <table:table-cell table:number-columns-repeated="10"/>
          <table:table-cell table:formula="of:=[.U92]+2" office:value-type="float" office:value="182" calcext:value-type="float">
            <text:p>182</text:p>
          </table:table-cell>
          <table:table-cell table:formula="of:=437.73158 * (([.U93]-[.$P$6])^1.44466)" office:value-type="float" office:value="805828.477702031" calcext:value-type="float">
            <text:p>805828,47770203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4" calcext:value-type="float">
            <text:p>94</text:p>
          </table:table-cell>
          <table:table-cell office:value-type="float" office:value="611" calcext:value-type="float">
            <text:p>611</text:p>
          </table:table-cell>
          <table:table-cell table:formula="of:=LN([.B94]-[.$P$6])" office:value-type="float" office:value="4.54329478227" calcext:value-type="float">
            <text:p>4,54329478227</text:p>
          </table:table-cell>
          <table:table-cell table:formula="of:=LN([.C94])" office:value-type="float" office:value="6.4150969591716" calcext:value-type="float">
            <text:p>6,4150969591716</text:p>
          </table:table-cell>
          <table:table-cell table:formula="of:=[.D94]*[.E94]" office:value-type="float" office:value="29.1456765423605" calcext:value-type="float">
            <text:p>29,1456765423605</text:p>
          </table:table-cell>
          <table:table-cell table:formula="of:=[.D94]*[.D94]" office:value-type="float" office:value="20.6415274786018" calcext:value-type="float">
            <text:p>20,6415274786018</text:p>
          </table:table-cell>
          <table:table-cell table:formula="of:=[.$P$7] * (([.B94] - [.$P$6])^[.$P$8])" office:value-type="float" office:value="494.943077182428" calcext:value-type="float">
            <text:p>494,943077182428</text:p>
          </table:table-cell>
          <table:table-cell table:formula="of:=LN([.H94])" office:value-type="float" office:value="6.20444276036514" calcext:value-type="float">
            <text:p>6,20444276036514</text:p>
          </table:table-cell>
          <table:table-cell table:formula="of:=([.E94]-[.I94])^2" office:value-type="float" office:value="0.0443751914747912" calcext:value-type="float">
            <text:p>0,0443751914747912</text:p>
          </table:table-cell>
          <table:table-cell table:number-columns-repeated="10"/>
          <table:table-cell table:formula="of:=[.U93]+2" office:value-type="float" office:value="184" calcext:value-type="float">
            <text:p>184</text:p>
          </table:table-cell>
          <table:table-cell table:formula="of:=437.73158 * (([.U94]-[.$P$6])^1.44466)" office:value-type="float" office:value="818652.506700539" calcext:value-type="float">
            <text:p>818652,50670053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4" calcext:value-type="float">
            <text:p>94</text:p>
          </table:table-cell>
          <table:table-cell office:value-type="float" office:value="457" calcext:value-type="float">
            <text:p>457</text:p>
          </table:table-cell>
          <table:table-cell table:formula="of:=LN([.B95]-[.$P$6])" office:value-type="float" office:value="4.54329478227" calcext:value-type="float">
            <text:p>4,54329478227</text:p>
          </table:table-cell>
          <table:table-cell table:formula="of:=LN([.C95])" office:value-type="float" office:value="6.12468339089421" calcext:value-type="float">
            <text:p>6,12468339089421</text:p>
          </table:table-cell>
          <table:table-cell table:formula="of:=[.D95]*[.E95]" office:value-type="float" office:value="27.8262420929054" calcext:value-type="float">
            <text:p>27,8262420929054</text:p>
          </table:table-cell>
          <table:table-cell table:formula="of:=[.D95]*[.D95]" office:value-type="float" office:value="20.6415274786018" calcext:value-type="float">
            <text:p>20,6415274786018</text:p>
          </table:table-cell>
          <table:table-cell table:formula="of:=[.$P$7] * (([.B95] - [.$P$6])^[.$P$8])" office:value-type="float" office:value="494.943077182428" calcext:value-type="float">
            <text:p>494,943077182428</text:p>
          </table:table-cell>
          <table:table-cell table:formula="of:=LN([.H95])" office:value-type="float" office:value="6.20444276036514" calcext:value-type="float">
            <text:p>6,20444276036514</text:p>
          </table:table-cell>
          <table:table-cell table:formula="of:=([.E95]-[.I95])^2" office:value-type="float" office:value="0.00636155701840053" calcext:value-type="float">
            <text:p>0,00636155701840053</text:p>
          </table:table-cell>
          <table:table-cell table:number-columns-repeated="10"/>
          <table:table-cell table:formula="of:=[.U94]+2" office:value-type="float" office:value="186" calcext:value-type="float">
            <text:p>186</text:p>
          </table:table-cell>
          <table:table-cell table:formula="of:=437.73158 * (([.U95]-[.$P$6])^1.44466)" office:value-type="float" office:value="831538.66855928" calcext:value-type="float">
            <text:p>831538,6685592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table:formula="of:=LN([.B96]-[.$P$6])" office:value-type="float" office:value="4.55387689160054" calcext:value-type="float">
            <text:p>4,55387689160054</text:p>
          </table:table-cell>
          <table:table-cell table:formula="of:=LN([.C96])" office:value-type="float" office:value="6.27287700654617" calcext:value-type="float">
            <text:p>6,27287700654617</text:p>
          </table:table-cell>
          <table:table-cell table:formula="of:=[.D96]*[.E96]" office:value-type="float" office:value="28.565909643963" calcext:value-type="float">
            <text:p>28,565909643963</text:p>
          </table:table-cell>
          <table:table-cell table:formula="of:=[.D96]*[.D96]" office:value-type="float" office:value="20.7377947438534" calcext:value-type="float">
            <text:p>20,7377947438534</text:p>
          </table:table-cell>
          <table:table-cell table:formula="of:=[.$P$7] * (([.B96] - [.$P$6])^[.$P$8])" office:value-type="float" office:value="500.208204754489" calcext:value-type="float">
            <text:p>500,208204754489</text:p>
          </table:table-cell>
          <table:table-cell table:formula="of:=LN([.H96])" office:value-type="float" office:value="6.21502442125679" calcext:value-type="float">
            <text:p>6,21502442125679</text:p>
          </table:table-cell>
          <table:table-cell table:formula="of:=([.E96]-[.I96])^2" office:value-type="float" office:value="0.00334692162466459" calcext:value-type="float">
            <text:p>0,00334692162466459</text:p>
          </table:table-cell>
          <table:table-cell table:number-columns-repeated="10"/>
          <table:table-cell table:formula="of:=[.U95]+2" office:value-type="float" office:value="188" calcext:value-type="float">
            <text:p>188</text:p>
          </table:table-cell>
          <table:table-cell table:formula="of:=437.73158 * (([.U96]-[.$P$6])^1.44466)" office:value-type="float" office:value="844486.59135539" calcext:value-type="float">
            <text:p>844486,5913553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6" calcext:value-type="float">
            <text:p>96</text:p>
          </table:table-cell>
          <table:table-cell office:value-type="float" office:value="534" calcext:value-type="float">
            <text:p>534</text:p>
          </table:table-cell>
          <table:table-cell table:formula="of:=LN([.B97]-[.$P$6])" office:value-type="float" office:value="4.56434819146784" calcext:value-type="float">
            <text:p>4,56434819146784</text:p>
          </table:table-cell>
          <table:table-cell table:formula="of:=LN([.C97])" office:value-type="float" office:value="6.2803958389602" calcext:value-type="float">
            <text:p>6,2803958389602</text:p>
          </table:table-cell>
          <table:table-cell table:formula="of:=[.D97]*[.E97]" office:value-type="float" office:value="28.6659133892601" calcext:value-type="float">
            <text:p>28,6659133892601</text:p>
          </table:table-cell>
          <table:table-cell table:formula="of:=[.D97]*[.D97]" office:value-type="float" office:value="20.8332744129557" calcext:value-type="float">
            <text:p>20,8332744129557</text:p>
          </table:table-cell>
          <table:table-cell table:formula="of:=[.$P$7] * (([.B97] - [.$P$6])^[.$P$8])" office:value-type="float" office:value="505.473329977868" calcext:value-type="float">
            <text:p>505,473329977868</text:p>
          </table:table-cell>
          <table:table-cell table:formula="of:=LN([.H97])" office:value-type="float" office:value="6.22549527738099" calcext:value-type="float">
            <text:p>6,22549527738099</text:p>
          </table:table-cell>
          <table:table-cell table:formula="of:=([.E97]-[.I97])^2" office:value-type="float" office:value="0.0030140716617125" calcext:value-type="float">
            <text:p>0,0030140716617125</text:p>
          </table:table-cell>
          <table:table-cell table:number-columns-repeated="10"/>
          <table:table-cell table:formula="of:=[.U96]+2" office:value-type="float" office:value="190" calcext:value-type="float">
            <text:p>190</text:p>
          </table:table-cell>
          <table:table-cell table:formula="of:=437.73158 * (([.U97]-[.$P$6])^1.44466)" office:value-type="float" office:value="857495.909334864" calcext:value-type="float">
            <text:p>857495,90933486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6" calcext:value-type="float">
            <text:p>96</text:p>
          </table:table-cell>
          <table:table-cell office:value-type="float" office:value="555" calcext:value-type="float">
            <text:p>555</text:p>
          </table:table-cell>
          <table:table-cell table:formula="of:=LN([.B98]-[.$P$6])" office:value-type="float" office:value="4.56434819146784" calcext:value-type="float">
            <text:p>4,56434819146784</text:p>
          </table:table-cell>
          <table:table-cell table:formula="of:=LN([.C98])" office:value-type="float" office:value="6.31896811374643" calcext:value-type="float">
            <text:p>6,31896811374643</text:p>
          </table:table-cell>
          <table:table-cell table:formula="of:=[.D98]*[.E98]" office:value-type="float" office:value="28.8419706819215" calcext:value-type="float">
            <text:p>28,8419706819215</text:p>
          </table:table-cell>
          <table:table-cell table:formula="of:=[.D98]*[.D98]" office:value-type="float" office:value="20.8332744129557" calcext:value-type="float">
            <text:p>20,8332744129557</text:p>
          </table:table-cell>
          <table:table-cell table:formula="of:=[.$P$7] * (([.B98] - [.$P$6])^[.$P$8])" office:value-type="float" office:value="505.473329977868" calcext:value-type="float">
            <text:p>505,473329977868</text:p>
          </table:table-cell>
          <table:table-cell table:formula="of:=LN([.H98])" office:value-type="float" office:value="6.22549527738099" calcext:value-type="float">
            <text:p>6,22549527738099</text:p>
          </table:table-cell>
          <table:table-cell table:formula="of:=([.E98]-[.I98])^2" office:value-type="float" office:value="0.00873717113820186" calcext:value-type="float">
            <text:p>0,00873717113820186</text:p>
          </table:table-cell>
          <table:table-cell table:number-columns-repeated="10"/>
          <table:table-cell table:formula="of:=[.U97]+2" office:value-type="float" office:value="192" calcext:value-type="float">
            <text:p>192</text:p>
          </table:table-cell>
          <table:table-cell table:formula="of:=437.73158 * (([.U98]-[.$P$6])^1.44466)" office:value-type="float" office:value="870566.262746216" calcext:value-type="float">
            <text:p>870566,26274621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6" calcext:value-type="float">
            <text:p>96</text:p>
          </table:table-cell>
          <table:table-cell office:value-type="float" office:value="426" calcext:value-type="float">
            <text:p>426</text:p>
          </table:table-cell>
          <table:table-cell table:formula="of:=LN([.B99]-[.$P$6])" office:value-type="float" office:value="4.56434819146784" calcext:value-type="float">
            <text:p>4,56434819146784</text:p>
          </table:table-cell>
          <table:table-cell table:formula="of:=LN([.C99])" office:value-type="float" office:value="6.05443934626937" calcext:value-type="float">
            <text:p>6,05443934626937</text:p>
          </table:table-cell>
          <table:table-cell table:formula="of:=[.D99]*[.E99]" office:value-type="float" office:value="27.6345692804963" calcext:value-type="float">
            <text:p>27,6345692804963</text:p>
          </table:table-cell>
          <table:table-cell table:formula="of:=[.D99]*[.D99]" office:value-type="float" office:value="20.8332744129557" calcext:value-type="float">
            <text:p>20,8332744129557</text:p>
          </table:table-cell>
          <table:table-cell table:formula="of:=[.$P$7] * (([.B99] - [.$P$6])^[.$P$8])" office:value-type="float" office:value="505.473329977868" calcext:value-type="float">
            <text:p>505,473329977868</text:p>
          </table:table-cell>
          <table:table-cell table:formula="of:=LN([.H99])" office:value-type="float" office:value="6.22549527738099" calcext:value-type="float">
            <text:p>6,22549527738099</text:p>
          </table:table-cell>
          <table:table-cell table:formula="of:=([.E99]-[.I99])^2" office:value-type="float" office:value="0.0292601315684617" calcext:value-type="float">
            <text:p>0,0292601315684617</text:p>
          </table:table-cell>
          <table:table-cell table:number-columns-repeated="10"/>
          <table:table-cell table:formula="of:=[.U98]+2" office:value-type="float" office:value="194" calcext:value-type="float">
            <text:p>194</text:p>
          </table:table-cell>
          <table:table-cell table:formula="of:=437.73158 * (([.U99]-[.$P$6])^1.44466)" office:value-type="float" office:value="883697.297680327" calcext:value-type="float">
            <text:p>883697,29768032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7" calcext:value-type="float">
            <text:p>97</text:p>
          </table:table-cell>
          <table:table-cell office:value-type="float" office:value="477.49" calcext:value-type="float">
            <text:p>477,49</text:p>
          </table:table-cell>
          <table:table-cell table:formula="of:=LN([.B100]-[.$P$6])" office:value-type="float" office:value="4.57471097850338" calcext:value-type="float">
            <text:p>4,57471097850338</text:p>
          </table:table-cell>
          <table:table-cell table:formula="of:=LN([.C100])" office:value-type="float" office:value="6.16854321729311" calcext:value-type="float">
            <text:p>6,16854321729311</text:p>
          </table:table-cell>
          <table:table-cell table:formula="of:=[.D100]*[.E100]" office:value-type="float" office:value="28.2193023775234" calcext:value-type="float">
            <text:p>28,2193023775234</text:p>
          </table:table-cell>
          <table:table-cell table:formula="of:=[.D100]*[.D100]" office:value-type="float" office:value="20.9279805368394" calcext:value-type="float">
            <text:p>20,9279805368394</text:p>
          </table:table-cell>
          <table:table-cell table:formula="of:=[.$P$7] * (([.B100] - [.$P$6])^[.$P$8])" office:value-type="float" office:value="510.738452877033" calcext:value-type="float">
            <text:p>510,738452877033</text:p>
          </table:table-cell>
          <table:table-cell table:formula="of:=LN([.H100])" office:value-type="float" office:value="6.23585762527189" calcext:value-type="float">
            <text:p>6,23585762527189</text:p>
          </table:table-cell>
          <table:table-cell table:formula="of:=([.E100]-[.I100])^2" office:value-type="float" office:value="0.00453122952153307" calcext:value-type="float">
            <text:p>0,00453122952153307</text:p>
          </table:table-cell>
          <table:table-cell table:number-columns-repeated="10"/>
          <table:table-cell table:formula="of:=[.U99]+2" office:value-type="float" office:value="196" calcext:value-type="float">
            <text:p>196</text:p>
          </table:table-cell>
          <table:table-cell table:formula="of:=437.73158 * (([.U100]-[.$P$6])^1.44466)" office:value-type="float" office:value="896888.665916162" calcext:value-type="float">
            <text:p>896888,66591616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7" calcext:value-type="float">
            <text:p>97</text:p>
          </table:table-cell>
          <table:table-cell office:value-type="float" office:value="265.076" calcext:value-type="float">
            <text:p>265,076</text:p>
          </table:table-cell>
          <table:table-cell table:formula="of:=LN([.B101]-[.$P$6])" office:value-type="float" office:value="4.57471097850338" calcext:value-type="float">
            <text:p>4,57471097850338</text:p>
          </table:table-cell>
          <table:table-cell table:formula="of:=LN([.C101])" office:value-type="float" office:value="5.58001657732196" calcext:value-type="float">
            <text:p>5,58001657732196</text:p>
          </table:table-cell>
          <table:table-cell table:formula="of:=[.D101]*[.E101]" office:value-type="float" office:value="25.5269630965056" calcext:value-type="float">
            <text:p>25,5269630965056</text:p>
          </table:table-cell>
          <table:table-cell table:formula="of:=[.D101]*[.D101]" office:value-type="float" office:value="20.9279805368394" calcext:value-type="float">
            <text:p>20,9279805368394</text:p>
          </table:table-cell>
          <table:table-cell table:formula="of:=[.$P$7] * (([.B101] - [.$P$6])^[.$P$8])" office:value-type="float" office:value="510.738452877033" calcext:value-type="float">
            <text:p>510,738452877033</text:p>
          </table:table-cell>
          <table:table-cell table:formula="of:=LN([.H101])" office:value-type="float" office:value="6.23585762527189" calcext:value-type="float">
            <text:p>6,23585762527189</text:p>
          </table:table-cell>
          <table:table-cell table:formula="of:=([.E101]-[.I101])^2" office:value-type="float" office:value="0.430127480176063" calcext:value-type="float">
            <text:p>0,430127480176063</text:p>
          </table:table-cell>
          <table:table-cell table:number-columns-repeated="10"/>
          <table:table-cell table:formula="of:=[.U100]+2" office:value-type="float" office:value="198" calcext:value-type="float">
            <text:p>198</text:p>
          </table:table-cell>
          <table:table-cell table:formula="of:=437.73158 * (([.U101]-[.$P$6])^1.44466)" office:value-type="float" office:value="910140.024772109" calcext:value-type="float">
            <text:p>910140,02477210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98" calcext:value-type="float">
            <text:p>98</text:p>
          </table:table-cell>
          <table:table-cell office:value-type="float" office:value="615" calcext:value-type="float">
            <text:p>615</text:p>
          </table:table-cell>
          <table:table-cell table:formula="of:=LN([.B102]-[.$P$6])" office:value-type="float" office:value="4.58496747867057" calcext:value-type="float">
            <text:p>4,58496747867057</text:p>
          </table:table-cell>
          <table:table-cell table:formula="of:=LN([.C102])" office:value-type="float" office:value="6.42162226780652" calcext:value-type="float">
            <text:p>6,42162226780652</text:p>
          </table:table-cell>
          <table:table-cell table:formula="of:=[.D102]*[.E102]" office:value-type="float" office:value="29.4429292581997" calcext:value-type="float">
            <text:p>29,4429292581997</text:p>
          </table:table-cell>
          <table:table-cell table:formula="of:=[.D102]*[.D102]" office:value-type="float" office:value="21.0219267804668" calcext:value-type="float">
            <text:p>21,0219267804668</text:p>
          </table:table-cell>
          <table:table-cell table:formula="of:=[.$P$7] * (([.B102] - [.$P$6])^[.$P$8])" office:value-type="float" office:value="516.003573475945" calcext:value-type="float">
            <text:p>516,003573475945</text:p>
          </table:table-cell>
          <table:table-cell table:formula="of:=LN([.H102])" office:value-type="float" office:value="6.24611369079856" calcext:value-type="float">
            <text:p>6,24611369079856</text:p>
          </table:table-cell>
          <table:table-cell table:formula="of:=([.E102]-[.I102])^2" office:value-type="float" office:value="0.0308032606033576" calcext:value-type="float">
            <text:p>0,0308032606033576</text:p>
          </table:table-cell>
          <table:table-cell table:number-columns-repeated="10"/>
          <table:table-cell table:formula="of:=[.U101]+2" office:value-type="float" office:value="200" calcext:value-type="float">
            <text:p>200</text:p>
          </table:table-cell>
          <table:table-cell table:formula="of:=437.73158 * (([.U102]-[.$P$6])^1.44466)" office:value-type="float" office:value="923451.036962668" calcext:value-type="float">
            <text:p>923451,03696266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00" calcext:value-type="float">
            <text:p>100</text:p>
          </table:table-cell>
          <table:table-cell office:value-type="float" office:value="460" calcext:value-type="float">
            <text:p>460</text:p>
          </table:table-cell>
          <table:table-cell table:formula="of:=LN([.B103]-[.$P$6])" office:value-type="float" office:value="4.60517018598809" calcext:value-type="float">
            <text:p>4,60517018598809</text:p>
          </table:table-cell>
          <table:table-cell table:formula="of:=LN([.C103])" office:value-type="float" office:value="6.13122648948314" calcext:value-type="float">
            <text:p>6,13122648948314</text:p>
          </table:table-cell>
          <table:table-cell table:formula="of:=[.D103]*[.E103]" office:value-type="float" office:value="28.2353414329082" calcext:value-type="float">
            <text:p>28,2353414329082</text:p>
          </table:table-cell>
          <table:table-cell table:formula="of:=[.D103]*[.D103]" office:value-type="float" office:value="21.2075924419136" calcext:value-type="float">
            <text:p>21,2075924419136</text:p>
          </table:table-cell>
          <table:table-cell table:formula="of:=[.$P$7] * (([.B103] - [.$P$6])^[.$P$8])" office:value-type="float" office:value="526.533807866435" calcext:value-type="float">
            <text:p>526,533807866435</text:p>
          </table:table-cell>
          <table:table-cell table:formula="of:=LN([.H103])" office:value-type="float" office:value="6.26631554198436" calcext:value-type="float">
            <text:p>6,26631554198436</text:p>
          </table:table-cell>
          <table:table-cell table:formula="of:=([.E103]-[.I103])^2" office:value-type="float" office:value="0.0182490521056769" calcext:value-type="float">
            <text:p>0,0182490521056769</text:p>
          </table:table-cell>
          <table:table-cell table:number-columns-repeated="10"/>
          <table:table-cell table:formula="of:=[.U102]+2" office:value-type="float" office:value="202" calcext:value-type="float">
            <text:p>202</text:p>
          </table:table-cell>
          <table:table-cell table:formula="of:=437.73158 * (([.U103]-[.$P$6])^1.44466)" office:value-type="float" office:value="936821.370460238" calcext:value-type="float">
            <text:p>936821,37046023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00" calcext:value-type="float">
            <text:p>100</text:p>
          </table:table-cell>
          <table:table-cell office:value-type="float" office:value="398" calcext:value-type="float">
            <text:p>398</text:p>
          </table:table-cell>
          <table:table-cell table:formula="of:=LN([.B104]-[.$P$6])" office:value-type="float" office:value="4.60517018598809" calcext:value-type="float">
            <text:p>4,60517018598809</text:p>
          </table:table-cell>
          <table:table-cell table:formula="of:=LN([.C104])" office:value-type="float" office:value="5.98645200528444" calcext:value-type="float">
            <text:p>5,98645200528444</text:p>
          </table:table-cell>
          <table:table-cell table:formula="of:=[.D104]*[.E104]" office:value-type="float" office:value="27.5686302945845" calcext:value-type="float">
            <text:p>27,5686302945845</text:p>
          </table:table-cell>
          <table:table-cell table:formula="of:=[.D104]*[.D104]" office:value-type="float" office:value="21.2075924419136" calcext:value-type="float">
            <text:p>21,2075924419136</text:p>
          </table:table-cell>
          <table:table-cell table:formula="of:=[.$P$7] * (([.B104] - [.$P$6])^[.$P$8])" office:value-type="float" office:value="526.533807866435" calcext:value-type="float">
            <text:p>526,533807866435</text:p>
          </table:table-cell>
          <table:table-cell table:formula="of:=LN([.H104])" office:value-type="float" office:value="6.26631554198436" calcext:value-type="float">
            <text:p>6,26631554198436</text:p>
          </table:table-cell>
          <table:table-cell table:formula="of:=([.E104]-[.I104])^2" office:value-type="float" office:value="0.0783235991741884" calcext:value-type="float">
            <text:p>0,0783235991741884</text:p>
          </table:table-cell>
          <table:table-cell table:number-columns-repeated="10"/>
          <table:table-cell table:formula="of:=[.U103]+2" office:value-type="float" office:value="204" calcext:value-type="float">
            <text:p>204</text:p>
          </table:table-cell>
          <table:table-cell table:formula="of:=437.73158 * (([.U104]-[.$P$6])^1.44466)" office:value-type="float" office:value="950250.698361794" calcext:value-type="float">
            <text:p>950250,69836179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03" calcext:value-type="float">
            <text:p>103</text:p>
          </table:table-cell>
          <table:table-cell office:value-type="float" office:value="313.95" calcext:value-type="float">
            <text:p>313,95</text:p>
          </table:table-cell>
          <table:table-cell table:formula="of:=LN([.B105]-[.$P$6])" office:value-type="float" office:value="4.63472898822964" calcext:value-type="float">
            <text:p>4,63472898822964</text:p>
          </table:table-cell>
          <table:table-cell table:formula="of:=LN([.C105])" office:value-type="float" office:value="5.74923373756012" calcext:value-type="float">
            <text:p>5,74923373756012</text:p>
          </table:table-cell>
          <table:table-cell table:formula="of:=[.D105]*[.E105]" office:value-type="float" office:value="26.6461402635777" calcext:value-type="float">
            <text:p>26,6461402635777</text:p>
          </table:table-cell>
          <table:table-cell table:formula="of:=[.D105]*[.D105]" office:value-type="float" office:value="21.4807127943361" calcext:value-type="float">
            <text:p>21,4807127943361</text:p>
          </table:table-cell>
          <table:table-cell table:formula="of:=[.$P$7] * (([.B105] - [.$P$6])^[.$P$8])" office:value-type="float" office:value="542.329142772007" calcext:value-type="float">
            <text:p>542,329142772007</text:p>
          </table:table-cell>
          <table:table-cell table:formula="of:=LN([.H105])" office:value-type="float" office:value="6.29587309161021" calcext:value-type="float">
            <text:p>6,29587309161021</text:p>
          </table:table-cell>
          <table:table-cell table:formula="of:=([.E105]-[.I105])^2" office:value-type="float" office:value="0.2988145833963" calcext:value-type="float">
            <text:p>0,2988145833963</text:p>
          </table:table-cell>
          <table:table-cell table:number-columns-repeated="10"/>
          <table:table-cell table:formula="of:=[.U104]+2" office:value-type="float" office:value="206" calcext:value-type="float">
            <text:p>206</text:p>
          </table:table-cell>
          <table:table-cell table:formula="of:=437.73158 * (([.U105]-[.$P$6])^1.44466)" office:value-type="float" office:value="963738.698760208" calcext:value-type="float">
            <text:p>963738,69876020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04" calcext:value-type="float">
            <text:p>104</text:p>
          </table:table-cell>
          <table:table-cell office:value-type="float" office:value="512" calcext:value-type="float">
            <text:p>512</text:p>
          </table:table-cell>
          <table:table-cell table:formula="of:=LN([.B106]-[.$P$6])" office:value-type="float" office:value="4.64439089914137" calcext:value-type="float">
            <text:p>4,64439089914137</text:p>
          </table:table-cell>
          <table:table-cell table:formula="of:=LN([.C106])" office:value-type="float" office:value="6.23832462503951" calcext:value-type="float">
            <text:p>6,23832462503951</text:p>
          </table:table-cell>
          <table:table-cell table:formula="of:=[.D106]*[.E106]" office:value-type="float" office:value="28.973218114423" calcext:value-type="float">
            <text:p>28,973218114423</text:p>
          </table:table-cell>
          <table:table-cell table:formula="of:=[.D106]*[.D106]" office:value-type="float" office:value="21.5703668240272" calcext:value-type="float">
            <text:p>21,5703668240272</text:p>
          </table:table-cell>
          <table:table-cell table:formula="of:=[.$P$7] * (([.B106] - [.$P$6])^[.$P$8])" office:value-type="float" office:value="547.594250046245" calcext:value-type="float">
            <text:p>547,594250046245</text:p>
          </table:table-cell>
          <table:table-cell table:formula="of:=LN([.H106])" office:value-type="float" office:value="6.30553459307839" calcext:value-type="float">
            <text:p>6,30553459307839</text:p>
          </table:table-cell>
          <table:table-cell table:formula="of:=([.E106]-[.I106])^2" office:value-type="float" office:value="0.00451717980378695" calcext:value-type="float">
            <text:p>0,00451717980378695</text:p>
          </table:table-cell>
          <table:table-cell table:number-columns-repeated="10"/>
          <table:table-cell table:formula="of:=[.U105]+2" office:value-type="float" office:value="208" calcext:value-type="float">
            <text:p>208</text:p>
          </table:table-cell>
          <table:table-cell table:formula="of:=437.73158 * (([.U106]-[.$P$6])^1.44466)" office:value-type="float" office:value="977285.054620035" calcext:value-type="float">
            <text:p>977285,05462003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05" calcext:value-type="float">
            <text:p>105</text:p>
          </table:table-cell>
          <table:table-cell office:value-type="float" office:value="217" calcext:value-type="float">
            <text:p>217</text:p>
          </table:table-cell>
          <table:table-cell table:formula="of:=LN([.B107]-[.$P$6])" office:value-type="float" office:value="4.65396035015752" calcext:value-type="float">
            <text:p>4,65396035015752</text:p>
          </table:table-cell>
          <table:table-cell table:formula="of:=LN([.C107])" office:value-type="float" office:value="5.37989735354046" calcext:value-type="float">
            <text:p>5,37989735354046</text:p>
          </table:table-cell>
          <table:table-cell table:formula="of:=[.D107]*[.E107]" office:value-type="float" office:value="25.0378289712947" calcext:value-type="float">
            <text:p>25,0378289712947</text:p>
          </table:table-cell>
          <table:table-cell table:formula="of:=[.D107]*[.D107]" office:value-type="float" office:value="21.6593469408383" calcext:value-type="float">
            <text:p>21,6593469408383</text:p>
          </table:table-cell>
          <table:table-cell table:formula="of:=[.$P$7] * (([.B107] - [.$P$6])^[.$P$8])" office:value-type="float" office:value="552.859355175066" calcext:value-type="float">
            <text:p>552,859355175066</text:p>
          </table:table-cell>
          <table:table-cell table:formula="of:=LN([.H107])" office:value-type="float" office:value="6.31510363856916" calcext:value-type="float">
            <text:p>6,31510363856916</text:p>
          </table:table-cell>
          <table:table-cell table:formula="of:=([.E107]-[.I107])^2" office:value-type="float" office:value="0.874610795557174" calcext:value-type="float">
            <text:p>0,874610795557174</text:p>
          </table:table-cell>
          <table:table-cell table:number-columns-repeated="10"/>
          <table:table-cell table:formula="of:=[.U106]+2" office:value-type="float" office:value="210" calcext:value-type="float">
            <text:p>210</text:p>
          </table:table-cell>
          <table:table-cell table:formula="of:=437.73158 * (([.U107]-[.$P$6])^1.44466)" office:value-type="float" office:value="990889.453657542" calcext:value-type="float">
            <text:p>990889,45365754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06" calcext:value-type="float">
            <text:p>106</text:p>
          </table:table-cell>
          <table:table-cell office:value-type="float" office:value="292.331" calcext:value-type="float">
            <text:p>292,331</text:p>
          </table:table-cell>
          <table:table-cell table:formula="of:=LN([.B108]-[.$P$6])" office:value-type="float" office:value="4.66343909411207" calcext:value-type="float">
            <text:p>4,66343909411207</text:p>
          </table:table-cell>
          <table:table-cell table:formula="of:=LN([.C108])" office:value-type="float" office:value="5.67788672191623" calcext:value-type="float">
            <text:p>5,67788672191623</text:p>
          </table:table-cell>
          <table:table-cell table:formula="of:=[.D108]*[.E108]" office:value-type="float" office:value="26.478478910924" calcext:value-type="float">
            <text:p>26,478478910924</text:p>
          </table:table-cell>
          <table:table-cell table:formula="of:=[.D108]*[.D108]" office:value-type="float" office:value="21.7476641844928" calcext:value-type="float">
            <text:p>21,7476641844928</text:p>
          </table:table-cell>
          <table:table-cell table:formula="of:=[.$P$7] * (([.B108] - [.$P$6])^[.$P$8])" office:value-type="float" office:value="558.124458178906" calcext:value-type="float">
            <text:p>558,124458178906</text:p>
          </table:table-cell>
          <table:table-cell table:formula="of:=LN([.H108])" office:value-type="float" office:value="6.32458198084222" calcext:value-type="float">
            <text:p>6,32458198084222</text:p>
          </table:table-cell>
          <table:table-cell table:formula="of:=([.E108]-[.I108])^2" office:value-type="float" office:value="0.418214757917348" calcext:value-type="float">
            <text:p>0,418214757917348</text:p>
          </table:table-cell>
          <table:table-cell table:number-columns-repeated="10"/>
          <table:table-cell table:formula="of:=[.U107]+2" office:value-type="float" office:value="212" calcext:value-type="float">
            <text:p>212</text:p>
          </table:table-cell>
          <table:table-cell table:formula="of:=437.73158 * (([.U108]-[.$P$6])^1.44466)" office:value-type="float" office:value="1004551.58822482" calcext:value-type="float">
            <text:p>1004551,5882248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07" calcext:value-type="float">
            <text:p>107</text:p>
          </table:table-cell>
          <table:table-cell office:value-type="float" office:value="298" calcext:value-type="float">
            <text:p>298</text:p>
          </table:table-cell>
          <table:table-cell table:formula="of:=LN([.B109]-[.$P$6])" office:value-type="float" office:value="4.67282883446191" calcext:value-type="float">
            <text:p>4,67282883446191</text:p>
          </table:table-cell>
          <table:table-cell table:formula="of:=LN([.C109])" office:value-type="float" office:value="5.69709348650541" calcext:value-type="float">
            <text:p>5,69709348650541</text:p>
          </table:table-cell>
          <table:table-cell table:formula="of:=[.D109]*[.E109]" office:value-type="float" office:value="26.6215427163676" calcext:value-type="float">
            <text:p>26,6215427163676</text:p>
          </table:table-cell>
          <table:table-cell table:formula="of:=[.D109]*[.D109]" office:value-type="float" office:value="21.8353293161786" calcext:value-type="float">
            <text:p>21,8353293161786</text:p>
          </table:table-cell>
          <table:table-cell table:formula="of:=[.$P$7] * (([.B109] - [.$P$6])^[.$P$8])" office:value-type="float" office:value="563.389559077813" calcext:value-type="float">
            <text:p>563,389559077813</text:p>
          </table:table-cell>
          <table:table-cell table:formula="of:=LN([.H109])" office:value-type="float" office:value="6.33397132328229" calcext:value-type="float">
            <text:p>6,33397132328229</text:p>
          </table:table-cell>
          <table:table-cell table:formula="of:=([.E109]-[.I109])^2" office:value-type="float" office:value="0.405613378977605" calcext:value-type="float">
            <text:p>0,405613378977605</text:p>
          </table:table-cell>
          <table:table-cell table:number-columns-repeated="10"/>
          <table:table-cell table:formula="of:=[.U108]+2" office:value-type="float" office:value="214" calcext:value-type="float">
            <text:p>214</text:p>
          </table:table-cell>
          <table:table-cell table:formula="of:=437.73158 * (([.U109]-[.$P$6])^1.44466)" office:value-type="float" office:value="1018271.15519779" calcext:value-type="float">
            <text:p>1018271,1551977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08" calcext:value-type="float">
            <text:p>108</text:p>
          </table:table-cell>
          <table:table-cell office:value-type="float" office:value="622.681" calcext:value-type="float">
            <text:p>622,681</text:p>
          </table:table-cell>
          <table:table-cell table:formula="of:=LN([.B110]-[.$P$6])" office:value-type="float" office:value="4.68213122712422" calcext:value-type="float">
            <text:p>4,68213122712422</text:p>
          </table:table-cell>
          <table:table-cell table:formula="of:=LN([.C110])" office:value-type="float" office:value="6.43403434912769" calcext:value-type="float">
            <text:p>6,43403434912769</text:p>
          </table:table-cell>
          <table:table-cell table:formula="of:=[.D110]*[.E110]" office:value-type="float" office:value="30.1249931424406" calcext:value-type="float">
            <text:p>30,1249931424406</text:p>
          </table:table-cell>
          <table:table-cell table:formula="of:=[.D110]*[.D110]" office:value-type="float" office:value="21.9223528280118" calcext:value-type="float">
            <text:p>21,9223528280118</text:p>
          </table:table-cell>
          <table:table-cell table:formula="of:=[.$P$7] * (([.B110] - [.$P$6])^[.$P$8])" office:value-type="float" office:value="568.654657891459" calcext:value-type="float">
            <text:p>568,654657891459</text:p>
          </table:table-cell>
          <table:table-cell table:formula="of:=LN([.H110])" office:value-type="float" office:value="6.34327332173638" calcext:value-type="float">
            <text:p>6,34327332173638</text:p>
          </table:table-cell>
          <table:table-cell table:formula="of:=([.E110]-[.I110])^2" office:value-type="float" office:value="0.00823756409312632" calcext:value-type="float">
            <text:p>0,00823756409312632</text:p>
          </table:table-cell>
          <table:table-cell table:number-columns-repeated="10"/>
          <table:table-cell table:formula="of:=[.U109]+2" office:value-type="float" office:value="216" calcext:value-type="float">
            <text:p>216</text:p>
          </table:table-cell>
          <table:table-cell table:formula="of:=437.73158 * (([.U110]-[.$P$6])^1.44466)" office:value-type="float" office:value="1032047.8558679" calcext:value-type="float">
            <text:p>1032047,855867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08" calcext:value-type="float">
            <text:p>108</text:p>
          </table:table-cell>
          <table:table-cell office:value-type="float" office:value="613.253" calcext:value-type="float">
            <text:p>613,253</text:p>
          </table:table-cell>
          <table:table-cell table:formula="of:=LN([.B111]-[.$P$6])" office:value-type="float" office:value="4.68213122712422" calcext:value-type="float">
            <text:p>4,68213122712422</text:p>
          </table:table-cell>
          <table:table-cell table:formula="of:=LN([.C111])" office:value-type="float" office:value="6.41877757509565" calcext:value-type="float">
            <text:p>6,41877757509565</text:p>
          </table:table-cell>
          <table:table-cell table:formula="of:=[.D111]*[.E111]" office:value-type="float" office:value="30.05355892432" calcext:value-type="float">
            <text:p>30,05355892432</text:p>
          </table:table-cell>
          <table:table-cell table:formula="of:=[.D111]*[.D111]" office:value-type="float" office:value="21.9223528280118" calcext:value-type="float">
            <text:p>21,9223528280118</text:p>
          </table:table-cell>
          <table:table-cell table:formula="of:=[.$P$7] * (([.B111] - [.$P$6])^[.$P$8])" office:value-type="float" office:value="568.654657891459" calcext:value-type="float">
            <text:p>568,654657891459</text:p>
          </table:table-cell>
          <table:table-cell table:formula="of:=LN([.H111])" office:value-type="float" office:value="6.34327332173638" calcext:value-type="float">
            <text:p>6,34327332173638</text:p>
          </table:table-cell>
          <table:table-cell table:formula="of:=([.E111]-[.I111])^2" office:value-type="float" office:value="0.00570089227534151" calcext:value-type="float">
            <text:p>0,00570089227534151</text:p>
          </table:table-cell>
          <table:table-cell table:number-columns-repeated="10"/>
          <table:table-cell table:formula="of:=[.U110]+2" office:value-type="float" office:value="218" calcext:value-type="float">
            <text:p>218</text:p>
          </table:table-cell>
          <table:table-cell table:formula="of:=437.73158 * (([.U111]-[.$P$6])^1.44466)" office:value-type="float" office:value="1045881.3958375" calcext:value-type="float">
            <text:p>1045881,395837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08" calcext:value-type="float">
            <text:p>108</text:p>
          </table:table-cell>
          <table:table-cell office:value-type="float" office:value="323.36" calcext:value-type="float">
            <text:p>323,36</text:p>
          </table:table-cell>
          <table:table-cell table:formula="of:=LN([.B112]-[.$P$6])" office:value-type="float" office:value="4.68213122712422" calcext:value-type="float">
            <text:p>4,68213122712422</text:p>
          </table:table-cell>
          <table:table-cell table:formula="of:=LN([.C112])" office:value-type="float" office:value="5.77876625365531" calcext:value-type="float">
            <text:p>5,77876625365531</text:p>
          </table:table-cell>
          <table:table-cell table:formula="of:=[.D112]*[.E112]" office:value-type="float" office:value="27.0569419304912" calcext:value-type="float">
            <text:p>27,0569419304912</text:p>
          </table:table-cell>
          <table:table-cell table:formula="of:=[.D112]*[.D112]" office:value-type="float" office:value="21.9223528280118" calcext:value-type="float">
            <text:p>21,9223528280118</text:p>
          </table:table-cell>
          <table:table-cell table:formula="of:=[.$P$7] * (([.B112] - [.$P$6])^[.$P$8])" office:value-type="float" office:value="568.654657891459" calcext:value-type="float">
            <text:p>568,654657891459</text:p>
          </table:table-cell>
          <table:table-cell table:formula="of:=LN([.H112])" office:value-type="float" office:value="6.34327332173638" calcext:value-type="float">
            <text:p>6,34327332173638</text:p>
          </table:table-cell>
          <table:table-cell table:formula="of:=([.E112]-[.I112])^2" office:value-type="float" office:value="0.31866822991348" calcext:value-type="float">
            <text:p>0,31866822991348</text:p>
          </table:table-cell>
          <table:table-cell table:number-columns-repeated="10"/>
          <table:table-cell table:formula="of:=[.U111]+2" office:value-type="float" office:value="220" calcext:value-type="float">
            <text:p>220</text:p>
          </table:table-cell>
          <table:table-cell table:formula="of:=437.73158 * (([.U112]-[.$P$6])^1.44466)" office:value-type="float" office:value="1059771.4849185" calcext:value-type="float">
            <text:p>1059771,484918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09" calcext:value-type="float">
            <text:p>109</text:p>
          </table:table-cell>
          <table:table-cell office:value-type="float" office:value="321" calcext:value-type="float">
            <text:p>321</text:p>
          </table:table-cell>
          <table:table-cell table:formula="of:=LN([.B113]-[.$P$6])" office:value-type="float" office:value="4.69134788222914" calcext:value-type="float">
            <text:p>4,69134788222914</text:p>
          </table:table-cell>
          <table:table-cell table:formula="of:=LN([.C113])" office:value-type="float" office:value="5.77144112313002" calcext:value-type="float">
            <text:p>5,77144112313002</text:p>
          </table:table-cell>
          <table:table-cell table:formula="of:=[.D113]*[.E113]" office:value-type="float" office:value="27.0758380904062" calcext:value-type="float">
            <text:p>27,0758380904062</text:p>
          </table:table-cell>
          <table:table-cell table:formula="of:=[.D113]*[.D113]" office:value-type="float" office:value="22.0087449520959" calcext:value-type="float">
            <text:p>22,0087449520959</text:p>
          </table:table-cell>
          <table:table-cell table:formula="of:=[.$P$7] * (([.B113] - [.$P$6])^[.$P$8])" office:value-type="float" office:value="573.919754639156" calcext:value-type="float">
            <text:p>573,919754639156</text:p>
          </table:table-cell>
          <table:table-cell table:formula="of:=LN([.H113])" office:value-type="float" office:value="6.35248958626638" calcext:value-type="float">
            <text:p>6,35248958626638</text:p>
          </table:table-cell>
          <table:table-cell table:formula="of:=([.E113]-[.I113])^2" office:value-type="float" office:value="0.337617316513131" calcext:value-type="float">
            <text:p>0,337617316513131</text:p>
          </table:table-cell>
          <table:table-cell table:number-columns-repeated="10"/>
          <table:table-cell table:formula="of:=[.U112]+2" office:value-type="float" office:value="222" calcext:value-type="float">
            <text:p>222</text:p>
          </table:table-cell>
          <table:table-cell table:formula="of:=437.73158 * (([.U113]-[.$P$6])^1.44466)" office:value-type="float" office:value="1073717.83703439" calcext:value-type="float">
            <text:p>1073717,8370343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09" calcext:value-type="float">
            <text:p>109</text:p>
          </table:table-cell>
          <table:table-cell office:value-type="float" office:value="554" calcext:value-type="float">
            <text:p>554</text:p>
          </table:table-cell>
          <table:table-cell table:formula="of:=LN([.B114]-[.$P$6])" office:value-type="float" office:value="4.69134788222914" calcext:value-type="float">
            <text:p>4,69134788222914</text:p>
          </table:table-cell>
          <table:table-cell table:formula="of:=LN([.C114])" office:value-type="float" office:value="6.31716468674728" calcext:value-type="float">
            <text:p>6,31716468674728</text:p>
          </table:table-cell>
          <table:table-cell table:formula="of:=[.D114]*[.E114]" office:value-type="float" office:value="29.6360171748646" calcext:value-type="float">
            <text:p>29,6360171748646</text:p>
          </table:table-cell>
          <table:table-cell table:formula="of:=[.D114]*[.D114]" office:value-type="float" office:value="22.0087449520959" calcext:value-type="float">
            <text:p>22,0087449520959</text:p>
          </table:table-cell>
          <table:table-cell table:formula="of:=[.$P$7] * (([.B114] - [.$P$6])^[.$P$8])" office:value-type="float" office:value="573.919754639156" calcext:value-type="float">
            <text:p>573,919754639156</text:p>
          </table:table-cell>
          <table:table-cell table:formula="of:=LN([.H114])" office:value-type="float" office:value="6.35248958626638" calcext:value-type="float">
            <text:p>6,35248958626638</text:p>
          </table:table-cell>
          <table:table-cell table:formula="of:=([.E114]-[.I114])^2" office:value-type="float" office:value="0.00124784852603421" calcext:value-type="float">
            <text:p>0,00124784852603421</text:p>
          </table:table-cell>
          <table:table-cell table:number-columns-repeated="10"/>
          <table:table-cell table:formula="of:=[.U113]+2" office:value-type="float" office:value="224" calcext:value-type="float">
            <text:p>224</text:p>
          </table:table-cell>
          <table:table-cell table:formula="of:=437.73158 * (([.U114]-[.$P$6])^1.44466)" office:value-type="float" office:value="1087720.17012543" calcext:value-type="float">
            <text:p>1087720,1701254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0" calcext:value-type="float">
            <text:p>110</text:p>
          </table:table-cell>
          <table:table-cell office:value-type="float" office:value="357" calcext:value-type="float">
            <text:p>357</text:p>
          </table:table-cell>
          <table:table-cell table:formula="of:=LN([.B115]-[.$P$6])" office:value-type="float" office:value="4.70048036579242" calcext:value-type="float">
            <text:p>4,70048036579242</text:p>
          </table:table-cell>
          <table:table-cell table:formula="of:=LN([.C115])" office:value-type="float" office:value="5.87773578177964" calcext:value-type="float">
            <text:p>5,87773578177964</text:p>
          </table:table-cell>
          <table:table-cell table:formula="of:=[.D115]*[.E115]" office:value-type="float" office:value="27.6281816375707" calcext:value-type="float">
            <text:p>27,6281816375707</text:p>
          </table:table-cell>
          <table:table-cell table:formula="of:=[.D115]*[.D115]" office:value-type="float" office:value="22.0945156692" calcext:value-type="float">
            <text:p>22,0945156692</text:p>
          </table:table-cell>
          <table:table-cell table:formula="of:=[.$P$7] * (([.B115] - [.$P$6])^[.$P$8])" office:value-type="float" office:value="579.184849339856" calcext:value-type="float">
            <text:p>579,184849339856</text:p>
          </table:table-cell>
          <table:table-cell table:formula="of:=LN([.H115])" office:value-type="float" office:value="6.36162168282168" calcext:value-type="float">
            <text:p>6,36162168282168</text:p>
          </table:table-cell>
          <table:table-cell table:formula="of:=([.E115]-[.I115])^2" office:value-type="float" office:value="0.234145565227263" calcext:value-type="float">
            <text:p>0,234145565227263</text:p>
          </table:table-cell>
          <table:table-cell table:number-columns-repeated="10"/>
          <table:table-cell table:formula="of:=[.U114]+2" office:value-type="float" office:value="226" calcext:value-type="float">
            <text:p>226</text:p>
          </table:table-cell>
          <table:table-cell table:formula="of:=437.73158 * (([.U115]-[.$P$6])^1.44466)" office:value-type="float" office:value="1101778.20605675" calcext:value-type="float">
            <text:p>1101778,2060567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0" calcext:value-type="float">
            <text:p>110</text:p>
          </table:table-cell>
          <table:table-cell office:value-type="float" office:value="588" calcext:value-type="float">
            <text:p>588</text:p>
          </table:table-cell>
          <table:table-cell table:formula="of:=LN([.B116]-[.$P$6])" office:value-type="float" office:value="4.70048036579242" calcext:value-type="float">
            <text:p>4,70048036579242</text:p>
          </table:table-cell>
          <table:table-cell table:formula="of:=LN([.C116])" office:value-type="float" office:value="6.37672694789863" calcext:value-type="float">
            <text:p>6,37672694789863</text:p>
          </table:table-cell>
          <table:table-cell table:formula="of:=[.D116]*[.E116]" office:value-type="float" office:value="29.9736798166169" calcext:value-type="float">
            <text:p>29,9736798166169</text:p>
          </table:table-cell>
          <table:table-cell table:formula="of:=[.D116]*[.D116]" office:value-type="float" office:value="22.0945156692" calcext:value-type="float">
            <text:p>22,0945156692</text:p>
          </table:table-cell>
          <table:table-cell table:formula="of:=[.$P$7] * (([.B116] - [.$P$6])^[.$P$8])" office:value-type="float" office:value="579.184849339856" calcext:value-type="float">
            <text:p>579,184849339856</text:p>
          </table:table-cell>
          <table:table-cell table:formula="of:=LN([.H116])" office:value-type="float" office:value="6.36162168282168" calcext:value-type="float">
            <text:p>6,36162168282168</text:p>
          </table:table-cell>
          <table:table-cell table:formula="of:=([.E116]-[.I116])^2" office:value-type="float" office:value="0.000228169033044975" calcext:value-type="float">
            <text:p>0,000228169033044975</text:p>
          </table:table-cell>
          <table:table-cell table:number-columns-repeated="10"/>
          <table:table-cell table:formula="of:=[.U115]+2" office:value-type="float" office:value="228" calcext:value-type="float">
            <text:p>228</text:p>
          </table:table-cell>
          <table:table-cell table:formula="of:=437.73158 * (([.U116]-[.$P$6])^1.44466)" office:value-type="float" office:value="1115891.6705295" calcext:value-type="float">
            <text:p>1115891,670529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1" calcext:value-type="float">
            <text:p>111</text:p>
          </table:table-cell>
          <table:table-cell office:value-type="float" office:value="793" calcext:value-type="float">
            <text:p>793</text:p>
          </table:table-cell>
          <table:table-cell table:formula="of:=LN([.B117]-[.$P$6])" office:value-type="float" office:value="4.70953020131233" calcext:value-type="float">
            <text:p>4,70953020131233</text:p>
          </table:table-cell>
          <table:table-cell table:formula="of:=LN([.C117])" office:value-type="float" office:value="6.67582322163485" calcext:value-type="float">
            <text:p>6,67582322163485</text:p>
          </table:table-cell>
          <table:table-cell table:formula="of:=[.D117]*[.E117]" office:value-type="float" office:value="31.4399910809115" calcext:value-type="float">
            <text:p>31,4399910809115</text:p>
          </table:table-cell>
          <table:table-cell table:formula="of:=[.D117]*[.D117]" office:value-type="float" office:value="22.179674717073" calcext:value-type="float">
            <text:p>22,179674717073</text:p>
          </table:table-cell>
          <table:table-cell table:formula="of:=[.$P$7] * (([.B117] - [.$P$6])^[.$P$8])" office:value-type="float" office:value="584.449942012172" calcext:value-type="float">
            <text:p>584,449942012172</text:p>
          </table:table-cell>
          <table:table-cell table:formula="of:=LN([.H117])" office:value-type="float" office:value="6.370671134836" calcext:value-type="float">
            <text:p>6,370671134836</text:p>
          </table:table-cell>
          <table:table-cell table:formula="of:=([.E117]-[.I117])^2" office:value-type="float" office:value="0.0931177960776915" calcext:value-type="float">
            <text:p>0,0931177960776915</text:p>
          </table:table-cell>
          <table:table-cell table:number-columns-repeated="10"/>
          <table:table-cell table:formula="of:=[.U116]+2" office:value-type="float" office:value="230" calcext:value-type="float">
            <text:p>230</text:p>
          </table:table-cell>
          <table:table-cell table:formula="of:=437.73158 * (([.U117]-[.$P$6])^1.44466)" office:value-type="float" office:value="1130060.2929946" calcext:value-type="float">
            <text:p>1130060,292994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2" calcext:value-type="float">
            <text:p>112</text:p>
          </table:table-cell>
          <table:table-cell office:value-type="float" office:value="777" calcext:value-type="float">
            <text:p>777</text:p>
          </table:table-cell>
          <table:table-cell table:formula="of:=LN([.B118]-[.$P$6])" office:value-type="float" office:value="4.71849887129509" calcext:value-type="float">
            <text:p>4,71849887129509</text:p>
          </table:table-cell>
          <table:table-cell table:formula="of:=LN([.C118])" office:value-type="float" office:value="6.65544035036765" calcext:value-type="float">
            <text:p>6,65544035036765</text:p>
          </table:table-cell>
          <table:table-cell table:formula="of:=[.D118]*[.E118]" office:value-type="float" office:value="31.4036877811816" calcext:value-type="float">
            <text:p>31,4036877811816</text:p>
          </table:table-cell>
          <table:table-cell table:formula="of:=[.D118]*[.D118]" office:value-type="float" office:value="22.2642315984131" calcext:value-type="float">
            <text:p>22,2642315984131</text:p>
          </table:table-cell>
          <table:table-cell table:formula="of:=[.$P$7] * (([.B118] - [.$P$6])^[.$P$8])" office:value-type="float" office:value="589.715032674377" calcext:value-type="float">
            <text:p>589,715032674377</text:p>
          </table:table-cell>
          <table:table-cell table:formula="of:=LN([.H118])" office:value-type="float" office:value="6.37963942475273" calcext:value-type="float">
            <text:p>6,37963942475273</text:p>
          </table:table-cell>
          <table:table-cell table:formula="of:=([.E118]-[.I118])^2" office:value-type="float" office:value="0.0760661505700482" calcext:value-type="float">
            <text:p>0,0760661505700482</text:p>
          </table:table-cell>
          <table:table-cell table:number-columns-repeated="10"/>
          <table:table-cell table:formula="of:=[.U117]+2" office:value-type="float" office:value="232" calcext:value-type="float">
            <text:p>232</text:p>
          </table:table-cell>
          <table:table-cell table:formula="of:=437.73158 * (([.U118]-[.$P$6])^1.44466)" office:value-type="float" office:value="1144283.80656934" calcext:value-type="float">
            <text:p>1144283,8065693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2" calcext:value-type="float">
            <text:p>112</text:p>
          </table:table-cell>
          <table:table-cell office:value-type="float" office:value="779" calcext:value-type="float">
            <text:p>779</text:p>
          </table:table-cell>
          <table:table-cell table:formula="of:=LN([.B119]-[.$P$6])" office:value-type="float" office:value="4.71849887129509" calcext:value-type="float">
            <text:p>4,71849887129509</text:p>
          </table:table-cell>
          <table:table-cell table:formula="of:=LN([.C119])" office:value-type="float" office:value="6.65801104587075" calcext:value-type="float">
            <text:p>6,65801104587075</text:p>
          </table:table-cell>
          <table:table-cell table:formula="of:=[.D119]*[.E119]" office:value-type="float" office:value="31.4158176050114" calcext:value-type="float">
            <text:p>31,4158176050114</text:p>
          </table:table-cell>
          <table:table-cell table:formula="of:=[.D119]*[.D119]" office:value-type="float" office:value="22.2642315984131" calcext:value-type="float">
            <text:p>22,2642315984131</text:p>
          </table:table-cell>
          <table:table-cell table:formula="of:=[.$P$7] * (([.B119] - [.$P$6])^[.$P$8])" office:value-type="float" office:value="589.715032674377" calcext:value-type="float">
            <text:p>589,715032674377</text:p>
          </table:table-cell>
          <table:table-cell table:formula="of:=LN([.H119])" office:value-type="float" office:value="6.37963942475273" calcext:value-type="float">
            <text:p>6,37963942475273</text:p>
          </table:table-cell>
          <table:table-cell table:formula="of:=([.E119]-[.I119])^2" office:value-type="float" office:value="0.0774907594438765" calcext:value-type="float">
            <text:p>0,0774907594438765</text:p>
          </table:table-cell>
          <table:table-cell table:number-columns-repeated="10"/>
          <table:table-cell table:formula="of:=[.U118]+2" office:value-type="float" office:value="234" calcext:value-type="float">
            <text:p>234</text:p>
          </table:table-cell>
          <table:table-cell table:formula="of:=437.73158 * (([.U119]-[.$P$6])^1.44466)" office:value-type="float" office:value="1158561.94795637" calcext:value-type="float">
            <text:p>1158561,9479563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2" calcext:value-type="float">
            <text:p>112</text:p>
          </table:table-cell>
          <table:table-cell office:value-type="float" office:value="774" calcext:value-type="float">
            <text:p>774</text:p>
          </table:table-cell>
          <table:table-cell table:formula="of:=LN([.B120]-[.$P$6])" office:value-type="float" office:value="4.71849887129509" calcext:value-type="float">
            <text:p>4,71849887129509</text:p>
          </table:table-cell>
          <table:table-cell table:formula="of:=LN([.C120])" office:value-type="float" office:value="6.65157187358973" calcext:value-type="float">
            <text:p>6,65157187358973</text:p>
          </table:table-cell>
          <table:table-cell table:formula="of:=[.D120]*[.E120]" office:value-type="float" office:value="31.3854343778713" calcext:value-type="float">
            <text:p>31,3854343778713</text:p>
          </table:table-cell>
          <table:table-cell table:formula="of:=[.D120]*[.D120]" office:value-type="float" office:value="22.2642315984131" calcext:value-type="float">
            <text:p>22,2642315984131</text:p>
          </table:table-cell>
          <table:table-cell table:formula="of:=[.$P$7] * (([.B120] - [.$P$6])^[.$P$8])" office:value-type="float" office:value="589.715032674377" calcext:value-type="float">
            <text:p>589,715032674377</text:p>
          </table:table-cell>
          <table:table-cell table:formula="of:=LN([.H120])" office:value-type="float" office:value="6.37963942475273" calcext:value-type="float">
            <text:p>6,37963942475273</text:p>
          </table:table-cell>
          <table:table-cell table:formula="of:=([.E120]-[.I120])^2" office:value-type="float" office:value="0.0739472567304891" calcext:value-type="float">
            <text:p>0,0739472567304891</text:p>
          </table:table-cell>
          <table:table-cell table:number-columns-repeated="10"/>
          <table:table-cell table:formula="of:=[.U119]+2" office:value-type="float" office:value="236" calcext:value-type="float">
            <text:p>236</text:p>
          </table:table-cell>
          <table:table-cell table:formula="of:=437.73158 * (([.U120]-[.$P$6])^1.44466)" office:value-type="float" office:value="1172894.45736532" calcext:value-type="float">
            <text:p>1172894,4573653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2" calcext:value-type="float">
            <text:p>112</text:p>
          </table:table-cell>
          <table:table-cell office:value-type="float" office:value="527" calcext:value-type="float">
            <text:p>527</text:p>
          </table:table-cell>
          <table:table-cell table:formula="of:=LN([.B121]-[.$P$6])" office:value-type="float" office:value="4.71849887129509" calcext:value-type="float">
            <text:p>4,71849887129509</text:p>
          </table:table-cell>
          <table:table-cell table:formula="of:=LN([.C121])" office:value-type="float" office:value="6.26720054854136" calcext:value-type="float">
            <text:p>6,26720054854136</text:p>
          </table:table-cell>
          <table:table-cell table:formula="of:=[.D121]*[.E121]" office:value-type="float" office:value="29.5717787144724" calcext:value-type="float">
            <text:p>29,5717787144724</text:p>
          </table:table-cell>
          <table:table-cell table:formula="of:=[.D121]*[.D121]" office:value-type="float" office:value="22.2642315984131" calcext:value-type="float">
            <text:p>22,2642315984131</text:p>
          </table:table-cell>
          <table:table-cell table:formula="of:=[.$P$7] * (([.B121] - [.$P$6])^[.$P$8])" office:value-type="float" office:value="589.715032674377" calcext:value-type="float">
            <text:p>589,715032674377</text:p>
          </table:table-cell>
          <table:table-cell table:formula="of:=LN([.H121])" office:value-type="float" office:value="6.37963942475273" calcext:value-type="float">
            <text:p>6,37963942475273</text:p>
          </table:table-cell>
          <table:table-cell table:formula="of:=([.E121]-[.I121])^2" office:value-type="float" office:value="0.012642500883674" calcext:value-type="float">
            <text:p>0,012642500883674</text:p>
          </table:table-cell>
          <table:table-cell table:number-columns-repeated="10"/>
          <table:table-cell table:formula="of:=[.U120]+2" office:value-type="float" office:value="238" calcext:value-type="float">
            <text:p>238</text:p>
          </table:table-cell>
          <table:table-cell table:formula="of:=437.73158 * (([.U121]-[.$P$6])^1.44466)" office:value-type="float" office:value="1187281.07843665" calcext:value-type="float">
            <text:p>1187281,0784366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2" calcext:value-type="float">
            <text:p>112</text:p>
          </table:table-cell>
          <table:table-cell office:value-type="float" office:value="581" calcext:value-type="float">
            <text:p>581</text:p>
          </table:table-cell>
          <table:table-cell table:formula="of:=LN([.B122]-[.$P$6])" office:value-type="float" office:value="4.71849887129509" calcext:value-type="float">
            <text:p>4,71849887129509</text:p>
          </table:table-cell>
          <table:table-cell table:formula="of:=LN([.C122])" office:value-type="float" office:value="6.36475075685191" calcext:value-type="float">
            <text:p>6,36475075685191</text:p>
          </table:table-cell>
          <table:table-cell table:formula="of:=[.D122]*[.E122]" office:value-type="float" office:value="30.0320692622803" calcext:value-type="float">
            <text:p>30,0320692622803</text:p>
          </table:table-cell>
          <table:table-cell table:formula="of:=[.D122]*[.D122]" office:value-type="float" office:value="22.2642315984131" calcext:value-type="float">
            <text:p>22,2642315984131</text:p>
          </table:table-cell>
          <table:table-cell table:formula="of:=[.$P$7] * (([.B122] - [.$P$6])^[.$P$8])" office:value-type="float" office:value="589.715032674377" calcext:value-type="float">
            <text:p>589,715032674377</text:p>
          </table:table-cell>
          <table:table-cell table:formula="of:=LN([.H122])" office:value-type="float" office:value="6.37963942475273" calcext:value-type="float">
            <text:p>6,37963942475273</text:p>
          </table:table-cell>
          <table:table-cell table:formula="of:=([.E122]-[.I122])^2" office:value-type="float" office:value="0.000221672431860723" calcext:value-type="float">
            <text:p>0,000221672431860723</text:p>
          </table:table-cell>
          <table:table-cell table:number-columns-repeated="10"/>
          <table:table-cell table:formula="of:=[.U121]+2" office:value-type="float" office:value="240" calcext:value-type="float">
            <text:p>240</text:p>
          </table:table-cell>
          <table:table-cell table:formula="of:=437.73158 * (([.U122]-[.$P$6])^1.44466)" office:value-type="float" office:value="1201721.55816787" calcext:value-type="float">
            <text:p>1201721,5581678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2" calcext:value-type="float">
            <text:p>112</text:p>
          </table:table-cell>
          <table:table-cell office:value-type="float" office:value="671" calcext:value-type="float">
            <text:p>671</text:p>
          </table:table-cell>
          <table:table-cell table:formula="of:=LN([.B123]-[.$P$6])" office:value-type="float" office:value="4.71849887129509" calcext:value-type="float">
            <text:p>4,71849887129509</text:p>
          </table:table-cell>
          <table:table-cell table:formula="of:=LN([.C123])" office:value-type="float" office:value="6.50876913697168" calcext:value-type="float">
            <text:p>6,50876913697168</text:p>
          </table:table-cell>
          <table:table-cell table:formula="of:=[.D123]*[.E123]" office:value-type="float" office:value="30.7116198263212" calcext:value-type="float">
            <text:p>30,7116198263212</text:p>
          </table:table-cell>
          <table:table-cell table:formula="of:=[.D123]*[.D123]" office:value-type="float" office:value="22.2642315984131" calcext:value-type="float">
            <text:p>22,2642315984131</text:p>
          </table:table-cell>
          <table:table-cell table:formula="of:=[.$P$7] * (([.B123] - [.$P$6])^[.$P$8])" office:value-type="float" office:value="589.715032674377" calcext:value-type="float">
            <text:p>589,715032674377</text:p>
          </table:table-cell>
          <table:table-cell table:formula="of:=LN([.H123])" office:value-type="float" office:value="6.37963942475273" calcext:value-type="float">
            <text:p>6,37963942475273</text:p>
          </table:table-cell>
          <table:table-cell table:formula="of:=([.E123]-[.I123])^2" office:value-type="float" office:value="0.0166744825777508" calcext:value-type="float">
            <text:p>0,0166744825777508</text:p>
          </table:table-cell>
          <table:table-cell table:number-columns-repeated="10"/>
          <table:table-cell table:formula="of:=[.U122]+2" office:value-type="float" office:value="242" calcext:value-type="float">
            <text:p>242</text:p>
          </table:table-cell>
          <table:table-cell table:formula="of:=437.73158 * (([.U123]-[.$P$6])^1.44466)" office:value-type="float" office:value="1216215.64684189" calcext:value-type="float">
            <text:p>1216215,6468418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4" calcext:value-type="float">
            <text:p>114</text:p>
          </table:table-cell>
          <table:table-cell office:value-type="float" office:value="659" calcext:value-type="float">
            <text:p>659</text:p>
          </table:table-cell>
          <table:table-cell table:formula="of:=LN([.B124]-[.$P$6])" office:value-type="float" office:value="4.7361984483945" calcext:value-type="float">
            <text:p>4,7361984483945</text:p>
          </table:table-cell>
          <table:table-cell table:formula="of:=LN([.C124])" office:value-type="float" office:value="6.49072353450251" calcext:value-type="float">
            <text:p>6,49072353450251</text:p>
          </table:table-cell>
          <table:table-cell table:formula="of:=[.D124]*[.E124]" office:value-type="float" office:value="30.7413547330684" calcext:value-type="float">
            <text:p>30,7413547330684</text:p>
          </table:table-cell>
          <table:table-cell table:formula="of:=[.D124]*[.D124]" office:value-type="float" office:value="22.4315757425744" calcext:value-type="float">
            <text:p>22,4315757425744</text:p>
          </table:table-cell>
          <table:table-cell table:formula="of:=[.$P$7] * (([.B124] - [.$P$6])^[.$P$8])" office:value-type="float" office:value="600.245208039934" calcext:value-type="float">
            <text:p>600,245208039934</text:p>
          </table:table-cell>
          <table:table-cell table:formula="of:=LN([.H124])" office:value-type="float" office:value="6.39733825179575" calcext:value-type="float">
            <text:p>6,39733825179575</text:p>
          </table:table-cell>
          <table:table-cell table:formula="of:=([.E124]-[.I124])^2" office:value-type="float" office:value="0.00872081102622079" calcext:value-type="float">
            <text:p>0,00872081102622079</text:p>
          </table:table-cell>
          <table:table-cell table:number-columns-repeated="10"/>
          <table:table-cell table:formula="of:=[.U123]+2" office:value-type="float" office:value="244" calcext:value-type="float">
            <text:p>244</text:p>
          </table:table-cell>
          <table:table-cell table:formula="of:=437.73158 * (([.U124]-[.$P$6])^1.44466)" office:value-type="float" office:value="1230763.09795753" calcext:value-type="float">
            <text:p>1230763,0979575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4" calcext:value-type="float">
            <text:p>114</text:p>
          </table:table-cell>
          <table:table-cell office:value-type="float" office:value="611" calcext:value-type="float">
            <text:p>611</text:p>
          </table:table-cell>
          <table:table-cell table:formula="of:=LN([.B125]-[.$P$6])" office:value-type="float" office:value="4.7361984483945" calcext:value-type="float">
            <text:p>4,7361984483945</text:p>
          </table:table-cell>
          <table:table-cell table:formula="of:=LN([.C125])" office:value-type="float" office:value="6.4150969591716" calcext:value-type="float">
            <text:p>6,4150969591716</text:p>
          </table:table-cell>
          <table:table-cell table:formula="of:=[.D125]*[.E125]" office:value-type="float" office:value="30.3831722643288" calcext:value-type="float">
            <text:p>30,3831722643288</text:p>
          </table:table-cell>
          <table:table-cell table:formula="of:=[.D125]*[.D125]" office:value-type="float" office:value="22.4315757425744" calcext:value-type="float">
            <text:p>22,4315757425744</text:p>
          </table:table-cell>
          <table:table-cell table:formula="of:=[.$P$7] * (([.B125] - [.$P$6])^[.$P$8])" office:value-type="float" office:value="600.245208039934" calcext:value-type="float">
            <text:p>600,245208039934</text:p>
          </table:table-cell>
          <table:table-cell table:formula="of:=LN([.H125])" office:value-type="float" office:value="6.39733825179575" calcext:value-type="float">
            <text:p>6,39733825179575</text:p>
          </table:table-cell>
          <table:table-cell table:formula="of:=([.E125]-[.I125])^2" office:value-type="float" office:value="0.000315371687660882" calcext:value-type="float">
            <text:p>0,000315371687660882</text:p>
          </table:table-cell>
          <table:table-cell table:number-columns-repeated="10"/>
          <table:table-cell table:formula="of:=[.U124]+2" office:value-type="float" office:value="246" calcext:value-type="float">
            <text:p>246</text:p>
          </table:table-cell>
          <table:table-cell table:formula="of:=437.73158 * (([.U125]-[.$P$6])^1.44466)" office:value-type="float" office:value="1245363.66816201" calcext:value-type="float">
            <text:p>1245363,6681620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6" calcext:value-type="float">
            <text:p>116</text:p>
          </table:table-cell>
          <table:table-cell office:value-type="float" office:value="427.08" calcext:value-type="float">
            <text:p>427,08</text:p>
          </table:table-cell>
          <table:table-cell table:formula="of:=LN([.B126]-[.$P$6])" office:value-type="float" office:value="4.75359019110636" calcext:value-type="float">
            <text:p>4,75359019110636</text:p>
          </table:table-cell>
          <table:table-cell table:formula="of:=LN([.C126])" office:value-type="float" office:value="6.0569713493101" calcext:value-type="float">
            <text:p>6,0569713493101</text:p>
          </table:table-cell>
          <table:table-cell table:formula="of:=[.D126]*[.E126]" office:value-type="float" office:value="28.7923595938928" calcext:value-type="float">
            <text:p>28,7923595938928</text:p>
          </table:table-cell>
          <table:table-cell table:formula="of:=[.D126]*[.D126]" office:value-type="float" office:value="22.5966197049826" calcext:value-type="float">
            <text:p>22,5966197049826</text:p>
          </table:table-cell>
          <table:table-cell table:formula="of:=[.$P$7] * (([.B126] - [.$P$6])^[.$P$8])" office:value-type="float" office:value="610.775375576355" calcext:value-type="float">
            <text:p>610,775375576355</text:p>
          </table:table-cell>
          <table:table-cell table:formula="of:=LN([.H126])" office:value-type="float" office:value="6.41472925749637" calcext:value-type="float">
            <text:p>6,41472925749637</text:p>
          </table:table-cell>
          <table:table-cell table:formula="of:=([.E126]-[.I126])^2" office:value-type="float" office:value="0.127990720869812" calcext:value-type="float">
            <text:p>0,127990720869812</text:p>
          </table:table-cell>
          <table:table-cell table:number-columns-repeated="10"/>
          <table:table-cell table:formula="of:=[.U125]+2" office:value-type="float" office:value="248" calcext:value-type="float">
            <text:p>248</text:p>
          </table:table-cell>
          <table:table-cell table:formula="of:=437.73158 * (([.U126]-[.$P$6])^1.44466)" office:value-type="float" office:value="1260017.11718547" calcext:value-type="float">
            <text:p>1260017,1171854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6" calcext:value-type="float">
            <text:p>116</text:p>
          </table:table-cell>
          <table:table-cell office:value-type="float" office:value="431" calcext:value-type="float">
            <text:p>431</text:p>
          </table:table-cell>
          <table:table-cell table:formula="of:=LN([.B127]-[.$P$6])" office:value-type="float" office:value="4.75359019110636" calcext:value-type="float">
            <text:p>4,75359019110636</text:p>
          </table:table-cell>
          <table:table-cell table:formula="of:=LN([.C127])" office:value-type="float" office:value="6.06610809010375" calcext:value-type="float">
            <text:p>6,06610809010375</text:p>
          </table:table-cell>
          <table:table-cell table:formula="of:=[.D127]*[.E127]" office:value-type="float" office:value="28.8357919153081" calcext:value-type="float">
            <text:p>28,8357919153081</text:p>
          </table:table-cell>
          <table:table-cell table:formula="of:=[.D127]*[.D127]" office:value-type="float" office:value="22.5966197049826" calcext:value-type="float">
            <text:p>22,5966197049826</text:p>
          </table:table-cell>
          <table:table-cell table:formula="of:=[.$P$7] * (([.B127] - [.$P$6])^[.$P$8])" office:value-type="float" office:value="610.775375576355" calcext:value-type="float">
            <text:p>610,775375576355</text:p>
          </table:table-cell>
          <table:table-cell table:formula="of:=LN([.H127])" office:value-type="float" office:value="6.41472925749637" calcext:value-type="float">
            <text:p>6,41472925749637</text:p>
          </table:table-cell>
          <table:table-cell table:formula="of:=([.E127]-[.I127])^2" office:value-type="float" office:value="0.121536718354193" calcext:value-type="float">
            <text:p>0,121536718354193</text:p>
          </table:table-cell>
          <table:table-cell table:number-columns-repeated="10"/>
          <table:table-cell table:formula="of:=[.U126]+2" office:value-type="float" office:value="250" calcext:value-type="float">
            <text:p>250</text:p>
          </table:table-cell>
          <table:table-cell table:formula="of:=437.73158 * (([.U127]-[.$P$6])^1.44466)" office:value-type="float" office:value="1274723.20777725" calcext:value-type="float">
            <text:p>1274723,2077772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8" calcext:value-type="float">
            <text:p>118</text:p>
          </table:table-cell>
          <table:table-cell office:value-type="float" office:value="779" calcext:value-type="float">
            <text:p>779</text:p>
          </table:table-cell>
          <table:table-cell table:formula="of:=LN([.B128]-[.$P$6])" office:value-type="float" office:value="4.77068462446567" calcext:value-type="float">
            <text:p>4,77068462446567</text:p>
          </table:table-cell>
          <table:table-cell table:formula="of:=LN([.C128])" office:value-type="float" office:value="6.65801104587075" calcext:value-type="float">
            <text:p>6,65801104587075</text:p>
          </table:table-cell>
          <table:table-cell table:formula="of:=[.D128]*[.E128]" office:value-type="float" office:value="31.7632709260581" calcext:value-type="float">
            <text:p>31,7632709260581</text:p>
          </table:table-cell>
          <table:table-cell table:formula="of:=[.D128]*[.D128]" office:value-type="float" office:value="22.7594317861131" calcext:value-type="float">
            <text:p>22,7594317861131</text:p>
          </table:table-cell>
          <table:table-cell table:formula="of:=[.$P$7] * (([.B128] - [.$P$6])^[.$P$8])" office:value-type="float" office:value="621.305535418643" calcext:value-type="float">
            <text:p>621,305535418643</text:p>
          </table:table-cell>
          <table:table-cell table:formula="of:=LN([.H128])" office:value-type="float" office:value="6.43182296644352" calcext:value-type="float">
            <text:p>6,43182296644352</text:p>
          </table:table-cell>
          <table:table-cell table:formula="of:=([.E128]-[.I128])^2" office:value-type="float" office:value="0.05116104727498" calcext:value-type="float">
            <text:p>0,05116104727498</text:p>
          </table:table-cell>
          <table:table-cell table:number-columns-repeated="10"/>
          <table:table-cell table:formula="of:=[.U127]+2" office:value-type="float" office:value="252" calcext:value-type="float">
            <text:p>252</text:p>
          </table:table-cell>
          <table:table-cell table:formula="of:=437.73158 * (([.U128]-[.$P$6])^1.44466)" office:value-type="float" office:value="1289481.70564412" calcext:value-type="float">
            <text:p>1289481,7056441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8" calcext:value-type="float">
            <text:p>118</text:p>
          </table:table-cell>
          <table:table-cell office:value-type="float" office:value="524" calcext:value-type="float">
            <text:p>524</text:p>
          </table:table-cell>
          <table:table-cell table:formula="of:=LN([.B129]-[.$P$6])" office:value-type="float" office:value="4.77068462446567" calcext:value-type="float">
            <text:p>4,77068462446567</text:p>
          </table:table-cell>
          <table:table-cell table:formula="of:=LN([.C129])" office:value-type="float" office:value="6.26149168432104" calcext:value-type="float">
            <text:p>6,26149168432104</text:p>
          </table:table-cell>
          <table:table-cell table:formula="of:=[.D129]*[.E129]" office:value-type="float" office:value="29.87160210461" calcext:value-type="float">
            <text:p>29,87160210461</text:p>
          </table:table-cell>
          <table:table-cell table:formula="of:=[.D129]*[.D129]" office:value-type="float" office:value="22.7594317861131" calcext:value-type="float">
            <text:p>22,7594317861131</text:p>
          </table:table-cell>
          <table:table-cell table:formula="of:=[.$P$7] * (([.B129] - [.$P$6])^[.$P$8])" office:value-type="float" office:value="621.305535418643" calcext:value-type="float">
            <text:p>621,305535418643</text:p>
          </table:table-cell>
          <table:table-cell table:formula="of:=LN([.H129])" office:value-type="float" office:value="6.43182296644352" calcext:value-type="float">
            <text:p>6,43182296644352</text:p>
          </table:table-cell>
          <table:table-cell table:formula="of:=([.E129]-[.I129])^2" office:value-type="float" office:value="0.0290127456694858" calcext:value-type="float">
            <text:p>0,0290127456694858</text:p>
          </table:table-cell>
          <table:table-cell table:number-columns-repeated="10"/>
          <table:table-cell table:formula="of:=[.U128]+2" office:value-type="float" office:value="254" calcext:value-type="float">
            <text:p>254</text:p>
          </table:table-cell>
          <table:table-cell table:formula="of:=437.73158 * (([.U129]-[.$P$6])^1.44466)" office:value-type="float" office:value="1304292.37939014" calcext:value-type="float">
            <text:p>1304292,3793901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8" calcext:value-type="float">
            <text:p>118</text:p>
          </table:table-cell>
          <table:table-cell office:value-type="float" office:value="678" calcext:value-type="float">
            <text:p>678</text:p>
          </table:table-cell>
          <table:table-cell table:formula="of:=LN([.B130]-[.$P$6])" office:value-type="float" office:value="4.77068462446567" calcext:value-type="float">
            <text:p>4,77068462446567</text:p>
          </table:table-cell>
          <table:table-cell table:formula="of:=LN([.C130])" office:value-type="float" office:value="6.5191472879404" calcext:value-type="float">
            <text:p>6,5191472879404</text:p>
          </table:table-cell>
          <table:table-cell table:formula="of:=[.D130]*[.E130]" office:value-type="float" office:value="31.1007957312043" calcext:value-type="float">
            <text:p>31,1007957312043</text:p>
          </table:table-cell>
          <table:table-cell table:formula="of:=[.D130]*[.D130]" office:value-type="float" office:value="22.7594317861131" calcext:value-type="float">
            <text:p>22,7594317861131</text:p>
          </table:table-cell>
          <table:table-cell table:formula="of:=[.$P$7] * (([.B130] - [.$P$6])^[.$P$8])" office:value-type="float" office:value="621.305535418643" calcext:value-type="float">
            <text:p>621,305535418643</text:p>
          </table:table-cell>
          <table:table-cell table:formula="of:=LN([.H130])" office:value-type="float" office:value="6.43182296644352" calcext:value-type="float">
            <text:p>6,43182296644352</text:p>
          </table:table-cell>
          <table:table-cell table:formula="of:=([.E130]-[.I130])^2" office:value-type="float" office:value="0.00762553712489038" calcext:value-type="float">
            <text:p>0,00762553712489038</text:p>
          </table:table-cell>
          <table:table-cell table:number-columns-repeated="10"/>
          <table:table-cell table:formula="of:=[.U129]+2" office:value-type="float" office:value="256" calcext:value-type="float">
            <text:p>256</text:p>
          </table:table-cell>
          <table:table-cell table:formula="of:=437.73158 * (([.U130]-[.$P$6])^1.44466)" office:value-type="float" office:value="1319155.00045831" calcext:value-type="float">
            <text:p>1319155,0004583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formula="of:=LN([.B131]-[.$P$6])" office:value-type="float" office:value="4.77068462446567" calcext:value-type="float">
            <text:p>4,77068462446567</text:p>
          </table:table-cell>
          <table:table-cell table:formula="of:=LN([.C131])" office:value-type="float" office:value="6.4831073514572" calcext:value-type="float">
            <text:p>6,4831073514572</text:p>
          </table:table-cell>
          <table:table-cell table:formula="of:=[.D131]*[.E131]" office:value-type="float" office:value="30.9288605603572" calcext:value-type="float">
            <text:p>30,9288605603572</text:p>
          </table:table-cell>
          <table:table-cell table:formula="of:=[.D131]*[.D131]" office:value-type="float" office:value="22.7594317861131" calcext:value-type="float">
            <text:p>22,7594317861131</text:p>
          </table:table-cell>
          <table:table-cell table:formula="of:=[.$P$7] * (([.B131] - [.$P$6])^[.$P$8])" office:value-type="float" office:value="621.305535418643" calcext:value-type="float">
            <text:p>621,305535418643</text:p>
          </table:table-cell>
          <table:table-cell table:formula="of:=LN([.H131])" office:value-type="float" office:value="6.43182296644352" calcext:value-type="float">
            <text:p>6,43182296644352</text:p>
          </table:table-cell>
          <table:table-cell table:formula="of:=([.E131]-[.I131])^2" office:value-type="float" office:value="0.00263008814623168" calcext:value-type="float">
            <text:p>0,00263008814623168</text:p>
          </table:table-cell>
          <table:table-cell table:number-columns-repeated="10"/>
          <table:table-cell table:formula="of:=[.U130]+2" office:value-type="float" office:value="258" calcext:value-type="float">
            <text:p>258</text:p>
          </table:table-cell>
          <table:table-cell table:formula="of:=437.73158 * (([.U131]-[.$P$6])^1.44466)" office:value-type="float" office:value="1334069.34307375" calcext:value-type="float">
            <text:p>1334069,3430737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8" calcext:value-type="float">
            <text:p>118</text:p>
          </table:table-cell>
          <table:table-cell office:value-type="float" office:value="684" calcext:value-type="float">
            <text:p>684</text:p>
          </table:table-cell>
          <table:table-cell table:formula="of:=LN([.B132]-[.$P$6])" office:value-type="float" office:value="4.77068462446567" calcext:value-type="float">
            <text:p>4,77068462446567</text:p>
          </table:table-cell>
          <table:table-cell table:formula="of:=LN([.C132])" office:value-type="float" office:value="6.52795791762255" calcext:value-type="float">
            <text:p>6,52795791762255</text:p>
          </table:table-cell>
          <table:table-cell table:formula="of:=[.D132]*[.E132]" office:value-type="float" office:value="31.1428284667608" calcext:value-type="float">
            <text:p>31,1428284667608</text:p>
          </table:table-cell>
          <table:table-cell table:formula="of:=[.D132]*[.D132]" office:value-type="float" office:value="22.7594317861131" calcext:value-type="float">
            <text:p>22,7594317861131</text:p>
          </table:table-cell>
          <table:table-cell table:formula="of:=[.$P$7] * (([.B132] - [.$P$6])^[.$P$8])" office:value-type="float" office:value="621.305535418643" calcext:value-type="float">
            <text:p>621,305535418643</text:p>
          </table:table-cell>
          <table:table-cell table:formula="of:=LN([.H132])" office:value-type="float" office:value="6.43182296644352" calcext:value-type="float">
            <text:p>6,43182296644352</text:p>
          </table:table-cell>
          <table:table-cell table:formula="of:=([.E132]-[.I132])^2" office:value-type="float" office:value="0.00924192883819532" calcext:value-type="float">
            <text:p>0,00924192883819532</text:p>
          </table:table-cell>
          <table:table-cell table:number-columns-repeated="10"/>
          <table:table-cell table:formula="of:=[.U131]+2" office:value-type="float" office:value="260" calcext:value-type="float">
            <text:p>260</text:p>
          </table:table-cell>
          <table:table-cell table:formula="of:=437.73158 * (([.U132]-[.$P$6])^1.44466)" office:value-type="float" office:value="1349035.18418853" calcext:value-type="float">
            <text:p>1349035,1841885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8" calcext:value-type="float">
            <text:p>118</text:p>
          </table:table-cell>
          <table:table-cell office:value-type="float" office:value="695" calcext:value-type="float">
            <text:p>695</text:p>
          </table:table-cell>
          <table:table-cell table:formula="of:=LN([.B133]-[.$P$6])" office:value-type="float" office:value="4.77068462446567" calcext:value-type="float">
            <text:p>4,77068462446567</text:p>
          </table:table-cell>
          <table:table-cell table:formula="of:=LN([.C133])" office:value-type="float" office:value="6.54391184556479" calcext:value-type="float">
            <text:p>6,54391184556479</text:p>
          </table:table-cell>
          <table:table-cell table:formula="of:=[.D133]*[.E133]" office:value-type="float" office:value="31.2189396254947" calcext:value-type="float">
            <text:p>31,2189396254947</text:p>
          </table:table-cell>
          <table:table-cell table:formula="of:=[.D133]*[.D133]" office:value-type="float" office:value="22.7594317861131" calcext:value-type="float">
            <text:p>22,7594317861131</text:p>
          </table:table-cell>
          <table:table-cell table:formula="of:=[.$P$7] * (([.B133] - [.$P$6])^[.$P$8])" office:value-type="float" office:value="621.305535418643" calcext:value-type="float">
            <text:p>621,305535418643</text:p>
          </table:table-cell>
          <table:table-cell table:formula="of:=LN([.H133])" office:value-type="float" office:value="6.43182296644352" calcext:value-type="float">
            <text:p>6,43182296644352</text:p>
          </table:table-cell>
          <table:table-cell table:formula="of:=([.E133]-[.I133])^2" office:value-type="float" office:value="0.0125639168226641" calcext:value-type="float">
            <text:p>0,0125639168226641</text:p>
          </table:table-cell>
          <table:table-cell table:number-columns-repeated="10"/>
          <table:table-cell table:formula="of:=[.U132]+2" office:value-type="float" office:value="262" calcext:value-type="float">
            <text:p>262</text:p>
          </table:table-cell>
          <table:table-cell table:formula="of:=437.73158 * (([.U133]-[.$P$6])^1.44466)" office:value-type="float" office:value="1364052.30342793" calcext:value-type="float">
            <text:p>1364052,3034279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9" calcext:value-type="float">
            <text:p>119</text:p>
          </table:table-cell>
          <table:table-cell office:value-type="float" office:value="418" calcext:value-type="float">
            <text:p>418</text:p>
          </table:table-cell>
          <table:table-cell table:formula="of:=LN([.B134]-[.$P$6])" office:value-type="float" office:value="4.77912349311153" calcext:value-type="float">
            <text:p>4,77912349311153</text:p>
          </table:table-cell>
          <table:table-cell table:formula="of:=LN([.C134])" office:value-type="float" office:value="6.03548143252476" calcext:value-type="float">
            <text:p>6,03548143252476</text:p>
          </table:table-cell>
          <table:table-cell table:formula="of:=[.D134]*[.E134]" office:value-type="float" office:value="28.8443111064175" calcext:value-type="float">
            <text:p>28,8443111064175</text:p>
          </table:table-cell>
          <table:table-cell table:formula="of:=[.D134]*[.D134]" office:value-type="float" office:value="22.8400213624106" calcext:value-type="float">
            <text:p>22,8400213624106</text:p>
          </table:table-cell>
          <table:table-cell table:formula="of:=[.$P$7] * (([.B134] - [.$P$6])^[.$P$8])" office:value-type="float" office:value="626.570612495418" calcext:value-type="float">
            <text:p>626,570612495418</text:p>
          </table:table-cell>
          <table:table-cell table:formula="of:=LN([.H134])" office:value-type="float" office:value="6.44026147747478" calcext:value-type="float">
            <text:p>6,44026147747478</text:p>
          </table:table-cell>
          <table:table-cell table:formula="of:=([.E134]-[.I134])^2" office:value-type="float" office:value="0.163846884789742" calcext:value-type="float">
            <text:p>0,163846884789742</text:p>
          </table:table-cell>
          <table:table-cell table:number-columns-repeated="10"/>
          <table:table-cell table:formula="of:=[.U133]+2" office:value-type="float" office:value="264" calcext:value-type="float">
            <text:p>264</text:p>
          </table:table-cell>
          <table:table-cell table:formula="of:=437.73158 * (([.U134]-[.$P$6])^1.44466)" office:value-type="float" office:value="1379120.48303826" calcext:value-type="float">
            <text:p>1379120,4830382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19" calcext:value-type="float">
            <text:p>119</text:p>
          </table:table-cell>
          <table:table-cell office:value-type="float" office:value="798" calcext:value-type="float">
            <text:p>798</text:p>
          </table:table-cell>
          <table:table-cell table:formula="of:=LN([.B135]-[.$P$6])" office:value-type="float" office:value="4.77912349311153" calcext:value-type="float">
            <text:p>4,77912349311153</text:p>
          </table:table-cell>
          <table:table-cell table:formula="of:=LN([.C135])" office:value-type="float" office:value="6.68210859744981" calcext:value-type="float">
            <text:p>6,68210859744981</text:p>
          </table:table-cell>
          <table:table-cell table:formula="of:=[.D135]*[.E135]" office:value-type="float" office:value="31.9346221815949" calcext:value-type="float">
            <text:p>31,9346221815949</text:p>
          </table:table-cell>
          <table:table-cell table:formula="of:=[.D135]*[.D135]" office:value-type="float" office:value="22.8400213624106" calcext:value-type="float">
            <text:p>22,8400213624106</text:p>
          </table:table-cell>
          <table:table-cell table:formula="of:=[.$P$7] * (([.B135] - [.$P$6])^[.$P$8])" office:value-type="float" office:value="626.570612495418" calcext:value-type="float">
            <text:p>626,570612495418</text:p>
          </table:table-cell>
          <table:table-cell table:formula="of:=LN([.H135])" office:value-type="float" office:value="6.44026147747478" calcext:value-type="float">
            <text:p>6,44026147747478</text:p>
          </table:table-cell>
          <table:table-cell table:formula="of:=([.E135]-[.I135])^2" office:value-type="float" office:value="0.0584900294402169" calcext:value-type="float">
            <text:p>0,0584900294402169</text:p>
          </table:table-cell>
          <table:table-cell table:number-columns-repeated="10"/>
          <table:table-cell table:formula="of:=[.U134]+2" office:value-type="float" office:value="266" calcext:value-type="float">
            <text:p>266</text:p>
          </table:table-cell>
          <table:table-cell table:formula="of:=437.73158 * (([.U135]-[.$P$6])^1.44466)" office:value-type="float" office:value="1394239.50783598" calcext:value-type="float">
            <text:p>1394239,5078359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0" calcext:value-type="float">
            <text:p>120</text:p>
          </table:table-cell>
          <table:table-cell office:value-type="float" office:value="386" calcext:value-type="float">
            <text:p>386</text:p>
          </table:table-cell>
          <table:table-cell table:formula="of:=LN([.B136]-[.$P$6])" office:value-type="float" office:value="4.78749174278205" calcext:value-type="float">
            <text:p>4,78749174278205</text:p>
          </table:table-cell>
          <table:table-cell table:formula="of:=LN([.C136])" office:value-type="float" office:value="5.95583736946483" calcext:value-type="float">
            <text:p>5,95583736946483</text:p>
          </table:table-cell>
          <table:table-cell table:formula="of:=[.D136]*[.E136]" office:value-type="float" office:value="28.5135222276656" calcext:value-type="float">
            <text:p>28,5135222276656</text:p>
          </table:table-cell>
          <table:table-cell table:formula="of:=[.D136]*[.D136]" office:value-type="float" office:value="22.9200771872063" calcext:value-type="float">
            <text:p>22,9200771872063</text:p>
          </table:table-cell>
          <table:table-cell table:formula="of:=[.$P$7] * (([.B136] - [.$P$6])^[.$P$8])" office:value-type="float" office:value="631.835687697225" calcext:value-type="float">
            <text:p>631,835687697225</text:p>
          </table:table-cell>
          <table:table-cell table:formula="of:=LN([.H136])" office:value-type="float" office:value="6.44862937252332" calcext:value-type="float">
            <text:p>6,44862937252332</text:p>
          </table:table-cell>
          <table:table-cell table:formula="of:=([.E136]-[.I136])^2" office:value-type="float" office:value="0.242843958278396" calcext:value-type="float">
            <text:p>0,242843958278396</text:p>
          </table:table-cell>
          <table:table-cell table:number-columns-repeated="10"/>
          <table:table-cell table:formula="of:=[.U135]+2" office:value-type="float" office:value="268" calcext:value-type="float">
            <text:p>268</text:p>
          </table:table-cell>
          <table:table-cell table:formula="of:=437.73158 * (([.U136]-[.$P$6])^1.44466)" office:value-type="float" office:value="1409409.16515825" calcext:value-type="float">
            <text:p>1409409,1651582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0" calcext:value-type="float">
            <text:p>120</text:p>
          </table:table-cell>
          <table:table-cell office:value-type="float" office:value="543" calcext:value-type="float">
            <text:p>543</text:p>
          </table:table-cell>
          <table:table-cell table:formula="of:=LN([.B137]-[.$P$6])" office:value-type="float" office:value="4.78749174278205" calcext:value-type="float">
            <text:p>4,78749174278205</text:p>
          </table:table-cell>
          <table:table-cell table:formula="of:=LN([.C137])" office:value-type="float" office:value="6.29710931993394" calcext:value-type="float">
            <text:p>6,29710931993394</text:p>
          </table:table-cell>
          <table:table-cell table:formula="of:=[.D137]*[.E137]" office:value-type="float" office:value="30.1473588725796" calcext:value-type="float">
            <text:p>30,1473588725796</text:p>
          </table:table-cell>
          <table:table-cell table:formula="of:=[.D137]*[.D137]" office:value-type="float" office:value="22.9200771872063" calcext:value-type="float">
            <text:p>22,9200771872063</text:p>
          </table:table-cell>
          <table:table-cell table:formula="of:=[.$P$7] * (([.B137] - [.$P$6])^[.$P$8])" office:value-type="float" office:value="631.835687697225" calcext:value-type="float">
            <text:p>631,835687697225</text:p>
          </table:table-cell>
          <table:table-cell table:formula="of:=LN([.H137])" office:value-type="float" office:value="6.44862937252332" calcext:value-type="float">
            <text:p>6,44862937252332</text:p>
          </table:table-cell>
          <table:table-cell table:formula="of:=([.E137]-[.I137])^2" office:value-type="float" office:value="0.0229583263366894" calcext:value-type="float">
            <text:p>0,0229583263366894</text:p>
          </table:table-cell>
          <table:table-cell table:number-columns-repeated="10"/>
          <table:table-cell table:formula="of:=[.U136]+2" office:value-type="float" office:value="270" calcext:value-type="float">
            <text:p>270</text:p>
          </table:table-cell>
          <table:table-cell table:formula="of:=437.73158 * (([.U137]-[.$P$6])^1.44466)" office:value-type="float" office:value="1424629.2448148" calcext:value-type="float">
            <text:p>1424629,244814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2" calcext:value-type="float">
            <text:p>122</text:p>
          </table:table-cell>
          <table:table-cell office:value-type="float" office:value="321" calcext:value-type="float">
            <text:p>321</text:p>
          </table:table-cell>
          <table:table-cell table:formula="of:=LN([.B138]-[.$P$6])" office:value-type="float" office:value="4.80402104473326" calcext:value-type="float">
            <text:p>4,80402104473326</text:p>
          </table:table-cell>
          <table:table-cell table:formula="of:=LN([.C138])" office:value-type="float" office:value="5.77144112313002" calcext:value-type="float">
            <text:p>5,77144112313002</text:p>
          </table:table-cell>
          <table:table-cell table:formula="of:=[.D138]*[.E138]" office:value-type="float" office:value="27.7261246139555" calcext:value-type="float">
            <text:p>27,7261246139555</text:p>
          </table:table-cell>
          <table:table-cell table:formula="of:=[.D138]*[.D138]" office:value-type="float" office:value="23.07861819824" calcext:value-type="float">
            <text:p>23,07861819824</text:p>
          </table:table-cell>
          <table:table-cell table:formula="of:=[.$P$7] * (([.B138] - [.$P$6])^[.$P$8])" office:value-type="float" office:value="642.365832538181" calcext:value-type="float">
            <text:p>642,365832538181</text:p>
          </table:table-cell>
          <table:table-cell table:formula="of:=LN([.H138])" office:value-type="float" office:value="6.465157974011" calcext:value-type="float">
            <text:p>6,465157974011</text:p>
          </table:table-cell>
          <table:table-cell table:formula="of:=([.E138]-[.I138])^2" office:value-type="float" office:value="0.481243069196224" calcext:value-type="float">
            <text:p>0,481243069196224</text:p>
          </table:table-cell>
          <table:table-cell table:number-columns-repeated="10"/>
          <table:table-cell table:formula="of:=[.U137]+2" office:value-type="float" office:value="272" calcext:value-type="float">
            <text:p>272</text:p>
          </table:table-cell>
          <table:table-cell table:formula="of:=437.73158 * (([.U138]-[.$P$6])^1.44466)" office:value-type="float" office:value="1439899.53904104" calcext:value-type="float">
            <text:p>1439899,5390410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2" calcext:value-type="float">
            <text:p>122</text:p>
          </table:table-cell>
          <table:table-cell office:value-type="float" office:value="803" calcext:value-type="float">
            <text:p>803</text:p>
          </table:table-cell>
          <table:table-cell table:formula="of:=LN([.B139]-[.$P$6])" office:value-type="float" office:value="4.80402104473326" calcext:value-type="float">
            <text:p>4,80402104473326</text:p>
          </table:table-cell>
          <table:table-cell table:formula="of:=LN([.C139])" office:value-type="float" office:value="6.68835471394676" calcext:value-type="float">
            <text:p>6,68835471394676</text:p>
          </table:table-cell>
          <table:table-cell table:formula="of:=[.D139]*[.E139]" office:value-type="float" office:value="32.1309968004411" calcext:value-type="float">
            <text:p>32,1309968004411</text:p>
          </table:table-cell>
          <table:table-cell table:formula="of:=[.D139]*[.D139]" office:value-type="float" office:value="23.07861819824" calcext:value-type="float">
            <text:p>23,07861819824</text:p>
          </table:table-cell>
          <table:table-cell table:formula="of:=[.$P$7] * (([.B139] - [.$P$6])^[.$P$8])" office:value-type="float" office:value="642.365832538181" calcext:value-type="float">
            <text:p>642,365832538181</text:p>
          </table:table-cell>
          <table:table-cell table:formula="of:=LN([.H139])" office:value-type="float" office:value="6.465157974011" calcext:value-type="float">
            <text:p>6,465157974011</text:p>
          </table:table-cell>
          <table:table-cell table:formula="of:=([.E139]-[.I139])^2" office:value-type="float" office:value="0.0498167847179538" calcext:value-type="float">
            <text:p>0,0498167847179538</text:p>
          </table:table-cell>
          <table:table-cell table:number-columns-repeated="10"/>
          <table:table-cell table:formula="of:=[.U138]+2" office:value-type="float" office:value="274" calcext:value-type="float">
            <text:p>274</text:p>
          </table:table-cell>
          <table:table-cell table:formula="of:=437.73158 * (([.U139]-[.$P$6])^1.44466)" office:value-type="float" office:value="1455219.84245239" calcext:value-type="float">
            <text:p>1455219,8424523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3" calcext:value-type="float">
            <text:p>123</text:p>
          </table:table-cell>
          <table:table-cell office:value-type="float" office:value="827" calcext:value-type="float">
            <text:p>827</text:p>
          </table:table-cell>
          <table:table-cell table:formula="of:=LN([.B140]-[.$P$6])" office:value-type="float" office:value="4.81218435537242" calcext:value-type="float">
            <text:p>4,81218435537242</text:p>
          </table:table-cell>
          <table:table-cell table:formula="of:=LN([.C140])" office:value-type="float" office:value="6.71780469502369" calcext:value-type="float">
            <text:p>6,71780469502369</text:p>
          </table:table-cell>
          <table:table-cell table:formula="of:=[.D140]*[.E140]" office:value-type="float" office:value="32.3273146558404" calcext:value-type="float">
            <text:p>32,3273146558404</text:p>
          </table:table-cell>
          <table:table-cell table:formula="of:=[.D140]*[.D140]" office:value-type="float" office:value="23.157118270091" calcext:value-type="float">
            <text:p>23,157118270091</text:p>
          </table:table-cell>
          <table:table-cell table:formula="of:=[.$P$7] * (([.B140] - [.$P$6])^[.$P$8])" office:value-type="float" office:value="647.630902207812" calcext:value-type="float">
            <text:p>647,630902207812</text:p>
          </table:table-cell>
          <table:table-cell table:formula="of:=LN([.H140])" office:value-type="float" office:value="6.4733209387129" calcext:value-type="float">
            <text:p>6,4733209387129</text:p>
          </table:table-cell>
          <table:table-cell table:formula="of:=([.E140]-[.I140])^2" office:value-type="float" office:value="0.0597723070998354" calcext:value-type="float">
            <text:p>0,0597723070998354</text:p>
          </table:table-cell>
          <table:table-cell table:number-columns-repeated="10"/>
          <table:table-cell table:formula="of:=[.U139]+2" office:value-type="float" office:value="276" calcext:value-type="float">
            <text:p>276</text:p>
          </table:table-cell>
          <table:table-cell table:formula="of:=437.73158 * (([.U140]-[.$P$6])^1.44466)" office:value-type="float" office:value="1470589.95199982" calcext:value-type="float">
            <text:p>1470589,9519998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4" calcext:value-type="float">
            <text:p>124</text:p>
          </table:table-cell>
          <table:table-cell office:value-type="float" office:value="453.629" calcext:value-type="float">
            <text:p>453,629</text:p>
          </table:table-cell>
          <table:table-cell table:formula="of:=LN([.B141]-[.$P$6])" office:value-type="float" office:value="4.82028156560504" calcext:value-type="float">
            <text:p>4,82028156560504</text:p>
          </table:table-cell>
          <table:table-cell table:formula="of:=LN([.C141])" office:value-type="float" office:value="6.11727968335052" calcext:value-type="float">
            <text:p>6,11727968335052</text:p>
          </table:table-cell>
          <table:table-cell table:formula="of:=[.D141]*[.E141]" office:value-type="float" office:value="29.4870104893047" calcext:value-type="float">
            <text:p>29,4870104893047</text:p>
          </table:table-cell>
          <table:table-cell table:formula="of:=[.D141]*[.D141]" office:value-type="float" office:value="23.2351143717118" calcext:value-type="float">
            <text:p>23,2351143717118</text:p>
          </table:table-cell>
          <table:table-cell table:formula="of:=[.$P$7] * (([.B141] - [.$P$6])^[.$P$8])" office:value-type="float" office:value="652.895970063454" calcext:value-type="float">
            <text:p>652,895970063454</text:p>
          </table:table-cell>
          <table:table-cell table:formula="of:=LN([.H141])" office:value-type="float" office:value="6.4814178058094" calcext:value-type="float">
            <text:p>6,4814178058094</text:p>
          </table:table-cell>
          <table:table-cell table:formula="of:=([.E141]-[.I141])^2" office:value-type="float" office:value="0.132596572227882" calcext:value-type="float">
            <text:p>0,132596572227882</text:p>
          </table:table-cell>
          <table:table-cell table:number-columns-repeated="10"/>
          <table:table-cell table:formula="of:=[.U140]+2" office:value-type="float" office:value="278" calcext:value-type="float">
            <text:p>278</text:p>
          </table:table-cell>
          <table:table-cell table:formula="of:=437.73158 * (([.U141]-[.$P$6])^1.44466)" office:value-type="float" office:value="1486009.66692655" calcext:value-type="float">
            <text:p>1486009,6669265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4" calcext:value-type="float">
            <text:p>124</text:p>
          </table:table-cell>
          <table:table-cell office:value-type="float" office:value="373" calcext:value-type="float">
            <text:p>373</text:p>
          </table:table-cell>
          <table:table-cell table:formula="of:=LN([.B142]-[.$P$6])" office:value-type="float" office:value="4.82028156560504" calcext:value-type="float">
            <text:p>4,82028156560504</text:p>
          </table:table-cell>
          <table:table-cell table:formula="of:=LN([.C142])" office:value-type="float" office:value="5.92157841964382" calcext:value-type="float">
            <text:p>5,92157841964382</text:p>
          </table:table-cell>
          <table:table-cell table:formula="of:=[.D142]*[.E142]" office:value-type="float" office:value="28.5436752954937" calcext:value-type="float">
            <text:p>28,5436752954937</text:p>
          </table:table-cell>
          <table:table-cell table:formula="of:=[.D142]*[.D142]" office:value-type="float" office:value="23.2351143717118" calcext:value-type="float">
            <text:p>23,2351143717118</text:p>
          </table:table-cell>
          <table:table-cell table:formula="of:=[.$P$7] * (([.B142] - [.$P$6])^[.$P$8])" office:value-type="float" office:value="652.895970063454" calcext:value-type="float">
            <text:p>652,895970063454</text:p>
          </table:table-cell>
          <table:table-cell table:formula="of:=LN([.H142])" office:value-type="float" office:value="6.4814178058094" calcext:value-type="float">
            <text:p>6,4814178058094</text:p>
          </table:table-cell>
          <table:table-cell table:formula="of:=([.E142]-[.I142])^2" office:value-type="float" office:value="0.313420138302259" calcext:value-type="float">
            <text:p>0,313420138302259</text:p>
          </table:table-cell>
          <table:table-cell table:number-columns-repeated="10"/>
          <table:table-cell table:formula="of:=[.U141]+2" office:value-type="float" office:value="280" calcext:value-type="float">
            <text:p>280</text:p>
          </table:table-cell>
          <table:table-cell table:formula="of:=437.73158 * (([.U142]-[.$P$6])^1.44466)" office:value-type="float" office:value="1501478.78872581" calcext:value-type="float">
            <text:p>1501478,7887258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4" calcext:value-type="float">
            <text:p>124</text:p>
          </table:table-cell>
          <table:table-cell office:value-type="float" office:value="642" calcext:value-type="float">
            <text:p>642</text:p>
          </table:table-cell>
          <table:table-cell table:formula="of:=LN([.B143]-[.$P$6])" office:value-type="float" office:value="4.82028156560504" calcext:value-type="float">
            <text:p>4,82028156560504</text:p>
          </table:table-cell>
          <table:table-cell table:formula="of:=LN([.C143])" office:value-type="float" office:value="6.46458830368996" calcext:value-type="float">
            <text:p>6,46458830368996</text:p>
          </table:table-cell>
          <table:table-cell table:formula="of:=[.D143]*[.E143]" office:value-type="float" office:value="31.1611358295027" calcext:value-type="float">
            <text:p>31,1611358295027</text:p>
          </table:table-cell>
          <table:table-cell table:formula="of:=[.D143]*[.D143]" office:value-type="float" office:value="23.2351143717118" calcext:value-type="float">
            <text:p>23,2351143717118</text:p>
          </table:table-cell>
          <table:table-cell table:formula="of:=[.$P$7] * (([.B143] - [.$P$6])^[.$P$8])" office:value-type="float" office:value="652.895970063454" calcext:value-type="float">
            <text:p>652,895970063454</text:p>
          </table:table-cell>
          <table:table-cell table:formula="of:=LN([.H143])" office:value-type="float" office:value="6.4814178058094" calcext:value-type="float">
            <text:p>6,4814178058094</text:p>
          </table:table-cell>
          <table:table-cell table:formula="of:=([.E143]-[.I143])^2" office:value-type="float" office:value="0.000283232141588228" calcext:value-type="float">
            <text:p>0,000283232141588228</text:p>
          </table:table-cell>
          <table:table-cell table:number-columns-repeated="10"/>
          <table:table-cell table:formula="of:=[.U142]+2" office:value-type="float" office:value="282" calcext:value-type="float">
            <text:p>282</text:p>
          </table:table-cell>
          <table:table-cell table:formula="of:=437.73158 * (([.U143]-[.$P$6])^1.44466)" office:value-type="float" office:value="1516997.12109975" calcext:value-type="float">
            <text:p>1516997,1210997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5" calcext:value-type="float">
            <text:p>125</text:p>
          </table:table-cell>
          <table:table-cell office:value-type="float" office:value="375" calcext:value-type="float">
            <text:p>375</text:p>
          </table:table-cell>
          <table:table-cell table:formula="of:=LN([.B144]-[.$P$6])" office:value-type="float" office:value="4.8283137373023" calcext:value-type="float">
            <text:p>4,8283137373023</text:p>
          </table:table-cell>
          <table:table-cell table:formula="of:=LN([.C144])" office:value-type="float" office:value="5.92692602597041" calcext:value-type="float">
            <text:p>5,92692602597041</text:p>
          </table:table-cell>
          <table:table-cell table:formula="of:=[.D144]*[.E144]" office:value-type="float" office:value="28.6170583511675" calcext:value-type="float">
            <text:p>28,6170583511675</text:p>
          </table:table-cell>
          <table:table-cell table:formula="of:=[.D144]*[.D144]" office:value-type="float" office:value="23.3126135458221" calcext:value-type="float">
            <text:p>23,3126135458221</text:p>
          </table:table-cell>
          <table:table-cell table:formula="of:=[.$P$7] * (([.B144] - [.$P$6])^[.$P$8])" office:value-type="float" office:value="658.161036119737" calcext:value-type="float">
            <text:p>658,161036119737</text:p>
          </table:table-cell>
          <table:table-cell table:formula="of:=LN([.H144])" office:value-type="float" office:value="6.48944963712669" calcext:value-type="float">
            <text:p>6,48944963712669</text:p>
          </table:table-cell>
          <table:table-cell table:formula="of:=([.E144]-[.I144])^2" office:value-type="float" office:value="0.316432813108303" calcext:value-type="float">
            <text:p>0,316432813108303</text:p>
          </table:table-cell>
          <table:table-cell table:number-columns-repeated="10"/>
          <table:table-cell table:formula="of:=[.U143]+2" office:value-type="float" office:value="284" calcext:value-type="float">
            <text:p>284</text:p>
          </table:table-cell>
          <table:table-cell table:formula="of:=437.73158 * (([.U144]-[.$P$6])^1.44466)" office:value-type="float" office:value="1532564.46991929" calcext:value-type="float">
            <text:p>1532564,4699192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6" calcext:value-type="float">
            <text:p>126</text:p>
          </table:table-cell>
          <table:table-cell office:value-type="float" office:value="588.138" calcext:value-type="float">
            <text:p>588,138</text:p>
          </table:table-cell>
          <table:table-cell table:formula="of:=LN([.B145]-[.$P$6])" office:value-type="float" office:value="4.83628190695148" calcext:value-type="float">
            <text:p>4,83628190695148</text:p>
          </table:table-cell>
          <table:table-cell table:formula="of:=LN([.C145])" office:value-type="float" office:value="6.37696161423988" calcext:value-type="float">
            <text:p>6,37696161423988</text:p>
          </table:table-cell>
          <table:table-cell table:formula="of:=[.D145]*[.E145]" office:value-type="float" office:value="30.8407840762724" calcext:value-type="float">
            <text:p>30,8407840762724</text:p>
          </table:table-cell>
          <table:table-cell table:formula="of:=[.D145]*[.D145]" office:value-type="float" office:value="23.3896226835062" calcext:value-type="float">
            <text:p>23,3896226835062</text:p>
          </table:table-cell>
          <table:table-cell table:formula="of:=[.$P$7] * (([.B145] - [.$P$6])^[.$P$8])" office:value-type="float" office:value="663.426100391056" calcext:value-type="float">
            <text:p>663,426100391056</text:p>
          </table:table-cell>
          <table:table-cell table:formula="of:=LN([.H145])" office:value-type="float" office:value="6.49741746910812" calcext:value-type="float">
            <text:p>6,49741746910812</text:p>
          </table:table-cell>
          <table:table-cell table:formula="of:=([.E145]-[.I145])^2" office:value-type="float" office:value="0.0145096129720376" calcext:value-type="float">
            <text:p>0,0145096129720376</text:p>
          </table:table-cell>
          <table:table-cell table:number-columns-repeated="10"/>
          <table:table-cell table:formula="of:=[.U144]+2" office:value-type="float" office:value="286" calcext:value-type="float">
            <text:p>286</text:p>
          </table:table-cell>
          <table:table-cell table:formula="of:=437.73158 * (([.U145]-[.$P$6])^1.44466)" office:value-type="float" office:value="1548180.64318507" calcext:value-type="float">
            <text:p>1548180,6431850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7" calcext:value-type="float">
            <text:p>127</text:p>
          </table:table-cell>
          <table:table-cell office:value-type="float" office:value="339.188" calcext:value-type="float">
            <text:p>339,188</text:p>
          </table:table-cell>
          <table:table-cell table:formula="of:=LN([.B146]-[.$P$6])" office:value-type="float" office:value="4.84418708645859" calcext:value-type="float">
            <text:p>4,84418708645859</text:p>
          </table:table-cell>
          <table:table-cell table:formula="of:=LN([.C146])" office:value-type="float" office:value="5.82655452593346" calcext:value-type="float">
            <text:p>5,82655452593346</text:p>
          </table:table-cell>
          <table:table-cell table:formula="of:=[.D146]*[.E146]" office:value-type="float" office:value="28.2249201930737" calcext:value-type="float">
            <text:p>28,2249201930737</text:p>
          </table:table-cell>
          <table:table-cell table:formula="of:=[.D146]*[.D146]" office:value-type="float" office:value="23.4661485286122" calcext:value-type="float">
            <text:p>23,4661485286122</text:p>
          </table:table-cell>
          <table:table-cell table:formula="of:=[.$P$7] * (([.B146] - [.$P$6])^[.$P$8])" office:value-type="float" office:value="668.691162891578" calcext:value-type="float">
            <text:p>668,691162891578</text:p>
          </table:table-cell>
          <table:table-cell table:formula="of:=LN([.H146])" office:value-type="float" office:value="6.50532231361681" calcext:value-type="float">
            <text:p>6,50532231361681</text:p>
          </table:table-cell>
          <table:table-cell table:formula="of:=([.E146]-[.I146])^2" office:value-type="float" office:value="0.460725709596547" calcext:value-type="float">
            <text:p>0,460725709596547</text:p>
          </table:table-cell>
          <table:table-cell table:number-columns-repeated="10"/>
          <table:table-cell table:formula="of:=[.U145]+2" office:value-type="float" office:value="288" calcext:value-type="float">
            <text:p>288</text:p>
          </table:table-cell>
          <table:table-cell table:formula="of:=437.73158 * (([.U146]-[.$P$6])^1.44466)" office:value-type="float" office:value="1563845.45098929" calcext:value-type="float">
            <text:p>1563845,4509892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7" calcext:value-type="float">
            <text:p>127</text:p>
          </table:table-cell>
          <table:table-cell office:value-type="float" office:value="332" calcext:value-type="float">
            <text:p>332</text:p>
          </table:table-cell>
          <table:table-cell table:formula="of:=LN([.B147]-[.$P$6])" office:value-type="float" office:value="4.84418708645859" calcext:value-type="float">
            <text:p>4,84418708645859</text:p>
          </table:table-cell>
          <table:table-cell table:formula="of:=LN([.C147])" office:value-type="float" office:value="5.80513496891649" calcext:value-type="float">
            <text:p>5,80513496891649</text:p>
          </table:table-cell>
          <table:table-cell table:formula="of:=[.D147]*[.E147]" office:value-type="float" office:value="28.1211598515744" calcext:value-type="float">
            <text:p>28,1211598515744</text:p>
          </table:table-cell>
          <table:table-cell table:formula="of:=[.D147]*[.D147]" office:value-type="float" office:value="23.4661485286122" calcext:value-type="float">
            <text:p>23,4661485286122</text:p>
          </table:table-cell>
          <table:table-cell table:formula="of:=[.$P$7] * (([.B147] - [.$P$6])^[.$P$8])" office:value-type="float" office:value="668.691162891578" calcext:value-type="float">
            <text:p>668,691162891578</text:p>
          </table:table-cell>
          <table:table-cell table:formula="of:=LN([.H147])" office:value-type="float" office:value="6.50532231361681" calcext:value-type="float">
            <text:p>6,50532231361681</text:p>
          </table:table-cell>
          <table:table-cell table:formula="of:=([.E147]-[.I147])^2" office:value-type="float" office:value="0.49026231767849" calcext:value-type="float">
            <text:p>0,49026231767849</text:p>
          </table:table-cell>
          <table:table-cell table:number-columns-repeated="10"/>
          <table:table-cell table:formula="of:=[.U146]+2" office:value-type="float" office:value="290" calcext:value-type="float">
            <text:p>290</text:p>
          </table:table-cell>
          <table:table-cell table:formula="of:=437.73158 * (([.U147]-[.$P$6])^1.44466)" office:value-type="float" office:value="1579558.70547861" calcext:value-type="float">
            <text:p>1579558,7054786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7" calcext:value-type="float">
            <text:p>127</text:p>
          </table:table-cell>
          <table:table-cell office:value-type="float" office:value="332" calcext:value-type="float">
            <text:p>332</text:p>
          </table:table-cell>
          <table:table-cell table:formula="of:=LN([.B148]-[.$P$6])" office:value-type="float" office:value="4.84418708645859" calcext:value-type="float">
            <text:p>4,84418708645859</text:p>
          </table:table-cell>
          <table:table-cell table:formula="of:=LN([.C148])" office:value-type="float" office:value="5.80513496891649" calcext:value-type="float">
            <text:p>5,80513496891649</text:p>
          </table:table-cell>
          <table:table-cell table:formula="of:=[.D148]*[.E148]" office:value-type="float" office:value="28.1211598515744" calcext:value-type="float">
            <text:p>28,1211598515744</text:p>
          </table:table-cell>
          <table:table-cell table:formula="of:=[.D148]*[.D148]" office:value-type="float" office:value="23.4661485286122" calcext:value-type="float">
            <text:p>23,4661485286122</text:p>
          </table:table-cell>
          <table:table-cell table:formula="of:=[.$P$7] * (([.B148] - [.$P$6])^[.$P$8])" office:value-type="float" office:value="668.691162891578" calcext:value-type="float">
            <text:p>668,691162891578</text:p>
          </table:table-cell>
          <table:table-cell table:formula="of:=LN([.H148])" office:value-type="float" office:value="6.50532231361681" calcext:value-type="float">
            <text:p>6,50532231361681</text:p>
          </table:table-cell>
          <table:table-cell table:formula="of:=([.E148]-[.I148])^2" office:value-type="float" office:value="0.49026231767849" calcext:value-type="float">
            <text:p>0,49026231767849</text:p>
          </table:table-cell>
          <table:table-cell table:number-columns-repeated="10"/>
          <table:table-cell table:formula="of:=[.U147]+2" office:value-type="float" office:value="292" calcext:value-type="float">
            <text:p>292</text:p>
          </table:table-cell>
          <table:table-cell table:formula="of:=437.73158 * (([.U148]-[.$P$6])^1.44466)" office:value-type="float" office:value="1595320.2208178" calcext:value-type="float">
            <text:p>1595320,220817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8" calcext:value-type="float">
            <text:p>128</text:p>
          </table:table-cell>
          <table:table-cell office:value-type="float" office:value="575.798" calcext:value-type="float">
            <text:p>575,798</text:p>
          </table:table-cell>
          <table:table-cell table:formula="of:=LN([.B149]-[.$P$6])" office:value-type="float" office:value="4.85203026391962" calcext:value-type="float">
            <text:p>4,85203026391962</text:p>
          </table:table-cell>
          <table:table-cell table:formula="of:=LN([.C149])" office:value-type="float" office:value="6.35575690474377" calcext:value-type="float">
            <text:p>6,35575690474377</text:p>
          </table:table-cell>
          <table:table-cell table:formula="of:=[.D149]*[.E149]" office:value-type="float" office:value="30.8383248519328" calcext:value-type="float">
            <text:p>30,8383248519328</text:p>
          </table:table-cell>
          <table:table-cell table:formula="of:=[.D149]*[.D149]" office:value-type="float" office:value="23.5421976819919" calcext:value-type="float">
            <text:p>23,5421976819919</text:p>
          </table:table-cell>
          <table:table-cell table:formula="of:=[.$P$7] * (([.B149] - [.$P$6])^[.$P$8])" office:value-type="float" office:value="673.956223635249" calcext:value-type="float">
            <text:p>673,956223635249</text:p>
          </table:table-cell>
          <table:table-cell table:formula="of:=LN([.H149])" office:value-type="float" office:value="6.51316515870689" calcext:value-type="float">
            <text:p>6,51316515870689</text:p>
          </table:table-cell>
          <table:table-cell table:formula="of:=([.E149]-[.I149])^2" office:value-type="float" office:value="0.0247773584157178" calcext:value-type="float">
            <text:p>0,0247773584157178</text:p>
          </table:table-cell>
          <table:table-cell table:number-columns-repeated="10"/>
          <table:table-cell table:formula="of:=[.U148]+2" office:value-type="float" office:value="294" calcext:value-type="float">
            <text:p>294</text:p>
          </table:table-cell>
          <table:table-cell table:formula="of:=437.73158 * (([.U149]-[.$P$6])^1.44466)" office:value-type="float" office:value="1611129.81315441" calcext:value-type="float">
            <text:p>1611129,8131544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29" calcext:value-type="float">
            <text:p>129</text:p>
          </table:table-cell>
          <table:table-cell office:value-type="float" office:value="464.896" calcext:value-type="float">
            <text:p>464,896</text:p>
          </table:table-cell>
          <table:table-cell table:formula="of:=LN([.B150]-[.$P$6])" office:value-type="float" office:value="4.85981240436167" calcext:value-type="float">
            <text:p>4,85981240436167</text:p>
          </table:table-cell>
          <table:table-cell table:formula="of:=LN([.C150])" office:value-type="float" office:value="6.14181372465866" calcext:value-type="float">
            <text:p>6,14181372465866</text:p>
          </table:table-cell>
          <table:table-cell table:formula="of:=[.D150]*[.E150]" office:value-type="float" office:value="29.8480625243749" calcext:value-type="float">
            <text:p>29,8480625243749</text:p>
          </table:table-cell>
          <table:table-cell table:formula="of:=[.D150]*[.D150]" office:value-type="float" office:value="23.6177766055876" calcext:value-type="float">
            <text:p>23,6177766055876</text:p>
          </table:table-cell>
          <table:table-cell table:formula="of:=[.$P$7] * (([.B150] - [.$P$6])^[.$P$8])" office:value-type="float" office:value="679.221282635793" calcext:value-type="float">
            <text:p>679,221282635793</text:p>
          </table:table-cell>
          <table:table-cell table:formula="of:=LN([.H150])" office:value-type="float" office:value="6.52094696936456" calcext:value-type="float">
            <text:p>6,52094696936456</text:p>
          </table:table-cell>
          <table:table-cell table:formula="of:=([.E150]-[.I150])^2" office:value-type="float" office:value="0.143742017241223" calcext:value-type="float">
            <text:p>0,143742017241223</text:p>
          </table:table-cell>
          <table:table-cell table:number-columns-repeated="10"/>
          <table:table-cell table:formula="of:=[.U149]+2" office:value-type="float" office:value="296" calcext:value-type="float">
            <text:p>296</text:p>
          </table:table-cell>
          <table:table-cell table:formula="of:=437.73158 * (([.U150]-[.$P$6])^1.44466)" office:value-type="float" office:value="1626987.30058426" calcext:value-type="float">
            <text:p>1626987,3005842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30" calcext:value-type="float">
            <text:p>130</text:p>
          </table:table-cell>
          <table:table-cell office:value-type="float" office:value="540" calcext:value-type="float">
            <text:p>540</text:p>
          </table:table-cell>
          <table:table-cell table:formula="of:=LN([.B151]-[.$P$6])" office:value-type="float" office:value="4.86753445045558" calcext:value-type="float">
            <text:p>4,86753445045558</text:p>
          </table:table-cell>
          <table:table-cell table:formula="of:=LN([.C151])" office:value-type="float" office:value="6.29156913955832" calcext:value-type="float">
            <text:p>6,29156913955832</text:p>
          </table:table-cell>
          <table:table-cell table:formula="of:=[.D151]*[.E151]" office:value-type="float" office:value="30.6244295342233" calcext:value-type="float">
            <text:p>30,6244295342233</text:p>
          </table:table-cell>
          <table:table-cell table:formula="of:=[.D151]*[.D151]" office:value-type="float" office:value="23.6928916263719" calcext:value-type="float">
            <text:p>23,6928916263719</text:p>
          </table:table-cell>
          <table:table-cell table:formula="of:=[.$P$7] * (([.B151] - [.$P$6])^[.$P$8])" office:value-type="float" office:value="684.486339906725" calcext:value-type="float">
            <text:p>684,486339906725</text:p>
          </table:table-cell>
          <table:table-cell table:formula="of:=LN([.H151])" office:value-type="float" office:value="6.52866868822072" calcext:value-type="float">
            <text:p>6,52866868822072</text:p>
          </table:table-cell>
          <table:table-cell table:formula="of:=([.E151]-[.I151])^2" office:value-type="float" office:value="0.0562161959759124" calcext:value-type="float">
            <text:p>0,0562161959759124</text:p>
          </table:table-cell>
          <table:table-cell table:number-columns-repeated="10"/>
          <table:table-cell table:formula="of:=[.U150]+2" office:value-type="float" office:value="298" calcext:value-type="float">
            <text:p>298</text:p>
          </table:table-cell>
          <table:table-cell table:formula="of:=437.73158 * (([.U151]-[.$P$6])^1.44466)" office:value-type="float" office:value="1642892.50311773" calcext:value-type="float">
            <text:p>1642892,5031177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30" calcext:value-type="float">
            <text:p>130</text:p>
          </table:table-cell>
          <table:table-cell office:value-type="float" office:value="514" calcext:value-type="float">
            <text:p>514</text:p>
          </table:table-cell>
          <table:table-cell table:formula="of:=LN([.B152]-[.$P$6])" office:value-type="float" office:value="4.86753445045558" calcext:value-type="float">
            <text:p>4,86753445045558</text:p>
          </table:table-cell>
          <table:table-cell table:formula="of:=LN([.C152])" office:value-type="float" office:value="6.24222326545517" calcext:value-type="float">
            <text:p>6,24222326545517</text:p>
          </table:table-cell>
          <table:table-cell table:formula="of:=[.D152]*[.E152]" office:value-type="float" office:value="30.3842367920384" calcext:value-type="float">
            <text:p>30,3842367920384</text:p>
          </table:table-cell>
          <table:table-cell table:formula="of:=[.D152]*[.D152]" office:value-type="float" office:value="23.6928916263719" calcext:value-type="float">
            <text:p>23,6928916263719</text:p>
          </table:table-cell>
          <table:table-cell table:formula="of:=[.$P$7] * (([.B152] - [.$P$6])^[.$P$8])" office:value-type="float" office:value="684.486339906725" calcext:value-type="float">
            <text:p>684,486339906725</text:p>
          </table:table-cell>
          <table:table-cell table:formula="of:=LN([.H152])" office:value-type="float" office:value="6.52866868822072" calcext:value-type="float">
            <text:p>6,52866868822072</text:p>
          </table:table-cell>
          <table:table-cell table:formula="of:=([.E152]-[.I152])^2" office:value-type="float" office:value="0.0820509802233358" calcext:value-type="float">
            <text:p>0,0820509802233358</text:p>
          </table:table-cell>
          <table:table-cell table:number-columns-repeated="10"/>
          <table:table-cell table:formula="of:=[.U151]+2" office:value-type="float" office:value="300" calcext:value-type="float">
            <text:p>300</text:p>
          </table:table-cell>
          <table:table-cell table:formula="of:=437.73158 * (([.U152]-[.$P$6])^1.44466)" office:value-type="float" office:value="1658845.24264686" calcext:value-type="float">
            <text:p>1658845,2426468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31" calcext:value-type="float">
            <text:p>131</text:p>
          </table:table-cell>
          <table:table-cell office:value-type="float" office:value="457" calcext:value-type="float">
            <text:p>457</text:p>
          </table:table-cell>
          <table:table-cell table:formula="of:=LN([.B153]-[.$P$6])" office:value-type="float" office:value="4.87519732320115" calcext:value-type="float">
            <text:p>4,87519732320115</text:p>
          </table:table-cell>
          <table:table-cell table:formula="of:=LN([.C153])" office:value-type="float" office:value="6.12468339089421" calcext:value-type="float">
            <text:p>6,12468339089421</text:p>
          </table:table-cell>
          <table:table-cell table:formula="of:=[.D153]*[.E153]" office:value-type="float" office:value="29.859040072742" calcext:value-type="float">
            <text:p>29,859040072742</text:p>
          </table:table-cell>
          <table:table-cell table:formula="of:=[.D153]*[.D153]" office:value-type="float" office:value="23.7675489401477" calcext:value-type="float">
            <text:p>23,7675489401477</text:p>
          </table:table-cell>
          <table:table-cell table:formula="of:=[.$P$7] * (([.B153] - [.$P$6])^[.$P$8])" office:value-type="float" office:value="689.751395461349" calcext:value-type="float">
            <text:p>689,751395461349</text:p>
          </table:table-cell>
          <table:table-cell table:formula="of:=LN([.H153])" office:value-type="float" office:value="6.53633123623612" calcext:value-type="float">
            <text:p>6,53633123623612</text:p>
          </table:table-cell>
          <table:table-cell table:formula="of:=([.E153]-[.I153])^2" office:value-type="float" office:value="0.169453948574644" calcext:value-type="float">
            <text:p>0,169453948574644</text:p>
          </table:table-cell>
          <table:table-cell table:number-columns-repeated="10"/>
          <table:table-cell table:formula="of:=[.U152]+2" office:value-type="float" office:value="302" calcext:value-type="float">
            <text:p>302</text:p>
          </table:table-cell>
          <table:table-cell table:formula="of:=437.73158 * (([.U153]-[.$P$6])^1.44466)" office:value-type="float" office:value="1674845.34291327" calcext:value-type="float">
            <text:p>1674845,3429132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32" calcext:value-type="float">
            <text:p>132</text:p>
          </table:table-cell>
          <table:table-cell office:value-type="float" office:value="375" calcext:value-type="float">
            <text:p>375</text:p>
          </table:table-cell>
          <table:table-cell table:formula="of:=LN([.B154]-[.$P$6])" office:value-type="float" office:value="4.88280192258637" calcext:value-type="float">
            <text:p>4,88280192258637</text:p>
          </table:table-cell>
          <table:table-cell table:formula="of:=LN([.C154])" office:value-type="float" office:value="5.92692602597041" calcext:value-type="float">
            <text:p>5,92692602597041</text:p>
          </table:table-cell>
          <table:table-cell table:formula="of:=[.D154]*[.E154]" office:value-type="float" office:value="28.9400057946355" calcext:value-type="float">
            <text:p>28,9400057946355</text:p>
          </table:table-cell>
          <table:table-cell table:formula="of:=[.D154]*[.D154]" office:value-type="float" office:value="23.8417546152132" calcext:value-type="float">
            <text:p>23,8417546152132</text:p>
          </table:table-cell>
          <table:table-cell table:formula="of:=[.$P$7] * (([.B154] - [.$P$6])^[.$P$8])" office:value-type="float" office:value="695.016449312769" calcext:value-type="float">
            <text:p>695,016449312769</text:p>
          </table:table-cell>
          <table:table-cell table:formula="of:=LN([.H154])" office:value-type="float" office:value="6.54393551336064" calcext:value-type="float">
            <text:p>6,54393551336064</text:p>
          </table:table-cell>
          <table:table-cell table:formula="of:=([.E154]-[.I154])^2" office:value-type="float" office:value="0.380700707529548" calcext:value-type="float">
            <text:p>0,380700707529548</text:p>
          </table:table-cell>
          <table:table-cell table:number-columns-repeated="10"/>
          <table:table-cell table:formula="of:=[.U153]+2" office:value-type="float" office:value="304" calcext:value-type="float">
            <text:p>304</text:p>
          </table:table-cell>
          <table:table-cell table:formula="of:=437.73158 * (([.U154]-[.$P$6])^1.44466)" office:value-type="float" office:value="1690892.62947682" calcext:value-type="float">
            <text:p>1690892,6294768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32" calcext:value-type="float">
            <text:p>132</text:p>
          </table:table-cell>
          <table:table-cell office:value-type="float" office:value="849" calcext:value-type="float">
            <text:p>849</text:p>
          </table:table-cell>
          <table:table-cell table:formula="of:=LN([.B155]-[.$P$6])" office:value-type="float" office:value="4.88280192258637" calcext:value-type="float">
            <text:p>4,88280192258637</text:p>
          </table:table-cell>
          <table:table-cell table:formula="of:=LN([.C155])" office:value-type="float" office:value="6.74405918631135" calcext:value-type="float">
            <text:p>6,74405918631135</text:p>
          </table:table-cell>
          <table:table-cell table:formula="of:=[.D155]*[.E155]" office:value-type="float" office:value="32.9299051609573" calcext:value-type="float">
            <text:p>32,9299051609573</text:p>
          </table:table-cell>
          <table:table-cell table:formula="of:=[.D155]*[.D155]" office:value-type="float" office:value="23.8417546152132" calcext:value-type="float">
            <text:p>23,8417546152132</text:p>
          </table:table-cell>
          <table:table-cell table:formula="of:=[.$P$7] * (([.B155] - [.$P$6])^[.$P$8])" office:value-type="float" office:value="695.016449312769" calcext:value-type="float">
            <text:p>695,016449312769</text:p>
          </table:table-cell>
          <table:table-cell table:formula="of:=LN([.H155])" office:value-type="float" office:value="6.54393551336064" calcext:value-type="float">
            <text:p>6,54393551336064</text:p>
          </table:table-cell>
          <table:table-cell table:formula="of:=([.E155]-[.I155])^2" office:value-type="float" office:value="0.0400494844752838" calcext:value-type="float">
            <text:p>0,0400494844752838</text:p>
          </table:table-cell>
          <table:table-cell table:number-columns-repeated="10"/>
          <table:table-cell table:formula="of:=[.U154]+2" office:value-type="float" office:value="306" calcext:value-type="float">
            <text:p>306</text:p>
          </table:table-cell>
          <table:table-cell table:formula="of:=437.73158 * (([.U155]-[.$P$6])^1.44466)" office:value-type="float" office:value="1706986.92968498" calcext:value-type="float">
            <text:p>1706986,9296849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32" calcext:value-type="float">
            <text:p>132</text:p>
          </table:table-cell>
          <table:table-cell office:value-type="float" office:value="698" calcext:value-type="float">
            <text:p>698</text:p>
          </table:table-cell>
          <table:table-cell table:formula="of:=LN([.B156]-[.$P$6])" office:value-type="float" office:value="4.88280192258637" calcext:value-type="float">
            <text:p>4,88280192258637</text:p>
          </table:table-cell>
          <table:table-cell table:formula="of:=LN([.C156])" office:value-type="float" office:value="6.54821910276237" calcext:value-type="float">
            <text:p>6,54821910276237</text:p>
          </table:table-cell>
          <table:table-cell table:formula="of:=[.D156]*[.E156]" office:value-type="float" office:value="31.9736568244849" calcext:value-type="float">
            <text:p>31,9736568244849</text:p>
          </table:table-cell>
          <table:table-cell table:formula="of:=[.D156]*[.D156]" office:value-type="float" office:value="23.8417546152132" calcext:value-type="float">
            <text:p>23,8417546152132</text:p>
          </table:table-cell>
          <table:table-cell table:formula="of:=[.$P$7] * (([.B156] - [.$P$6])^[.$P$8])" office:value-type="float" office:value="695.016449312769" calcext:value-type="float">
            <text:p>695,016449312769</text:p>
          </table:table-cell>
          <table:table-cell table:formula="of:=LN([.H156])" office:value-type="float" office:value="6.54393551336064" calcext:value-type="float">
            <text:p>6,54393551336064</text:p>
          </table:table-cell>
          <table:table-cell table:formula="of:=([.E156]-[.I156])^2" office:value-type="float" office:value="0.0000183491381626755" calcext:value-type="float">
            <text:p>1,83491381626755E-05</text:p>
          </table:table-cell>
          <table:table-cell table:number-columns-repeated="10"/>
          <table:table-cell table:formula="of:=[.U155]+2" office:value-type="float" office:value="308" calcext:value-type="float">
            <text:p>308</text:p>
          </table:table-cell>
          <table:table-cell table:formula="of:=437.73158 * (([.U156]-[.$P$6])^1.44466)" office:value-type="float" office:value="1723128.07264292" calcext:value-type="float">
            <text:p>1723128,0726429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36" calcext:value-type="float">
            <text:p>136</text:p>
          </table:table-cell>
          <table:table-cell office:value-type="float" office:value="517.24" calcext:value-type="float">
            <text:p>517,24</text:p>
          </table:table-cell>
          <table:table-cell table:formula="of:=LN([.B157]-[.$P$6])" office:value-type="float" office:value="4.91265488573605" calcext:value-type="float">
            <text:p>4,91265488573605</text:p>
          </table:table-cell>
          <table:table-cell table:formula="of:=LN([.C157])" office:value-type="float" office:value="6.24850698342765" calcext:value-type="float">
            <text:p>6,24850698342765</text:p>
          </table:table-cell>
          <table:table-cell table:formula="of:=[.D157]*[.E157]" office:value-type="float" office:value="30.6967583606917" calcext:value-type="float">
            <text:p>30,6967583606917</text:p>
          </table:table-cell>
          <table:table-cell table:formula="of:=[.D157]*[.D157]" office:value-type="float" office:value="24.1341780263463" calcext:value-type="float">
            <text:p>24,1341780263463</text:p>
          </table:table-cell>
          <table:table-cell table:formula="of:=[.$P$7] * (([.B157] - [.$P$6])^[.$P$8])" office:value-type="float" office:value="716.076647941596" calcext:value-type="float">
            <text:p>716,076647941596</text:p>
          </table:table-cell>
          <table:table-cell table:formula="of:=LN([.H157])" office:value-type="float" office:value="6.57378721142894" calcext:value-type="float">
            <text:p>6,57378721142894</text:p>
          </table:table-cell>
          <table:table-cell table:formula="of:=([.E157]-[.I157])^2" office:value-type="float" office:value="0.105807226728571" calcext:value-type="float">
            <text:p>0,105807226728571</text:p>
          </table:table-cell>
          <table:table-cell table:number-columns-repeated="10"/>
          <table:table-cell table:formula="of:=[.U156]+2" office:value-type="float" office:value="310" calcext:value-type="float">
            <text:p>310</text:p>
          </table:table-cell>
          <table:table-cell table:formula="of:=437.73158 * (([.U157]-[.$P$6])^1.44466)" office:value-type="float" office:value="1739315.88918433" calcext:value-type="float">
            <text:p>1739315,8891843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36" calcext:value-type="float">
            <text:p>136</text:p>
          </table:table-cell>
          <table:table-cell office:value-type="float" office:value="813" calcext:value-type="float">
            <text:p>813</text:p>
          </table:table-cell>
          <table:table-cell table:formula="of:=LN([.B158]-[.$P$6])" office:value-type="float" office:value="4.91265488573605" calcext:value-type="float">
            <text:p>4,91265488573605</text:p>
          </table:table-cell>
          <table:table-cell table:formula="of:=LN([.C158])" office:value-type="float" office:value="6.70073110954781" calcext:value-type="float">
            <text:p>6,70073110954781</text:p>
          </table:table-cell>
          <table:table-cell table:formula="of:=[.D158]*[.E158]" office:value-type="float" office:value="32.9183794233236" calcext:value-type="float">
            <text:p>32,9183794233236</text:p>
          </table:table-cell>
          <table:table-cell table:formula="of:=[.D158]*[.D158]" office:value-type="float" office:value="24.1341780263463" calcext:value-type="float">
            <text:p>24,1341780263463</text:p>
          </table:table-cell>
          <table:table-cell table:formula="of:=[.$P$7] * (([.B158] - [.$P$6])^[.$P$8])" office:value-type="float" office:value="716.076647941596" calcext:value-type="float">
            <text:p>716,076647941596</text:p>
          </table:table-cell>
          <table:table-cell table:formula="of:=LN([.H158])" office:value-type="float" office:value="6.57378721142894" calcext:value-type="float">
            <text:p>6,57378721142894</text:p>
          </table:table-cell>
          <table:table-cell table:formula="of:=([.E158]-[.I158])^2" office:value-type="float" office:value="0.0161147532696138" calcext:value-type="float">
            <text:p>0,0161147532696138</text:p>
          </table:table-cell>
          <table:table-cell table:number-columns-repeated="10"/>
          <table:table-cell table:formula="of:=[.U157]+2" office:value-type="float" office:value="312" calcext:value-type="float">
            <text:p>312</text:p>
          </table:table-cell>
          <table:table-cell table:formula="of:=437.73158 * (([.U158]-[.$P$6])^1.44466)" office:value-type="float" office:value="1755550.21184286" calcext:value-type="float">
            <text:p>1755550,2118428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37" calcext:value-type="float">
            <text:p>137</text:p>
          </table:table-cell>
          <table:table-cell office:value-type="float" office:value="410" calcext:value-type="float">
            <text:p>410</text:p>
          </table:table-cell>
          <table:table-cell table:formula="of:=LN([.B159]-[.$P$6])" office:value-type="float" office:value="4.91998092582813" calcext:value-type="float">
            <text:p>4,91998092582813</text:p>
          </table:table-cell>
          <table:table-cell table:formula="of:=LN([.C159])" office:value-type="float" office:value="6.01615715969835" calcext:value-type="float">
            <text:p>6,01615715969835</text:p>
          </table:table-cell>
          <table:table-cell table:formula="of:=[.D159]*[.E159]" office:value-type="float" office:value="29.5993784725002" calcext:value-type="float">
            <text:p>29,5993784725002</text:p>
          </table:table-cell>
          <table:table-cell table:formula="of:=[.D159]*[.D159]" office:value-type="float" office:value="24.2062123105126" calcext:value-type="float">
            <text:p>24,2062123105126</text:p>
          </table:table-cell>
          <table:table-cell table:formula="of:=[.$P$7] * (([.B159] - [.$P$6])^[.$P$8])" office:value-type="float" office:value="721.341693466734" calcext:value-type="float">
            <text:p>721,341693466734</text:p>
          </table:table-cell>
          <table:table-cell table:formula="of:=LN([.H159])" office:value-type="float" office:value="6.58111294106484" calcext:value-type="float">
            <text:p>6,58111294106484</text:p>
          </table:table-cell>
          <table:table-cell table:formula="of:=([.E159]-[.I159])^2" office:value-type="float" office:value="0.319175034899412" calcext:value-type="float">
            <text:p>0,319175034899412</text:p>
          </table:table-cell>
          <table:table-cell table:number-columns-repeated="10"/>
          <table:table-cell table:formula="of:=[.U158]+2" office:value-type="float" office:value="314" calcext:value-type="float">
            <text:p>314</text:p>
          </table:table-cell>
          <table:table-cell table:formula="of:=437.73158 * (([.U159]-[.$P$6])^1.44466)" office:value-type="float" office:value="1771830.87482424" calcext:value-type="float">
            <text:p>1771830,8748242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38" calcext:value-type="float">
            <text:p>138</text:p>
          </table:table-cell>
          <table:table-cell office:value-type="float" office:value="378" calcext:value-type="float">
            <text:p>378</text:p>
          </table:table-cell>
          <table:table-cell table:formula="of:=LN([.B160]-[.$P$6])" office:value-type="float" office:value="4.92725368515721" calcext:value-type="float">
            <text:p>4,92725368515721</text:p>
          </table:table-cell>
          <table:table-cell table:formula="of:=LN([.C160])" office:value-type="float" office:value="5.93489419561959" calcext:value-type="float">
            <text:p>5,93489419561959</text:p>
          </table:table-cell>
          <table:table-cell table:formula="of:=[.D160]*[.E160]" office:value-type="float" office:value="29.2427292963847" calcext:value-type="float">
            <text:p>29,2427292963847</text:p>
          </table:table-cell>
          <table:table-cell table:formula="of:=[.D160]*[.D160]" office:value-type="float" office:value="24.2778288778953" calcext:value-type="float">
            <text:p>24,2778288778953</text:p>
          </table:table-cell>
          <table:table-cell table:formula="of:=[.$P$7] * (([.B160] - [.$P$6])^[.$P$8])" office:value-type="float" office:value="726.606737363265" calcext:value-type="float">
            <text:p>726,606737363265</text:p>
          </table:table-cell>
          <table:table-cell table:formula="of:=LN([.H160])" office:value-type="float" office:value="6.58838539219562" calcext:value-type="float">
            <text:p>6,58838539219562</text:p>
          </table:table-cell>
          <table:table-cell table:formula="of:=([.E160]-[.I160])^2" office:value-type="float" office:value="0.427050744002374" calcext:value-type="float">
            <text:p>0,427050744002374</text:p>
          </table:table-cell>
          <table:table-cell table:number-columns-repeated="10"/>
          <table:table-cell table:formula="of:=[.U159]+2" office:value-type="float" office:value="316" calcext:value-type="float">
            <text:p>316</text:p>
          </table:table-cell>
          <table:table-cell table:formula="of:=437.73158 * (([.U160]-[.$P$6])^1.44466)" office:value-type="float" office:value="1788157.71397902" calcext:value-type="float">
            <text:p>1788157,7139790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39" calcext:value-type="float">
            <text:p>139</text:p>
          </table:table-cell>
          <table:table-cell office:value-type="float" office:value="534" calcext:value-type="float">
            <text:p>534</text:p>
          </table:table-cell>
          <table:table-cell table:formula="of:=LN([.B161]-[.$P$6])" office:value-type="float" office:value="4.93447393313069" calcext:value-type="float">
            <text:p>4,93447393313069</text:p>
          </table:table-cell>
          <table:table-cell table:formula="of:=LN([.C161])" office:value-type="float" office:value="6.2803958389602" calcext:value-type="float">
            <text:p>6,2803958389602</text:p>
          </table:table-cell>
          <table:table-cell table:formula="of:=[.D161]*[.E161]" office:value-type="float" office:value="30.9904495570915" calcext:value-type="float">
            <text:p>30,9904495570915</text:p>
          </table:table-cell>
          <table:table-cell table:formula="of:=[.D161]*[.D161]" office:value-type="float" office:value="24.3490329967463" calcext:value-type="float">
            <text:p>24,3490329967463</text:p>
          </table:table-cell>
          <table:table-cell table:formula="of:=[.$P$7] * (([.B161] - [.$P$6])^[.$P$8])" office:value-type="float" office:value="731.871779642991" calcext:value-type="float">
            <text:p>731,871779642991</text:p>
          </table:table-cell>
          <table:table-cell table:formula="of:=LN([.H161])" office:value-type="float" office:value="6.59560533419609" calcext:value-type="float">
            <text:p>6,59560533419609</text:p>
          </table:table-cell>
          <table:table-cell table:formula="of:=([.E161]-[.I161])^2" office:value-type="float" office:value="0.0993570258868668" calcext:value-type="float">
            <text:p>0,0993570258868668</text:p>
          </table:table-cell>
          <table:table-cell table:number-columns-repeated="10"/>
          <table:table-cell table:formula="of:=[.U160]+2" office:value-type="float" office:value="318" calcext:value-type="float">
            <text:p>318</text:p>
          </table:table-cell>
          <table:table-cell table:formula="of:=437.73158 * (([.U161]-[.$P$6])^1.44466)" office:value-type="float" office:value="1804530.56677596" calcext:value-type="float">
            <text:p>1804530,5667759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39" calcext:value-type="float">
            <text:p>139</text:p>
          </table:table-cell>
          <table:table-cell office:value-type="float" office:value="963" calcext:value-type="float">
            <text:p>963</text:p>
          </table:table-cell>
          <table:table-cell table:formula="of:=LN([.B162]-[.$P$6])" office:value-type="float" office:value="4.93447393313069" calcext:value-type="float">
            <text:p>4,93447393313069</text:p>
          </table:table-cell>
          <table:table-cell table:formula="of:=LN([.C162])" office:value-type="float" office:value="6.87005341179813" calcext:value-type="float">
            <text:p>6,87005341179813</text:p>
          </table:table-cell>
          <table:table-cell table:formula="of:=[.D162]*[.E162]" office:value-type="float" office:value="33.9000994797334" calcext:value-type="float">
            <text:p>33,9000994797334</text:p>
          </table:table-cell>
          <table:table-cell table:formula="of:=[.D162]*[.D162]" office:value-type="float" office:value="24.3490329967463" calcext:value-type="float">
            <text:p>24,3490329967463</text:p>
          </table:table-cell>
          <table:table-cell table:formula="of:=[.$P$7] * (([.B162] - [.$P$6])^[.$P$8])" office:value-type="float" office:value="731.871779642991" calcext:value-type="float">
            <text:p>731,871779642991</text:p>
          </table:table-cell>
          <table:table-cell table:formula="of:=LN([.H162])" office:value-type="float" office:value="6.59560533419609" calcext:value-type="float">
            <text:p>6,59560533419609</text:p>
          </table:table-cell>
          <table:table-cell table:formula="of:=([.E162]-[.I162])^2" office:value-type="float" office:value="0.0753217472994539" calcext:value-type="float">
            <text:p>0,0753217472994539</text:p>
          </table:table-cell>
          <table:table-cell table:number-columns-repeated="10"/>
          <table:table-cell table:formula="of:=[.U161]+2" office:value-type="float" office:value="320" calcext:value-type="float">
            <text:p>320</text:p>
          </table:table-cell>
          <table:table-cell table:formula="of:=437.73158 * (([.U162]-[.$P$6])^1.44466)" office:value-type="float" office:value="1820949.27227593" calcext:value-type="float">
            <text:p>1820949,2722759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39" calcext:value-type="float">
            <text:p>139</text:p>
          </table:table-cell>
          <table:table-cell office:value-type="float" office:value="902" calcext:value-type="float">
            <text:p>902</text:p>
          </table:table-cell>
          <table:table-cell table:formula="of:=LN([.B163]-[.$P$6])" office:value-type="float" office:value="4.93447393313069" calcext:value-type="float">
            <text:p>4,93447393313069</text:p>
          </table:table-cell>
          <table:table-cell table:formula="of:=LN([.C163])" office:value-type="float" office:value="6.80461452006262" calcext:value-type="float">
            <text:p>6,80461452006262</text:p>
          </table:table-cell>
          <table:table-cell table:formula="of:=[.D163]*[.E163]" office:value-type="float" office:value="33.5771929742516" calcext:value-type="float">
            <text:p>33,5771929742516</text:p>
          </table:table-cell>
          <table:table-cell table:formula="of:=[.D163]*[.D163]" office:value-type="float" office:value="24.3490329967463" calcext:value-type="float">
            <text:p>24,3490329967463</text:p>
          </table:table-cell>
          <table:table-cell table:formula="of:=[.$P$7] * (([.B163] - [.$P$6])^[.$P$8])" office:value-type="float" office:value="731.871779642991" calcext:value-type="float">
            <text:p>731,871779642991</text:p>
          </table:table-cell>
          <table:table-cell table:formula="of:=LN([.H163])" office:value-type="float" office:value="6.59560533419609" calcext:value-type="float">
            <text:p>6,59560533419609</text:p>
          </table:table-cell>
          <table:table-cell table:formula="of:=([.E163]-[.I163])^2" office:value-type="float" office:value="0.043684839776592" calcext:value-type="float">
            <text:p>0,043684839776592</text:p>
          </table:table-cell>
          <table:table-cell table:number-columns-repeated="10"/>
          <table:table-cell table:formula="of:=[.U162]+2" office:value-type="float" office:value="322" calcext:value-type="float">
            <text:p>322</text:p>
          </table:table-cell>
          <table:table-cell table:formula="of:=437.73158 * (([.U163]-[.$P$6])^1.44466)" office:value-type="float" office:value="1837413.67110649" calcext:value-type="float">
            <text:p>1837413,6711064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0" calcext:value-type="float">
            <text:p>140</text:p>
          </table:table-cell>
          <table:table-cell office:value-type="float" office:value="496" calcext:value-type="float">
            <text:p>496</text:p>
          </table:table-cell>
          <table:table-cell table:formula="of:=LN([.B164]-[.$P$6])" office:value-type="float" office:value="4.9416424226093" calcext:value-type="float">
            <text:p>4,9416424226093</text:p>
          </table:table-cell>
          <table:table-cell table:formula="of:=LN([.C164])" office:value-type="float" office:value="6.20657592672493" calcext:value-type="float">
            <text:p>6,20657592672493</text:p>
          </table:table-cell>
          <table:table-cell table:formula="of:=[.D164]*[.E164]" office:value-type="float" office:value="30.6706788986496" calcext:value-type="float">
            <text:p>30,6706788986496</text:p>
          </table:table-cell>
          <table:table-cell table:formula="of:=[.D164]*[.D164]" office:value-type="float" office:value="24.419829832932" calcext:value-type="float">
            <text:p>24,419829832932</text:p>
          </table:table-cell>
          <table:table-cell table:formula="of:=[.$P$7] * (([.B164] - [.$P$6])^[.$P$8])" office:value-type="float" office:value="737.136820317544" calcext:value-type="float">
            <text:p>737,136820317544</text:p>
          </table:table-cell>
          <table:table-cell table:formula="of:=LN([.H164])" office:value-type="float" office:value="6.60277351989506" calcext:value-type="float">
            <text:p>6,60277351989506</text:p>
          </table:table-cell>
          <table:table-cell table:formula="of:=([.E164]-[.I164])^2" office:value-type="float" office:value="0.156972532833803" calcext:value-type="float">
            <text:p>0,156972532833803</text:p>
          </table:table-cell>
          <table:table-cell table:number-columns-repeated="10"/>
          <table:table-cell table:formula="of:=[.U163]+2" office:value-type="float" office:value="324" calcext:value-type="float">
            <text:p>324</text:p>
          </table:table-cell>
          <table:table-cell table:formula="of:=437.73158 * (([.U164]-[.$P$6])^1.44466)" office:value-type="float" office:value="1853923.60543699" calcext:value-type="float">
            <text:p>1853923,6054369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0" calcext:value-type="float">
            <text:p>140</text:p>
          </table:table-cell>
          <table:table-cell office:value-type="float" office:value="703" calcext:value-type="float">
            <text:p>703</text:p>
          </table:table-cell>
          <table:table-cell table:formula="of:=LN([.B165]-[.$P$6])" office:value-type="float" office:value="4.9416424226093" calcext:value-type="float">
            <text:p>4,9416424226093</text:p>
          </table:table-cell>
          <table:table-cell table:formula="of:=LN([.C165])" office:value-type="float" office:value="6.55535689181067" calcext:value-type="float">
            <text:p>6,55535689181067</text:p>
          </table:table-cell>
          <table:table-cell table:formula="of:=[.D165]*[.E165]" office:value-type="float" office:value="32.3942297119159" calcext:value-type="float">
            <text:p>32,3942297119159</text:p>
          </table:table-cell>
          <table:table-cell table:formula="of:=[.D165]*[.D165]" office:value-type="float" office:value="24.419829832932" calcext:value-type="float">
            <text:p>24,419829832932</text:p>
          </table:table-cell>
          <table:table-cell table:formula="of:=[.$P$7] * (([.B165] - [.$P$6])^[.$P$8])" office:value-type="float" office:value="737.136820317544" calcext:value-type="float">
            <text:p>737,136820317544</text:p>
          </table:table-cell>
          <table:table-cell table:formula="of:=LN([.H165])" office:value-type="float" office:value="6.60277351989506" calcext:value-type="float">
            <text:p>6,60277351989506</text:p>
          </table:table-cell>
          <table:table-cell table:formula="of:=([.E165]-[.I165])^2" office:value-type="float" office:value="0.00224833661889353" calcext:value-type="float">
            <text:p>0,00224833661889353</text:p>
          </table:table-cell>
          <table:table-cell table:number-columns-repeated="10"/>
          <table:table-cell table:formula="of:=[.U164]+2" office:value-type="float" office:value="326" calcext:value-type="float">
            <text:p>326</text:p>
          </table:table-cell>
          <table:table-cell table:formula="of:=437.73158 * (([.U165]-[.$P$6])^1.44466)" office:value-type="float" office:value="1870478.9189542" calcext:value-type="float">
            <text:p>1870478,918954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0" calcext:value-type="float">
            <text:p>140</text:p>
          </table:table-cell>
          <table:table-cell office:value-type="float" office:value="836" calcext:value-type="float">
            <text:p>836</text:p>
          </table:table-cell>
          <table:table-cell table:formula="of:=LN([.B166]-[.$P$6])" office:value-type="float" office:value="4.9416424226093" calcext:value-type="float">
            <text:p>4,9416424226093</text:p>
          </table:table-cell>
          <table:table-cell table:formula="of:=LN([.C166])" office:value-type="float" office:value="6.7286286130847" calcext:value-type="float">
            <text:p>6,7286286130847</text:p>
          </table:table-cell>
          <table:table-cell table:formula="of:=[.D166]*[.E166]" office:value-type="float" office:value="33.2504766004022" calcext:value-type="float">
            <text:p>33,2504766004022</text:p>
          </table:table-cell>
          <table:table-cell table:formula="of:=[.D166]*[.D166]" office:value-type="float" office:value="24.419829832932" calcext:value-type="float">
            <text:p>24,419829832932</text:p>
          </table:table-cell>
          <table:table-cell table:formula="of:=[.$P$7] * (([.B166] - [.$P$6])^[.$P$8])" office:value-type="float" office:value="737.136820317544" calcext:value-type="float">
            <text:p>737,136820317544</text:p>
          </table:table-cell>
          <table:table-cell table:formula="of:=LN([.H166])" office:value-type="float" office:value="6.60277351989506" calcext:value-type="float">
            <text:p>6,60277351989506</text:p>
          </table:table-cell>
          <table:table-cell table:formula="of:=([.E166]-[.I166])^2" office:value-type="float" office:value="0.0158395044817742" calcext:value-type="float">
            <text:p>0,0158395044817742</text:p>
          </table:table-cell>
          <table:table-cell table:number-columns-repeated="10"/>
          <table:table-cell table:formula="of:=[.U165]+2" office:value-type="float" office:value="328" calcext:value-type="float">
            <text:p>328</text:p>
          </table:table-cell>
          <table:table-cell table:formula="of:=437.73158 * (([.U166]-[.$P$6])^1.44466)" office:value-type="float" office:value="1887079.45683846" calcext:value-type="float">
            <text:p>1887079,4568384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1" calcext:value-type="float">
            <text:p>141</text:p>
          </table:table-cell>
          <table:table-cell office:value-type="float" office:value="827" calcext:value-type="float">
            <text:p>827</text:p>
          </table:table-cell>
          <table:table-cell table:formula="of:=LN([.B167]-[.$P$6])" office:value-type="float" office:value="4.94875989037817" calcext:value-type="float">
            <text:p>4,94875989037817</text:p>
          </table:table-cell>
          <table:table-cell table:formula="of:=LN([.C167])" office:value-type="float" office:value="6.71780469502369" calcext:value-type="float">
            <text:p>6,71780469502369</text:p>
          </table:table-cell>
          <table:table-cell table:formula="of:=[.D167]*[.E167]" office:value-type="float" office:value="33.2448024261274" calcext:value-type="float">
            <text:p>33,2448024261274</text:p>
          </table:table-cell>
          <table:table-cell table:formula="of:=[.D167]*[.D167]" office:value-type="float" office:value="24.4902244526157" calcext:value-type="float">
            <text:p>24,4902244526157</text:p>
          </table:table-cell>
          <table:table-cell table:formula="of:=[.$P$7] * (([.B167] - [.$P$6])^[.$P$8])" office:value-type="float" office:value="742.401859398391" calcext:value-type="float">
            <text:p>742,401859398391</text:p>
          </table:table-cell>
          <table:table-cell table:formula="of:=LN([.H167])" office:value-type="float" office:value="6.60989068604643" calcext:value-type="float">
            <text:p>6,60989068604643</text:p>
          </table:table-cell>
          <table:table-cell table:formula="of:=([.E167]-[.I167])^2" office:value-type="float" office:value="0.0116454333335449" calcext:value-type="float">
            <text:p>0,0116454333335449</text:p>
          </table:table-cell>
          <table:table-cell table:number-columns-repeated="10"/>
          <table:table-cell table:formula="of:=[.U166]+2" office:value-type="float" office:value="330" calcext:value-type="float">
            <text:p>330</text:p>
          </table:table-cell>
          <table:table-cell table:formula="of:=437.73158 * (([.U167]-[.$P$6])^1.44466)" office:value-type="float" office:value="1903725.06574046" calcext:value-type="float">
            <text:p>1903725,0657404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5" calcext:value-type="float">
            <text:p>145</text:p>
          </table:table-cell>
          <table:table-cell office:value-type="float" office:value="492" calcext:value-type="float">
            <text:p>492</text:p>
          </table:table-cell>
          <table:table-cell table:formula="of:=LN([.B168]-[.$P$6])" office:value-type="float" office:value="4.97673374242057" calcext:value-type="float">
            <text:p>4,97673374242057</text:p>
          </table:table-cell>
          <table:table-cell table:formula="of:=LN([.C168])" office:value-type="float" office:value="6.19847871649231" calcext:value-type="float">
            <text:p>6,19847871649231</text:p>
          </table:table-cell>
          <table:table-cell table:formula="of:=[.D168]*[.E168]" office:value-type="float" office:value="30.848178180043" calcext:value-type="float">
            <text:p>30,848178180043</text:p>
          </table:table-cell>
          <table:table-cell table:formula="of:=[.D168]*[.D168]" office:value-type="float" office:value="24.7678787429475" calcext:value-type="float">
            <text:p>24,7678787429475</text:p>
          </table:table-cell>
          <table:table-cell table:formula="of:=[.$P$7] * (([.B168] - [.$P$6])^[.$P$8])" office:value-type="float" office:value="763.462000008415" calcext:value-type="float">
            <text:p>763,462000008415</text:p>
          </table:table-cell>
          <table:table-cell table:formula="of:=LN([.H168])" office:value-type="float" office:value="6.6378633526387" calcext:value-type="float">
            <text:p>6,6378633526387</text:p>
          </table:table-cell>
          <table:table-cell table:formula="of:=([.E168]-[.I168])^2" office:value-type="float" office:value="0.193058858481497" calcext:value-type="float">
            <text:p>0,193058858481497</text:p>
          </table:table-cell>
          <table:table-cell table:number-columns-repeated="10"/>
          <table:table-cell table:formula="of:=[.U167]+2" office:value-type="float" office:value="332" calcext:value-type="float">
            <text:p>332</text:p>
          </table:table-cell>
          <table:table-cell table:formula="of:=437.73158 * (([.U168]-[.$P$6])^1.44466)" office:value-type="float" office:value="1920415.59375834" calcext:value-type="float">
            <text:p>1920415,5937583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5" calcext:value-type="float">
            <text:p>145</text:p>
          </table:table-cell>
          <table:table-cell office:value-type="float" office:value="886" calcext:value-type="float">
            <text:p>886</text:p>
          </table:table-cell>
          <table:table-cell table:formula="of:=LN([.B169]-[.$P$6])" office:value-type="float" office:value="4.97673374242057" calcext:value-type="float">
            <text:p>4,97673374242057</text:p>
          </table:table-cell>
          <table:table-cell table:formula="of:=LN([.C169])" office:value-type="float" office:value="6.78671695060508" calcext:value-type="float">
            <text:p>6,78671695060508</text:p>
          </table:table-cell>
          <table:table-cell table:formula="of:=[.D169]*[.E169]" office:value-type="float" office:value="33.775683248334" calcext:value-type="float">
            <text:p>33,775683248334</text:p>
          </table:table-cell>
          <table:table-cell table:formula="of:=[.D169]*[.D169]" office:value-type="float" office:value="24.7678787429475" calcext:value-type="float">
            <text:p>24,7678787429475</text:p>
          </table:table-cell>
          <table:table-cell table:formula="of:=[.$P$7] * (([.B169] - [.$P$6])^[.$P$8])" office:value-type="float" office:value="763.462000008415" calcext:value-type="float">
            <text:p>763,462000008415</text:p>
          </table:table-cell>
          <table:table-cell table:formula="of:=LN([.H169])" office:value-type="float" office:value="6.6378633526387" calcext:value-type="float">
            <text:p>6,6378633526387</text:p>
          </table:table-cell>
          <table:table-cell table:formula="of:=([.E169]-[.I169])^2" office:value-type="float" office:value="0.0221573936275373" calcext:value-type="float">
            <text:p>0,0221573936275373</text:p>
          </table:table-cell>
          <table:table-cell table:number-columns-repeated="10"/>
          <table:table-cell table:formula="of:=[.U168]+2" office:value-type="float" office:value="334" calcext:value-type="float">
            <text:p>334</text:p>
          </table:table-cell>
          <table:table-cell table:formula="of:=437.73158 * (([.U169]-[.$P$6])^1.44466)" office:value-type="float" office:value="1937150.89041544" calcext:value-type="float">
            <text:p>1937150,8904154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5" calcext:value-type="float">
            <text:p>145</text:p>
          </table:table-cell>
          <table:table-cell office:value-type="float" office:value="838" calcext:value-type="float">
            <text:p>838</text:p>
          </table:table-cell>
          <table:table-cell table:formula="of:=LN([.B170]-[.$P$6])" office:value-type="float" office:value="4.97673374242057" calcext:value-type="float">
            <text:p>4,97673374242057</text:p>
          </table:table-cell>
          <table:table-cell table:formula="of:=LN([.C170])" office:value-type="float" office:value="6.73101810048208" calcext:value-type="float">
            <text:p>6,73101810048208</text:p>
          </table:table-cell>
          <table:table-cell table:formula="of:=[.D170]*[.E170]" office:value-type="float" office:value="33.4984849015128" calcext:value-type="float">
            <text:p>33,4984849015128</text:p>
          </table:table-cell>
          <table:table-cell table:formula="of:=[.D170]*[.D170]" office:value-type="float" office:value="24.7678787429475" calcext:value-type="float">
            <text:p>24,7678787429475</text:p>
          </table:table-cell>
          <table:table-cell table:formula="of:=[.$P$7] * (([.B170] - [.$P$6])^[.$P$8])" office:value-type="float" office:value="763.462000008415" calcext:value-type="float">
            <text:p>763,462000008415</text:p>
          </table:table-cell>
          <table:table-cell table:formula="of:=LN([.H170])" office:value-type="float" office:value="6.6378633526387" calcext:value-type="float">
            <text:p>6,6378633526387</text:p>
          </table:table-cell>
          <table:table-cell table:formula="of:=([.E170]-[.I170])^2" office:value-type="float" office:value="0.00867780704576443" calcext:value-type="float">
            <text:p>0,00867780704576443</text:p>
          </table:table-cell>
          <table:table-cell table:number-columns-repeated="10"/>
          <table:table-cell table:formula="of:=[.U169]+2" office:value-type="float" office:value="336" calcext:value-type="float">
            <text:p>336</text:p>
          </table:table-cell>
          <table:table-cell table:formula="of:=437.73158 * (([.U170]-[.$P$6])^1.44466)" office:value-type="float" office:value="1953930.80663846" calcext:value-type="float">
            <text:p>1953930,8066384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6" calcext:value-type="float">
            <text:p>146</text:p>
          </table:table-cell>
          <table:table-cell office:value-type="float" office:value="889" calcext:value-type="float">
            <text:p>889</text:p>
          </table:table-cell>
          <table:table-cell table:formula="of:=LN([.B171]-[.$P$6])" office:value-type="float" office:value="4.98360662170834" calcext:value-type="float">
            <text:p>4,98360662170834</text:p>
          </table:table-cell>
          <table:table-cell table:formula="of:=LN([.C171])" office:value-type="float" office:value="6.79009723551391" calcext:value-type="float">
            <text:p>6,79009723551391</text:p>
          </table:table-cell>
          <table:table-cell table:formula="of:=[.D171]*[.E171]" office:value-type="float" office:value="33.8391735449506" calcext:value-type="float">
            <text:p>33,8391735449506</text:p>
          </table:table-cell>
          <table:table-cell table:formula="of:=[.D171]*[.D171]" office:value-type="float" office:value="24.8363349599352" calcext:value-type="float">
            <text:p>24,8363349599352</text:p>
          </table:table-cell>
          <table:table-cell table:formula="of:=[.$P$7] * (([.B171] - [.$P$6])^[.$P$8])" office:value-type="float" office:value="768.727031287148" calcext:value-type="float">
            <text:p>768,727031287148</text:p>
          </table:table-cell>
          <table:table-cell table:formula="of:=LN([.H171])" office:value-type="float" office:value="6.64473594067391" calcext:value-type="float">
            <text:p>6,64473594067391</text:p>
          </table:table-cell>
          <table:table-cell table:formula="of:=([.E171]-[.I171])^2" office:value-type="float" office:value="0.0211299060375588" calcext:value-type="float">
            <text:p>0,0211299060375588</text:p>
          </table:table-cell>
          <table:table-cell table:number-columns-repeated="10"/>
          <table:table-cell table:formula="of:=[.U170]+2" office:value-type="float" office:value="338" calcext:value-type="float">
            <text:p>338</text:p>
          </table:table-cell>
          <table:table-cell table:formula="of:=437.73158 * (([.U171]-[.$P$6])^1.44466)" office:value-type="float" office:value="1970755.19473606" calcext:value-type="float">
            <text:p>1970755,1947360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7" calcext:value-type="float">
            <text:p>147</text:p>
          </table:table-cell>
          <table:table-cell office:value-type="float" office:value="826.111" calcext:value-type="float">
            <text:p>826,111</text:p>
          </table:table-cell>
          <table:table-cell table:formula="of:=LN([.B172]-[.$P$6])" office:value-type="float" office:value="4.99043258677874" calcext:value-type="float">
            <text:p>4,99043258677874</text:p>
          </table:table-cell>
          <table:table-cell table:formula="of:=LN([.C172])" office:value-type="float" office:value="6.71672914705904" calcext:value-type="float">
            <text:p>6,71672914705904</text:p>
          </table:table-cell>
          <table:table-cell table:formula="of:=[.D172]*[.E172]" office:value-type="float" office:value="33.51938401205" calcext:value-type="float">
            <text:p>33,51938401205</text:p>
          </table:table-cell>
          <table:table-cell table:formula="of:=[.D172]*[.D172]" office:value-type="float" office:value="24.9044174031831" calcext:value-type="float">
            <text:p>24,9044174031831</text:p>
          </table:table-cell>
          <table:table-cell table:formula="of:=[.$P$7] * (([.B172] - [.$P$6])^[.$P$8])" office:value-type="float" office:value="773.992061037673" calcext:value-type="float">
            <text:p>773,992061037673</text:p>
          </table:table-cell>
          <table:table-cell table:formula="of:=LN([.H172])" office:value-type="float" office:value="6.65156161647985" calcext:value-type="float">
            <text:p>6,65156161647985</text:p>
          </table:table-cell>
          <table:table-cell table:formula="of:=([.E172]-[.I172])^2" office:value-type="float" office:value="0.00424680704178875" calcext:value-type="float">
            <text:p>0,00424680704178875</text:p>
          </table:table-cell>
          <table:table-cell table:number-columns-repeated="10"/>
          <table:table-cell table:formula="of:=[.U171]+2" office:value-type="float" office:value="340" calcext:value-type="float">
            <text:p>340</text:p>
          </table:table-cell>
          <table:table-cell table:formula="of:=437.73158 * (([.U172]-[.$P$6])^1.44466)" office:value-type="float" office:value="1987623.90837793" calcext:value-type="float">
            <text:p>1987623,9083779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7" calcext:value-type="float">
            <text:p>147</text:p>
          </table:table-cell>
          <table:table-cell office:value-type="float" office:value="594.471" calcext:value-type="float">
            <text:p>594,471</text:p>
          </table:table-cell>
          <table:table-cell table:formula="of:=LN([.B173]-[.$P$6])" office:value-type="float" office:value="4.99043258677874" calcext:value-type="float">
            <text:p>4,99043258677874</text:p>
          </table:table-cell>
          <table:table-cell table:formula="of:=LN([.C173])" office:value-type="float" office:value="6.38767193445323" calcext:value-type="float">
            <text:p>6,38767193445323</text:p>
          </table:table-cell>
          <table:table-cell table:formula="of:=[.D173]*[.E173]" office:value-type="float" office:value="31.8772461753473" calcext:value-type="float">
            <text:p>31,8772461753473</text:p>
          </table:table-cell>
          <table:table-cell table:formula="of:=[.D173]*[.D173]" office:value-type="float" office:value="24.9044174031831" calcext:value-type="float">
            <text:p>24,9044174031831</text:p>
          </table:table-cell>
          <table:table-cell table:formula="of:=[.$P$7] * (([.B173] - [.$P$6])^[.$P$8])" office:value-type="float" office:value="773.992061037673" calcext:value-type="float">
            <text:p>773,992061037673</text:p>
          </table:table-cell>
          <table:table-cell table:formula="of:=LN([.H173])" office:value-type="float" office:value="6.65156161647985" calcext:value-type="float">
            <text:p>6,65156161647985</text:p>
          </table:table-cell>
          <table:table-cell table:formula="of:=([.E173]-[.I173])^2" office:value-type="float" office:value="0.0696377642801148" calcext:value-type="float">
            <text:p>0,0696377642801148</text:p>
          </table:table-cell>
          <table:table-cell table:number-columns-repeated="10"/>
          <table:table-cell table:formula="of:=[.U172]+2" office:value-type="float" office:value="342" calcext:value-type="float">
            <text:p>342</text:p>
          </table:table-cell>
          <table:table-cell table:formula="of:=437.73158 * (([.U173]-[.$P$6])^1.44466)" office:value-type="float" office:value="2004536.80257434" calcext:value-type="float">
            <text:p>2004536,8025743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7" calcext:value-type="float">
            <text:p>147</text:p>
          </table:table-cell>
          <table:table-cell office:value-type="float" office:value="453" calcext:value-type="float">
            <text:p>453</text:p>
          </table:table-cell>
          <table:table-cell table:formula="of:=LN([.B174]-[.$P$6])" office:value-type="float" office:value="4.99043258677874" calcext:value-type="float">
            <text:p>4,99043258677874</text:p>
          </table:table-cell>
          <table:table-cell table:formula="of:=LN([.C174])" office:value-type="float" office:value="6.11589212548303" calcext:value-type="float">
            <text:p>6,11589212548303</text:p>
          </table:table-cell>
          <table:table-cell table:formula="of:=[.D174]*[.E174]" office:value-type="float" office:value="30.520947360234" calcext:value-type="float">
            <text:p>30,520947360234</text:p>
          </table:table-cell>
          <table:table-cell table:formula="of:=[.D174]*[.D174]" office:value-type="float" office:value="24.9044174031831" calcext:value-type="float">
            <text:p>24,9044174031831</text:p>
          </table:table-cell>
          <table:table-cell table:formula="of:=[.$P$7] * (([.B174] - [.$P$6])^[.$P$8])" office:value-type="float" office:value="773.992061037673" calcext:value-type="float">
            <text:p>773,992061037673</text:p>
          </table:table-cell>
          <table:table-cell table:formula="of:=LN([.H174])" office:value-type="float" office:value="6.65156161647985" calcext:value-type="float">
            <text:p>6,65156161647985</text:p>
          </table:table-cell>
          <table:table-cell table:formula="of:=([.E174]-[.I174])^2" office:value-type="float" office:value="0.286941803584791" calcext:value-type="float">
            <text:p>0,286941803584791</text:p>
          </table:table-cell>
          <table:table-cell table:number-columns-repeated="10"/>
          <table:table-cell table:formula="of:=[.U173]+2" office:value-type="float" office:value="344" calcext:value-type="float">
            <text:p>344</text:p>
          </table:table-cell>
          <table:table-cell table:formula="of:=437.73158 * (([.U174]-[.$P$6])^1.44466)" office:value-type="float" office:value="2021493.73365608" calcext:value-type="float">
            <text:p>2021493,7336560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table:formula="of:=LN([.B175]-[.$P$6])" office:value-type="float" office:value="4.99721227376412" calcext:value-type="float">
            <text:p>4,99721227376412</text:p>
          </table:table-cell>
          <table:table-cell table:formula="of:=LN([.C175])" office:value-type="float" office:value="6.17378610390194" calcext:value-type="float">
            <text:p>6,17378610390194</text:p>
          </table:table-cell>
          <table:table-cell table:formula="of:=[.D175]*[.E175]" office:value-type="float" office:value="30.8517196940131" calcext:value-type="float">
            <text:p>30,8517196940131</text:p>
          </table:table-cell>
          <table:table-cell table:formula="of:=[.D175]*[.D175]" office:value-type="float" office:value="24.9721305090587" calcext:value-type="float">
            <text:p>24,9721305090587</text:p>
          </table:table-cell>
          <table:table-cell table:formula="of:=[.$P$7] * (([.B175] - [.$P$6])^[.$P$8])" office:value-type="float" office:value="779.257089270386" calcext:value-type="float">
            <text:p>779,257089270386</text:p>
          </table:table-cell>
          <table:table-cell table:formula="of:=LN([.H175])" office:value-type="float" office:value="6.6583410161619" calcext:value-type="float">
            <text:p>6,6583410161619</text:p>
          </table:table-cell>
          <table:table-cell table:formula="of:=([.E175]-[.I175])^2" office:value-type="float" office:value="0.234793462995262" calcext:value-type="float">
            <text:p>0,234793462995262</text:p>
          </table:table-cell>
          <table:table-cell table:number-columns-repeated="10"/>
          <table:table-cell table:formula="of:=[.U174]+2" office:value-type="float" office:value="346" calcext:value-type="float">
            <text:p>346</text:p>
          </table:table-cell>
          <table:table-cell table:formula="of:=437.73158 * (([.U175]-[.$P$6])^1.44466)" office:value-type="float" office:value="2038494.55925476" calcext:value-type="float">
            <text:p>2038494,5592547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8" calcext:value-type="float">
            <text:p>148</text:p>
          </table:table-cell>
          <table:table-cell office:value-type="float" office:value="942" calcext:value-type="float">
            <text:p>942</text:p>
          </table:table-cell>
          <table:table-cell table:formula="of:=LN([.B176]-[.$P$6])" office:value-type="float" office:value="4.99721227376412" calcext:value-type="float">
            <text:p>4,99721227376412</text:p>
          </table:table-cell>
          <table:table-cell table:formula="of:=LN([.C176])" office:value-type="float" office:value="6.84800527457636" calcext:value-type="float">
            <text:p>6,84800527457636</text:p>
          </table:table-cell>
          <table:table-cell table:formula="of:=[.D176]*[.E176]" office:value-type="float" office:value="34.2209360089144" calcext:value-type="float">
            <text:p>34,2209360089144</text:p>
          </table:table-cell>
          <table:table-cell table:formula="of:=[.D176]*[.D176]" office:value-type="float" office:value="24.9721305090587" calcext:value-type="float">
            <text:p>24,9721305090587</text:p>
          </table:table-cell>
          <table:table-cell table:formula="of:=[.$P$7] * (([.B176] - [.$P$6])^[.$P$8])" office:value-type="float" office:value="779.257089270386" calcext:value-type="float">
            <text:p>779,257089270386</text:p>
          </table:table-cell>
          <table:table-cell table:formula="of:=LN([.H176])" office:value-type="float" office:value="6.6583410161619" calcext:value-type="float">
            <text:p>6,6583410161619</text:p>
          </table:table-cell>
          <table:table-cell table:formula="of:=([.E176]-[.I176])^2" office:value-type="float" office:value="0.0359725309199078" calcext:value-type="float">
            <text:p>0,0359725309199078</text:p>
          </table:table-cell>
          <table:table-cell table:number-columns-repeated="10"/>
          <table:table-cell table:formula="of:=[.U175]+2" office:value-type="float" office:value="348" calcext:value-type="float">
            <text:p>348</text:p>
          </table:table-cell>
          <table:table-cell table:formula="of:=437.73158 * (([.U176]-[.$P$6])^1.44466)" office:value-type="float" office:value="2055539.13828364" calcext:value-type="float">
            <text:p>2055539,1382836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49" calcext:value-type="float">
            <text:p>149</text:p>
          </table:table-cell>
          <table:table-cell office:value-type="float" office:value="955" calcext:value-type="float">
            <text:p>955</text:p>
          </table:table-cell>
          <table:table-cell table:formula="of:=LN([.B177]-[.$P$6])" office:value-type="float" office:value="5.00394630594546" calcext:value-type="float">
            <text:p>5,00394630594546</text:p>
          </table:table-cell>
          <table:table-cell table:formula="of:=LN([.C177])" office:value-type="float" office:value="6.86171134048073" calcext:value-type="float">
            <text:p>6,86171134048073</text:p>
          </table:table-cell>
          <table:table-cell table:formula="of:=[.D177]*[.E177]" office:value-type="float" office:value="34.3356351146626" calcext:value-type="float">
            <text:p>34,3356351146626</text:p>
          </table:table-cell>
          <table:table-cell table:formula="of:=[.D177]*[.D177]" office:value-type="float" office:value="25.0394786327852" calcext:value-type="float">
            <text:p>25,0394786327852</text:p>
          </table:table-cell>
          <table:table-cell table:formula="of:=[.$P$7] * (([.B177] - [.$P$6])^[.$P$8])" office:value-type="float" office:value="784.522115995545" calcext:value-type="float">
            <text:p>784,522115995545</text:p>
          </table:table-cell>
          <table:table-cell table:formula="of:=LN([.H177])" office:value-type="float" office:value="6.66507476297463" calcext:value-type="float">
            <text:p>6,66507476297463</text:p>
          </table:table-cell>
          <table:table-cell table:formula="of:=([.E177]-[.I177])^2" office:value-type="float" office:value="0.0386659436133116" calcext:value-type="float">
            <text:p>0,0386659436133116</text:p>
          </table:table-cell>
          <table:table-cell table:number-columns-repeated="10"/>
          <table:table-cell table:formula="of:=[.U176]+2" office:value-type="float" office:value="350" calcext:value-type="float">
            <text:p>350</text:p>
          </table:table-cell>
          <table:table-cell table:formula="of:=437.73158 * (([.U177]-[.$P$6])^1.44466)" office:value-type="float" office:value="2072627.33091874" calcext:value-type="float">
            <text:p>2072627,3309187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0" calcext:value-type="float">
            <text:p>150</text:p>
          </table:table-cell>
          <table:table-cell office:value-type="float" office:value="1004" calcext:value-type="float">
            <text:p>1004</text:p>
          </table:table-cell>
          <table:table-cell table:formula="of:=LN([.B178]-[.$P$6])" office:value-type="float" office:value="5.01063529409626" calcext:value-type="float">
            <text:p>5,01063529409626</text:p>
          </table:table-cell>
          <table:table-cell table:formula="of:=LN([.C178])" office:value-type="float" office:value="6.91174730025167" calcext:value-type="float">
            <text:p>6,91174730025167</text:p>
          </table:table-cell>
          <table:table-cell table:formula="of:=[.D178]*[.E178]" office:value-type="float" office:value="34.6322449665156" calcext:value-type="float">
            <text:p>34,6322449665156</text:p>
          </table:table-cell>
          <table:table-cell table:formula="of:=[.D178]*[.D178]" office:value-type="float" office:value="25.1064660504431" calcext:value-type="float">
            <text:p>25,1064660504431</text:p>
          </table:table-cell>
          <table:table-cell table:formula="of:=[.$P$7] * (([.B178] - [.$P$6])^[.$P$8])" office:value-type="float" office:value="789.787141223266" calcext:value-type="float">
            <text:p>789,787141223266</text:p>
          </table:table-cell>
          <table:table-cell table:formula="of:=LN([.H178])" office:value-type="float" office:value="6.67176346766565" calcext:value-type="float">
            <text:p>6,67176346766565</text:p>
          </table:table-cell>
          <table:table-cell table:formula="of:=([.E178]-[.I178])^2" office:value-type="float" office:value="0.0575922399026767" calcext:value-type="float">
            <text:p>0,0575922399026767</text:p>
          </table:table-cell>
          <table:table-cell table:number-columns-repeated="10"/>
          <table:table-cell table:formula="of:=[.U177]+2" office:value-type="float" office:value="352" calcext:value-type="float">
            <text:p>352</text:p>
          </table:table-cell>
          <table:table-cell table:formula="of:=437.73158 * (([.U178]-[.$P$6])^1.44466)" office:value-type="float" office:value="2089758.99858038" calcext:value-type="float">
            <text:p>2089758,9985803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0" calcext:value-type="float">
            <text:p>150</text:p>
          </table:table-cell>
          <table:table-cell office:value-type="float" office:value="841" calcext:value-type="float">
            <text:p>841</text:p>
          </table:table-cell>
          <table:table-cell table:formula="of:=LN([.B179]-[.$P$6])" office:value-type="float" office:value="5.01063529409626" calcext:value-type="float">
            <text:p>5,01063529409626</text:p>
          </table:table-cell>
          <table:table-cell table:formula="of:=LN([.C179])" office:value-type="float" office:value="6.73459165997295" calcext:value-type="float">
            <text:p>6,73459165997295</text:p>
          </table:table-cell>
          <table:table-cell table:formula="of:=[.D179]*[.E179]" office:value-type="float" office:value="33.7445826627867" calcext:value-type="float">
            <text:p>33,7445826627867</text:p>
          </table:table-cell>
          <table:table-cell table:formula="of:=[.D179]*[.D179]" office:value-type="float" office:value="25.1064660504431" calcext:value-type="float">
            <text:p>25,1064660504431</text:p>
          </table:table-cell>
          <table:table-cell table:formula="of:=[.$P$7] * (([.B179] - [.$P$6])^[.$P$8])" office:value-type="float" office:value="789.787141223266" calcext:value-type="float">
            <text:p>789,787141223266</text:p>
          </table:table-cell>
          <table:table-cell table:formula="of:=LN([.H179])" office:value-type="float" office:value="6.67176346766565" calcext:value-type="float">
            <text:p>6,67176346766565</text:p>
          </table:table-cell>
          <table:table-cell table:formula="of:=([.E179]-[.I179])^2" office:value-type="float" office:value="0.00394738174860279" calcext:value-type="float">
            <text:p>0,00394738174860279</text:p>
          </table:table-cell>
          <table:table-cell table:number-columns-repeated="10"/>
          <table:table-cell table:formula="of:=[.U178]+2" office:value-type="float" office:value="354" calcext:value-type="float">
            <text:p>354</text:p>
          </table:table-cell>
          <table:table-cell table:formula="of:=437.73158 * (([.U179]-[.$P$6])^1.44466)" office:value-type="float" office:value="2106934.00391513" calcext:value-type="float">
            <text:p>2106934,0039151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0" calcext:value-type="float">
            <text:p>150</text:p>
          </table:table-cell>
          <table:table-cell office:value-type="float" office:value="808" calcext:value-type="float">
            <text:p>808</text:p>
          </table:table-cell>
          <table:table-cell table:formula="of:=LN([.B180]-[.$P$6])" office:value-type="float" office:value="5.01063529409626" calcext:value-type="float">
            <text:p>5,01063529409626</text:p>
          </table:table-cell>
          <table:table-cell table:formula="of:=LN([.C180])" office:value-type="float" office:value="6.6945620585211" calcext:value-type="float">
            <text:p>6,6945620585211</text:p>
          </table:table-cell>
          <table:table-cell table:formula="of:=[.D180]*[.E180]" office:value-type="float" office:value="33.5440089289435" calcext:value-type="float">
            <text:p>33,5440089289435</text:p>
          </table:table-cell>
          <table:table-cell table:formula="of:=[.D180]*[.D180]" office:value-type="float" office:value="25.1064660504431" calcext:value-type="float">
            <text:p>25,1064660504431</text:p>
          </table:table-cell>
          <table:table-cell table:formula="of:=[.$P$7] * (([.B180] - [.$P$6])^[.$P$8])" office:value-type="float" office:value="789.787141223266" calcext:value-type="float">
            <text:p>789,787141223266</text:p>
          </table:table-cell>
          <table:table-cell table:formula="of:=LN([.H180])" office:value-type="float" office:value="6.67176346766565" calcext:value-type="float">
            <text:p>6,67176346766565</text:p>
          </table:table-cell>
          <table:table-cell table:formula="of:=([.E180]-[.I180])^2" office:value-type="float" office:value="0.000519775744993955" calcext:value-type="float">
            <text:p>0,000519775744993955</text:p>
          </table:table-cell>
          <table:table-cell table:number-columns-repeated="10"/>
          <table:table-cell table:formula="of:=[.U179]+2" office:value-type="float" office:value="356" calcext:value-type="float">
            <text:p>356</text:p>
          </table:table-cell>
          <table:table-cell table:formula="of:=437.73158 * (([.U180]-[.$P$6])^1.44466)" office:value-type="float" office:value="2124152.21077801" calcext:value-type="float">
            <text:p>2124152,2107780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1" calcext:value-type="float">
            <text:p>151</text:p>
          </table:table-cell>
          <table:table-cell office:value-type="float" office:value="496" calcext:value-type="float">
            <text:p>496</text:p>
          </table:table-cell>
          <table:table-cell table:formula="of:=LN([.B181]-[.$P$6])" office:value-type="float" office:value="5.01727983681492" calcext:value-type="float">
            <text:p>5,01727983681492</text:p>
          </table:table-cell>
          <table:table-cell table:formula="of:=LN([.C181])" office:value-type="float" office:value="6.20657592672493" calcext:value-type="float">
            <text:p>6,20657592672493</text:p>
          </table:table-cell>
          <table:table-cell table:formula="of:=[.D181]*[.E181]" office:value-type="float" office:value="31.1401282528179" calcext:value-type="float">
            <text:p>31,1401282528179</text:p>
          </table:table-cell>
          <table:table-cell table:formula="of:=[.D181]*[.D181]" office:value-type="float" office:value="25.1730969609096" calcext:value-type="float">
            <text:p>25,1730969609096</text:p>
          </table:table-cell>
          <table:table-cell table:formula="of:=[.$P$7] * (([.B181] - [.$P$6])^[.$P$8])" office:value-type="float" office:value="795.052164963534" calcext:value-type="float">
            <text:p>795,052164963534</text:p>
          </table:table-cell>
          <table:table-cell table:formula="of:=LN([.H181])" office:value-type="float" office:value="6.67840772880801" calcext:value-type="float">
            <text:p>6,67840772880801</text:p>
          </table:table-cell>
          <table:table-cell table:formula="of:=([.E181]-[.I181])^2" office:value-type="float" office:value="0.222625249456967" calcext:value-type="float">
            <text:p>0,222625249456967</text:p>
          </table:table-cell>
          <table:table-cell table:number-columns-repeated="10"/>
          <table:table-cell table:formula="of:=[.U180]+2" office:value-type="float" office:value="358" calcext:value-type="float">
            <text:p>358</text:p>
          </table:table-cell>
          <table:table-cell table:formula="of:=437.73158 * (([.U181]-[.$P$6])^1.44466)" office:value-type="float" office:value="2141413.48421522" calcext:value-type="float">
            <text:p>2141413,4842152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2" calcext:value-type="float">
            <text:p>152</text:p>
          </table:table-cell>
          <table:table-cell office:value-type="float" office:value="685.088" calcext:value-type="float">
            <text:p>685,088</text:p>
          </table:table-cell>
          <table:table-cell table:formula="of:=LN([.B182]-[.$P$6])" office:value-type="float" office:value="5.02388052084628" calcext:value-type="float">
            <text:p>5,02388052084628</text:p>
          </table:table-cell>
          <table:table-cell table:formula="of:=LN([.C182])" office:value-type="float" office:value="6.52954729716431" calcext:value-type="float">
            <text:p>6,52954729716431</text:p>
          </table:table-cell>
          <table:table-cell table:formula="of:=[.D182]*[.E182]" office:value-type="float" office:value="32.8036654761682" calcext:value-type="float">
            <text:p>32,8036654761682</text:p>
          </table:table-cell>
          <table:table-cell table:formula="of:=[.D182]*[.D182]" office:value-type="float" office:value="25.2393754877387" calcext:value-type="float">
            <text:p>25,2393754877387</text:p>
          </table:table-cell>
          <table:table-cell table:formula="of:=[.$P$7] * (([.B182] - [.$P$6])^[.$P$8])" office:value-type="float" office:value="800.3171872262" calcext:value-type="float">
            <text:p>800,3171872262</text:p>
          </table:table-cell>
          <table:table-cell table:formula="of:=LN([.H182])" office:value-type="float" office:value="6.68500813312165" calcext:value-type="float">
            <text:p>6,68500813312165</text:p>
          </table:table-cell>
          <table:table-cell table:formula="of:=([.E182]-[.I182])^2" office:value-type="float" office:value="0.0241680715165551" calcext:value-type="float">
            <text:p>0,0241680715165551</text:p>
          </table:table-cell>
          <table:table-cell table:number-columns-repeated="10"/>
          <table:table-cell table:formula="of:=[.U181]+2" office:value-type="float" office:value="360" calcext:value-type="float">
            <text:p>360</text:p>
          </table:table-cell>
          <table:table-cell table:formula="of:=437.73158 * (([.U182]-[.$P$6])^1.44466)" office:value-type="float" office:value="2158717.690447" calcext:value-type="float">
            <text:p>2158717,69044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2" calcext:value-type="float">
            <text:p>152</text:p>
          </table:table-cell>
          <table:table-cell office:value-type="float" office:value="617" calcext:value-type="float">
            <text:p>617</text:p>
          </table:table-cell>
          <table:table-cell table:formula="of:=LN([.B183]-[.$P$6])" office:value-type="float" office:value="5.02388052084628" calcext:value-type="float">
            <text:p>5,02388052084628</text:p>
          </table:table-cell>
          <table:table-cell table:formula="of:=LN([.C183])" office:value-type="float" office:value="6.42486902390539" calcext:value-type="float">
            <text:p>6,42486902390539</text:p>
          </table:table-cell>
          <table:table-cell table:formula="of:=[.D183]*[.E183]" office:value-type="float" office:value="32.2777743381869" calcext:value-type="float">
            <text:p>32,2777743381869</text:p>
          </table:table-cell>
          <table:table-cell table:formula="of:=[.D183]*[.D183]" office:value-type="float" office:value="25.2393754877387" calcext:value-type="float">
            <text:p>25,2393754877387</text:p>
          </table:table-cell>
          <table:table-cell table:formula="of:=[.$P$7] * (([.B183] - [.$P$6])^[.$P$8])" office:value-type="float" office:value="800.3171872262" calcext:value-type="float">
            <text:p>800,3171872262</text:p>
          </table:table-cell>
          <table:table-cell table:formula="of:=LN([.H183])" office:value-type="float" office:value="6.68500813312165" calcext:value-type="float">
            <text:p>6,68500813312165</text:p>
          </table:table-cell>
          <table:table-cell table:formula="of:=([.E183]-[.I183])^2" office:value-type="float" office:value="0.0676723561438314" calcext:value-type="float">
            <text:p>0,0676723561438314</text:p>
          </table:table-cell>
          <table:table-cell table:number-columns-repeated="10"/>
          <table:table-cell table:formula="of:=[.U182]+2" office:value-type="float" office:value="362" calcext:value-type="float">
            <text:p>362</text:p>
          </table:table-cell>
          <table:table-cell table:formula="of:=437.73158 * (([.U183]-[.$P$6])^1.44466)" office:value-type="float" office:value="2176064.69685104" calcext:value-type="float">
            <text:p>2176064,6968510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2" calcext:value-type="float">
            <text:p>152</text:p>
          </table:table-cell>
          <table:table-cell office:value-type="float" office:value="388" calcext:value-type="float">
            <text:p>388</text:p>
          </table:table-cell>
          <table:table-cell table:formula="of:=LN([.B184]-[.$P$6])" office:value-type="float" office:value="5.02388052084628" calcext:value-type="float">
            <text:p>5,02388052084628</text:p>
          </table:table-cell>
          <table:table-cell table:formula="of:=LN([.C184])" office:value-type="float" office:value="5.96100533962327" calcext:value-type="float">
            <text:p>5,96100533962327</text:p>
          </table:table-cell>
          <table:table-cell table:formula="of:=[.D184]*[.E184]" office:value-type="float" office:value="29.947378610394" calcext:value-type="float">
            <text:p>29,947378610394</text:p>
          </table:table-cell>
          <table:table-cell table:formula="of:=[.D184]*[.D184]" office:value-type="float" office:value="25.2393754877387" calcext:value-type="float">
            <text:p>25,2393754877387</text:p>
          </table:table-cell>
          <table:table-cell table:formula="of:=[.$P$7] * (([.B184] - [.$P$6])^[.$P$8])" office:value-type="float" office:value="800.3171872262" calcext:value-type="float">
            <text:p>800,3171872262</text:p>
          </table:table-cell>
          <table:table-cell table:formula="of:=LN([.H184])" office:value-type="float" office:value="6.68500813312165" calcext:value-type="float">
            <text:p>6,68500813312165</text:p>
          </table:table-cell>
          <table:table-cell table:formula="of:=([.E184]-[.I184])^2" office:value-type="float" office:value="0.524180044993456" calcext:value-type="float">
            <text:p>0,524180044993456</text:p>
          </table:table-cell>
          <table:table-cell table:number-columns-repeated="10"/>
          <table:table-cell table:formula="of:=[.U183]+2" office:value-type="float" office:value="364" calcext:value-type="float">
            <text:p>364</text:p>
          </table:table-cell>
          <table:table-cell table:formula="of:=437.73158 * (([.U184]-[.$P$6])^1.44466)" office:value-type="float" office:value="2193454.37194607" calcext:value-type="float">
            <text:p>2193454,3719460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2" calcext:value-type="float">
            <text:p>152</text:p>
          </table:table-cell>
          <table:table-cell office:value-type="float" office:value="496" calcext:value-type="float">
            <text:p>496</text:p>
          </table:table-cell>
          <table:table-cell table:formula="of:=LN([.B185]-[.$P$6])" office:value-type="float" office:value="5.02388052084628" calcext:value-type="float">
            <text:p>5,02388052084628</text:p>
          </table:table-cell>
          <table:table-cell table:formula="of:=LN([.C185])" office:value-type="float" office:value="6.20657592672493" calcext:value-type="float">
            <text:p>6,20657592672493</text:p>
          </table:table-cell>
          <table:table-cell table:formula="of:=[.D185]*[.E185]" office:value-type="float" office:value="31.1810958994268" calcext:value-type="float">
            <text:p>31,1810958994268</text:p>
          </table:table-cell>
          <table:table-cell table:formula="of:=[.D185]*[.D185]" office:value-type="float" office:value="25.2393754877387" calcext:value-type="float">
            <text:p>25,2393754877387</text:p>
          </table:table-cell>
          <table:table-cell table:formula="of:=[.$P$7] * (([.B185] - [.$P$6])^[.$P$8])" office:value-type="float" office:value="800.3171872262" calcext:value-type="float">
            <text:p>800,3171872262</text:p>
          </table:table-cell>
          <table:table-cell table:formula="of:=LN([.H185])" office:value-type="float" office:value="6.68500813312165" calcext:value-type="float">
            <text:p>6,68500813312165</text:p>
          </table:table-cell>
          <table:table-cell table:formula="of:=([.E185]-[.I185])^2" office:value-type="float" office:value="0.228897376117638" calcext:value-type="float">
            <text:p>0,228897376117638</text:p>
          </table:table-cell>
          <table:table-cell table:number-columns-repeated="10"/>
          <table:table-cell table:formula="of:=[.U184]+2" office:value-type="float" office:value="366" calcext:value-type="float">
            <text:p>366</text:p>
          </table:table-cell>
          <table:table-cell table:formula="of:=437.73158 * (([.U185]-[.$P$6])^1.44466)" office:value-type="float" office:value="2210886.58537581" calcext:value-type="float">
            <text:p>2210886,5853758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2" calcext:value-type="float">
            <text:p>152</text:p>
          </table:table-cell>
          <table:table-cell office:value-type="float" office:value="981" calcext:value-type="float">
            <text:p>981</text:p>
          </table:table-cell>
          <table:table-cell table:formula="of:=LN([.B186]-[.$P$6])" office:value-type="float" office:value="5.02388052084628" calcext:value-type="float">
            <text:p>5,02388052084628</text:p>
          </table:table-cell>
          <table:table-cell table:formula="of:=LN([.C186])" office:value-type="float" office:value="6.88857245956536" calcext:value-type="float">
            <text:p>6,88857245956536</text:p>
          </table:table-cell>
          <table:table-cell table:formula="of:=[.D186]*[.E186]" office:value-type="float" office:value="34.6073649960486" calcext:value-type="float">
            <text:p>34,6073649960486</text:p>
          </table:table-cell>
          <table:table-cell table:formula="of:=[.D186]*[.D186]" office:value-type="float" office:value="25.2393754877387" calcext:value-type="float">
            <text:p>25,2393754877387</text:p>
          </table:table-cell>
          <table:table-cell table:formula="of:=[.$P$7] * (([.B186] - [.$P$6])^[.$P$8])" office:value-type="float" office:value="800.3171872262" calcext:value-type="float">
            <text:p>800,3171872262</text:p>
          </table:table-cell>
          <table:table-cell table:formula="of:=LN([.H186])" office:value-type="float" office:value="6.68500813312165" calcext:value-type="float">
            <text:p>6,68500813312165</text:p>
          </table:table-cell>
          <table:table-cell table:formula="of:=([.E186]-[.I186])^2" office:value-type="float" office:value="0.0414384350004818" calcext:value-type="float">
            <text:p>0,0414384350004818</text:p>
          </table:table-cell>
          <table:table-cell table:number-columns-repeated="10"/>
          <table:table-cell table:formula="of:=[.U185]+2" office:value-type="float" office:value="368" calcext:value-type="float">
            <text:p>368</text:p>
          </table:table-cell>
          <table:table-cell table:formula="of:=437.73158 * (([.U186]-[.$P$6])^1.44466)" office:value-type="float" office:value="2228361.20789329" calcext:value-type="float">
            <text:p>2228361,2078932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3" calcext:value-type="float">
            <text:p>153</text:p>
          </table:table-cell>
          <table:table-cell office:value-type="float" office:value="579.753" calcext:value-type="float">
            <text:p>579,753</text:p>
          </table:table-cell>
          <table:table-cell table:formula="of:=LN([.B187]-[.$P$6])" office:value-type="float" office:value="5.03043792139244" calcext:value-type="float">
            <text:p>5,03043792139244</text:p>
          </table:table-cell>
          <table:table-cell table:formula="of:=LN([.C187])" office:value-type="float" office:value="6.3626021507665" calcext:value-type="float">
            <text:p>6,3626021507665</text:p>
          </table:table-cell>
          <table:table-cell table:formula="of:=[.D187]*[.E187]" office:value-type="float" office:value="32.0066751379489" calcext:value-type="float">
            <text:p>32,0066751379489</text:p>
          </table:table-cell>
          <table:table-cell table:formula="of:=[.D187]*[.D187]" office:value-type="float" office:value="25.305305680983" calcext:value-type="float">
            <text:p>25,305305680983</text:p>
          </table:table-cell>
          <table:table-cell table:formula="of:=[.$P$7] * (([.B187] - [.$P$6])^[.$P$8])" office:value-type="float" office:value="805.582208020985" calcext:value-type="float">
            <text:p>805,582208020985</text:p>
          </table:table-cell>
          <table:table-cell table:formula="of:=LN([.H187])" office:value-type="float" office:value="6.69156525578433" calcext:value-type="float">
            <text:p>6,69156525578433</text:p>
          </table:table-cell>
          <table:table-cell table:formula="of:=([.E187]-[.I187])^2" office:value-type="float" office:value="0.108216724462975" calcext:value-type="float">
            <text:p>0,108216724462975</text:p>
          </table:table-cell>
          <table:table-cell table:number-columns-repeated="10"/>
          <table:table-cell table:formula="of:=[.U186]+2" office:value-type="float" office:value="370" calcext:value-type="float">
            <text:p>370</text:p>
          </table:table-cell>
          <table:table-cell table:formula="of:=437.73158 * (([.U187]-[.$P$6])^1.44466)" office:value-type="float" office:value="2245878.11134536" calcext:value-type="float">
            <text:p>2245878,1113453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4" calcext:value-type="float">
            <text:p>154</text:p>
          </table:table-cell>
          <table:table-cell office:value-type="float" office:value="1048" calcext:value-type="float">
            <text:p>1048</text:p>
          </table:table-cell>
          <table:table-cell table:formula="of:=LN([.B188]-[.$P$6])" office:value-type="float" office:value="5.03695260241363" calcext:value-type="float">
            <text:p>5,03695260241363</text:p>
          </table:table-cell>
          <table:table-cell table:formula="of:=LN([.C188])" office:value-type="float" office:value="6.95463886488099" calcext:value-type="float">
            <text:p>6,95463886488099</text:p>
          </table:table-cell>
          <table:table-cell table:formula="of:=[.D188]*[.E188]" office:value-type="float" office:value="35.0301863293093" calcext:value-type="float">
            <text:p>35,0301863293093</text:p>
          </table:table-cell>
          <table:table-cell table:formula="of:=[.D188]*[.D188]" office:value-type="float" office:value="25.3708915189614" calcext:value-type="float">
            <text:p>25,3708915189614</text:p>
          </table:table-cell>
          <table:table-cell table:formula="of:=[.$P$7] * (([.B188] - [.$P$6])^[.$P$8])" office:value-type="float" office:value="810.847227357484" calcext:value-type="float">
            <text:p>810,847227357484</text:p>
          </table:table-cell>
          <table:table-cell table:formula="of:=LN([.H188])" office:value-type="float" office:value="6.69807966073237" calcext:value-type="float">
            <text:p>6,69807966073237</text:p>
          </table:table-cell>
          <table:table-cell table:formula="of:=([.E188]-[.I188])^2" office:value-type="float" office:value="0.0658226252333701" calcext:value-type="float">
            <text:p>0,0658226252333701</text:p>
          </table:table-cell>
          <table:table-cell table:number-columns-repeated="10"/>
          <table:table-cell table:formula="of:=[.U187]+2" office:value-type="float" office:value="372" calcext:value-type="float">
            <text:p>372</text:p>
          </table:table-cell>
          <table:table-cell table:formula="of:=437.73158 * (([.U188]-[.$P$6])^1.44466)" office:value-type="float" office:value="2263437.16865762" calcext:value-type="float">
            <text:p>2263437,1686576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4" calcext:value-type="float">
            <text:p>154</text:p>
          </table:table-cell>
          <table:table-cell office:value-type="float" office:value="780" calcext:value-type="float">
            <text:p>780</text:p>
          </table:table-cell>
          <table:table-cell table:formula="of:=LN([.B189]-[.$P$6])" office:value-type="float" office:value="5.03695260241363" calcext:value-type="float">
            <text:p>5,03695260241363</text:p>
          </table:table-cell>
          <table:table-cell table:formula="of:=LN([.C189])" office:value-type="float" office:value="6.65929391968364" calcext:value-type="float">
            <text:p>6,65929391968364</text:p>
          </table:table-cell>
          <table:table-cell table:formula="of:=[.D189]*[.E189]" office:value-type="float" office:value="33.5425478389878" calcext:value-type="float">
            <text:p>33,5425478389878</text:p>
          </table:table-cell>
          <table:table-cell table:formula="of:=[.D189]*[.D189]" office:value-type="float" office:value="25.3708915189614" calcext:value-type="float">
            <text:p>25,3708915189614</text:p>
          </table:table-cell>
          <table:table-cell table:formula="of:=[.$P$7] * (([.B189] - [.$P$6])^[.$P$8])" office:value-type="float" office:value="810.847227357484" calcext:value-type="float">
            <text:p>810,847227357484</text:p>
          </table:table-cell>
          <table:table-cell table:formula="of:=LN([.H189])" office:value-type="float" office:value="6.69807966073237" calcext:value-type="float">
            <text:p>6,69807966073237</text:p>
          </table:table-cell>
          <table:table-cell table:formula="of:=([.E189]-[.I189])^2" office:value-type="float" office:value="0.0015043337086996" calcext:value-type="float">
            <text:p>0,0015043337086996</text:p>
          </table:table-cell>
          <table:table-cell table:number-columns-repeated="10"/>
          <table:table-cell table:formula="of:=[.U188]+2" office:value-type="float" office:value="374" calcext:value-type="float">
            <text:p>374</text:p>
          </table:table-cell>
          <table:table-cell table:formula="of:=437.73158 * (([.U189]-[.$P$6])^1.44466)" office:value-type="float" office:value="2281038.25381956" calcext:value-type="float">
            <text:p>2281038,2538195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5" calcext:value-type="float">
            <text:p>155</text:p>
          </table:table-cell>
          <table:table-cell office:value-type="float" office:value="568" calcext:value-type="float">
            <text:p>568</text:p>
          </table:table-cell>
          <table:table-cell table:formula="of:=LN([.B190]-[.$P$6])" office:value-type="float" office:value="5.04342511691925" calcext:value-type="float">
            <text:p>5,04342511691925</text:p>
          </table:table-cell>
          <table:table-cell table:formula="of:=LN([.C190])" office:value-type="float" office:value="6.34212141872115" calcext:value-type="float">
            <text:p>6,34212141872115</text:p>
          </table:table-cell>
          <table:table-cell table:formula="of:=[.D190]*[.E190]" office:value-type="float" office:value="31.9860144577298" calcext:value-type="float">
            <text:p>31,9860144577298</text:p>
          </table:table-cell>
          <table:table-cell table:formula="of:=[.D190]*[.D190]" office:value-type="float" office:value="25.4361369099719" calcext:value-type="float">
            <text:p>25,4361369099719</text:p>
          </table:table-cell>
          <table:table-cell table:formula="of:=[.$P$7] * (([.B190] - [.$P$6])^[.$P$8])" office:value-type="float" office:value="816.112245245167" calcext:value-type="float">
            <text:p>816,112245245167</text:p>
          </table:table-cell>
          <table:table-cell table:formula="of:=LN([.H190])" office:value-type="float" office:value="6.70455190095173" calcext:value-type="float">
            <text:p>6,70455190095173</text:p>
          </table:table-cell>
          <table:table-cell table:formula="of:=([.E190]-[.I190])^2" office:value-type="float" office:value="0.131355854449892" calcext:value-type="float">
            <text:p>0,131355854449892</text:p>
          </table:table-cell>
          <table:table-cell table:number-columns-repeated="10"/>
          <table:table-cell table:formula="of:=[.U189]+2" office:value-type="float" office:value="376" calcext:value-type="float">
            <text:p>376</text:p>
          </table:table-cell>
          <table:table-cell table:formula="of:=437.73158 * (([.U190]-[.$P$6])^1.44466)" office:value-type="float" office:value="2298681.24187" calcext:value-type="float">
            <text:p>2298681,2418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6" calcext:value-type="float">
            <text:p>156</text:p>
          </table:table-cell>
          <table:table-cell office:value-type="float" office:value="613.961" calcext:value-type="float">
            <text:p>613,961</text:p>
          </table:table-cell>
          <table:table-cell table:formula="of:=LN([.B191]-[.$P$6])" office:value-type="float" office:value="5.04985600724954" calcext:value-type="float">
            <text:p>5,04985600724954</text:p>
          </table:table-cell>
          <table:table-cell table:formula="of:=LN([.C191])" office:value-type="float" office:value="6.41993140821448" calcext:value-type="float">
            <text:p>6,41993140821448</text:p>
          </table:table-cell>
          <table:table-cell table:formula="of:=[.D191]*[.E191]" office:value-type="float" office:value="32.4197291879019" calcext:value-type="float">
            <text:p>32,4197291879019</text:p>
          </table:table-cell>
          <table:table-cell table:formula="of:=[.D191]*[.D191]" office:value-type="float" office:value="25.5010456939542" calcext:value-type="float">
            <text:p>25,5010456939542</text:p>
          </table:table-cell>
          <table:table-cell table:formula="of:=[.$P$7] * (([.B191] - [.$P$6])^[.$P$8])" office:value-type="float" office:value="821.377261693382" calcext:value-type="float">
            <text:p>821,377261693382</text:p>
          </table:table-cell>
          <table:table-cell table:formula="of:=LN([.H191])" office:value-type="float" office:value="6.71098251875968" calcext:value-type="float">
            <text:p>6,71098251875968</text:p>
          </table:table-cell>
          <table:table-cell table:formula="of:=([.E191]-[.I191])^2" office:value-type="float" office:value="0.0847107489495896" calcext:value-type="float">
            <text:p>0,0847107489495896</text:p>
          </table:table-cell>
          <table:table-cell table:number-columns-repeated="10"/>
          <table:table-cell table:formula="of:=[.U190]+2" office:value-type="float" office:value="378" calcext:value-type="float">
            <text:p>378</text:p>
          </table:table-cell>
          <table:table-cell table:formula="of:=437.73158 * (([.U191]-[.$P$6])^1.44466)" office:value-type="float" office:value="2316366.0088828" calcext:value-type="float">
            <text:p>2316366,008882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6" calcext:value-type="float">
            <text:p>156</text:p>
          </table:table-cell>
          <table:table-cell office:value-type="float" office:value="601" calcext:value-type="float">
            <text:p>601</text:p>
          </table:table-cell>
          <table:table-cell table:formula="of:=LN([.B192]-[.$P$6])" office:value-type="float" office:value="5.04985600724954" calcext:value-type="float">
            <text:p>5,04985600724954</text:p>
          </table:table-cell>
          <table:table-cell table:formula="of:=LN([.C192])" office:value-type="float" office:value="6.39859493453521" calcext:value-type="float">
            <text:p>6,39859493453521</text:p>
          </table:table-cell>
          <table:table-cell table:formula="of:=[.D192]*[.E192]" office:value-type="float" office:value="32.3119830681191" calcext:value-type="float">
            <text:p>32,3119830681191</text:p>
          </table:table-cell>
          <table:table-cell table:formula="of:=[.D192]*[.D192]" office:value-type="float" office:value="25.5010456939542" calcext:value-type="float">
            <text:p>25,5010456939542</text:p>
          </table:table-cell>
          <table:table-cell table:formula="of:=[.$P$7] * (([.B192] - [.$P$6])^[.$P$8])" office:value-type="float" office:value="821.377261693382" calcext:value-type="float">
            <text:p>821,377261693382</text:p>
          </table:table-cell>
          <table:table-cell table:formula="of:=LN([.H192])" office:value-type="float" office:value="6.71098251875968" calcext:value-type="float">
            <text:p>6,71098251875968</text:p>
          </table:table-cell>
          <table:table-cell table:formula="of:=([.E192]-[.I192])^2" office:value-type="float" office:value="0.0975860027775997" calcext:value-type="float">
            <text:p>0,0975860027775997</text:p>
          </table:table-cell>
          <table:table-cell table:number-columns-repeated="10"/>
          <table:table-cell table:formula="of:=[.U191]+2" office:value-type="float" office:value="380" calcext:value-type="float">
            <text:p>380</text:p>
          </table:table-cell>
          <table:table-cell table:formula="of:=437.73158 * (([.U192]-[.$P$6])^1.44466)" office:value-type="float" office:value="2334092.43195289" calcext:value-type="float">
            <text:p>2334092,4319528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7" calcext:value-type="float">
            <text:p>157</text:p>
          </table:table-cell>
          <table:table-cell office:value-type="float" office:value="1019" calcext:value-type="float">
            <text:p>1019</text:p>
          </table:table-cell>
          <table:table-cell table:formula="of:=LN([.B193]-[.$P$6])" office:value-type="float" office:value="5.05624580534831" calcext:value-type="float">
            <text:p>5,05624580534831</text:p>
          </table:table-cell>
          <table:table-cell table:formula="of:=LN([.C193])" office:value-type="float" office:value="6.92657703322273" calcext:value-type="float">
            <text:p>6,92657703322273</text:p>
          </table:table-cell>
          <table:table-cell table:formula="of:=[.D193]*[.E193]" office:value-type="float" office:value="35.0224760696543" calcext:value-type="float">
            <text:p>35,0224760696543</text:p>
          </table:table-cell>
          <table:table-cell table:formula="of:=[.D193]*[.D193]" office:value-type="float" office:value="25.5656216441024" calcext:value-type="float">
            <text:p>25,5656216441024</text:p>
          </table:table-cell>
          <table:table-cell table:formula="of:=[.$P$7] * (([.B193] - [.$P$6])^[.$P$8])" office:value-type="float" office:value="826.642276711356" calcext:value-type="float">
            <text:p>826,642276711356</text:p>
          </table:table-cell>
          <table:table-cell table:formula="of:=LN([.H193])" office:value-type="float" office:value="6.71737204607747" calcext:value-type="float">
            <text:p>6,71737204607747</text:p>
          </table:table-cell>
          <table:table-cell table:formula="of:=([.E193]-[.I193])^2" office:value-type="float" office:value="0.0437667266464467" calcext:value-type="float">
            <text:p>0,0437667266464467</text:p>
          </table:table-cell>
          <table:table-cell table:number-columns-repeated="10"/>
          <table:table-cell table:formula="of:=[.U192]+2" office:value-type="float" office:value="382" calcext:value-type="float">
            <text:p>382</text:p>
          </table:table-cell>
          <table:table-cell table:formula="of:=437.73158 * (([.U193]-[.$P$6])^1.44466)" office:value-type="float" office:value="2351860.38918247" calcext:value-type="float">
            <text:p>2351860,3891824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8" calcext:value-type="float">
            <text:p>158</text:p>
          </table:table-cell>
          <table:table-cell office:value-type="float" office:value="977" calcext:value-type="float">
            <text:p>977</text:p>
          </table:table-cell>
          <table:table-cell table:formula="of:=LN([.B194]-[.$P$6])" office:value-type="float" office:value="5.06259503302697" calcext:value-type="float">
            <text:p>5,06259503302697</text:p>
          </table:table-cell>
          <table:table-cell table:formula="of:=LN([.C194])" office:value-type="float" office:value="6.88448665204278" calcext:value-type="float">
            <text:p>6,88448665204278</text:p>
          </table:table-cell>
          <table:table-cell table:formula="of:=[.D194]*[.E194]" office:value-type="float" office:value="34.8533679295722" calcext:value-type="float">
            <text:p>34,8533679295722</text:p>
          </table:table-cell>
          <table:table-cell table:formula="of:=[.D194]*[.D194]" office:value-type="float" office:value="25.6298684684293" calcext:value-type="float">
            <text:p>25,6298684684293</text:p>
          </table:table-cell>
          <table:table-cell table:formula="of:=[.$P$7] * (([.B194] - [.$P$6])^[.$P$8])" office:value-type="float" office:value="831.907290308201" calcext:value-type="float">
            <text:p>831,907290308201</text:p>
          </table:table-cell>
          <table:table-cell table:formula="of:=LN([.H194])" office:value-type="float" office:value="6.72372100469441" calcext:value-type="float">
            <text:p>6,72372100469441</text:p>
          </table:table-cell>
          <table:table-cell table:formula="of:=([.E194]-[.I194])^2" office:value-type="float" office:value="0.0258455933673425" calcext:value-type="float">
            <text:p>0,0258455933673425</text:p>
          </table:table-cell>
          <table:table-cell table:number-columns-repeated="10"/>
          <table:table-cell table:formula="of:=[.U193]+2" office:value-type="float" office:value="384" calcext:value-type="float">
            <text:p>384</text:p>
          </table:table-cell>
          <table:table-cell table:formula="of:=437.73158 * (([.U194]-[.$P$6])^1.44466)" office:value-type="float" office:value="2369669.75966755" calcext:value-type="float">
            <text:p>2369669,7596675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59" calcext:value-type="float">
            <text:p>159</text:p>
          </table:table-cell>
          <table:table-cell office:value-type="float" office:value="648" calcext:value-type="float">
            <text:p>648</text:p>
          </table:table-cell>
          <table:table-cell table:formula="of:=LN([.B195]-[.$P$6])" office:value-type="float" office:value="5.06890420222023" calcext:value-type="float">
            <text:p>5,06890420222023</text:p>
          </table:table-cell>
          <table:table-cell table:formula="of:=LN([.C195])" office:value-type="float" office:value="6.47389069635227" calcext:value-type="float">
            <text:p>6,47389069635227</text:p>
          </table:table-cell>
          <table:table-cell table:formula="of:=[.D195]*[.E195]" office:value-type="float" office:value="32.8155317554545" calcext:value-type="float">
            <text:p>32,8155317554545</text:p>
          </table:table-cell>
          <table:table-cell table:formula="of:=[.D195]*[.D195]" office:value-type="float" office:value="25.6937898112859" calcext:value-type="float">
            <text:p>25,6937898112859</text:p>
          </table:table-cell>
          <table:table-cell table:formula="of:=[.$P$7] * (([.B195] - [.$P$6])^[.$P$8])" office:value-type="float" office:value="837.17230249291" calcext:value-type="float">
            <text:p>837,17230249291</text:p>
          </table:table-cell>
          <table:table-cell table:formula="of:=LN([.H195])" office:value-type="float" office:value="6.73002990652351" calcext:value-type="float">
            <text:p>6,73002990652351</text:p>
          </table:table-cell>
          <table:table-cell table:formula="of:=([.E195]-[.I195])^2" office:value-type="float" office:value="0.0656072949871442" calcext:value-type="float">
            <text:p>0,0656072949871442</text:p>
          </table:table-cell>
          <table:table-cell table:number-columns-repeated="10"/>
          <table:table-cell table:formula="of:=[.U194]+2" office:value-type="float" office:value="386" calcext:value-type="float">
            <text:p>386</text:p>
          </table:table-cell>
          <table:table-cell table:formula="of:=437.73158 * (([.U195]-[.$P$6])^1.44466)" office:value-type="float" office:value="2387520.42348471" calcext:value-type="float">
            <text:p>2387520,4234847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60" calcext:value-type="float">
            <text:p>160</text:p>
          </table:table-cell>
          <table:table-cell office:value-type="float" office:value="551" calcext:value-type="float">
            <text:p>551</text:p>
          </table:table-cell>
          <table:table-cell table:formula="of:=LN([.B196]-[.$P$6])" office:value-type="float" office:value="5.07517381523383" calcext:value-type="float">
            <text:p>5,07517381523383</text:p>
          </table:table-cell>
          <table:table-cell table:formula="of:=LN([.C196])" office:value-type="float" office:value="6.31173480915292" calcext:value-type="float">
            <text:p>6,31173480915292</text:p>
          </table:table-cell>
          <table:table-cell table:formula="of:=[.D196]*[.E196]" office:value-type="float" office:value="32.0331512321128" calcext:value-type="float">
            <text:p>32,0331512321128</text:p>
          </table:table-cell>
          <table:table-cell table:formula="of:=[.D196]*[.D196]" office:value-type="float" office:value="25.7573892548351" calcext:value-type="float">
            <text:p>25,7573892548351</text:p>
          </table:table-cell>
          <table:table-cell table:formula="of:=[.$P$7] * (([.B196] - [.$P$6])^[.$P$8])" office:value-type="float" office:value="842.437313274365" calcext:value-type="float">
            <text:p>842,437313274365</text:p>
          </table:table-cell>
          <table:table-cell table:formula="of:=LN([.H196])" office:value-type="float" office:value="6.73629925384922" calcext:value-type="float">
            <text:p>6,73629925384922</text:p>
          </table:table-cell>
          <table:table-cell table:formula="of:=([.E196]-[.I196])^2" office:value-type="float" office:value="0.180254967700282" calcext:value-type="float">
            <text:p>0,180254967700282</text:p>
          </table:table-cell>
          <table:table-cell table:number-columns-repeated="10"/>
          <table:table-cell table:formula="of:=[.U195]+2" office:value-type="float" office:value="388" calcext:value-type="float">
            <text:p>388</text:p>
          </table:table-cell>
          <table:table-cell table:formula="of:=437.73158 * (([.U196]-[.$P$6])^1.44466)" office:value-type="float" office:value="2405412.26167807" calcext:value-type="float">
            <text:p>2405412,2616780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60" calcext:value-type="float">
            <text:p>160</text:p>
          </table:table-cell>
          <table:table-cell office:value-type="float" office:value="737" calcext:value-type="float">
            <text:p>737</text:p>
          </table:table-cell>
          <table:table-cell table:formula="of:=LN([.B197]-[.$P$6])" office:value-type="float" office:value="5.07517381523383" calcext:value-type="float">
            <text:p>5,07517381523383</text:p>
          </table:table-cell>
          <table:table-cell table:formula="of:=LN([.C197])" office:value-type="float" office:value="6.60258789218934" calcext:value-type="float">
            <text:p>6,60258789218934</text:p>
          </table:table-cell>
          <table:table-cell table:formula="of:=[.D197]*[.E197]" office:value-type="float" office:value="33.5092811832192" calcext:value-type="float">
            <text:p>33,5092811832192</text:p>
          </table:table-cell>
          <table:table-cell table:formula="of:=[.D197]*[.D197]" office:value-type="float" office:value="25.7573892548351" calcext:value-type="float">
            <text:p>25,7573892548351</text:p>
          </table:table-cell>
          <table:table-cell table:formula="of:=[.$P$7] * (([.B197] - [.$P$6])^[.$P$8])" office:value-type="float" office:value="842.437313274365" calcext:value-type="float">
            <text:p>842,437313274365</text:p>
          </table:table-cell>
          <table:table-cell table:formula="of:=LN([.H197])" office:value-type="float" office:value="6.73629925384922" calcext:value-type="float">
            <text:p>6,73629925384922</text:p>
          </table:table-cell>
          <table:table-cell table:formula="of:=([.E197]-[.I197])^2" office:value-type="float" office:value="0.0178787282369403" calcext:value-type="float">
            <text:p>0,0178787282369403</text:p>
          </table:table-cell>
          <table:table-cell table:number-columns-repeated="10"/>
          <table:table-cell table:formula="of:=[.U196]+2" office:value-type="float" office:value="390" calcext:value-type="float">
            <text:p>390</text:p>
          </table:table-cell>
          <table:table-cell table:formula="of:=437.73158 * (([.U197]-[.$P$6])^1.44466)" office:value-type="float" office:value="2423345.15624658" calcext:value-type="float">
            <text:p>2423345,1562465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62" calcext:value-type="float">
            <text:p>162</text:p>
          </table:table-cell>
          <table:table-cell office:value-type="float" office:value="652.707" calcext:value-type="float">
            <text:p>652,707</text:p>
          </table:table-cell>
          <table:table-cell table:formula="of:=LN([.B198]-[.$P$6])" office:value-type="float" office:value="5.08759633523238" calcext:value-type="float">
            <text:p>5,08759633523238</text:p>
          </table:table-cell>
          <table:table-cell table:formula="of:=LN([.C198])" office:value-type="float" office:value="6.48112833026575" calcext:value-type="float">
            <text:p>6,48112833026575</text:p>
          </table:table-cell>
          <table:table-cell table:formula="of:=[.D198]*[.E198]" office:value-type="float" office:value="32.9733647412308" calcext:value-type="float">
            <text:p>32,9733647412308</text:p>
          </table:table-cell>
          <table:table-cell table:formula="of:=[.D198]*[.D198]" office:value-type="float" office:value="25.88363647027" calcext:value-type="float">
            <text:p>25,88363647027</text:p>
          </table:table-cell>
          <table:table-cell table:formula="of:=[.$P$7] * (([.B198] - [.$P$6])^[.$P$8])" office:value-type="float" office:value="852.967330662491" calcext:value-type="float">
            <text:p>852,967330662491</text:p>
          </table:table-cell>
          <table:table-cell table:formula="of:=LN([.H198])" office:value-type="float" office:value="6.74872124741767" calcext:value-type="float">
            <text:p>6,74872124741767</text:p>
          </table:table-cell>
          <table:table-cell table:formula="of:=([.E198]-[.I198])^2" office:value-type="float" office:value="0.0716059693098716" calcext:value-type="float">
            <text:p>0,0716059693098716</text:p>
          </table:table-cell>
          <table:table-cell table:number-columns-repeated="10"/>
          <table:table-cell table:formula="of:=[.U197]+2" office:value-type="float" office:value="392" calcext:value-type="float">
            <text:p>392</text:p>
          </table:table-cell>
          <table:table-cell table:formula="of:=437.73158 * (([.U198]-[.$P$6])^1.44466)" office:value-type="float" office:value="2441318.99013145" calcext:value-type="float">
            <text:p>2441318,9901314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63" calcext:value-type="float">
            <text:p>163</text:p>
          </table:table-cell>
          <table:table-cell office:value-type="float" office:value="1106" calcext:value-type="float">
            <text:p>1106</text:p>
          </table:table-cell>
          <table:table-cell table:formula="of:=LN([.B199]-[.$P$6])" office:value-type="float" office:value="5.09375020080676" calcext:value-type="float">
            <text:p>5,09375020080676</text:p>
          </table:table-cell>
          <table:table-cell table:formula="of:=LN([.C199])" office:value-type="float" office:value="7.00850518208228" calcext:value-type="float">
            <text:p>7,00850518208228</text:p>
          </table:table-cell>
          <table:table-cell table:formula="of:=[.D199]*[.E199]" office:value-type="float" office:value="35.6995746785869" calcext:value-type="float">
            <text:p>35,6995746785869</text:p>
          </table:table-cell>
          <table:table-cell table:formula="of:=[.D199]*[.D199]" office:value-type="float" office:value="25.9462911082189" calcext:value-type="float">
            <text:p>25,9462911082189</text:p>
          </table:table-cell>
          <table:table-cell table:formula="of:=[.$P$7] * (([.B199] - [.$P$6])^[.$P$8])" office:value-type="float" office:value="858.232337286378" calcext:value-type="float">
            <text:p>858,232337286378</text:p>
          </table:table-cell>
          <table:table-cell table:formula="of:=LN([.H199])" office:value-type="float" office:value="6.7548748522092" calcext:value-type="float">
            <text:p>6,7548748522092</text:p>
          </table:table-cell>
          <table:table-cell table:formula="of:=([.E199]-[.I199])^2" office:value-type="float" office:value="0.0643283442315284" calcext:value-type="float">
            <text:p>0,0643283442315284</text:p>
          </table:table-cell>
          <table:table-cell table:number-columns-repeated="10"/>
          <table:table-cell table:formula="of:=[.U198]+2" office:value-type="float" office:value="394" calcext:value-type="float">
            <text:p>394</text:p>
          </table:table-cell>
          <table:table-cell table:formula="of:=437.73158 * (([.U199]-[.$P$6])^1.44466)" office:value-type="float" office:value="2459333.64720385" calcext:value-type="float">
            <text:p>2459333,6472038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63" calcext:value-type="float">
            <text:p>163</text:p>
          </table:table-cell>
          <table:table-cell office:value-type="float" office:value="956" calcext:value-type="float">
            <text:p>956</text:p>
          </table:table-cell>
          <table:table-cell table:formula="of:=LN([.B200]-[.$P$6])" office:value-type="float" office:value="5.09375020080676" calcext:value-type="float">
            <text:p>5,09375020080676</text:p>
          </table:table-cell>
          <table:table-cell table:formula="of:=LN([.C200])" office:value-type="float" office:value="6.8627579130514" calcext:value-type="float">
            <text:p>6,8627579130514</text:p>
          </table:table-cell>
          <table:table-cell table:formula="of:=[.D200]*[.E200]" office:value-type="float" office:value="34.9571744976938" calcext:value-type="float">
            <text:p>34,9571744976938</text:p>
          </table:table-cell>
          <table:table-cell table:formula="of:=[.D200]*[.D200]" office:value-type="float" office:value="25.9462911082189" calcext:value-type="float">
            <text:p>25,9462911082189</text:p>
          </table:table-cell>
          <table:table-cell table:formula="of:=[.$P$7] * (([.B200] - [.$P$6])^[.$P$8])" office:value-type="float" office:value="858.232337286378" calcext:value-type="float">
            <text:p>858,232337286378</text:p>
          </table:table-cell>
          <table:table-cell table:formula="of:=LN([.H200])" office:value-type="float" office:value="6.7548748522092" calcext:value-type="float">
            <text:p>6,7548748522092</text:p>
          </table:table-cell>
          <table:table-cell table:formula="of:=([.E200]-[.I200])^2" office:value-type="float" office:value="0.0116387548166824" calcext:value-type="float">
            <text:p>0,0116387548166824</text:p>
          </table:table-cell>
          <table:table-cell table:number-columns-repeated="10"/>
          <table:table-cell table:formula="of:=[.U199]+2" office:value-type="float" office:value="396" calcext:value-type="float">
            <text:p>396</text:p>
          </table:table-cell>
          <table:table-cell table:formula="of:=437.73158 * (([.U200]-[.$P$6])^1.44466)" office:value-type="float" office:value="2477389.01225289" calcext:value-type="float">
            <text:p>2477389,0122528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64" calcext:value-type="float">
            <text:p>164</text:p>
          </table:table-cell>
          <table:table-cell office:value-type="float" office:value="1138" calcext:value-type="float">
            <text:p>1138</text:p>
          </table:table-cell>
          <table:table-cell table:formula="of:=LN([.B201]-[.$P$6])" office:value-type="float" office:value="5.0998664278242" calcext:value-type="float">
            <text:p>5,0998664278242</text:p>
          </table:table-cell>
          <table:table-cell table:formula="of:=LN([.C201])" office:value-type="float" office:value="7.03702761468628" calcext:value-type="float">
            <text:p>7,03702761468628</text:p>
          </table:table-cell>
          <table:table-cell table:formula="of:=[.D201]*[.E201]" office:value-type="float" office:value="35.8879008838103" calcext:value-type="float">
            <text:p>35,8879008838103</text:p>
          </table:table-cell>
          <table:table-cell table:formula="of:=[.D201]*[.D201]" office:value-type="float" office:value="26.0086375816484" calcext:value-type="float">
            <text:p>26,0086375816484</text:p>
          </table:table-cell>
          <table:table-cell table:formula="of:=[.$P$7] * (([.B201] - [.$P$6])^[.$P$8])" office:value-type="float" office:value="863.497342541449" calcext:value-type="float">
            <text:p>863,497342541449</text:p>
          </table:table-cell>
          <table:table-cell table:formula="of:=LN([.H201])" office:value-type="float" office:value="6.7609908200388" calcext:value-type="float">
            <text:p>6,7609908200388</text:p>
          </table:table-cell>
          <table:table-cell table:formula="of:=([.E201]-[.I201])^2" office:value-type="float" office:value="0.076196311999253" calcext:value-type="float">
            <text:p>0,076196311999253</text:p>
          </table:table-cell>
          <table:table-cell table:number-columns-repeated="10"/>
          <table:table-cell table:formula="of:=[.U200]+2" office:value-type="float" office:value="398" calcext:value-type="float">
            <text:p>398</text:p>
          </table:table-cell>
          <table:table-cell table:formula="of:=437.73158 * (([.U201]-[.$P$6])^1.44466)" office:value-type="float" office:value="2495484.97097369" calcext:value-type="float">
            <text:p>2495484,9709736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64" calcext:value-type="float">
            <text:p>164</text:p>
          </table:table-cell>
          <table:table-cell office:value-type="float" office:value="1155" calcext:value-type="float">
            <text:p>1155</text:p>
          </table:table-cell>
          <table:table-cell table:formula="of:=LN([.B202]-[.$P$6])" office:value-type="float" office:value="5.0998664278242" calcext:value-type="float">
            <text:p>5,0998664278242</text:p>
          </table:table-cell>
          <table:table-cell table:formula="of:=LN([.C202])" office:value-type="float" office:value="7.05185562295589" calcext:value-type="float">
            <text:p>7,05185562295589</text:p>
          </table:table-cell>
          <table:table-cell table:formula="of:=[.D202]*[.E202]" office:value-type="float" office:value="35.9635217453761" calcext:value-type="float">
            <text:p>35,9635217453761</text:p>
          </table:table-cell>
          <table:table-cell table:formula="of:=[.D202]*[.D202]" office:value-type="float" office:value="26.0086375816484" calcext:value-type="float">
            <text:p>26,0086375816484</text:p>
          </table:table-cell>
          <table:table-cell table:formula="of:=[.$P$7] * (([.B202] - [.$P$6])^[.$P$8])" office:value-type="float" office:value="863.497342541449" calcext:value-type="float">
            <text:p>863,497342541449</text:p>
          </table:table-cell>
          <table:table-cell table:formula="of:=LN([.H202])" office:value-type="float" office:value="6.7609908200388" calcext:value-type="float">
            <text:p>6,7609908200388</text:p>
          </table:table-cell>
          <table:table-cell table:formula="of:=([.E202]-[.I202])^2" office:value-type="float" office:value="0.0846023335759998" calcext:value-type="float">
            <text:p>0,0846023335759998</text:p>
          </table:table-cell>
          <table:table-cell table:number-columns-repeated="10"/>
          <table:table-cell table:formula="of:=[.U201]+2" office:value-type="float" office:value="400" calcext:value-type="float">
            <text:p>400</text:p>
          </table:table-cell>
          <table:table-cell table:formula="of:=437.73158 * (([.U202]-[.$P$6])^1.44466)" office:value-type="float" office:value="2513621.40995578" calcext:value-type="float">
            <text:p>2513621,4099557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68" calcext:value-type="float">
            <text:p>168</text:p>
          </table:table-cell>
          <table:table-cell office:value-type="float" office:value="737" calcext:value-type="float">
            <text:p>737</text:p>
          </table:table-cell>
          <table:table-cell table:formula="of:=LN([.B203]-[.$P$6])" office:value-type="float" office:value="5.12396397940326" calcext:value-type="float">
            <text:p>5,12396397940326</text:p>
          </table:table-cell>
          <table:table-cell table:formula="of:=LN([.C203])" office:value-type="float" office:value="6.60258789218934" calcext:value-type="float">
            <text:p>6,60258789218934</text:p>
          </table:table-cell>
          <table:table-cell table:formula="of:=[.D203]*[.E203]" office:value-type="float" office:value="33.8314225304222" calcext:value-type="float">
            <text:p>33,8314225304222</text:p>
          </table:table-cell>
          <table:table-cell table:formula="of:=[.D203]*[.D203]" office:value-type="float" office:value="26.2550068622221" calcext:value-type="float">
            <text:p>26,2550068622221</text:p>
          </table:table-cell>
          <table:table-cell table:formula="of:=[.$P$7] * (([.B203] - [.$P$6])^[.$P$8])" office:value-type="float" office:value="884.557350039006" calcext:value-type="float">
            <text:p>884,557350039006</text:p>
          </table:table-cell>
          <table:table-cell table:formula="of:=LN([.H203])" office:value-type="float" office:value="6.78508735043402" calcext:value-type="float">
            <text:p>6,78508735043402</text:p>
          </table:table-cell>
          <table:table-cell table:formula="of:=([.E203]-[.I203])^2" office:value-type="float" office:value="0.0333060522596015" calcext:value-type="float">
            <text:p>0,0333060522596015</text:p>
          </table:table-cell>
          <table:table-cell table:number-columns-repeated="10"/>
          <table:table-cell table:formula="of:=[.U202]+2" office:value-type="float" office:value="402" calcext:value-type="float">
            <text:p>402</text:p>
          </table:table-cell>
          <table:table-cell table:formula="of:=437.73158 * (([.U203]-[.$P$6])^1.44466)" office:value-type="float" office:value="2531798.21667161" calcext:value-type="float">
            <text:p>2531798,2166716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68" calcext:value-type="float">
            <text:p>168</text:p>
          </table:table-cell>
          <table:table-cell office:value-type="float" office:value="928" calcext:value-type="float">
            <text:p>928</text:p>
          </table:table-cell>
          <table:table-cell table:formula="of:=LN([.B204]-[.$P$6])" office:value-type="float" office:value="5.12396397940326" calcext:value-type="float">
            <text:p>5,12396397940326</text:p>
          </table:table-cell>
          <table:table-cell table:formula="of:=LN([.C204])" office:value-type="float" office:value="6.8330317327862" calcext:value-type="float">
            <text:p>6,8330317327862</text:p>
          </table:table-cell>
          <table:table-cell table:formula="of:=[.D204]*[.E204]" office:value-type="float" office:value="35.0122084689159" calcext:value-type="float">
            <text:p>35,0122084689159</text:p>
          </table:table-cell>
          <table:table-cell table:formula="of:=[.D204]*[.D204]" office:value-type="float" office:value="26.2550068622221" calcext:value-type="float">
            <text:p>26,2550068622221</text:p>
          </table:table-cell>
          <table:table-cell table:formula="of:=[.$P$7] * (([.B204] - [.$P$6])^[.$P$8])" office:value-type="float" office:value="884.557350039006" calcext:value-type="float">
            <text:p>884,557350039006</text:p>
          </table:table-cell>
          <table:table-cell table:formula="of:=LN([.H204])" office:value-type="float" office:value="6.78508735043402" calcext:value-type="float">
            <text:p>6,78508735043402</text:p>
          </table:table-cell>
          <table:table-cell table:formula="of:=([.E204]-[.I204])^2" office:value-type="float" office:value="0.00229866379913249" calcext:value-type="float">
            <text:p>0,00229866379913249</text:p>
          </table:table-cell>
          <table:table-cell table:number-columns-repeated="10"/>
          <table:table-cell table:formula="of:=[.U203]+2" office:value-type="float" office:value="404" calcext:value-type="float">
            <text:p>404</text:p>
          </table:table-cell>
          <table:table-cell table:formula="of:=437.73158 * (([.U204]-[.$P$6])^1.44466)" office:value-type="float" office:value="2550015.2794654" calcext:value-type="float">
            <text:p>2550015,279465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69" calcext:value-type="float">
            <text:p>169</text:p>
          </table:table-cell>
          <table:table-cell office:value-type="float" office:value="433" calcext:value-type="float">
            <text:p>433</text:p>
          </table:table-cell>
          <table:table-cell table:formula="of:=LN([.B205]-[.$P$6])" office:value-type="float" office:value="5.12989871492307" calcext:value-type="float">
            <text:p>5,12989871492307</text:p>
          </table:table-cell>
          <table:table-cell table:formula="of:=LN([.C205])" office:value-type="float" office:value="6.07073772800249" calcext:value-type="float">
            <text:p>6,07073772800249</text:p>
          </table:table-cell>
          <table:table-cell table:formula="of:=[.D205]*[.E205]" office:value-type="float" office:value="31.142269669515" calcext:value-type="float">
            <text:p>31,142269669515</text:p>
          </table:table-cell>
          <table:table-cell table:formula="of:=[.D205]*[.D205]" office:value-type="float" office:value="26.3158608253694" calcext:value-type="float">
            <text:p>26,3158608253694</text:p>
          </table:table-cell>
          <table:table-cell table:formula="of:=[.$P$7] * (([.B205] - [.$P$6])^[.$P$8])" office:value-type="float" office:value="889.822348573205" calcext:value-type="float">
            <text:p>889,822348573205</text:p>
          </table:table-cell>
          <table:table-cell table:formula="of:=LN([.H205])" office:value-type="float" office:value="6.79102183445708" calcext:value-type="float">
            <text:p>6,79102183445708</text:p>
          </table:table-cell>
          <table:table-cell table:formula="of:=([.E205]-[.I205])^2" office:value-type="float" office:value="0.518809194011081" calcext:value-type="float">
            <text:p>0,518809194011081</text:p>
          </table:table-cell>
          <table:table-cell table:number-columns-repeated="10"/>
          <table:table-cell table:formula="of:=[.U204]+2" office:value-type="float" office:value="406" calcext:value-type="float">
            <text:p>406</text:p>
          </table:table-cell>
          <table:table-cell table:formula="of:=437.73158 * (([.U205]-[.$P$6])^1.44466)" office:value-type="float" office:value="2568272.48754198" calcext:value-type="float">
            <text:p>2568272,4875419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76" calcext:value-type="float">
            <text:p>176</text:p>
          </table:table-cell>
          <table:table-cell office:value-type="float" office:value="1180" calcext:value-type="float">
            <text:p>1180</text:p>
          </table:table-cell>
          <table:table-cell table:formula="of:=LN([.B206]-[.$P$6])" office:value-type="float" office:value="5.17048399503815" calcext:value-type="float">
            <text:p>5,17048399503815</text:p>
          </table:table-cell>
          <table:table-cell table:formula="of:=LN([.C206])" office:value-type="float" office:value="7.07326971745971" calcext:value-type="float">
            <text:p>7,07326971745971</text:p>
          </table:table-cell>
          <table:table-cell table:formula="of:=[.D206]*[.E206]" office:value-type="float" office:value="36.5722278667135" calcext:value-type="float">
            <text:p>36,5722278667135</text:p>
          </table:table-cell>
          <table:table-cell table:formula="of:=[.D206]*[.D206]" office:value-type="float" office:value="26.7339047429457" calcext:value-type="float">
            <text:p>26,7339047429457</text:p>
          </table:table-cell>
          <table:table-cell table:formula="of:=[.$P$7] * (([.B206] - [.$P$6])^[.$P$8])" office:value-type="float" office:value="926.677301775194" calcext:value-type="float">
            <text:p>926,677301775194</text:p>
          </table:table-cell>
          <table:table-cell table:formula="of:=LN([.H206])" office:value-type="float" office:value="6.83160539468654" calcext:value-type="float">
            <text:p>6,83160539468654</text:p>
          </table:table-cell>
          <table:table-cell table:formula="of:=([.E206]-[.I206])^2" office:value-type="float" office:value="0.0584016449014166" calcext:value-type="float">
            <text:p>0,0584016449014166</text:p>
          </table:table-cell>
          <table:table-cell table:number-columns-repeated="10"/>
          <table:table-cell table:formula="of:=[.U205]+2" office:value-type="float" office:value="408" calcext:value-type="float">
            <text:p>408</text:p>
          </table:table-cell>
          <table:table-cell table:formula="of:=437.73158 * (([.U206]-[.$P$6])^1.44466)" office:value-type="float" office:value="2586569.73095607" calcext:value-type="float">
            <text:p>2586569,7309560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76" calcext:value-type="float">
            <text:p>176</text:p>
          </table:table-cell>
          <table:table-cell office:value-type="float" office:value="1017" calcext:value-type="float">
            <text:p>1017</text:p>
          </table:table-cell>
          <table:table-cell table:formula="of:=LN([.B207]-[.$P$6])" office:value-type="float" office:value="5.17048399503815" calcext:value-type="float">
            <text:p>5,17048399503815</text:p>
          </table:table-cell>
          <table:table-cell table:formula="of:=LN([.C207])" office:value-type="float" office:value="6.92461239604856" calcext:value-type="float">
            <text:p>6,92461239604856</text:p>
          </table:table-cell>
          <table:table-cell table:formula="of:=[.D207]*[.E207]" office:value-type="float" office:value="35.8035975656119" calcext:value-type="float">
            <text:p>35,8035975656119</text:p>
          </table:table-cell>
          <table:table-cell table:formula="of:=[.D207]*[.D207]" office:value-type="float" office:value="26.7339047429457" calcext:value-type="float">
            <text:p>26,7339047429457</text:p>
          </table:table-cell>
          <table:table-cell table:formula="of:=[.$P$7] * (([.B207] - [.$P$6])^[.$P$8])" office:value-type="float" office:value="926.677301775194" calcext:value-type="float">
            <text:p>926,677301775194</text:p>
          </table:table-cell>
          <table:table-cell table:formula="of:=LN([.H207])" office:value-type="float" office:value="6.83160539468654" calcext:value-type="float">
            <text:p>6,83160539468654</text:p>
          </table:table-cell>
          <table:table-cell table:formula="of:=([.E207]-[.I207])^2" office:value-type="float" office:value="0.00865030230235543" calcext:value-type="float">
            <text:p>0,00865030230235543</text:p>
          </table:table-cell>
          <table:table-cell table:number-columns-repeated="10"/>
          <table:table-cell table:formula="of:=[.U206]+2" office:value-type="float" office:value="410" calcext:value-type="float">
            <text:p>410</text:p>
          </table:table-cell>
          <table:table-cell table:formula="of:=437.73158 * (([.U207]-[.$P$6])^1.44466)" office:value-type="float" office:value="2604906.90060152" calcext:value-type="float">
            <text:p>2604906,9006015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79" calcext:value-type="float">
            <text:p>179</text:p>
          </table:table-cell>
          <table:table-cell office:value-type="float" office:value="528" calcext:value-type="float">
            <text:p>528</text:p>
          </table:table-cell>
          <table:table-cell table:formula="of:=LN([.B208]-[.$P$6])" office:value-type="float" office:value="5.18738580584076" calcext:value-type="float">
            <text:p>5,18738580584076</text:p>
          </table:table-cell>
          <table:table-cell table:formula="of:=LN([.C208])" office:value-type="float" office:value="6.26909628370626" calcext:value-type="float">
            <text:p>6,26909628370626</text:p>
          </table:table-cell>
          <table:table-cell table:formula="of:=[.D208]*[.E208]" office:value-type="float" office:value="32.5202210775469" calcext:value-type="float">
            <text:p>32,5202210775469</text:p>
          </table:table-cell>
          <table:table-cell table:formula="of:=[.D208]*[.D208]" office:value-type="float" office:value="26.9089714986381" calcext:value-type="float">
            <text:p>26,9089714986381</text:p>
          </table:table-cell>
          <table:table-cell table:formula="of:=[.$P$7] * (([.B208] - [.$P$6])^[.$P$8])" office:value-type="float" office:value="942.472262555502" calcext:value-type="float">
            <text:p>942,472262555502</text:p>
          </table:table-cell>
          <table:table-cell table:formula="of:=LN([.H208])" office:value-type="float" office:value="6.84850648923977" calcext:value-type="float">
            <text:p>6,84850648923977</text:p>
          </table:table-cell>
          <table:table-cell table:formula="of:=([.E208]-[.I208])^2" office:value-type="float" office:value="0.335716186276383" calcext:value-type="float">
            <text:p>0,335716186276383</text:p>
          </table:table-cell>
          <table:table-cell table:number-columns-repeated="10"/>
          <table:table-cell table:formula="of:=[.U207]+2" office:value-type="float" office:value="412" calcext:value-type="float">
            <text:p>412</text:p>
          </table:table-cell>
          <table:table-cell table:formula="of:=437.73158 * (([.U208]-[.$P$6])^1.44466)" office:value-type="float" office:value="2623283.8882009" calcext:value-type="float">
            <text:p>2623283,888200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80" calcext:value-type="float">
            <text:p>180</text:p>
          </table:table-cell>
          <table:table-cell office:value-type="float" office:value="1140" calcext:value-type="float">
            <text:p>1140</text:p>
          </table:table-cell>
          <table:table-cell table:formula="of:=LN([.B209]-[.$P$6])" office:value-type="float" office:value="5.19295685089021" calcext:value-type="float">
            <text:p>5,19295685089021</text:p>
          </table:table-cell>
          <table:table-cell table:formula="of:=LN([.C209])" office:value-type="float" office:value="7.03878354138854" calcext:value-type="float">
            <text:p>7,03878354138854</text:p>
          </table:table-cell>
          <table:table-cell table:formula="of:=[.D209]*[.E209]" office:value-type="float" office:value="36.5520992131869" calcext:value-type="float">
            <text:p>36,5520992131869</text:p>
          </table:table-cell>
          <table:table-cell table:formula="of:=[.D209]*[.D209]" office:value-type="float" office:value="26.9668008552076" calcext:value-type="float">
            <text:p>26,9668008552076</text:p>
          </table:table-cell>
          <table:table-cell table:formula="of:=[.$P$7] * (([.B209] - [.$P$6])^[.$P$8])" office:value-type="float" office:value="947.737246979993" calcext:value-type="float">
            <text:p>947,737246979993</text:p>
          </table:table-cell>
          <table:table-cell table:formula="of:=LN([.H209])" office:value-type="float" office:value="6.85407729820461" calcext:value-type="float">
            <text:p>6,85407729820461</text:p>
          </table:table-cell>
          <table:table-cell table:formula="of:=([.E209]-[.I209])^2" office:value-type="float" office:value="0.0341163962711218" calcext:value-type="float">
            <text:p>0,0341163962711218</text:p>
          </table:table-cell>
          <table:table-cell table:number-columns-repeated="10"/>
          <table:table-cell table:formula="of:=[.U208]+2" office:value-type="float" office:value="414" calcext:value-type="float">
            <text:p>414</text:p>
          </table:table-cell>
          <table:table-cell table:formula="of:=437.73158 * (([.U209]-[.$P$6])^1.44466)" office:value-type="float" office:value="2641700.58629518" calcext:value-type="float">
            <text:p>2641700,5862951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81" calcext:value-type="float">
            <text:p>181</text:p>
          </table:table-cell>
          <table:table-cell office:value-type="float" office:value="1074" calcext:value-type="float">
            <text:p>1074</text:p>
          </table:table-cell>
          <table:table-cell table:formula="of:=LN([.B210]-[.$P$6])" office:value-type="float" office:value="5.19849703126583" calcext:value-type="float">
            <text:p>5,19849703126583</text:p>
          </table:table-cell>
          <table:table-cell table:formula="of:=LN([.C210])" office:value-type="float" office:value="6.97914527506881" calcext:value-type="float">
            <text:p>6,97914527506881</text:p>
          </table:table-cell>
          <table:table-cell table:formula="of:=[.D210]*[.E210]" office:value-type="float" office:value="36.2810659932181" calcext:value-type="float">
            <text:p>36,2810659932181</text:p>
          </table:table-cell>
          <table:table-cell table:formula="of:=[.D210]*[.D210]" office:value-type="float" office:value="27.0243713840796" calcext:value-type="float">
            <text:p>27,0243713840796</text:p>
          </table:table-cell>
          <table:table-cell table:formula="of:=[.$P$7] * (([.B210] - [.$P$6])^[.$P$8])" office:value-type="float" office:value="953.002230164952" calcext:value-type="float">
            <text:p>953,002230164952</text:p>
          </table:table-cell>
          <table:table-cell table:formula="of:=LN([.H210])" office:value-type="float" office:value="6.85961724380356" calcext:value-type="float">
            <text:p>6,85961724380356</text:p>
          </table:table-cell>
          <table:table-cell table:formula="of:=([.E210]-[.I210])^2" office:value-type="float" office:value="0.0142869502581457" calcext:value-type="float">
            <text:p>0,0142869502581457</text:p>
          </table:table-cell>
          <table:table-cell table:number-columns-repeated="10"/>
          <table:table-cell table:formula="of:=[.U209]+2" office:value-type="float" office:value="416" calcext:value-type="float">
            <text:p>416</text:p>
          </table:table-cell>
          <table:table-cell table:formula="of:=437.73158 * (([.U210]-[.$P$6])^1.44466)" office:value-type="float" office:value="2660156.88823362" calcext:value-type="float">
            <text:p>2660156,8882336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82" calcext:value-type="float">
            <text:p>182</text:p>
          </table:table-cell>
          <table:table-cell office:value-type="float" office:value="894.772" calcext:value-type="float">
            <text:p>894,772</text:p>
          </table:table-cell>
          <table:table-cell table:formula="of:=LN([.B211]-[.$P$6])" office:value-type="float" office:value="5.2040066870768" calcext:value-type="float">
            <text:p>5,2040066870768</text:p>
          </table:table-cell>
          <table:table-cell table:formula="of:=LN([.C211])" office:value-type="float" office:value="6.79656893721757" calcext:value-type="float">
            <text:p>6,79656893721757</text:p>
          </table:table-cell>
          <table:table-cell table:formula="of:=[.D211]*[.E211]" office:value-type="float" office:value="35.3693901984586" calcext:value-type="float">
            <text:p>35,3693901984586</text:p>
          </table:table-cell>
          <table:table-cell table:formula="of:=[.D211]*[.D211]" office:value-type="float" office:value="27.08168559914" calcext:value-type="float">
            <text:p>27,08168559914</text:p>
          </table:table-cell>
          <table:table-cell table:formula="of:=[.$P$7] * (([.B211] - [.$P$6])^[.$P$8])" office:value-type="float" office:value="958.267212117227" calcext:value-type="float">
            <text:p>958,267212117227</text:p>
          </table:table-cell>
          <table:table-cell table:formula="of:=LN([.H211])" office:value-type="float" office:value="6.86512666613142" calcext:value-type="float">
            <text:p>6,86512666613142</text:p>
          </table:table-cell>
          <table:table-cell table:formula="of:=([.E211]-[.I211])^2" office:value-type="float" office:value="0.00470016219382475" calcext:value-type="float">
            <text:p>0,00470016219382475</text:p>
          </table:table-cell>
          <table:table-cell table:number-columns-repeated="10"/>
          <table:table-cell table:formula="of:=[.U210]+2" office:value-type="float" office:value="418" calcext:value-type="float">
            <text:p>418</text:p>
          </table:table-cell>
          <table:table-cell table:formula="of:=437.73158 * (([.U211]-[.$P$6])^1.44466)" office:value-type="float" office:value="2678652.68816385" calcext:value-type="float">
            <text:p>2678652,6881638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84" calcext:value-type="float">
            <text:p>184</text:p>
          </table:table-cell>
          <table:table-cell office:value-type="float" office:value="813" calcext:value-type="float">
            <text:p>813</text:p>
          </table:table-cell>
          <table:table-cell table:formula="of:=LN([.B212]-[.$P$6])" office:value-type="float" office:value="5.21493575760899" calcext:value-type="float">
            <text:p>5,21493575760899</text:p>
          </table:table-cell>
          <table:table-cell table:formula="of:=LN([.C212])" office:value-type="float" office:value="6.70073110954781" calcext:value-type="float">
            <text:p>6,70073110954781</text:p>
          </table:table-cell>
          <table:table-cell table:formula="of:=[.D212]*[.E212]" office:value-type="float" office:value="34.9438822653038" calcext:value-type="float">
            <text:p>34,9438822653038</text:p>
          </table:table-cell>
          <table:table-cell table:formula="of:=[.D212]*[.D212]" office:value-type="float" office:value="27.1955549559888" calcext:value-type="float">
            <text:p>27,1955549559888</text:p>
          </table:table-cell>
          <table:table-cell table:formula="of:=[.$P$7] * (([.B212] - [.$P$6])^[.$P$8])" office:value-type="float" office:value="968.797172350747" calcext:value-type="float">
            <text:p>968,797172350747</text:p>
          </table:table-cell>
          <table:table-cell table:formula="of:=LN([.H212])" office:value-type="float" office:value="6.87605527352152" calcext:value-type="float">
            <text:p>6,87605527352152</text:p>
          </table:table-cell>
          <table:table-cell table:formula="of:=([.E212]-[.I212])^2" office:value-type="float" office:value="0.0307385624730807" calcext:value-type="float">
            <text:p>0,0307385624730807</text:p>
          </table:table-cell>
          <table:table-cell table:number-columns-repeated="10"/>
          <table:table-cell table:formula="of:=[.U211]+2" office:value-type="float" office:value="420" calcext:value-type="float">
            <text:p>420</text:p>
          </table:table-cell>
          <table:table-cell table:formula="of:=437.73158 * (([.U212]-[.$P$6])^1.44466)" office:value-type="float" office:value="2697187.88102208" calcext:value-type="float">
            <text:p>2697187,8810220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84" calcext:value-type="float">
            <text:p>184</text:p>
          </table:table-cell>
          <table:table-cell office:value-type="float" office:value="674" calcext:value-type="float">
            <text:p>674</text:p>
          </table:table-cell>
          <table:table-cell table:formula="of:=LN([.B213]-[.$P$6])" office:value-type="float" office:value="5.21493575760899" calcext:value-type="float">
            <text:p>5,21493575760899</text:p>
          </table:table-cell>
          <table:table-cell table:formula="of:=LN([.C213])" office:value-type="float" office:value="6.51323011091231" calcext:value-type="float">
            <text:p>6,51323011091231</text:p>
          </table:table-cell>
          <table:table-cell table:formula="of:=[.D213]*[.E213]" office:value-type="float" office:value="33.9660766029321" calcext:value-type="float">
            <text:p>33,9660766029321</text:p>
          </table:table-cell>
          <table:table-cell table:formula="of:=[.D213]*[.D213]" office:value-type="float" office:value="27.1955549559888" calcext:value-type="float">
            <text:p>27,1955549559888</text:p>
          </table:table-cell>
          <table:table-cell table:formula="of:=[.$P$7] * (([.B213] - [.$P$6])^[.$P$8])" office:value-type="float" office:value="968.797172350747" calcext:value-type="float">
            <text:p>968,797172350747</text:p>
          </table:table-cell>
          <table:table-cell table:formula="of:=LN([.H213])" office:value-type="float" office:value="6.87605527352152" calcext:value-type="float">
            <text:p>6,87605527352152</text:p>
          </table:table-cell>
          <table:table-cell table:formula="of:=([.E213]-[.I213])^2" office:value-type="float" office:value="0.131642098622403" calcext:value-type="float">
            <text:p>0,131642098622403</text:p>
          </table:table-cell>
          <table:table-cell table:number-columns-repeated="10"/>
          <table:table-cell table:formula="of:=[.U212]+2" office:value-type="float" office:value="422" calcext:value-type="float">
            <text:p>422</text:p>
          </table:table-cell>
          <table:table-cell table:formula="of:=437.73158 * (([.U213]-[.$P$6])^1.44466)" office:value-type="float" office:value="2715762.36252348" calcext:value-type="float">
            <text:p>2715762,3625234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85" calcext:value-type="float">
            <text:p>185</text:p>
          </table:table-cell>
          <table:table-cell office:value-type="float" office:value="1261" calcext:value-type="float">
            <text:p>1261</text:p>
          </table:table-cell>
          <table:table-cell table:formula="of:=LN([.B214]-[.$P$6])" office:value-type="float" office:value="5.22035582507832" calcext:value-type="float">
            <text:p>5,22035582507832</text:p>
          </table:table-cell>
          <table:table-cell table:formula="of:=LN([.C214])" office:value-type="float" office:value="7.13966033596492" calcext:value-type="float">
            <text:p>7,13966033596492</text:p>
          </table:table-cell>
          <table:table-cell table:formula="of:=[.D214]*[.E214]" office:value-type="float" office:value="37.2715674239351" calcext:value-type="float">
            <text:p>37,2715674239351</text:p>
          </table:table-cell>
          <table:table-cell table:formula="of:=[.D214]*[.D214]" office:value-type="float" office:value="27.2521149404292" calcext:value-type="float">
            <text:p>27,2521149404292</text:p>
          </table:table-cell>
          <table:table-cell table:formula="of:=[.$P$7] * (([.B214] - [.$P$6])^[.$P$8])" office:value-type="float" office:value="974.062150645317" calcext:value-type="float">
            <text:p>974,062150645317</text:p>
          </table:table-cell>
          <table:table-cell table:formula="of:=LN([.H214])" office:value-type="float" office:value="6.88147511130423" calcext:value-type="float">
            <text:p>6,88147511130423</text:p>
          </table:table-cell>
          <table:table-cell table:formula="of:=([.E214]-[.I214])^2" office:value-type="float" office:value="0.0666596102330892" calcext:value-type="float">
            <text:p>0,0666596102330892</text:p>
          </table:table-cell>
          <table:table-cell table:number-columns-repeated="10"/>
          <table:table-cell table:formula="of:=[.U213]+2" office:value-type="float" office:value="424" calcext:value-type="float">
            <text:p>424</text:p>
          </table:table-cell>
          <table:table-cell table:formula="of:=437.73158 * (([.U214]-[.$P$6])^1.44466)" office:value-type="float" office:value="2734376.02915277" calcext:value-type="float">
            <text:p>2734376,0291527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88" calcext:value-type="float">
            <text:p>188</text:p>
          </table:table-cell>
          <table:table-cell office:value-type="float" office:value="643" calcext:value-type="float">
            <text:p>643</text:p>
          </table:table-cell>
          <table:table-cell table:formula="of:=LN([.B215]-[.$P$6])" office:value-type="float" office:value="5.23644196282995" calcext:value-type="float">
            <text:p>5,23644196282995</text:p>
          </table:table-cell>
          <table:table-cell table:formula="of:=LN([.C215])" office:value-type="float" office:value="6.46614472423762" calcext:value-type="float">
            <text:p>6,46614472423762</text:p>
          </table:table-cell>
          <table:table-cell table:formula="of:=[.D215]*[.E215]" office:value-type="float" office:value="33.8595915717294" calcext:value-type="float">
            <text:p>33,8595915717294</text:p>
          </table:table-cell>
          <table:table-cell table:formula="of:=[.D215]*[.D215]" office:value-type="float" office:value="27.4203244300864" calcext:value-type="float">
            <text:p>27,4203244300864</text:p>
          </table:table-cell>
          <table:table-cell table:formula="of:=[.$P$7] * (([.B215] - [.$P$6])^[.$P$8])" office:value-type="float" office:value="989.857078318718" calcext:value-type="float">
            <text:p>989,857078318718</text:p>
          </table:table-cell>
          <table:table-cell table:formula="of:=LN([.H215])" office:value-type="float" office:value="6.89756056737233" calcext:value-type="float">
            <text:p>6,89756056737233</text:p>
          </table:table-cell>
          <table:table-cell table:formula="of:=([.E215]-[.I215])^2" office:value-type="float" office:value="0.186119629707633" calcext:value-type="float">
            <text:p>0,186119629707633</text:p>
          </table:table-cell>
          <table:table-cell table:number-columns-repeated="10"/>
          <table:table-cell table:formula="of:=[.U214]+2" office:value-type="float" office:value="426" calcext:value-type="float">
            <text:p>426</text:p>
          </table:table-cell>
          <table:table-cell table:formula="of:=437.73158 * (([.U215]-[.$P$6])^1.44466)" office:value-type="float" office:value="2753028.77815491" calcext:value-type="float">
            <text:p>2753028,7781549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91" calcext:value-type="float">
            <text:p>191</text:p>
          </table:table-cell>
          <table:table-cell office:value-type="float" office:value="728" calcext:value-type="float">
            <text:p>728</text:p>
          </table:table-cell>
          <table:table-cell table:formula="of:=LN([.B216]-[.$P$6])" office:value-type="float" office:value="5.25227342804663" calcext:value-type="float">
            <text:p>5,25227342804663</text:p>
          </table:table-cell>
          <table:table-cell table:formula="of:=LN([.C216])" office:value-type="float" office:value="6.59030104819669" calcext:value-type="float">
            <text:p>6,59030104819669</text:p>
          </table:table-cell>
          <table:table-cell table:formula="of:=[.D216]*[.E216]" office:value-type="float" office:value="34.6140630782713" calcext:value-type="float">
            <text:p>34,6140630782713</text:p>
          </table:table-cell>
          <table:table-cell table:formula="of:=[.D216]*[.D216]" office:value-type="float" office:value="27.5863761629647" calcext:value-type="float">
            <text:p>27,5863761629647</text:p>
          </table:table-cell>
          <table:table-cell table:formula="of:=[.$P$7] * (([.B216] - [.$P$6])^[.$P$8])" office:value-type="float" office:value="1005.65199531067" calcext:value-type="float">
            <text:p>1005,65199531067</text:p>
          </table:table-cell>
          <table:table-cell table:formula="of:=LN([.H216])" office:value-type="float" office:value="6.91339136169776" calcext:value-type="float">
            <text:p>6,91339136169776</text:p>
          </table:table-cell>
          <table:table-cell table:formula="of:=([.E216]-[.I216])^2" office:value-type="float" office:value="0.104387350678222" calcext:value-type="float">
            <text:p>0,104387350678222</text:p>
          </table:table-cell>
          <table:table-cell table:number-columns-repeated="10"/>
          <table:table-cell table:formula="of:=[.U215]+2" office:value-type="float" office:value="428" calcext:value-type="float">
            <text:p>428</text:p>
          </table:table-cell>
          <table:table-cell table:formula="of:=437.73158 * (([.U216]-[.$P$6])^1.44466)" office:value-type="float" office:value="2771720.50752598" calcext:value-type="float">
            <text:p>2771720,5075259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96" calcext:value-type="float">
            <text:p>196</text:p>
          </table:table-cell>
          <table:table-cell office:value-type="float" office:value="898" calcext:value-type="float">
            <text:p>898</text:p>
          </table:table-cell>
          <table:table-cell table:formula="of:=LN([.B217]-[.$P$6])" office:value-type="float" office:value="5.27811465923052" calcext:value-type="float">
            <text:p>5,27811465923052</text:p>
          </table:table-cell>
          <table:table-cell table:formula="of:=LN([.C217])" office:value-type="float" office:value="6.8001700683022" calcext:value-type="float">
            <text:p>6,8001700683022</text:p>
          </table:table-cell>
          <table:table-cell table:formula="of:=[.D217]*[.E217]" office:value-type="float" office:value="35.8920773227664" calcext:value-type="float">
            <text:p>35,8920773227664</text:p>
          </table:table-cell>
          <table:table-cell table:formula="of:=[.D217]*[.D217]" office:value-type="float" office:value="27.8584943559841" calcext:value-type="float">
            <text:p>27,8584943559841</text:p>
          </table:table-cell>
          <table:table-cell table:formula="of:=[.$P$7] * (([.B217] - [.$P$6])^[.$P$8])" office:value-type="float" office:value="1031.97683368073" calcext:value-type="float">
            <text:p>1031,97683368073</text:p>
          </table:table-cell>
          <table:table-cell table:formula="of:=LN([.H217])" office:value-type="float" office:value="6.93923149780576" calcext:value-type="float">
            <text:p>6,93923149780576</text:p>
          </table:table-cell>
          <table:table-cell table:formula="of:=([.E217]-[.I217])^2" office:value-type="float" office:value="0.0193380811755723" calcext:value-type="float">
            <text:p>0,0193380811755723</text:p>
          </table:table-cell>
          <table:table-cell table:number-columns-repeated="10"/>
          <table:table-cell table:formula="of:=[.U216]+2" office:value-type="float" office:value="430" calcext:value-type="float">
            <text:p>430</text:p>
          </table:table-cell>
          <table:table-cell table:formula="of:=437.73158 * (([.U217]-[.$P$6])^1.44466)" office:value-type="float" office:value="2790451.11600418" calcext:value-type="float">
            <text:p>2790451,1160041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96" calcext:value-type="float">
            <text:p>196</text:p>
          </table:table-cell>
          <table:table-cell office:value-type="float" office:value="742" calcext:value-type="float">
            <text:p>742</text:p>
          </table:table-cell>
          <table:table-cell table:formula="of:=LN([.B218]-[.$P$6])" office:value-type="float" office:value="5.27811465923052" calcext:value-type="float">
            <text:p>5,27811465923052</text:p>
          </table:table-cell>
          <table:table-cell table:formula="of:=LN([.C218])" office:value-type="float" office:value="6.60934924316738" calcext:value-type="float">
            <text:p>6,60934924316738</text:p>
          </table:table-cell>
          <table:table-cell table:formula="of:=[.D218]*[.E218]" office:value-type="float" office:value="34.8849031283359" calcext:value-type="float">
            <text:p>34,8849031283359</text:p>
          </table:table-cell>
          <table:table-cell table:formula="of:=[.D218]*[.D218]" office:value-type="float" office:value="27.8584943559841" calcext:value-type="float">
            <text:p>27,8584943559841</text:p>
          </table:table-cell>
          <table:table-cell table:formula="of:=[.$P$7] * (([.B218] - [.$P$6])^[.$P$8])" office:value-type="float" office:value="1031.97683368073" calcext:value-type="float">
            <text:p>1031,97683368073</text:p>
          </table:table-cell>
          <table:table-cell table:formula="of:=LN([.H218])" office:value-type="float" office:value="6.93923149780576" calcext:value-type="float">
            <text:p>6,93923149780576</text:p>
          </table:table-cell>
          <table:table-cell table:formula="of:=([.E218]-[.I218])^2" office:value-type="float" office:value="0.108822301925298" calcext:value-type="float">
            <text:p>0,108822301925298</text:p>
          </table:table-cell>
          <table:table-cell table:number-columns-repeated="10"/>
          <table:table-cell table:formula="of:=[.U217]+2" office:value-type="float" office:value="432" calcext:value-type="float">
            <text:p>432</text:p>
          </table:table-cell>
          <table:table-cell table:formula="of:=437.73158 * (([.U218]-[.$P$6])^1.44466)" office:value-type="float" office:value="2809220.50306105" calcext:value-type="float">
            <text:p>2809220,5030610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99" calcext:value-type="float">
            <text:p>199</text:p>
          </table:table-cell>
          <table:table-cell office:value-type="float" office:value="1085" calcext:value-type="float">
            <text:p>1085</text:p>
          </table:table-cell>
          <table:table-cell table:formula="of:=LN([.B219]-[.$P$6])" office:value-type="float" office:value="5.29330482472449" calcext:value-type="float">
            <text:p>5,29330482472449</text:p>
          </table:table-cell>
          <table:table-cell table:formula="of:=LN([.C219])" office:value-type="float" office:value="6.98933526597456" calcext:value-type="float">
            <text:p>6,98933526597456</text:p>
          </table:table-cell>
          <table:table-cell table:formula="of:=[.D219]*[.E219]" office:value-type="float" office:value="36.9966820850002" calcext:value-type="float">
            <text:p>36,9966820850002</text:p>
          </table:table-cell>
          <table:table-cell table:formula="of:=[.D219]*[.D219]" office:value-type="float" office:value="28.0190759674516" calcext:value-type="float">
            <text:p>28,0190759674516</text:p>
          </table:table-cell>
          <table:table-cell table:formula="of:=[.$P$7] * (([.B219] - [.$P$6])^[.$P$8])" office:value-type="float" office:value="1047.77172299513" calcext:value-type="float">
            <text:p>1047,77172299513</text:p>
          </table:table-cell>
          <table:table-cell table:formula="of:=LN([.H219])" office:value-type="float" office:value="6.95442101958489" calcext:value-type="float">
            <text:p>6,95442101958489</text:p>
          </table:table-cell>
          <table:table-cell table:formula="of:=([.E219]-[.I219])^2" office:value-type="float" office:value="0.00121900460095872" calcext:value-type="float">
            <text:p>0,00121900460095872</text:p>
          </table:table-cell>
          <table:table-cell table:number-columns-repeated="10"/>
          <table:table-cell table:formula="of:=[.U218]+2" office:value-type="float" office:value="434" calcext:value-type="float">
            <text:p>434</text:p>
          </table:table-cell>
          <table:table-cell table:formula="of:=437.73158 * (([.U219]-[.$P$6])^1.44466)" office:value-type="float" office:value="2828028.56889274" calcext:value-type="float">
            <text:p>2828028,5688927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199" calcext:value-type="float">
            <text:p>199</text:p>
          </table:table-cell>
          <table:table-cell office:value-type="float" office:value="1216" calcext:value-type="float">
            <text:p>1216</text:p>
          </table:table-cell>
          <table:table-cell table:formula="of:=LN([.B220]-[.$P$6])" office:value-type="float" office:value="5.29330482472449" calcext:value-type="float">
            <text:p>5,29330482472449</text:p>
          </table:table-cell>
          <table:table-cell table:formula="of:=LN([.C220])" office:value-type="float" office:value="7.10332206252611" calcext:value-type="float">
            <text:p>7,10332206252611</text:p>
          </table:table-cell>
          <table:table-cell table:formula="of:=[.D220]*[.E220]" office:value-type="float" office:value="37.6000489451414" calcext:value-type="float">
            <text:p>37,6000489451414</text:p>
          </table:table-cell>
          <table:table-cell table:formula="of:=[.D220]*[.D220]" office:value-type="float" office:value="28.0190759674516" calcext:value-type="float">
            <text:p>28,0190759674516</text:p>
          </table:table-cell>
          <table:table-cell table:formula="of:=[.$P$7] * (([.B220] - [.$P$6])^[.$P$8])" office:value-type="float" office:value="1047.77172299513" calcext:value-type="float">
            <text:p>1047,77172299513</text:p>
          </table:table-cell>
          <table:table-cell table:formula="of:=LN([.H220])" office:value-type="float" office:value="6.95442101958489" calcext:value-type="float">
            <text:p>6,95442101958489</text:p>
          </table:table-cell>
          <table:table-cell table:formula="of:=([.E220]-[.I220])^2" office:value-type="float" office:value="0.0221715205889843" calcext:value-type="float">
            <text:p>0,0221715205889843</text:p>
          </table:table-cell>
          <table:table-cell table:number-columns-repeated="10"/>
          <table:table-cell table:formula="of:=[.U219]+2" office:value-type="float" office:value="436" calcext:value-type="float">
            <text:p>436</text:p>
          </table:table-cell>
          <table:table-cell table:formula="of:=437.73158 * (([.U220]-[.$P$6])^1.44466)" office:value-type="float" office:value="2846875.21441146" calcext:value-type="float">
            <text:p>2846875,2144114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01" calcext:value-type="float">
            <text:p>201</text:p>
          </table:table-cell>
          <table:table-cell office:value-type="float" office:value="1167" calcext:value-type="float">
            <text:p>1167</text:p>
          </table:table-cell>
          <table:table-cell table:formula="of:=LN([.B221]-[.$P$6])" office:value-type="float" office:value="5.30330490805908" calcext:value-type="float">
            <text:p>5,30330490805908</text:p>
          </table:table-cell>
          <table:table-cell table:formula="of:=LN([.C221])" office:value-type="float" office:value="7.06219163228656" calcext:value-type="float">
            <text:p>7,06219163228656</text:p>
          </table:table-cell>
          <table:table-cell table:formula="of:=[.D221]*[.E221]" office:value-type="float" office:value="37.452955545159" calcext:value-type="float">
            <text:p>37,452955545159</text:p>
          </table:table-cell>
          <table:table-cell table:formula="of:=[.D221]*[.D221]" office:value-type="float" office:value="28.1250429478435" calcext:value-type="float">
            <text:p>28,1250429478435</text:p>
          </table:table-cell>
          <table:table-cell table:formula="of:=[.$P$7] * (([.B221] - [.$P$6])^[.$P$8])" office:value-type="float" office:value="1058.3016435893" calcext:value-type="float">
            <text:p>1058,3016435893</text:p>
          </table:table-cell>
          <table:table-cell table:formula="of:=LN([.H221])" office:value-type="float" office:value="6.96442067914515" calcext:value-type="float">
            <text:p>6,96442067914515</text:p>
          </table:table-cell>
          <table:table-cell table:formula="of:=([.E221]-[.I221])^2" office:value-type="float" office:value="0.00955915927817874" calcext:value-type="float">
            <text:p>0,00955915927817874</text:p>
          </table:table-cell>
          <table:table-cell table:number-columns-repeated="10"/>
          <table:table-cell table:formula="of:=[.U220]+2" office:value-type="float" office:value="438" calcext:value-type="float">
            <text:p>438</text:p>
          </table:table-cell>
          <table:table-cell table:formula="of:=437.73158 * (([.U221]-[.$P$6])^1.44466)" office:value-type="float" office:value="2865760.34123715" calcext:value-type="float">
            <text:p>2865760,3412371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02" calcext:value-type="float">
            <text:p>202</text:p>
          </table:table-cell>
          <table:table-cell office:value-type="float" office:value="1030.204" calcext:value-type="float">
            <text:p>1030,204</text:p>
          </table:table-cell>
          <table:table-cell table:formula="of:=LN([.B222]-[.$P$6])" office:value-type="float" office:value="5.30826769740121" calcext:value-type="float">
            <text:p>5,30826769740121</text:p>
          </table:table-cell>
          <table:table-cell table:formula="of:=LN([.C222])" office:value-type="float" office:value="6.93751211986516" calcext:value-type="float">
            <text:p>6,93751211986516</text:p>
          </table:table-cell>
          <table:table-cell table:formula="of:=[.D222]*[.E222]" office:value-type="float" office:value="36.8261714862096" calcext:value-type="float">
            <text:p>36,8261714862096</text:p>
          </table:table-cell>
          <table:table-cell table:formula="of:=[.D222]*[.D222]" office:value-type="float" office:value="28.1777059472731" calcext:value-type="float">
            <text:p>28,1777059472731</text:p>
          </table:table-cell>
          <table:table-cell table:formula="of:=[.$P$7] * (([.B222] - [.$P$6])^[.$P$8])" office:value-type="float" office:value="1063.56660221858" calcext:value-type="float">
            <text:p>1063,56660221858</text:p>
          </table:table-cell>
          <table:table-cell table:formula="of:=LN([.H222])" office:value-type="float" office:value="6.96938325817877" calcext:value-type="float">
            <text:p>6,96938325817877</text:p>
          </table:table-cell>
          <table:table-cell table:formula="of:=([.E222]-[.I222])^2" office:value-type="float" office:value="0.00101576945740481" calcext:value-type="float">
            <text:p>0,00101576945740481</text:p>
          </table:table-cell>
          <table:table-cell table:number-columns-repeated="10"/>
          <table:table-cell table:formula="of:=[.U221]+2" office:value-type="float" office:value="440" calcext:value-type="float">
            <text:p>440</text:p>
          </table:table-cell>
          <table:table-cell table:formula="of:=437.73158 * (([.U222]-[.$P$6])^1.44466)" office:value-type="float" office:value="2884683.85168911" calcext:value-type="float">
            <text:p>2884683,8516891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03" calcext:value-type="float">
            <text:p>203</text:p>
          </table:table-cell>
          <table:table-cell office:value-type="float" office:value="1409" calcext:value-type="float">
            <text:p>1409</text:p>
          </table:table-cell>
          <table:table-cell table:formula="of:=LN([.B223]-[.$P$6])" office:value-type="float" office:value="5.31320597904179" calcext:value-type="float">
            <text:p>5,31320597904179</text:p>
          </table:table-cell>
          <table:table-cell table:formula="of:=LN([.C223])" office:value-type="float" office:value="7.25063551189868" calcext:value-type="float">
            <text:p>7,25063551189868</text:p>
          </table:table-cell>
          <table:table-cell table:formula="of:=[.D223]*[.E223]" office:value-type="float" office:value="38.5241199536728" calcext:value-type="float">
            <text:p>38,5241199536728</text:p>
          </table:table-cell>
          <table:table-cell table:formula="of:=[.D223]*[.D223]" office:value-type="float" office:value="28.2301577757254" calcext:value-type="float">
            <text:p>28,2301577757254</text:p>
          </table:table-cell>
          <table:table-cell table:formula="of:=[.$P$7] * (([.B223] - [.$P$6])^[.$P$8])" office:value-type="float" office:value="1068.83155974333" calcext:value-type="float">
            <text:p>1068,83155974333</text:p>
          </table:table-cell>
          <table:table-cell table:formula="of:=LN([.H223])" office:value-type="float" office:value="6.9743213305494" calcext:value-type="float">
            <text:p>6,9743213305494</text:p>
          </table:table-cell>
          <table:table-cell table:formula="of:=([.E223]-[.I223])^2" office:value-type="float" office:value="0.0763495268147246" calcext:value-type="float">
            <text:p>0,0763495268147246</text:p>
          </table:table-cell>
          <table:table-cell table:number-columns-repeated="10"/>
          <table:table-cell table:formula="of:=[.U222]+2" office:value-type="float" office:value="442" calcext:value-type="float">
            <text:p>442</text:p>
          </table:table-cell>
          <table:table-cell table:formula="of:=437.73158 * (([.U223]-[.$P$6])^1.44466)" office:value-type="float" office:value="2903645.64877795" calcext:value-type="float">
            <text:p>2903645,6487779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13" calcext:value-type="float">
            <text:p>213</text:p>
          </table:table-cell>
          <table:table-cell office:value-type="float" office:value="1597" calcext:value-type="float">
            <text:p>1597</text:p>
          </table:table-cell>
          <table:table-cell table:formula="of:=LN([.B224]-[.$P$6])" office:value-type="float" office:value="5.36129216570943" calcext:value-type="float">
            <text:p>5,36129216570943</text:p>
          </table:table-cell>
          <table:table-cell table:formula="of:=LN([.C224])" office:value-type="float" office:value="7.37588214821501" calcext:value-type="float">
            <text:p>7,37588214821501</text:p>
          </table:table-cell>
          <table:table-cell table:formula="of:=[.D224]*[.E224]" office:value-type="float" office:value="39.5442591764212" calcext:value-type="float">
            <text:p>39,5442591764212</text:p>
          </table:table-cell>
          <table:table-cell table:formula="of:=[.D224]*[.D224]" office:value-type="float" office:value="28.7434536860973" calcext:value-type="float">
            <text:p>28,7434536860973</text:p>
          </table:table-cell>
          <table:table-cell table:formula="of:=[.$P$7] * (([.B224] - [.$P$6])^[.$P$8])" office:value-type="float" office:value="1121.48107541313" calcext:value-type="float">
            <text:p>1121,48107541313</text:p>
          </table:table-cell>
          <table:table-cell table:formula="of:=LN([.H224])" office:value-type="float" office:value="7.02240547946491" calcext:value-type="float">
            <text:p>7,02240547946491</text:p>
          </table:table-cell>
          <table:table-cell table:formula="of:=([.E224]-[.I224])^2" office:value-type="float" office:value="0.124945755350671" calcext:value-type="float">
            <text:p>0,124945755350671</text:p>
          </table:table-cell>
          <table:table-cell table:number-columns-repeated="10"/>
          <table:table-cell table:formula="of:=[.U223]+2" office:value-type="float" office:value="444" calcext:value-type="float">
            <text:p>444</text:p>
          </table:table-cell>
          <table:table-cell table:formula="of:=437.73158 * (([.U224]-[.$P$6])^1.44466)" office:value-type="float" office:value="2922645.63619756" calcext:value-type="float">
            <text:p>2922645,6361975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15" calcext:value-type="float">
            <text:p>215</text:p>
          </table:table-cell>
          <table:table-cell office:value-type="float" office:value="766" calcext:value-type="float">
            <text:p>766</text:p>
          </table:table-cell>
          <table:table-cell table:formula="of:=LN([.B225]-[.$P$6])" office:value-type="float" office:value="5.37063802812766" calcext:value-type="float">
            <text:p>5,37063802812766</text:p>
          </table:table-cell>
          <table:table-cell table:formula="of:=LN([.C225])" office:value-type="float" office:value="6.64118216974059" calcext:value-type="float">
            <text:p>6,64118216974059</text:p>
          </table:table-cell>
          <table:table-cell table:formula="of:=[.D225]*[.E225]" office:value-type="float" office:value="35.6673855125322" calcext:value-type="float">
            <text:p>35,6673855125322</text:p>
          </table:table-cell>
          <table:table-cell table:formula="of:=[.D225]*[.D225]" office:value-type="float" office:value="28.843752829171" calcext:value-type="float">
            <text:p>28,843752829171</text:p>
          </table:table-cell>
          <table:table-cell table:formula="of:=[.$P$7] * (([.B225] - [.$P$6])^[.$P$8])" office:value-type="float" office:value="1132.01096581598" calcext:value-type="float">
            <text:p>1132,01096581598</text:p>
          </table:table-cell>
          <table:table-cell table:formula="of:=LN([.H225])" office:value-type="float" office:value="7.0317509458328" calcext:value-type="float">
            <text:p>7,0317509458328</text:p>
          </table:table-cell>
          <table:table-cell table:formula="of:=([.E225]-[.I225])^2" office:value-type="float" office:value="0.152543968858164" calcext:value-type="float">
            <text:p>0,152543968858164</text:p>
          </table:table-cell>
          <table:table-cell table:number-columns-repeated="10"/>
          <table:table-cell table:formula="of:=[.U224]+2" office:value-type="float" office:value="446" calcext:value-type="float">
            <text:p>446</text:p>
          </table:table-cell>
          <table:table-cell table:formula="of:=437.73158 * (([.U225]-[.$P$6])^1.44466)" office:value-type="float" office:value="2941683.71831724" calcext:value-type="float">
            <text:p>2941683,7183172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18" calcext:value-type="float">
            <text:p>218</text:p>
          </table:table-cell>
          <table:table-cell office:value-type="float" office:value="1085" calcext:value-type="float">
            <text:p>1085</text:p>
          </table:table-cell>
          <table:table-cell table:formula="of:=LN([.B226]-[.$P$6])" office:value-type="float" office:value="5.38449506278909" calcext:value-type="float">
            <text:p>5,38449506278909</text:p>
          </table:table-cell>
          <table:table-cell table:formula="of:=LN([.C226])" office:value-type="float" office:value="6.98933526597456" calcext:value-type="float">
            <text:p>6,98933526597456</text:p>
          </table:table-cell>
          <table:table-cell table:formula="of:=[.D226]*[.E226]" office:value-type="float" office:value="37.6340412318177" calcext:value-type="float">
            <text:p>37,6340412318177</text:p>
          </table:table-cell>
          <table:table-cell table:formula="of:=[.D226]*[.D226]" office:value-type="float" office:value="28.9927870812001" calcext:value-type="float">
            <text:p>28,9927870812001</text:p>
          </table:table-cell>
          <table:table-cell table:formula="of:=[.$P$7] * (([.B226] - [.$P$6])^[.$P$8])" office:value-type="float" office:value="1147.80579364911" calcext:value-type="float">
            <text:p>1147,80579364911</text:p>
          </table:table-cell>
          <table:table-cell table:formula="of:=LN([.H226])" office:value-type="float" office:value="7.04560739327357" calcext:value-type="float">
            <text:p>7,04560739327357</text:p>
          </table:table-cell>
          <table:table-cell table:formula="of:=([.E226]-[.I226])^2" office:value-type="float" office:value="0.00316655231075632" calcext:value-type="float">
            <text:p>0,00316655231075632</text:p>
          </table:table-cell>
          <table:table-cell table:number-columns-repeated="10"/>
          <table:table-cell table:formula="of:=[.U225]+2" office:value-type="float" office:value="448" calcext:value-type="float">
            <text:p>448</text:p>
          </table:table-cell>
          <table:table-cell table:formula="of:=437.73158 * (([.U226]-[.$P$6])^1.44466)" office:value-type="float" office:value="2960759.80017394" calcext:value-type="float">
            <text:p>2960759,8001739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18" calcext:value-type="float">
            <text:p>218</text:p>
          </table:table-cell>
          <table:table-cell office:value-type="float" office:value="1138" calcext:value-type="float">
            <text:p>1138</text:p>
          </table:table-cell>
          <table:table-cell table:formula="of:=LN([.B227]-[.$P$6])" office:value-type="float" office:value="5.38449506278909" calcext:value-type="float">
            <text:p>5,38449506278909</text:p>
          </table:table-cell>
          <table:table-cell table:formula="of:=LN([.C227])" office:value-type="float" office:value="7.03702761468628" calcext:value-type="float">
            <text:p>7,03702761468628</text:p>
          </table:table-cell>
          <table:table-cell table:formula="of:=[.D227]*[.E227]" office:value-type="float" office:value="37.8908404479887" calcext:value-type="float">
            <text:p>37,8908404479887</text:p>
          </table:table-cell>
          <table:table-cell table:formula="of:=[.D227]*[.D227]" office:value-type="float" office:value="28.9927870812001" calcext:value-type="float">
            <text:p>28,9927870812001</text:p>
          </table:table-cell>
          <table:table-cell table:formula="of:=[.$P$7] * (([.B227] - [.$P$6])^[.$P$8])" office:value-type="float" office:value="1147.80579364911" calcext:value-type="float">
            <text:p>1147,80579364911</text:p>
          </table:table-cell>
          <table:table-cell table:formula="of:=LN([.H227])" office:value-type="float" office:value="7.04560739327357" calcext:value-type="float">
            <text:p>7,04560739327357</text:p>
          </table:table-cell>
          <table:table-cell table:formula="of:=([.E227]-[.I227])^2" office:value-type="float" office:value="0.0000736126006070396" calcext:value-type="float">
            <text:p>7,36126006070396E-05</text:p>
          </table:table-cell>
          <table:table-cell table:number-columns-repeated="10"/>
          <table:table-cell table:formula="of:=[.U226]+2" office:value-type="float" office:value="450" calcext:value-type="float">
            <text:p>450</text:p>
          </table:table-cell>
          <table:table-cell table:formula="of:=437.73158 * (([.U227]-[.$P$6])^1.44466)" office:value-type="float" office:value="2979873.78746465" calcext:value-type="float">
            <text:p>2979873,7874646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27" calcext:value-type="float">
            <text:p>227</text:p>
          </table:table-cell>
          <table:table-cell office:value-type="float" office:value="955" calcext:value-type="float">
            <text:p>955</text:p>
          </table:table-cell>
          <table:table-cell table:formula="of:=LN([.B228]-[.$P$6])" office:value-type="float" office:value="5.4249500174814" calcext:value-type="float">
            <text:p>5,4249500174814</text:p>
          </table:table-cell>
          <table:table-cell table:formula="of:=LN([.C228])" office:value-type="float" office:value="6.86171134048073" calcext:value-type="float">
            <text:p>6,86171134048073</text:p>
          </table:table-cell>
          <table:table-cell table:formula="of:=[.D228]*[.E228]" office:value-type="float" office:value="37.2244410564933" calcext:value-type="float">
            <text:p>37,2244410564933</text:p>
          </table:table-cell>
          <table:table-cell table:formula="of:=[.D228]*[.D228]" office:value-type="float" office:value="29.4300826921715" calcext:value-type="float">
            <text:p>29,4300826921715</text:p>
          </table:table-cell>
          <table:table-cell table:formula="of:=[.$P$7] * (([.B228] - [.$P$6])^[.$P$8])" office:value-type="float" office:value="1195.19022237715" calcext:value-type="float">
            <text:p>1195,19022237715</text:p>
          </table:table-cell>
          <table:table-cell table:formula="of:=LN([.H228])" office:value-type="float" office:value="7.08606063360308" calcext:value-type="float">
            <text:p>7,08606063360308</text:p>
          </table:table-cell>
          <table:table-cell table:formula="of:=([.E228]-[.I228])^2" office:value-type="float" office:value="0.050332605324498" calcext:value-type="float">
            <text:p>0,050332605324498</text:p>
          </table:table-cell>
          <table:table-cell table:number-columns-repeated="10"/>
          <table:table-cell table:formula="of:=[.U227]+2" office:value-type="float" office:value="452" calcext:value-type="float">
            <text:p>452</text:p>
          </table:table-cell>
          <table:table-cell table:formula="of:=437.73158 * (([.U228]-[.$P$6])^1.44466)" office:value-type="float" office:value="2999025.5865389" calcext:value-type="float">
            <text:p>2999025,586538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30" calcext:value-type="float">
            <text:p>230</text:p>
          </table:table-cell>
          <table:table-cell office:value-type="float" office:value="1327" calcext:value-type="float">
            <text:p>1327</text:p>
          </table:table-cell>
          <table:table-cell table:formula="of:=LN([.B229]-[.$P$6])" office:value-type="float" office:value="5.4380793089232" calcext:value-type="float">
            <text:p>5,4380793089232</text:p>
          </table:table-cell>
          <table:table-cell table:formula="of:=LN([.C229])" office:value-type="float" office:value="7.19067603433221" calcext:value-type="float">
            <text:p>7,19067603433221</text:p>
          </table:table-cell>
          <table:table-cell table:formula="of:=[.D229]*[.E229]" office:value-type="float" office:value="39.1034665594719" calcext:value-type="float">
            <text:p>39,1034665594719</text:p>
          </table:table-cell>
          <table:table-cell table:formula="of:=[.D229]*[.D229]" office:value-type="float" office:value="29.5727065701386" calcext:value-type="float">
            <text:p>29,5727065701386</text:p>
          </table:table-cell>
          <table:table-cell table:formula="of:=[.$P$7] * (([.B229] - [.$P$6])^[.$P$8])" office:value-type="float" office:value="1210.98501410186" calcext:value-type="float">
            <text:p>1210,98501410186</text:p>
          </table:table-cell>
          <table:table-cell table:formula="of:=LN([.H229])" office:value-type="float" office:value="7.09918936866385" calcext:value-type="float">
            <text:p>7,09918936866385</text:p>
          </table:table-cell>
          <table:table-cell table:formula="of:=([.E229]-[.I229])^2" office:value-type="float" office:value="0.00836980999511317" calcext:value-type="float">
            <text:p>0,00836980999511317</text:p>
          </table:table-cell>
          <table:table-cell table:number-columns-repeated="10"/>
          <table:table-cell table:formula="of:=[.U228]+2" office:value-type="float" office:value="454" calcext:value-type="float">
            <text:p>454</text:p>
          </table:table-cell>
          <table:table-cell table:formula="of:=437.73158 * (([.U229]-[.$P$6])^1.44466)" office:value-type="float" office:value="3018215.10439135" calcext:value-type="float">
            <text:p>3018215,1043913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32" calcext:value-type="float">
            <text:p>232</text:p>
          </table:table-cell>
          <table:table-cell office:value-type="float" office:value="1736" calcext:value-type="float">
            <text:p>1736</text:p>
          </table:table-cell>
          <table:table-cell table:formula="of:=LN([.B230]-[.$P$6])" office:value-type="float" office:value="5.44673737166631" calcext:value-type="float">
            <text:p>5,44673737166631</text:p>
          </table:table-cell>
          <table:table-cell table:formula="of:=LN([.C230])" office:value-type="float" office:value="7.4593388952203" calcext:value-type="float">
            <text:p>7,4593388952203</text:p>
          </table:table-cell>
          <table:table-cell table:formula="of:=[.D230]*[.E230]" office:value-type="float" office:value="40.6290599285205" calcext:value-type="float">
            <text:p>40,6290599285205</text:p>
          </table:table-cell>
          <table:table-cell table:formula="of:=[.D230]*[.D230]" office:value-type="float" office:value="29.6669479959064" calcext:value-type="float">
            <text:p>29,6669479959064</text:p>
          </table:table-cell>
          <table:table-cell table:formula="of:=[.$P$7] * (([.B230] - [.$P$6])^[.$P$8])" office:value-type="float" office:value="1221.51487039426" calcext:value-type="float">
            <text:p>1221,51487039426</text:p>
          </table:table-cell>
          <table:table-cell table:formula="of:=LN([.H230])" office:value-type="float" office:value="7.10784706450356" calcext:value-type="float">
            <text:p>7,10784706450356</text:p>
          </table:table-cell>
          <table:table-cell table:formula="of:=([.E230]-[.I230])^2" office:value-type="float" office:value="0.123546507060602" calcext:value-type="float">
            <text:p>0,123546507060602</text:p>
          </table:table-cell>
          <table:table-cell table:number-columns-repeated="10"/>
          <table:table-cell table:formula="of:=[.U229]+2" office:value-type="float" office:value="456" calcext:value-type="float">
            <text:p>456</text:p>
          </table:table-cell>
          <table:table-cell table:formula="of:=437.73158 * (([.U230]-[.$P$6])^1.44466)" office:value-type="float" office:value="3037442.24865455" calcext:value-type="float">
            <text:p>3037442,2486545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32" calcext:value-type="float">
            <text:p>232</text:p>
          </table:table-cell>
          <table:table-cell office:value-type="float" office:value="1720" calcext:value-type="float">
            <text:p>1720</text:p>
          </table:table-cell>
          <table:table-cell table:formula="of:=LN([.B231]-[.$P$6])" office:value-type="float" office:value="5.44673737166631" calcext:value-type="float">
            <text:p>5,44673737166631</text:p>
          </table:table-cell>
          <table:table-cell table:formula="of:=LN([.C231])" office:value-type="float" office:value="7.4500795698075" calcext:value-type="float">
            <text:p>7,4500795698075</text:p>
          </table:table-cell>
          <table:table-cell table:formula="of:=[.D231]*[.E231]" office:value-type="float" office:value="40.5786268147582" calcext:value-type="float">
            <text:p>40,5786268147582</text:p>
          </table:table-cell>
          <table:table-cell table:formula="of:=[.D231]*[.D231]" office:value-type="float" office:value="29.6669479959064" calcext:value-type="float">
            <text:p>29,6669479959064</text:p>
          </table:table-cell>
          <table:table-cell table:formula="of:=[.$P$7] * (([.B231] - [.$P$6])^[.$P$8])" office:value-type="float" office:value="1221.51487039426" calcext:value-type="float">
            <text:p>1221,51487039426</text:p>
          </table:table-cell>
          <table:table-cell table:formula="of:=LN([.H231])" office:value-type="float" office:value="7.10784706450356" calcext:value-type="float">
            <text:p>7,10784706450356</text:p>
          </table:table-cell>
          <table:table-cell table:formula="of:=([.E231]-[.I231])^2" office:value-type="float" office:value="0.11712308768661" calcext:value-type="float">
            <text:p>0,11712308768661</text:p>
          </table:table-cell>
          <table:table-cell table:number-columns-repeated="10"/>
          <table:table-cell table:formula="of:=[.U230]+2" office:value-type="float" office:value="458" calcext:value-type="float">
            <text:p>458</text:p>
          </table:table-cell>
          <table:table-cell table:formula="of:=437.73158 * (([.U231]-[.$P$6])^1.44466)" office:value-type="float" office:value="3056706.92759177" calcext:value-type="float">
            <text:p>3056706,9275917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33" calcext:value-type="float">
            <text:p>233</text:p>
          </table:table-cell>
          <table:table-cell office:value-type="float" office:value="1767" calcext:value-type="float">
            <text:p>1767</text:p>
          </table:table-cell>
          <table:table-cell table:formula="of:=LN([.B232]-[.$P$6])" office:value-type="float" office:value="5.4510384535657" calcext:value-type="float">
            <text:p>5,4510384535657</text:p>
          </table:table-cell>
          <table:table-cell table:formula="of:=LN([.C232])" office:value-type="float" office:value="7.4770384723197" calcext:value-type="float">
            <text:p>7,4770384723197</text:p>
          </table:table-cell>
          <table:table-cell table:formula="of:=[.D232]*[.E232]" office:value-type="float" office:value="40.7576242314048" calcext:value-type="float">
            <text:p>40,7576242314048</text:p>
          </table:table-cell>
          <table:table-cell table:formula="of:=[.D232]*[.D232]" office:value-type="float" office:value="29.7138202222519" calcext:value-type="float">
            <text:p>29,7138202222519</text:p>
          </table:table-cell>
          <table:table-cell table:formula="of:=[.$P$7] * (([.B232] - [.$P$6])^[.$P$8])" office:value-type="float" office:value="1226.77979709583" calcext:value-type="float">
            <text:p>1226,77979709583</text:p>
          </table:table-cell>
          <table:table-cell table:formula="of:=LN([.H232])" office:value-type="float" office:value="7.11214796413566" calcext:value-type="float">
            <text:p>7,11214796413566</text:p>
          </table:table-cell>
          <table:table-cell table:formula="of:=([.E232]-[.I232])^2" office:value-type="float" office:value="0.133145082962802" calcext:value-type="float">
            <text:p>0,133145082962802</text:p>
          </table:table-cell>
          <table:table-cell table:number-columns-repeated="10"/>
          <table:table-cell table:formula="of:=[.U231]+2" office:value-type="float" office:value="460" calcext:value-type="float">
            <text:p>460</text:p>
          </table:table-cell>
          <table:table-cell table:formula="of:=437.73158 * (([.U232]-[.$P$6])^1.44466)" office:value-type="float" office:value="3076009.05008996" calcext:value-type="float">
            <text:p>3076009,0500899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39" calcext:value-type="float">
            <text:p>239</text:p>
          </table:table-cell>
          <table:table-cell office:value-type="float" office:value="1803" calcext:value-type="float">
            <text:p>1803</text:p>
          </table:table-cell>
          <table:table-cell table:formula="of:=LN([.B233]-[.$P$6])" office:value-type="float" office:value="5.47646355193151" calcext:value-type="float">
            <text:p>5,47646355193151</text:p>
          </table:table-cell>
          <table:table-cell table:formula="of:=LN([.C233])" office:value-type="float" office:value="7.49720722320332" calcext:value-type="float">
            <text:p>7,49720722320332</text:p>
          </table:table-cell>
          <table:table-cell table:formula="of:=[.D233]*[.E233]" office:value-type="float" office:value="41.0581820991506" calcext:value-type="float">
            <text:p>41,0581820991506</text:p>
          </table:table-cell>
          <table:table-cell table:formula="of:=[.D233]*[.D233]" office:value-type="float" office:value="29.9916530356343" calcext:value-type="float">
            <text:p>29,9916530356343</text:p>
          </table:table-cell>
          <table:table-cell table:formula="of:=[.$P$7] * (([.B233] - [.$P$6])^[.$P$8])" office:value-type="float" office:value="1258.36933733844" calcext:value-type="float">
            <text:p>1258,36933733844</text:p>
          </table:table-cell>
          <table:table-cell table:formula="of:=LN([.H233])" office:value-type="float" office:value="7.13757198506008" calcext:value-type="float">
            <text:p>7,13757198506008</text:p>
          </table:table-cell>
          <table:table-cell table:formula="of:=([.E233]-[.I233])^2" office:value-type="float" office:value="0.129337504514347" calcext:value-type="float">
            <text:p>0,129337504514347</text:p>
          </table:table-cell>
          <table:table-cell table:number-columns-repeated="10"/>
          <table:table-cell table:formula="of:=[.U232]+2" office:value-type="float" office:value="462" calcext:value-type="float">
            <text:p>462</text:p>
          </table:table-cell>
          <table:table-cell table:formula="of:=437.73158 * (([.U233]-[.$P$6])^1.44466)" office:value-type="float" office:value="3095348.52565281" calcext:value-type="float">
            <text:p>3095348,5256528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40" calcext:value-type="float">
            <text:p>240</text:p>
          </table:table-cell>
          <table:table-cell office:value-type="float" office:value="1846" calcext:value-type="float">
            <text:p>1846</text:p>
          </table:table-cell>
          <table:table-cell table:formula="of:=LN([.B234]-[.$P$6])" office:value-type="float" office:value="5.48063892334199" calcext:value-type="float">
            <text:p>5,48063892334199</text:p>
          </table:table-cell>
          <table:table-cell table:formula="of:=LN([.C234])" office:value-type="float" office:value="7.5207764150628" calcext:value-type="float">
            <text:p>7,5207764150628</text:p>
          </table:table-cell>
          <table:table-cell table:formula="of:=[.D234]*[.E234]" office:value-type="float" office:value="41.2186599541456" calcext:value-type="float">
            <text:p>41,2186599541456</text:p>
          </table:table-cell>
          <table:table-cell table:formula="of:=[.D234]*[.D234]" office:value-type="float" office:value="30.0374030080513" calcext:value-type="float">
            <text:p>30,0374030080513</text:p>
          </table:table-cell>
          <table:table-cell table:formula="of:=[.$P$7] * (([.B234] - [.$P$6])^[.$P$8])" office:value-type="float" office:value="1263.63425742179" calcext:value-type="float">
            <text:p>1263,63425742179</text:p>
          </table:table-cell>
          <table:table-cell table:formula="of:=LN([.H234])" office:value-type="float" office:value="7.14174717953051" calcext:value-type="float">
            <text:p>7,14174717953051</text:p>
          </table:table-cell>
          <table:table-cell table:formula="of:=([.E234]-[.I234])^2" office:value-type="float" office:value="0.143663161388189" calcext:value-type="float">
            <text:p>0,143663161388189</text:p>
          </table:table-cell>
          <table:table-cell table:number-columns-repeated="10"/>
          <table:table-cell table:formula="of:=[.U233]+2" office:value-type="float" office:value="464" calcext:value-type="float">
            <text:p>464</text:p>
          </table:table-cell>
          <table:table-cell table:formula="of:=437.73158 * (([.U234]-[.$P$6])^1.44466)" office:value-type="float" office:value="3114725.26439391" calcext:value-type="float">
            <text:p>3114725,2643939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45" calcext:value-type="float">
            <text:p>245</text:p>
          </table:table-cell>
          <table:table-cell office:value-type="float" office:value="989" calcext:value-type="float">
            <text:p>989</text:p>
          </table:table-cell>
          <table:table-cell table:formula="of:=LN([.B235]-[.$P$6])" office:value-type="float" office:value="5.50125821054473" calcext:value-type="float">
            <text:p>5,50125821054473</text:p>
          </table:table-cell>
          <table:table-cell table:formula="of:=LN([.C235])" office:value-type="float" office:value="6.89669433162271" calcext:value-type="float">
            <text:p>6,89669433162271</text:p>
          </table:table-cell>
          <table:table-cell table:formula="of:=[.D235]*[.E235]" office:value-type="float" office:value="37.9404963174567" calcext:value-type="float">
            <text:p>37,9404963174567</text:p>
          </table:table-cell>
          <table:table-cell table:formula="of:=[.D235]*[.D235]" office:value-type="float" office:value="30.2638418990858" calcext:value-type="float">
            <text:p>30,2638418990858</text:p>
          </table:table-cell>
          <table:table-cell table:formula="of:=[.$P$7] * (([.B235] - [.$P$6])^[.$P$8])" office:value-type="float" office:value="1289.95884397069" calcext:value-type="float">
            <text:p>1289,95884397069</text:p>
          </table:table-cell>
          <table:table-cell table:formula="of:=LN([.H235])" office:value-type="float" office:value="7.16236559294809" calcext:value-type="float">
            <text:p>7,16236559294809</text:p>
          </table:table-cell>
          <table:table-cell table:formula="of:=([.E235]-[.I235])^2" office:value-type="float" office:value="0.0705812190942156" calcext:value-type="float">
            <text:p>0,0705812190942156</text:p>
          </table:table-cell>
          <table:table-cell table:number-columns-repeated="10"/>
          <table:table-cell table:formula="of:=[.U234]+2" office:value-type="float" office:value="466" calcext:value-type="float">
            <text:p>466</text:p>
          </table:table-cell>
          <table:table-cell table:formula="of:=437.73158 * (([.U235]-[.$P$6])^1.44466)" office:value-type="float" office:value="3134139.17703005" calcext:value-type="float">
            <text:p>3134139,17703005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51" calcext:value-type="float">
            <text:p>251</text:p>
          </table:table-cell>
          <table:table-cell office:value-type="float" office:value="1511.808" calcext:value-type="float">
            <text:p>1511,808</text:p>
          </table:table-cell>
          <table:table-cell table:formula="of:=LN([.B236]-[.$P$6])" office:value-type="float" office:value="5.52545293913178" calcext:value-type="float">
            <text:p>5,52545293913178</text:p>
          </table:table-cell>
          <table:table-cell table:formula="of:=LN([.C236])" office:value-type="float" office:value="7.32106156454933" calcext:value-type="float">
            <text:p>7,32106156454933</text:p>
          </table:table-cell>
          <table:table-cell table:formula="of:=[.D236]*[.E236]" office:value-type="float" office:value="40.4521811394038" calcext:value-type="float">
            <text:p>40,4521811394038</text:p>
          </table:table-cell>
          <table:table-cell table:formula="of:=[.D236]*[.D236]" office:value-type="float" office:value="30.5306301825601" calcext:value-type="float">
            <text:p>30,5306301825601</text:p>
          </table:table-cell>
          <table:table-cell table:formula="of:=[.$P$7] * (([.B236] - [.$P$6])^[.$P$8])" office:value-type="float" office:value="1321.5483178159" calcext:value-type="float">
            <text:p>1321,5483178159</text:p>
          </table:table-cell>
          <table:table-cell table:formula="of:=LN([.H236])" office:value-type="float" office:value="7.18655929623322" calcext:value-type="float">
            <text:p>7,18655929623322</text:p>
          </table:table-cell>
          <table:table-cell table:formula="of:=([.E236]-[.I236])^2" office:value-type="float" office:value="0.0180908601821777" calcext:value-type="float">
            <text:p>0,0180908601821777</text:p>
          </table:table-cell>
          <table:table-cell table:number-columns-repeated="10"/>
          <table:table-cell table:formula="of:=[.U235]+2" office:value-type="float" office:value="468" calcext:value-type="float">
            <text:p>468</text:p>
          </table:table-cell>
          <table:table-cell table:formula="of:=437.73158 * (([.U236]-[.$P$6])^1.44466)" office:value-type="float" office:value="3153590.17487457" calcext:value-type="float">
            <text:p>3153590,1748745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51" calcext:value-type="float">
            <text:p>251</text:p>
          </table:table-cell>
          <table:table-cell office:value-type="float" office:value="1113" calcext:value-type="float">
            <text:p>1113</text:p>
          </table:table-cell>
          <table:table-cell table:formula="of:=LN([.B237]-[.$P$6])" office:value-type="float" office:value="5.52545293913178" calcext:value-type="float">
            <text:p>5,52545293913178</text:p>
          </table:table-cell>
          <table:table-cell table:formula="of:=LN([.C237])" office:value-type="float" office:value="7.01481435127555" calcext:value-type="float">
            <text:p>7,01481435127555</text:p>
          </table:table-cell>
          <table:table-cell table:formula="of:=[.D237]*[.E237]" office:value-type="float" office:value="38.7600265747193" calcext:value-type="float">
            <text:p>38,7600265747193</text:p>
          </table:table-cell>
          <table:table-cell table:formula="of:=[.D237]*[.D237]" office:value-type="float" office:value="30.5306301825601" calcext:value-type="float">
            <text:p>30,5306301825601</text:p>
          </table:table-cell>
          <table:table-cell table:formula="of:=[.$P$7] * (([.B237] - [.$P$6])^[.$P$8])" office:value-type="float" office:value="1321.5483178159" calcext:value-type="float">
            <text:p>1321,5483178159</text:p>
          </table:table-cell>
          <table:table-cell table:formula="of:=LN([.H237])" office:value-type="float" office:value="7.18655929623322" calcext:value-type="float">
            <text:p>7,18655929623322</text:p>
          </table:table-cell>
          <table:table-cell table:formula="of:=([.E237]-[.I237])^2" office:value-type="float" office:value="0.0294963261185155" calcext:value-type="float">
            <text:p>0,0294963261185155</text:p>
          </table:table-cell>
          <table:table-cell table:number-columns-repeated="10"/>
          <table:table-cell table:formula="of:=[.U236]+2" office:value-type="float" office:value="470" calcext:value-type="float">
            <text:p>470</text:p>
          </table:table-cell>
          <table:table-cell table:formula="of:=437.73158 * (([.U237]-[.$P$6])^1.44466)" office:value-type="float" office:value="3173078.16983088" calcext:value-type="float">
            <text:p>3173078,1698308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51" calcext:value-type="float">
            <text:p>251</text:p>
          </table:table-cell>
          <table:table-cell office:value-type="float" office:value="1950" calcext:value-type="float">
            <text:p>1950</text:p>
          </table:table-cell>
          <table:table-cell table:formula="of:=LN([.B238]-[.$P$6])" office:value-type="float" office:value="5.52545293913178" calcext:value-type="float">
            <text:p>5,52545293913178</text:p>
          </table:table-cell>
          <table:table-cell table:formula="of:=LN([.C238])" office:value-type="float" office:value="7.57558465155779" calcext:value-type="float">
            <text:p>7,57558465155779</text:p>
          </table:table-cell>
          <table:table-cell table:formula="of:=[.D238]*[.E238]" office:value-type="float" office:value="41.8585364785916" calcext:value-type="float">
            <text:p>41,8585364785916</text:p>
          </table:table-cell>
          <table:table-cell table:formula="of:=[.D238]*[.D238]" office:value-type="float" office:value="30.5306301825601" calcext:value-type="float">
            <text:p>30,5306301825601</text:p>
          </table:table-cell>
          <table:table-cell table:formula="of:=[.$P$7] * (([.B238] - [.$P$6])^[.$P$8])" office:value-type="float" office:value="1321.5483178159" calcext:value-type="float">
            <text:p>1321,5483178159</text:p>
          </table:table-cell>
          <table:table-cell table:formula="of:=LN([.H238])" office:value-type="float" office:value="7.18655929623322" calcext:value-type="float">
            <text:p>7,18655929623322</text:p>
          </table:table-cell>
          <table:table-cell table:formula="of:=([.E238]-[.I238])^2" office:value-type="float" office:value="0.151340727085409" calcext:value-type="float">
            <text:p>0,151340727085409</text:p>
          </table:table-cell>
          <table:table-cell table:number-columns-repeated="10"/>
          <table:table-cell table:formula="of:=[.U237]+2" office:value-type="float" office:value="472" calcext:value-type="float">
            <text:p>472</text:p>
          </table:table-cell>
          <table:table-cell table:formula="of:=437.73158 * (([.U238]-[.$P$6])^1.44466)" office:value-type="float" office:value="3192603.07438598" calcext:value-type="float">
            <text:p>3192603,0743859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52" calcext:value-type="float">
            <text:p>252</text:p>
          </table:table-cell>
          <table:table-cell office:value-type="float" office:value="1928" calcext:value-type="float">
            <text:p>1928</text:p>
          </table:table-cell>
          <table:table-cell table:formula="of:=LN([.B239]-[.$P$6])" office:value-type="float" office:value="5.52942908751142" calcext:value-type="float">
            <text:p>5,52942908751142</text:p>
          </table:table-cell>
          <table:table-cell table:formula="of:=LN([.C239])" office:value-type="float" office:value="7.56423847517049" calcext:value-type="float">
            <text:p>7,56423847517049</text:p>
          </table:table-cell>
          <table:table-cell table:formula="of:=[.D239]*[.E239]" office:value-type="float" office:value="41.8259202494808" calcext:value-type="float">
            <text:p>41,8259202494808</text:p>
          </table:table-cell>
          <table:table-cell table:formula="of:=[.D239]*[.D239]" office:value-type="float" office:value="30.5745860338174" calcext:value-type="float">
            <text:p>30,5745860338174</text:p>
          </table:table-cell>
          <table:table-cell table:formula="of:=[.$P$7] * (([.B239] - [.$P$6])^[.$P$8])" office:value-type="float" office:value="1326.8132269914" calcext:value-type="float">
            <text:p>1326,8132269914</text:p>
          </table:table-cell>
          <table:table-cell table:formula="of:=LN([.H239])" office:value-type="float" office:value="7.19053527611531" calcext:value-type="float">
            <text:p>7,19053527611531</text:p>
          </table:table-cell>
          <table:table-cell table:formula="of:=([.E239]-[.I239])^2" office:value-type="float" office:value="0.139654080984078" calcext:value-type="float">
            <text:p>0,139654080984078</text:p>
          </table:table-cell>
          <table:table-cell table:number-columns-repeated="10"/>
          <table:table-cell table:formula="of:=[.U238]+2" office:value-type="float" office:value="474" calcext:value-type="float">
            <text:p>474</text:p>
          </table:table-cell>
          <table:table-cell table:formula="of:=437.73158 * (([.U239]-[.$P$6])^1.44466)" office:value-type="float" office:value="3212164.8016042" calcext:value-type="float">
            <text:p>3212164,801604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66" calcext:value-type="float">
            <text:p>266</text:p>
          </table:table-cell>
          <table:table-cell office:value-type="float" office:value="1409" calcext:value-type="float">
            <text:p>1409</text:p>
          </table:table-cell>
          <table:table-cell table:formula="of:=LN([.B240]-[.$P$6])" office:value-type="float" office:value="5.5834963087817" calcext:value-type="float">
            <text:p>5,5834963087817</text:p>
          </table:table-cell>
          <table:table-cell table:formula="of:=LN([.C240])" office:value-type="float" office:value="7.25063551189868" calcext:value-type="float">
            <text:p>7,25063551189868</text:p>
          </table:table-cell>
          <table:table-cell table:formula="of:=[.D240]*[.E240]" office:value-type="float" office:value="40.4838966170078" calcext:value-type="float">
            <text:p>40,4838966170078</text:p>
          </table:table-cell>
          <table:table-cell table:formula="of:=[.D240]*[.D240]" office:value-type="float" office:value="31.1754310301789" calcext:value-type="float">
            <text:p>31,1754310301789</text:p>
          </table:table-cell>
          <table:table-cell table:formula="of:=[.$P$7] * (([.B240] - [.$P$6])^[.$P$8])" office:value-type="float" office:value="1400.52186404073" calcext:value-type="float">
            <text:p>1400,52186404073</text:p>
          </table:table-cell>
          <table:table-cell table:formula="of:=LN([.H240])" office:value-type="float" office:value="7.24460020617468" calcext:value-type="float">
            <text:p>7,24460020617468</text:p>
          </table:table-cell>
          <table:table-cell table:formula="of:=([.E240]-[.I240])^2" office:value-type="float" office:value="0.0000364249151821112" calcext:value-type="float">
            <text:p>3,64249151821112E-05</text:p>
          </table:table-cell>
          <table:table-cell table:number-columns-repeated="10"/>
          <table:table-cell table:formula="of:=[.U239]+2" office:value-type="float" office:value="476" calcext:value-type="float">
            <text:p>476</text:p>
          </table:table-cell>
          <table:table-cell table:formula="of:=437.73158 * (([.U240]-[.$P$6])^1.44466)" office:value-type="float" office:value="3231763.2651209" calcext:value-type="float">
            <text:p>3231763,2651209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82" calcext:value-type="float">
            <text:p>282</text:p>
          </table:table-cell>
          <table:table-cell office:value-type="float" office:value="1377" calcext:value-type="float">
            <text:p>1377</text:p>
          </table:table-cell>
          <table:table-cell table:formula="of:=LN([.B241]-[.$P$6])" office:value-type="float" office:value="5.64190707093811" calcext:value-type="float">
            <text:p>5,64190707093811</text:p>
          </table:table-cell>
          <table:table-cell table:formula="of:=LN([.C241])" office:value-type="float" office:value="7.22766249872865" calcext:value-type="float">
            <text:p>7,22766249872865</text:p>
          </table:table-cell>
          <table:table-cell table:formula="of:=[.D241]*[.E241]" office:value-type="float" office:value="40.7778001579314" calcext:value-type="float">
            <text:p>40,7778001579314</text:p>
          </table:table-cell>
          <table:table-cell table:formula="of:=[.D241]*[.D241]" office:value-type="float" office:value="31.8311153971015" calcext:value-type="float">
            <text:p>31,8311153971015</text:p>
          </table:table-cell>
          <table:table-cell table:formula="of:=[.$P$7] * (([.B241] - [.$P$6])^[.$P$8])" office:value-type="float" office:value="1484.76010547696" calcext:value-type="float">
            <text:p>1484,76010547696</text:p>
          </table:table-cell>
          <table:table-cell table:formula="of:=LN([.H241])" office:value-type="float" office:value="7.30300849305362" calcext:value-type="float">
            <text:p>7,30300849305362</text:p>
          </table:table-cell>
          <table:table-cell table:formula="of:=([.E241]-[.I241])^2" office:value-type="float" office:value="0.00567701886081793" calcext:value-type="float">
            <text:p>0,00567701886081793</text:p>
          </table:table-cell>
          <table:table-cell table:number-columns-repeated="10"/>
          <table:table-cell table:formula="of:=[.U240]+2" office:value-type="float" office:value="478" calcext:value-type="float">
            <text:p>478</text:p>
          </table:table-cell>
          <table:table-cell table:formula="of:=437.73158 * (([.U241]-[.$P$6])^1.44466)" office:value-type="float" office:value="3251398.37913641" calcext:value-type="float">
            <text:p>3251398,3791364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86" calcext:value-type="float">
            <text:p>286</text:p>
          </table:table-cell>
          <table:table-cell office:value-type="float" office:value="1904" calcext:value-type="float">
            <text:p>1904</text:p>
          </table:table-cell>
          <table:table-cell table:formula="of:=LN([.B242]-[.$P$6])" office:value-type="float" office:value="5.65599181081985" calcext:value-type="float">
            <text:p>5,65599181081985</text:p>
          </table:table-cell>
          <table:table-cell table:formula="of:=LN([.C242])" office:value-type="float" office:value="7.55171221535131" calcext:value-type="float">
            <text:p>7,55171221535131</text:p>
          </table:table-cell>
          <table:table-cell table:formula="of:=[.D242]*[.E242]" office:value-type="float" office:value="42.7124224476953" calcext:value-type="float">
            <text:p>42,7124224476953</text:p>
          </table:table-cell>
          <table:table-cell table:formula="of:=[.D242]*[.D242]" office:value-type="float" office:value="31.9902433640612" calcext:value-type="float">
            <text:p>31,9902433640612</text:p>
          </table:table-cell>
          <table:table-cell table:formula="of:=[.$P$7] * (([.B242] - [.$P$6])^[.$P$8])" office:value-type="float" office:value="1505.81963372597" calcext:value-type="float">
            <text:p>1505,81963372597</text:p>
          </table:table-cell>
          <table:table-cell table:formula="of:=LN([.H242])" office:value-type="float" office:value="7.31709263606523" calcext:value-type="float">
            <text:p>7,31709263606523</text:p>
          </table:table-cell>
          <table:table-cell table:formula="of:=([.E242]-[.I242])^2" office:value-type="float" office:value="0.0550463469843788" calcext:value-type="float">
            <text:p>0,0550463469843788</text:p>
          </table:table-cell>
          <table:table-cell table:number-columns-repeated="10"/>
          <table:table-cell table:formula="of:=[.U241]+2" office:value-type="float" office:value="480" calcext:value-type="float">
            <text:p>480</text:p>
          </table:table-cell>
          <table:table-cell table:formula="of:=437.73158 * (([.U242]-[.$P$6])^1.44466)" office:value-type="float" office:value="3271070.05840992" calcext:value-type="float">
            <text:p>3271070,0584099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92" calcext:value-type="float">
            <text:p>292</text:p>
          </table:table-cell>
          <table:table-cell office:value-type="float" office:value="2483" calcext:value-type="float">
            <text:p>2483</text:p>
          </table:table-cell>
          <table:table-cell table:formula="of:=LN([.B243]-[.$P$6])" office:value-type="float" office:value="5.67675380226828" calcext:value-type="float">
            <text:p>5,67675380226828</text:p>
          </table:table-cell>
          <table:table-cell table:formula="of:=LN([.C243])" office:value-type="float" office:value="7.81722278550817" calcext:value-type="float">
            <text:p>7,81722278550817</text:p>
          </table:table-cell>
          <table:table-cell table:formula="of:=[.D243]*[.E243]" office:value-type="float" office:value="44.3764491708117" calcext:value-type="float">
            <text:p>44,3764491708117</text:p>
          </table:table-cell>
          <table:table-cell table:formula="of:=[.D243]*[.D243]" office:value-type="float" office:value="32.2255337315674" calcext:value-type="float">
            <text:p>32,2255337315674</text:p>
          </table:table-cell>
          <table:table-cell table:formula="of:=[.$P$7] * (([.B243] - [.$P$6])^[.$P$8])" office:value-type="float" office:value="1537.40890274954" calcext:value-type="float">
            <text:p>1537,40890274954</text:p>
          </table:table-cell>
          <table:table-cell table:formula="of:=LN([.H243])" office:value-type="float" office:value="7.33785374768111" calcext:value-type="float">
            <text:p>7,33785374768111</text:p>
          </table:table-cell>
          <table:table-cell table:formula="of:=([.E243]-[.I243])^2" office:value-type="float" office:value="0.22979467442724" calcext:value-type="float">
            <text:p>0,22979467442724</text:p>
          </table:table-cell>
          <table:table-cell table:number-columns-repeated="10"/>
          <table:table-cell table:formula="of:=[.U242]+2" office:value-type="float" office:value="482" calcext:value-type="float">
            <text:p>482</text:p>
          </table:table-cell>
          <table:table-cell table:formula="of:=437.73158 * (([.U243]-[.$P$6])^1.44466)" office:value-type="float" office:value="3290778.21825354" calcext:value-type="float">
            <text:p>3290778,2182535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93" calcext:value-type="float">
            <text:p>293</text:p>
          </table:table-cell>
          <table:table-cell office:value-type="float" office:value="2307" calcext:value-type="float">
            <text:p>2307</text:p>
          </table:table-cell>
          <table:table-cell table:formula="of:=LN([.B244]-[.$P$6])" office:value-type="float" office:value="5.68017260901707" calcext:value-type="float">
            <text:p>5,68017260901707</text:p>
          </table:table-cell>
          <table:table-cell table:formula="of:=LN([.C244])" office:value-type="float" office:value="7.74370325817375" calcext:value-type="float">
            <text:p>7,74370325817375</text:p>
          </table:table-cell>
          <table:table-cell table:formula="of:=[.D244]*[.E244]" office:value-type="float" office:value="43.9855711394348" calcext:value-type="float">
            <text:p>43,9855711394348</text:p>
          </table:table-cell>
          <table:table-cell table:formula="of:=[.D244]*[.D244]" office:value-type="float" office:value="32.2643608682278" calcext:value-type="float">
            <text:p>32,2643608682278</text:p>
          </table:table-cell>
          <table:table-cell table:formula="of:=[.$P$7] * (([.B244] - [.$P$6])^[.$P$8])" office:value-type="float" office:value="1542.67377823044" calcext:value-type="float">
            <text:p>1542,67377823044</text:p>
          </table:table-cell>
          <table:table-cell table:formula="of:=LN([.H244])" office:value-type="float" office:value="7.34127240955085" calcext:value-type="float">
            <text:p>7,34127240955085</text:p>
          </table:table-cell>
          <table:table-cell table:formula="of:=([.E244]-[.I244])^2" office:value-type="float" office:value="0.161950587923351" calcext:value-type="float">
            <text:p>0,161950587923351</text:p>
          </table:table-cell>
          <table:table-cell table:number-columns-repeated="10"/>
          <table:table-cell table:formula="of:=[.U243]+2" office:value-type="float" office:value="484" calcext:value-type="float">
            <text:p>484</text:p>
          </table:table-cell>
          <table:table-cell table:formula="of:=437.73158 * (([.U244]-[.$P$6])^1.44466)" office:value-type="float" office:value="3310522.77452646" calcext:value-type="float">
            <text:p>3310522,77452646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297" calcext:value-type="float">
            <text:p>297</text:p>
          </table:table-cell>
          <table:table-cell office:value-type="float" office:value="2452" calcext:value-type="float">
            <text:p>2452</text:p>
          </table:table-cell>
          <table:table-cell table:formula="of:=LN([.B245]-[.$P$6])" office:value-type="float" office:value="5.6937321388027" calcext:value-type="float">
            <text:p>5,6937321388027</text:p>
          </table:table-cell>
          <table:table-cell table:formula="of:=LN([.C245])" office:value-type="float" office:value="7.8046592970561" calcext:value-type="float">
            <text:p>7,8046592970561</text:p>
          </table:table-cell>
          <table:table-cell table:formula="of:=[.D245]*[.E245]" office:value-type="float" office:value="44.4376394720536" calcext:value-type="float">
            <text:p>44,4376394720536</text:p>
          </table:table-cell>
          <table:table-cell table:formula="of:=[.D245]*[.D245]" office:value-type="float" office:value="32.4185856684348" calcext:value-type="float">
            <text:p>32,4185856684348</text:p>
          </table:table-cell>
          <table:table-cell table:formula="of:=[.$P$7] * (([.B245] - [.$P$6])^[.$P$8])" office:value-type="float" office:value="1563.73327256517" calcext:value-type="float">
            <text:p>1563,73327256517</text:p>
          </table:table-cell>
          <table:table-cell table:formula="of:=LN([.H245])" office:value-type="float" office:value="7.35483136472322" calcext:value-type="float">
            <text:p>7,35483136472322</text:p>
          </table:table-cell>
          <table:table-cell table:formula="of:=([.E245]-[.I245])^2" office:value-type="float" office:value="0.202345168706878" calcext:value-type="float">
            <text:p>0,202345168706878</text:p>
          </table:table-cell>
          <table:table-cell table:number-columns-repeated="10"/>
          <table:table-cell table:formula="of:=[.U244]+2" office:value-type="float" office:value="486" calcext:value-type="float">
            <text:p>486</text:p>
          </table:table-cell>
          <table:table-cell table:formula="of:=437.73158 * (([.U245]-[.$P$6])^1.44466)" office:value-type="float" office:value="3330303.64362912" calcext:value-type="float">
            <text:p>3330303,6436291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300" calcext:value-type="float">
            <text:p>300</text:p>
          </table:table-cell>
          <table:table-cell office:value-type="float" office:value="2424" calcext:value-type="float">
            <text:p>2424</text:p>
          </table:table-cell>
          <table:table-cell table:formula="of:=LN([.B246]-[.$P$6])" office:value-type="float" office:value="5.7037824746562" calcext:value-type="float">
            <text:p>5,7037824746562</text:p>
          </table:table-cell>
          <table:table-cell table:formula="of:=LN([.C246])" office:value-type="float" office:value="7.79317434718921" calcext:value-type="float">
            <text:p>7,79317434718921</text:p>
          </table:table-cell>
          <table:table-cell table:formula="of:=[.D246]*[.E246]" office:value-type="float" office:value="44.4505712634381" calcext:value-type="float">
            <text:p>44,4505712634381</text:p>
          </table:table-cell>
          <table:table-cell table:formula="of:=[.D246]*[.D246]" office:value-type="float" office:value="32.5331345181952" calcext:value-type="float">
            <text:p>32,5331345181952</text:p>
          </table:table-cell>
          <table:table-cell table:formula="of:=[.$P$7] * (([.B246] - [.$P$6])^[.$P$8])" office:value-type="float" office:value="1579.52788541945" calcext:value-type="float">
            <text:p>1579,52788541945</text:p>
          </table:table-cell>
          <table:table-cell table:formula="of:=LN([.H246])" office:value-type="float" office:value="7.36488127467284" calcext:value-type="float">
            <text:p>7,36488127467284</text:p>
          </table:table-cell>
          <table:table-cell table:formula="of:=([.E246]-[.I246])^2" office:value-type="float" office:value="0.183434955965505" calcext:value-type="float">
            <text:p>0,183434955965505</text:p>
          </table:table-cell>
          <table:table-cell table:number-columns-repeated="10"/>
          <table:table-cell table:formula="of:=[.U245]+2" office:value-type="float" office:value="488" calcext:value-type="float">
            <text:p>488</text:p>
          </table:table-cell>
          <table:table-cell table:formula="of:=437.73158 * (([.U246]-[.$P$6])^1.44466)" office:value-type="float" office:value="3350120.74249758" calcext:value-type="float">
            <text:p>3350120,74249758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301" calcext:value-type="float">
            <text:p>301</text:p>
          </table:table-cell>
          <table:table-cell office:value-type="float" office:value="1662.02" calcext:value-type="float">
            <text:p>1662,02</text:p>
          </table:table-cell>
          <table:table-cell table:formula="of:=LN([.B247]-[.$P$6])" office:value-type="float" office:value="5.70711026474888" calcext:value-type="float">
            <text:p>5,70711026474888</text:p>
          </table:table-cell>
          <table:table-cell table:formula="of:=LN([.C247])" office:value-type="float" office:value="7.41578900903733" calcext:value-type="float">
            <text:p>7,41578900903733</text:p>
          </table:table-cell>
          <table:table-cell table:formula="of:=[.D247]*[.E247]" office:value-type="float" office:value="42.3227255746889" calcext:value-type="float">
            <text:p>42,3227255746889</text:p>
          </table:table-cell>
          <table:table-cell table:formula="of:=[.D247]*[.D247]" office:value-type="float" office:value="32.571107574002" calcext:value-type="float">
            <text:p>32,571107574002</text:p>
          </table:table-cell>
          <table:table-cell table:formula="of:=[.$P$7] * (([.B247] - [.$P$6])^[.$P$8])" office:value-type="float" office:value="1584.79275488015" calcext:value-type="float">
            <text:p>1584,79275488015</text:p>
          </table:table-cell>
          <table:table-cell table:formula="of:=LN([.H247])" office:value-type="float" office:value="7.3682089237435" calcext:value-type="float">
            <text:p>7,3682089237435</text:p>
          </table:table-cell>
          <table:table-cell table:formula="of:=([.E247]-[.I247])^2" office:value-type="float" office:value="0.00226386451656896" calcext:value-type="float">
            <text:p>0,00226386451656896</text:p>
          </table:table-cell>
          <table:table-cell table:number-columns-repeated="10"/>
          <table:table-cell table:formula="of:=[.U246]+2" office:value-type="float" office:value="490" calcext:value-type="float">
            <text:p>490</text:p>
          </table:table-cell>
          <table:table-cell table:formula="of:=437.73158 * (([.U247]-[.$P$6])^1.44466)" office:value-type="float" office:value="3369973.98859783" calcext:value-type="float">
            <text:p>3369973,9885978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341" calcext:value-type="float">
            <text:p>341</text:p>
          </table:table-cell>
          <table:table-cell office:value-type="float" office:value="2947" calcext:value-type="float">
            <text:p>2947</text:p>
          </table:table-cell>
          <table:table-cell table:formula="of:=LN([.B248]-[.$P$6])" office:value-type="float" office:value="5.83188247728352" calcext:value-type="float">
            <text:p>5,83188247728352</text:p>
          </table:table-cell>
          <table:table-cell table:formula="of:=LN([.C248])" office:value-type="float" office:value="7.9885429827377" calcext:value-type="float">
            <text:p>7,9885429827377</text:p>
          </table:table-cell>
          <table:table-cell table:formula="of:=[.D248]*[.E248]" office:value-type="float" office:value="46.5882438400542" calcext:value-type="float">
            <text:p>46,5882438400542</text:p>
          </table:table-cell>
          <table:table-cell table:formula="of:=[.D248]*[.D248]" office:value-type="float" office:value="34.0108532288465" calcext:value-type="float">
            <text:p>34,0108532288465</text:p>
          </table:table-cell>
          <table:table-cell table:formula="of:=[.$P$7] * (([.B248] - [.$P$6])^[.$P$8])" office:value-type="float" office:value="1795.38695013523" calcext:value-type="float">
            <text:p>1795,38695013523</text:p>
          </table:table-cell>
          <table:table-cell table:formula="of:=LN([.H248])" office:value-type="float" office:value="7.49297584879624" calcext:value-type="float">
            <text:p>7,49297584879624</text:p>
          </table:table-cell>
          <table:table-cell table:formula="of:=([.E248]-[.I248])^2" office:value-type="float" office:value="0.245586784242945" calcext:value-type="float">
            <text:p>0,245586784242945</text:p>
          </table:table-cell>
          <table:table-cell table:number-columns-repeated="10"/>
          <table:table-cell table:formula="of:=[.U247]+2" office:value-type="float" office:value="492" calcext:value-type="float">
            <text:p>492</text:p>
          </table:table-cell>
          <table:table-cell table:formula="of:=437.73158 * (([.U248]-[.$P$6])^1.44466)" office:value-type="float" office:value="3389863.29992031" calcext:value-type="float">
            <text:p>3389863,2999203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351" calcext:value-type="float">
            <text:p>351</text:p>
          </table:table-cell>
          <table:table-cell office:value-type="float" office:value="2952" calcext:value-type="float">
            <text:p>2952</text:p>
          </table:table-cell>
          <table:table-cell table:formula="of:=LN([.B249]-[.$P$6])" office:value-type="float" office:value="5.86078622346587" calcext:value-type="float">
            <text:p>5,86078622346587</text:p>
          </table:table-cell>
          <table:table-cell table:formula="of:=LN([.C249])" office:value-type="float" office:value="7.99023818572036" calcext:value-type="float">
            <text:p>7,99023818572036</text:p>
          </table:table-cell>
          <table:table-cell table:formula="of:=[.D249]*[.E249]" office:value-type="float" office:value="46.8290778810808" calcext:value-type="float">
            <text:p>46,8290778810808</text:p>
          </table:table-cell>
          <table:table-cell table:formula="of:=[.D249]*[.D249]" office:value-type="float" office:value="34.3488151571673" calcext:value-type="float">
            <text:p>34,3488151571673</text:p>
          </table:table-cell>
          <table:table-cell table:formula="of:=[.$P$7] * (([.B249] - [.$P$6])^[.$P$8])" office:value-type="float" office:value="1848.03533025504" calcext:value-type="float">
            <text:p>1848,03533025504</text:p>
          </table:table-cell>
          <table:table-cell table:formula="of:=LN([.H249])" office:value-type="float" office:value="7.52187837012226" calcext:value-type="float">
            <text:p>7,52187837012226</text:p>
          </table:table-cell>
          <table:table-cell table:formula="of:=([.E249]-[.I249])^2" office:value-type="float" office:value="0.219360916867089" calcext:value-type="float">
            <text:p>0,219360916867089</text:p>
          </table:table-cell>
          <table:table-cell table:number-columns-repeated="10"/>
          <table:table-cell table:formula="of:=[.U248]+2" office:value-type="float" office:value="494" calcext:value-type="float">
            <text:p>494</text:p>
          </table:table-cell>
          <table:table-cell table:formula="of:=437.73158 * (([.U249]-[.$P$6])^1.44466)" office:value-type="float" office:value="3409788.59497443" calcext:value-type="float">
            <text:p>3409788,59497443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368" calcext:value-type="float">
            <text:p>368</text:p>
          </table:table-cell>
          <table:table-cell office:value-type="float" office:value="1959" calcext:value-type="float">
            <text:p>1959</text:p>
          </table:table-cell>
          <table:table-cell table:formula="of:=LN([.B250]-[.$P$6])" office:value-type="float" office:value="5.90808293816893" calcext:value-type="float">
            <text:p>5,90808293816893</text:p>
          </table:table-cell>
          <table:table-cell table:formula="of:=LN([.C250])" office:value-type="float" office:value="7.58018941794454" calcext:value-type="float">
            <text:p>7,58018941794454</text:p>
          </table:table-cell>
          <table:table-cell table:formula="of:=[.D250]*[.E250]" office:value-type="float" office:value="44.7843877682468" calcext:value-type="float">
            <text:p>44,7843877682468</text:p>
          </table:table-cell>
          <table:table-cell table:formula="of:=[.D250]*[.D250]" office:value-type="float" office:value="34.9054440042828" calcext:value-type="float">
            <text:p>34,9054440042828</text:p>
          </table:table-cell>
          <table:table-cell table:formula="of:=[.$P$7] * (([.B250] - [.$P$6])^[.$P$8])" office:value-type="float" office:value="1937.53743150767" calcext:value-type="float">
            <text:p>1937,53743150767</text:p>
          </table:table-cell>
          <table:table-cell table:formula="of:=LN([.H250])" office:value-type="float" office:value="7.56917308052871" calcext:value-type="float">
            <text:p>7,56917308052871</text:p>
          </table:table-cell>
          <table:table-cell table:formula="of:=([.E250]-[.I250])^2" office:value-type="float" office:value="0.000121359690059339" calcext:value-type="float">
            <text:p>0,000121359690059339</text:p>
          </table:table-cell>
          <table:table-cell table:number-columns-repeated="10"/>
          <table:table-cell table:formula="of:=[.U249]+2" office:value-type="float" office:value="496" calcext:value-type="float">
            <text:p>496</text:p>
          </table:table-cell>
          <table:table-cell table:formula="of:=437.73158 * (([.U250]-[.$P$6])^1.44466)" office:value-type="float" office:value="3429749.79278322" calcext:value-type="float">
            <text:p>3429749,7927832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381" calcext:value-type="float">
            <text:p>381</text:p>
          </table:table-cell>
          <table:table-cell office:value-type="float" office:value="3000" calcext:value-type="float">
            <text:p>3000</text:p>
          </table:table-cell>
          <table:table-cell table:formula="of:=LN([.B251]-[.$P$6])" office:value-type="float" office:value="5.9427993751267" calcext:value-type="float">
            <text:p>5,9427993751267</text:p>
          </table:table-cell>
          <table:table-cell table:formula="of:=LN([.C251])" office:value-type="float" office:value="8.00636756765025" calcext:value-type="float">
            <text:p>8,00636756765025</text:p>
          </table:table-cell>
          <table:table-cell table:formula="of:=[.D251]*[.E251]" office:value-type="float" office:value="47.5802361780666" calcext:value-type="float">
            <text:p>47,5802361780666</text:p>
          </table:table-cell>
          <table:table-cell table:formula="of:=[.D251]*[.D251]" office:value-type="float" office:value="35.3168644130063" calcext:value-type="float">
            <text:p>35,3168644130063</text:p>
          </table:table-cell>
          <table:table-cell table:formula="of:=[.$P$7] * (([.B251] - [.$P$6])^[.$P$8])" office:value-type="float" office:value="2005.98009613228" calcext:value-type="float">
            <text:p>2005,98009613228</text:p>
          </table:table-cell>
          <table:table-cell table:formula="of:=LN([.H251])" office:value-type="float" office:value="7.6038880463053" calcext:value-type="float">
            <text:p>7,6038880463053</text:p>
          </table:table-cell>
          <table:table-cell table:formula="of:=([.E251]-[.I251])^2" office:value-type="float" office:value="0.161989765102059" calcext:value-type="float">
            <text:p>0,161989765102059</text:p>
          </table:table-cell>
          <table:table-cell table:number-columns-repeated="10"/>
          <table:table-cell table:formula="of:=[.U250]+2" office:value-type="float" office:value="498" calcext:value-type="float">
            <text:p>498</text:p>
          </table:table-cell>
          <table:table-cell table:formula="of:=437.73158 * (([.U251]-[.$P$6])^1.44466)" office:value-type="float" office:value="3449746.81287801" calcext:value-type="float">
            <text:p>3449746,81287801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385" calcext:value-type="float">
            <text:p>385</text:p>
          </table:table-cell>
          <table:table-cell office:value-type="float" office:value="2720" calcext:value-type="float">
            <text:p>2720</text:p>
          </table:table-cell>
          <table:table-cell table:formula="of:=LN([.B252]-[.$P$6])" office:value-type="float" office:value="5.95324333428779" calcext:value-type="float">
            <text:p>5,95324333428779</text:p>
          </table:table-cell>
          <table:table-cell table:formula="of:=LN([.C252])" office:value-type="float" office:value="7.90838715929004" calcext:value-type="float">
            <text:p>7,90838715929004</text:p>
          </table:table-cell>
          <table:table-cell table:formula="of:=[.D252]*[.E252]" office:value-type="float" office:value="47.0805531410106" calcext:value-type="float">
            <text:p>47,0805531410106</text:p>
          </table:table-cell>
          <table:table-cell table:formula="of:=[.D252]*[.D252]" office:value-type="float" office:value="35.4411061972419" calcext:value-type="float">
            <text:p>35,4411061972419</text:p>
          </table:table-cell>
          <table:table-cell table:formula="of:=[.$P$7] * (([.B252] - [.$P$6])^[.$P$8])" office:value-type="float" office:value="2027.0393574855" calcext:value-type="float">
            <text:p>2027,0393574855</text:p>
          </table:table-cell>
          <table:table-cell table:formula="of:=LN([.H252])" office:value-type="float" office:value="7.6143315628819" calcext:value-type="float">
            <text:p>7,6143315628819</text:p>
          </table:table-cell>
          <table:table-cell table:formula="of:=([.E252]-[.I252])^2" office:value-type="float" office:value="0.086468693778949" calcext:value-type="float">
            <text:p>0,086468693778949</text:p>
          </table:table-cell>
          <table:table-cell table:number-columns-repeated="10"/>
          <table:table-cell table:formula="of:=[.U251]+2" office:value-type="float" office:value="500" calcext:value-type="float">
            <text:p>500</text:p>
          </table:table-cell>
          <table:table-cell table:formula="of:=437.73158 * (([.U252]-[.$P$6])^1.44466)" office:value-type="float" office:value="3469779.57529322" calcext:value-type="float">
            <text:p>3469779,5752932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424" calcext:value-type="float">
            <text:p>424</text:p>
          </table:table-cell>
          <table:table-cell office:value-type="float" office:value="3820" calcext:value-type="float">
            <text:p>3820</text:p>
          </table:table-cell>
          <table:table-cell table:formula="of:=LN([.B253]-[.$P$6])" office:value-type="float" office:value="6.04973345523196" calcext:value-type="float">
            <text:p>6,04973345523196</text:p>
          </table:table-cell>
          <table:table-cell table:formula="of:=LN([.C253])" office:value-type="float" office:value="8.24800570160062" calcext:value-type="float">
            <text:p>8,24800570160062</text:p>
          </table:table-cell>
          <table:table-cell table:formula="of:=[.D253]*[.E253]" office:value-type="float" office:value="49.8982360319172" calcext:value-type="float">
            <text:p>49,8982360319172</text:p>
          </table:table-cell>
          <table:table-cell table:formula="of:=[.D253]*[.D253]" office:value-type="float" office:value="36.5992748793528" calcext:value-type="float">
            <text:p>36,5992748793528</text:p>
          </table:table-cell>
          <table:table-cell table:formula="of:=[.$P$7] * (([.B253] - [.$P$6])^[.$P$8])" office:value-type="float" office:value="2232.36668378226" calcext:value-type="float">
            <text:p>2232,36668378226</text:p>
          </table:table-cell>
          <table:table-cell table:formula="of:=LN([.H253])" office:value-type="float" office:value="7.71081759485661" calcext:value-type="float">
            <text:p>7,71081759485661</text:p>
          </table:table-cell>
          <table:table-cell table:formula="of:=([.E253]-[.I253])^2" office:value-type="float" office:value="0.288571062027219" calcext:value-type="float">
            <text:p>0,288571062027219</text:p>
          </table:table-cell>
          <table:table-cell table:number-columns-repeated="10"/>
          <table:table-cell table:formula="of:=[.U252]+2" office:value-type="float" office:value="502" calcext:value-type="float">
            <text:p>502</text:p>
          </table:table-cell>
          <table:table-cell table:formula="of:=437.73158 * (([.U253]-[.$P$6])^1.44466)" office:value-type="float" office:value="3489848.00056122" calcext:value-type="float">
            <text:p>3489848,00056122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488" calcext:value-type="float">
            <text:p>488</text:p>
          </table:table-cell>
          <table:table-cell office:value-type="float" office:value="4781" calcext:value-type="float">
            <text:p>4781</text:p>
          </table:table-cell>
          <table:table-cell table:formula="of:=LN([.B254]-[.$P$6])" office:value-type="float" office:value="6.19031540585315" calcext:value-type="float">
            <text:p>6,19031540585315</text:p>
          </table:table-cell>
          <table:table-cell table:formula="of:=LN([.C254])" office:value-type="float" office:value="8.4724050086261" calcext:value-type="float">
            <text:p>8,4724050086261</text:p>
          </table:table-cell>
          <table:table-cell table:formula="of:=[.D254]*[.E254]" office:value-type="float" office:value="52.4468592495255" calcext:value-type="float">
            <text:p>52,4468592495255</text:p>
          </table:table-cell>
          <table:table-cell table:formula="of:=[.D254]*[.D254]" office:value-type="float" office:value="38.3200048239428" calcext:value-type="float">
            <text:p>38,3200048239428</text:p>
          </table:table-cell>
          <table:table-cell table:formula="of:=[.$P$7] * (([.B254] - [.$P$6])^[.$P$8])" office:value-type="float" office:value="2569.31238605319" calcext:value-type="float">
            <text:p>2569,31238605319</text:p>
          </table:table-cell>
          <table:table-cell table:formula="of:=LN([.H254])" office:value-type="float" office:value="7.85139358802538" calcext:value-type="float">
            <text:p>7,85139358802538</text:p>
          </table:table-cell>
          <table:table-cell table:formula="of:=([.E254]-[.I254])^2" office:value-type="float" office:value="0.385655184516524" calcext:value-type="float">
            <text:p>0,385655184516524</text:p>
          </table:table-cell>
          <table:table-cell table:number-columns-repeated="10"/>
          <table:table-cell table:formula="of:=[.U253]+2" office:value-type="float" office:value="504" calcext:value-type="float">
            <text:p>504</text:p>
          </table:table-cell>
          <table:table-cell table:formula="of:=437.73158 * (([.U254]-[.$P$6])^1.44466)" office:value-type="float" office:value="3509952.00970724" calcext:value-type="float">
            <text:p>3509952,00970724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493" calcext:value-type="float">
            <text:p>493</text:p>
          </table:table-cell>
          <table:table-cell office:value-type="float" office:value="4698" calcext:value-type="float">
            <text:p>4698</text:p>
          </table:table-cell>
          <table:table-cell table:formula="of:=LN([.B255]-[.$P$6])" office:value-type="float" office:value="6.20050917404269" calcext:value-type="float">
            <text:p>6,20050917404269</text:p>
          </table:table-cell>
          <table:table-cell table:formula="of:=LN([.C255])" office:value-type="float" office:value="8.45489216521886" calcext:value-type="float">
            <text:p>8,45489216521886</text:p>
          </table:table-cell>
          <table:table-cell table:formula="of:=[.D255]*[.E255]" office:value-type="float" office:value="52.4246364359812" calcext:value-type="float">
            <text:p>52,4246364359812</text:p>
          </table:table-cell>
          <table:table-cell table:formula="of:=[.D255]*[.D255]" office:value-type="float" office:value="38.4463140173876" calcext:value-type="float">
            <text:p>38,4463140173876</text:p>
          </table:table-cell>
          <table:table-cell table:formula="of:=[.$P$7] * (([.B255] - [.$P$6])^[.$P$8])" office:value-type="float" office:value="2595.63618677277" calcext:value-type="float">
            <text:p>2595,63618677277</text:p>
          </table:table-cell>
          <table:table-cell table:formula="of:=LN([.H255])" office:value-type="float" office:value="7.86158692423281" calcext:value-type="float">
            <text:p>7,86158692423281</text:p>
          </table:table-cell>
          <table:table-cell table:formula="of:=([.E255]-[.I255])^2" office:value-type="float" office:value="0.352011108981516" calcext:value-type="float">
            <text:p>0,352011108981516</text:p>
          </table:table-cell>
          <table:table-cell table:number-columns-repeated="10"/>
          <table:table-cell table:formula="of:=[.U254]+2" office:value-type="float" office:value="506" calcext:value-type="float">
            <text:p>506</text:p>
          </table:table-cell>
          <table:table-cell table:formula="of:=437.73158 * (([.U255]-[.$P$6])^1.44466)" office:value-type="float" office:value="3530091.52424437" calcext:value-type="float">
            <text:p>3530091,52424437</text:p>
          </table:table-cell>
        </table:table-row>
        <table:table-row table:style-name="ro2">
          <table:table-cell office:value-type="float" office:value="56994500" calcext:value-type="float">
            <text:p>56994500</text:p>
          </table:table-cell>
          <table:table-cell office:value-type="float" office:value="500" calcext:value-type="float">
            <text:p>500</text:p>
          </table:table-cell>
          <table:table-cell office:value-type="float" office:value="4619" calcext:value-type="float">
            <text:p>4619</text:p>
          </table:table-cell>
          <table:table-cell table:formula="of:=LN([.B256]-[.$P$6])" office:value-type="float" office:value="6.21460809842219" calcext:value-type="float">
            <text:p>6,21460809842219</text:p>
          </table:table-cell>
          <table:table-cell table:formula="of:=LN([.C256])" office:value-type="float" office:value="8.43793351043061" calcext:value-type="float">
            <text:p>8,43793351043061</text:p>
          </table:table-cell>
          <table:table-cell table:formula="of:=[.D256]*[.E256]" office:value-type="float" office:value="52.43844992787" calcext:value-type="float">
            <text:p>52,43844992787</text:p>
          </table:table-cell>
          <table:table-cell table:formula="of:=[.D256]*[.D256]" office:value-type="float" office:value="38.6213538169747" calcext:value-type="float">
            <text:p>38,6213538169747</text:p>
          </table:table-cell>
          <table:table-cell table:formula="of:=[.$P$7] * (([.B256] - [.$P$6])^[.$P$8])" office:value-type="float" office:value="2632.48948879847" calcext:value-type="float">
            <text:p>2632,48948879847</text:p>
          </table:table-cell>
          <table:table-cell table:formula="of:=LN([.H256])" office:value-type="float" office:value="7.87568525114108" calcext:value-type="float">
            <text:p>7,87568525114108</text:p>
          </table:table-cell>
          <table:table-cell table:formula="of:=([.E256]-[.I256])^2" office:value-type="float" office:value="0.316123105074103" calcext:value-type="float">
            <text:p>0,316123105074103</text:p>
          </table:table-cell>
          <table:table-cell table:number-columns-repeated="10"/>
          <table:table-cell table:formula="of:=[.U255]+2" office:value-type="float" office:value="508" calcext:value-type="float">
            <text:p>508</text:p>
          </table:table-cell>
          <table:table-cell table:formula="of:=437.73158 * (([.U256]-[.$P$6])^1.44466)" office:value-type="float" office:value="3550266.46616864" calcext:value-type="float">
            <text:p>3550266,46616864</text:p>
          </table:table-cell>
        </table:table-row>
      </table:table>
      <table:named-expressions/>
      <table:database-ranges>
        <table:database-range table:name="__Anonymous_Sheet_DB__0" table:target-range-address="Planilha1.A2:Planilha1.C25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son Filho</meta:initial-creator>
    <meta:creation-date>2022-11-07T14:32:01.082947309</meta:creation-date>
    <dc:date>2022-11-07T17:20:19.181002442</dc:date>
    <dc:creator>Welson Filho</dc:creator>
    <meta:editing-duration>PT1H45M49S</meta:editing-duration>
    <meta:editing-cycles>33</meta:editing-cycles>
    <meta:generator>LibreOffice/7.4.2.3$Linux_X86_64 LibreOffice_project/382eef1f22670f7f4118c8c2dd222ec7ad009daf</meta:generator>
    <meta:document-statistic meta:table-count="1" meta:cell-count="308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333cc" draw:fill-color="#3333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000" draw:fill-color="#ff4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19cm" svg:height="7.548cm" xlink:href=".." xlink:type="simple" chart:class="chart:scatter" chart:style-name="ch1">
        <chart:title svg:x="5.29cm" svg:y="0.286cm" chart:style-name="ch2">
          <text:p>Cota x Vazão</text:p>
        </chart:title>
        <chart:plot-area chart:style-name="ch3" table:cell-range-address="Planilha1.B3:Planilha1.C256 Planilha1.H3:Planilha1.H256" chart:data-source-has-labels="row" svg:x="1.279cm" svg:y="1.215cm" svg:width="11.872cm" svg:height="5.202cm">
          <chart:coordinate-region svg:x="2.271cm" svg:y="1.414cm" svg:width="10.6cm" svg:height="4.356cm"/>
          <chart:axis chart:dimension="x" chart:name="primary-x" chart:style-name="ch4">
            <chart:title svg:x="6.457cm" svg:y="6.567cm" chart:style-name="ch5">
              <text:p>Cota (cm)</text:p>
            </chart:title>
          </chart:axis>
          <chart:axis chart:dimension="y" chart:name="primary-y" chart:style-name="ch4">
            <chart:title svg:x="0.451cm" svg:y="4.826cm" chart:style-name="ch6">
              <text:p>Vazão (m3/s)</text:p>
            </chart:title>
            <chart:grid chart:style-name="ch7" chart:class="major"/>
          </chart:axis>
          <chart:series chart:style-name="ch8" chart:values-cell-range-address="Planilha1.C3:Planilha1.C256" loext:label-string="cota_vazão" chart:class="chart:scatter">
            <chart:domain table:cell-range-address="Planilha1.B3:Planilha1.B256"/>
            <chart:data-point chart:repeated="254"/>
          </chart:series>
          <chart:series chart:style-name="ch9" chart:values-cell-range-address="Planilha1.H3:Planilha1.H256" loext:label-string="curva_chave" chart:class="chart:scatter">
            <chart:domain table:cell-range-address="Planilha1.U3:Planilha1.U256"/>
            <chart:data-point chart:repeated="2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ta_vazão</text:p>
              </table:table-cell>
              <table:table-cell office:value-type="string">
                <text:p>Coluna U</text:p>
              </table:table-cell>
              <table:table-cell office:value-type="string">
                <text:p>curva_cha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Planilha1.B3:Planilha1.B256</svg:desc>
                </draw:g>
              </table:table-cell>
              <table:table-cell office:value-type="float" office:value="214.642">
                <text:p>214.642</text:p>
                <draw:g>
                  <svg:desc>Planilha1.C3:Planilha1.C256</svg:desc>
                </draw:g>
              </table:table-cell>
              <table:table-cell office:value-type="float" office:value="2">
                <text:p>2</text:p>
                <draw:g>
                  <svg:desc>Planilha1.U3:Planilha1.U256</svg:desc>
                </draw:g>
              </table:table-cell>
              <table:table-cell office:value-type="float" office:value="184.295031561034">
                <text:p>184.295031561034</text:p>
                <draw:g>
                  <svg:desc>Planilha1.H3:Planilha1.H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264">
                <text:p>264</text:p>
              </table:table-cell>
              <table:table-cell office:value-type="float" office:value="4">
                <text:p>4</text:p>
              </table:table-cell>
              <table:table-cell office:value-type="float" office:value="200.091051231374">
                <text:p>200.091051231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210.621701370459">
                <text:p>210.621701370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63">
                <text:p>263</text:p>
              </table:table-cell>
              <table:table-cell office:value-type="float" office:value="8">
                <text:p>8</text:p>
              </table:table-cell>
              <table:table-cell office:value-type="float" office:value="210.621701370459">
                <text:p>210.62170137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215.887018000256">
                <text:p>215.887018000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273">
                <text:p>273</text:p>
              </table:table-cell>
              <table:table-cell office:value-type="float" office:value="12">
                <text:p>12</text:p>
              </table:table-cell>
              <table:table-cell office:value-type="float" office:value="221.152329187351">
                <text:p>221.152329187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273">
                <text:p>273</text:p>
              </table:table-cell>
              <table:table-cell office:value-type="float" office:value="14">
                <text:p>14</text:p>
              </table:table-cell>
              <table:table-cell office:value-type="float" office:value="221.152329187351">
                <text:p>221.152329187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387">
                <text:p>387</text:p>
              </table:table-cell>
              <table:table-cell office:value-type="float" office:value="16">
                <text:p>16</text:p>
              </table:table-cell>
              <table:table-cell office:value-type="float" office:value="231.682935745881">
                <text:p>231.682935745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350">
                <text:p>350</text:p>
              </table:table-cell>
              <table:table-cell office:value-type="float" office:value="18">
                <text:p>18</text:p>
              </table:table-cell>
              <table:table-cell office:value-type="float" office:value="252.744088871728">
                <text:p>252.744088871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386">
                <text:p>386</text:p>
              </table:table-cell>
              <table:table-cell office:value-type="float" office:value="20">
                <text:p>20</text:p>
              </table:table-cell>
              <table:table-cell office:value-type="float" office:value="252.744088871728">
                <text:p>252.744088871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22">
                <text:p>22</text:p>
              </table:table-cell>
              <table:table-cell office:value-type="float" office:value="252.744088871728">
                <text:p>252.744088871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356">
                <text:p>356</text:p>
              </table:table-cell>
              <table:table-cell office:value-type="float" office:value="24">
                <text:p>24</text:p>
              </table:table-cell>
              <table:table-cell office:value-type="float" office:value="252.744088871728">
                <text:p>252.744088871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302">
                <text:p>302</text:p>
              </table:table-cell>
              <table:table-cell office:value-type="float" office:value="26">
                <text:p>26</text:p>
              </table:table-cell>
              <table:table-cell office:value-type="float" office:value="263.274637131083">
                <text:p>263.274637131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341">
                <text:p>341</text:p>
              </table:table-cell>
              <table:table-cell office:value-type="float" office:value="28">
                <text:p>28</text:p>
              </table:table-cell>
              <table:table-cell office:value-type="float" office:value="263.274637131083">
                <text:p>263.274637131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383">
                <text:p>383</text:p>
              </table:table-cell>
              <table:table-cell office:value-type="float" office:value="30">
                <text:p>30</text:p>
              </table:table-cell>
              <table:table-cell office:value-type="float" office:value="268.539904520965">
                <text:p>268.539904520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386">
                <text:p>386</text:p>
              </table:table-cell>
              <table:table-cell office:value-type="float" office:value="32">
                <text:p>32</text:p>
              </table:table-cell>
              <table:table-cell office:value-type="float" office:value="305.396658241281">
                <text:p>305.396658241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274">
                <text:p>274</text:p>
              </table:table-cell>
              <table:table-cell office:value-type="float" office:value="34">
                <text:p>34</text:p>
              </table:table-cell>
              <table:table-cell office:value-type="float" office:value="305.396658241281">
                <text:p>305.396658241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318">
                <text:p>318</text:p>
              </table:table-cell>
              <table:table-cell office:value-type="float" office:value="36">
                <text:p>36</text:p>
              </table:table-cell>
              <table:table-cell office:value-type="float" office:value="315.927123614353">
                <text:p>315.927123614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318">
                <text:p>318</text:p>
              </table:table-cell>
              <table:table-cell office:value-type="float" office:value="38">
                <text:p>38</text:p>
              </table:table-cell>
              <table:table-cell office:value-type="float" office:value="315.927123614353">
                <text:p>315.927123614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363">
                <text:p>363</text:p>
              </table:table-cell>
              <table:table-cell office:value-type="float" office:value="40">
                <text:p>40</text:p>
              </table:table-cell>
              <table:table-cell office:value-type="float" office:value="321.192350690985">
                <text:p>321.192350690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">
                <text:p>62</text:p>
              </table:table-cell>
              <table:table-cell office:value-type="float" office:value="383">
                <text:p>383</text:p>
              </table:table-cell>
              <table:table-cell office:value-type="float" office:value="42">
                <text:p>42</text:p>
              </table:table-cell>
              <table:table-cell office:value-type="float" office:value="326.457574109668">
                <text:p>326.457574109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390">
                <text:p>390</text:p>
              </table:table-cell>
              <table:table-cell office:value-type="float" office:value="44">
                <text:p>44</text:p>
              </table:table-cell>
              <table:table-cell office:value-type="float" office:value="331.72279392941">
                <text:p>331.72279392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">
                <text:p>63</text:p>
              </table:table-cell>
              <table:table-cell office:value-type="float" office:value="356">
                <text:p>356</text:p>
              </table:table-cell>
              <table:table-cell office:value-type="float" office:value="46">
                <text:p>46</text:p>
              </table:table-cell>
              <table:table-cell office:value-type="float" office:value="331.72279392941">
                <text:p>331.7227939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">
                <text:p>66</text:p>
              </table:table-cell>
              <table:table-cell office:value-type="float" office:value="442">
                <text:p>442</text:p>
              </table:table-cell>
              <table:table-cell office:value-type="float" office:value="48">
                <text:p>48</text:p>
              </table:table-cell>
              <table:table-cell office:value-type="float" office:value="347.518432357471">
                <text:p>347.518432357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465">
                <text:p>465</text:p>
              </table:table-cell>
              <table:table-cell office:value-type="float" office:value="50">
                <text:p>50</text:p>
              </table:table-cell>
              <table:table-cell office:value-type="float" office:value="347.518432357471">
                <text:p>347.518432357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414">
                <text:p>414</text:p>
              </table:table-cell>
              <table:table-cell office:value-type="float" office:value="52">
                <text:p>52</text:p>
              </table:table-cell>
              <table:table-cell office:value-type="float" office:value="347.518432357471">
                <text:p>347.518432357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">
                <text:p>66</text:p>
              </table:table-cell>
              <table:table-cell office:value-type="float" office:value="424">
                <text:p>424</text:p>
              </table:table-cell>
              <table:table-cell office:value-type="float" office:value="54">
                <text:p>54</text:p>
              </table:table-cell>
              <table:table-cell office:value-type="float" office:value="347.518432357471">
                <text:p>347.518432357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">
                <text:p>66</text:p>
              </table:table-cell>
              <table:table-cell office:value-type="float" office:value="462">
                <text:p>462</text:p>
              </table:table-cell>
              <table:table-cell office:value-type="float" office:value="56">
                <text:p>56</text:p>
              </table:table-cell>
              <table:table-cell office:value-type="float" office:value="347.518432357471">
                <text:p>347.5184323574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">
                <text:p>66</text:p>
              </table:table-cell>
              <table:table-cell office:value-type="float" office:value="440">
                <text:p>440</text:p>
              </table:table-cell>
              <table:table-cell office:value-type="float" office:value="58">
                <text:p>58</text:p>
              </table:table-cell>
              <table:table-cell office:value-type="float" office:value="347.518432357471">
                <text:p>347.5184323574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402">
                <text:p>402</text:p>
              </table:table-cell>
              <table:table-cell office:value-type="float" office:value="60">
                <text:p>60</text:p>
              </table:table-cell>
              <table:table-cell office:value-type="float" office:value="347.518432357471">
                <text:p>347.518432357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">
                <text:p>66</text:p>
              </table:table-cell>
              <table:table-cell office:value-type="float" office:value="388">
                <text:p>388</text:p>
              </table:table-cell>
              <table:table-cell office:value-type="float" office:value="62">
                <text:p>62</text:p>
              </table:table-cell>
              <table:table-cell office:value-type="float" office:value="347.518432357471">
                <text:p>347.518432357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">
                <text:p>67</text:p>
              </table:table-cell>
              <table:table-cell office:value-type="float" office:value="467">
                <text:p>467</text:p>
              </table:table-cell>
              <table:table-cell office:value-type="float" office:value="64">
                <text:p>64</text:p>
              </table:table-cell>
              <table:table-cell office:value-type="float" office:value="352.783638335329">
                <text:p>352.7836383353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519">
                <text:p>519</text:p>
              </table:table-cell>
              <table:table-cell office:value-type="float" office:value="66">
                <text:p>66</text:p>
              </table:table-cell>
              <table:table-cell office:value-type="float" office:value="352.783638335329">
                <text:p>352.7836383353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449">
                <text:p>449</text:p>
              </table:table-cell>
              <table:table-cell office:value-type="float" office:value="68">
                <text:p>68</text:p>
              </table:table-cell>
              <table:table-cell office:value-type="float" office:value="373.84442942621">
                <text:p>373.84442942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">
                <text:p>71</text:p>
              </table:table-cell>
              <table:table-cell office:value-type="float" office:value="450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373.84442942621">
                <text:p>373.844429426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398">
                <text:p>398</text:p>
              </table:table-cell>
              <table:table-cell office:value-type="float" office:value="72">
                <text:p>72</text:p>
              </table:table-cell>
              <table:table-cell office:value-type="float" office:value="373.84442942621">
                <text:p>373.84442942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">
                <text:p>71</text:p>
              </table:table-cell>
              <table:table-cell office:value-type="float" office:value="394">
                <text:p>394</text:p>
              </table:table-cell>
              <table:table-cell office:value-type="float" office:value="74">
                <text:p>74</text:p>
              </table:table-cell>
              <table:table-cell office:value-type="float" office:value="373.84442942621">
                <text:p>373.84442942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338">
                <text:p>338</text:p>
              </table:table-cell>
              <table:table-cell office:value-type="float" office:value="76">
                <text:p>76</text:p>
              </table:table-cell>
              <table:table-cell office:value-type="float" office:value="373.84442942621">
                <text:p>373.844429426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">
                <text:p>71</text:p>
              </table:table-cell>
              <table:table-cell office:value-type="float" office:value="402">
                <text:p>402</text:p>
              </table:table-cell>
              <table:table-cell office:value-type="float" office:value="78">
                <text:p>78</text:p>
              </table:table-cell>
              <table:table-cell office:value-type="float" office:value="373.84442942621">
                <text:p>373.844429426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384">
                <text:p>384</text:p>
              </table:table-cell>
              <table:table-cell office:value-type="float" office:value="80">
                <text:p>80</text:p>
              </table:table-cell>
              <table:table-cell office:value-type="float" office:value="373.84442942621">
                <text:p>373.844429426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">
                <text:p>72</text:p>
              </table:table-cell>
              <table:table-cell office:value-type="float" office:value="297.608">
                <text:p>297.608</text:p>
              </table:table-cell>
              <table:table-cell office:value-type="float" office:value="82">
                <text:p>82</text:p>
              </table:table-cell>
              <table:table-cell office:value-type="float" office:value="379.109619228319">
                <text:p>379.109619228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401">
                <text:p>401</text:p>
              </table:table-cell>
              <table:table-cell office:value-type="float" office:value="84">
                <text:p>84</text:p>
              </table:table-cell>
              <table:table-cell office:value-type="float" office:value="379.109619228319">
                <text:p>379.1096192283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  <table:table-cell office:value-type="float" office:value="496">
                <text:p>496</text:p>
              </table:table-cell>
              <table:table-cell office:value-type="float" office:value="86">
                <text:p>86</text:p>
              </table:table-cell>
              <table:table-cell office:value-type="float" office:value="384.374805931394">
                <text:p>384.3748059313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">
                <text:p>73</text:p>
              </table:table-cell>
              <table:table-cell office:value-type="float" office:value="492">
                <text:p>492</text:p>
              </table:table-cell>
              <table:table-cell office:value-type="float" office:value="88">
                <text:p>88</text:p>
              </table:table-cell>
              <table:table-cell office:value-type="float" office:value="384.374805931394">
                <text:p>384.3748059313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403">
                <text:p>403</text:p>
              </table:table-cell>
              <table:table-cell office:value-type="float" office:value="90">
                <text:p>90</text:p>
              </table:table-cell>
              <table:table-cell office:value-type="float" office:value="389.639989577891">
                <text:p>389.6399895778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501">
                <text:p>501</text:p>
              </table:table-cell>
              <table:table-cell office:value-type="float" office:value="92">
                <text:p>92</text:p>
              </table:table-cell>
              <table:table-cell office:value-type="float" office:value="389.639989577891">
                <text:p>389.6399895778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469">
                <text:p>469</text:p>
              </table:table-cell>
              <table:table-cell office:value-type="float" office:value="94">
                <text:p>94</text:p>
              </table:table-cell>
              <table:table-cell office:value-type="float" office:value="394.905170209121">
                <text:p>394.905170209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">
                <text:p>76</text:p>
              </table:table-cell>
              <table:table-cell office:value-type="float" office:value="502">
                <text:p>502</text:p>
              </table:table-cell>
              <table:table-cell office:value-type="float" office:value="96">
                <text:p>96</text:p>
              </table:table-cell>
              <table:table-cell office:value-type="float" office:value="400.17034786529">
                <text:p>400.170347865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464">
                <text:p>464</text:p>
              </table:table-cell>
              <table:table-cell office:value-type="float" office:value="98">
                <text:p>98</text:p>
              </table:table-cell>
              <table:table-cell office:value-type="float" office:value="405.435522585548">
                <text:p>405.435522585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">
                <text:p>78</text:p>
              </table:table-cell>
              <table:table-cell office:value-type="float" office:value="419">
                <text:p>419</text:p>
              </table:table-cell>
              <table:table-cell office:value-type="float" office:value="100">
                <text:p>100</text:p>
              </table:table-cell>
              <table:table-cell office:value-type="float" office:value="410.700694408028">
                <text:p>410.700694408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  <table:table-cell office:value-type="float" office:value="102">
                <text:p>102</text:p>
              </table:table-cell>
              <table:table-cell office:value-type="float" office:value="410.700694408028">
                <text:p>410.700694408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">
                <text:p>78</text:p>
              </table:table-cell>
              <table:table-cell office:value-type="float" office:value="401">
                <text:p>401</text:p>
              </table:table-cell>
              <table:table-cell office:value-type="float" office:value="104">
                <text:p>104</text:p>
              </table:table-cell>
              <table:table-cell office:value-type="float" office:value="410.700694408028">
                <text:p>410.700694408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">
                <text:p>78</text:p>
              </table:table-cell>
              <table:table-cell office:value-type="float" office:value="402">
                <text:p>402</text:p>
              </table:table-cell>
              <table:table-cell office:value-type="float" office:value="106">
                <text:p>106</text:p>
              </table:table-cell>
              <table:table-cell office:value-type="float" office:value="410.700694408028">
                <text:p>410.700694408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451">
                <text:p>451</text:p>
              </table:table-cell>
              <table:table-cell office:value-type="float" office:value="108">
                <text:p>108</text:p>
              </table:table-cell>
              <table:table-cell office:value-type="float" office:value="410.700694408028">
                <text:p>410.7006944080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">
                <text:p>78</text:p>
              </table:table-cell>
              <table:table-cell office:value-type="float" office:value="426">
                <text:p>426</text:p>
              </table:table-cell>
              <table:table-cell office:value-type="float" office:value="110">
                <text:p>110</text:p>
              </table:table-cell>
              <table:table-cell office:value-type="float" office:value="410.700694408028">
                <text:p>410.7006944080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503">
                <text:p>503</text:p>
              </table:table-cell>
              <table:table-cell office:value-type="float" office:value="112">
                <text:p>112</text:p>
              </table:table-cell>
              <table:table-cell office:value-type="float" office:value="421.23102950733">
                <text:p>421.231029507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397">
                <text:p>397</text:p>
              </table:table-cell>
              <table:table-cell office:value-type="float" office:value="114">
                <text:p>114</text:p>
              </table:table-cell>
              <table:table-cell office:value-type="float" office:value="421.23102950733">
                <text:p>421.231029507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379">
                <text:p>379</text:p>
              </table:table-cell>
              <table:table-cell office:value-type="float" office:value="116">
                <text:p>116</text:p>
              </table:table-cell>
              <table:table-cell office:value-type="float" office:value="421.23102950733">
                <text:p>421.231029507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2">
                <text:p>82</text:p>
              </table:table-cell>
              <table:table-cell office:value-type="float" office:value="303.567">
                <text:p>303.567</text:p>
              </table:table-cell>
              <table:table-cell office:value-type="float" office:value="118">
                <text:p>118</text:p>
              </table:table-cell>
              <table:table-cell office:value-type="float" office:value="431.761353449355">
                <text:p>431.761353449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">
                <text:p>82</text:p>
              </table:table-cell>
              <table:table-cell office:value-type="float" office:value="514">
                <text:p>514</text:p>
              </table:table-cell>
              <table:table-cell office:value-type="float" office:value="120">
                <text:p>120</text:p>
              </table:table-cell>
              <table:table-cell office:value-type="float" office:value="431.761353449355">
                <text:p>431.761353449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">
                <text:p>82</text:p>
              </table:table-cell>
              <table:table-cell office:value-type="float" office:value="520">
                <text:p>520</text:p>
              </table:table-cell>
              <table:table-cell office:value-type="float" office:value="122">
                <text:p>122</text:p>
              </table:table-cell>
              <table:table-cell office:value-type="float" office:value="431.761353449355">
                <text:p>431.761353449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">
                <text:p>83</text:p>
              </table:table-cell>
              <table:table-cell office:value-type="float" office:value="530">
                <text:p>530</text:p>
              </table:table-cell>
              <table:table-cell office:value-type="float" office:value="124">
                <text:p>124</text:p>
              </table:table-cell>
              <table:table-cell office:value-type="float" office:value="437.026511321967">
                <text:p>437.0265113219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563">
                <text:p>563</text:p>
              </table:table-cell>
              <table:table-cell office:value-type="float" office:value="126">
                <text:p>126</text:p>
              </table:table-cell>
              <table:table-cell office:value-type="float" office:value="437.026511321967">
                <text:p>437.0265113219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">
                <text:p>84</text:p>
              </table:table-cell>
              <table:table-cell office:value-type="float" office:value="407">
                <text:p>407</text:p>
              </table:table-cell>
              <table:table-cell office:value-type="float" office:value="128">
                <text:p>128</text:p>
              </table:table-cell>
              <table:table-cell office:value-type="float" office:value="442.291666506297">
                <text:p>442.291666506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434">
                <text:p>434</text:p>
              </table:table-cell>
              <table:table-cell office:value-type="float" office:value="130">
                <text:p>130</text:p>
              </table:table-cell>
              <table:table-cell office:value-type="float" office:value="447.556819034352">
                <text:p>447.5568190343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">
                <text:p>86</text:p>
              </table:table-cell>
              <table:table-cell office:value-type="float" office:value="556">
                <text:p>556</text:p>
              </table:table-cell>
              <table:table-cell office:value-type="float" office:value="132">
                <text:p>132</text:p>
              </table:table-cell>
              <table:table-cell office:value-type="float" office:value="452.821968937385">
                <text:p>452.821968937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">
                <text:p>86</text:p>
              </table:table-cell>
              <table:table-cell office:value-type="float" office:value="584">
                <text:p>584</text:p>
              </table:table-cell>
              <table:table-cell office:value-type="float" office:value="134">
                <text:p>134</text:p>
              </table:table-cell>
              <table:table-cell office:value-type="float" office:value="452.821968937385">
                <text:p>452.8219689373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">
                <text:p>86</text:p>
              </table:table-cell>
              <table:table-cell office:value-type="float" office:value="562">
                <text:p>562</text:p>
              </table:table-cell>
              <table:table-cell office:value-type="float" office:value="136">
                <text:p>136</text:p>
              </table:table-cell>
              <table:table-cell office:value-type="float" office:value="452.821968937385">
                <text:p>452.821968937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">
                <text:p>86</text:p>
              </table:table-cell>
              <table:table-cell office:value-type="float" office:value="462">
                <text:p>462</text:p>
              </table:table-cell>
              <table:table-cell office:value-type="float" office:value="138">
                <text:p>138</text:p>
              </table:table-cell>
              <table:table-cell office:value-type="float" office:value="452.821968937385">
                <text:p>452.8219689373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6">
                <text:p>86</text:p>
              </table:table-cell>
              <table:table-cell office:value-type="float" office:value="461">
                <text:p>461</text:p>
              </table:table-cell>
              <table:table-cell office:value-type="float" office:value="140">
                <text:p>140</text:p>
              </table:table-cell>
              <table:table-cell office:value-type="float" office:value="452.821968937385">
                <text:p>452.821968937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533">
                <text:p>533</text:p>
              </table:table-cell>
              <table:table-cell office:value-type="float" office:value="142">
                <text:p>142</text:p>
              </table:table-cell>
              <table:table-cell office:value-type="float" office:value="452.821968937385">
                <text:p>452.821968937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377">
                <text:p>377</text:p>
              </table:table-cell>
              <table:table-cell office:value-type="float" office:value="144">
                <text:p>144</text:p>
              </table:table-cell>
              <table:table-cell office:value-type="float" office:value="452.821968937385">
                <text:p>452.8219689373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503">
                <text:p>503</text:p>
              </table:table-cell>
              <table:table-cell office:value-type="float" office:value="146">
                <text:p>146</text:p>
              </table:table-cell>
              <table:table-cell office:value-type="float" office:value="458.087116245923">
                <text:p>458.0871162459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7">
                <text:p>87</text:p>
              </table:table-cell>
              <table:table-cell office:value-type="float" office:value="492">
                <text:p>492</text:p>
              </table:table-cell>
              <table:table-cell office:value-type="float" office:value="148">
                <text:p>148</text:p>
              </table:table-cell>
              <table:table-cell office:value-type="float" office:value="458.087116245923">
                <text:p>458.0871162459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488">
                <text:p>488</text:p>
              </table:table-cell>
              <table:table-cell office:value-type="float" office:value="150">
                <text:p>150</text:p>
              </table:table-cell>
              <table:table-cell office:value-type="float" office:value="458.087116245923">
                <text:p>458.087116245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">
                <text:p>88</text:p>
              </table:table-cell>
              <table:table-cell office:value-type="float" office:value="441">
                <text:p>441</text:p>
              </table:table-cell>
              <table:table-cell office:value-type="float" office:value="152">
                <text:p>152</text:p>
              </table:table-cell>
              <table:table-cell office:value-type="float" office:value="463.352260989788">
                <text:p>463.352260989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">
                <text:p>88</text:p>
              </table:table-cell>
              <table:table-cell office:value-type="float" office:value="403">
                <text:p>403</text:p>
              </table:table-cell>
              <table:table-cell office:value-type="float" office:value="154">
                <text:p>154</text:p>
              </table:table-cell>
              <table:table-cell office:value-type="float" office:value="463.352260989788">
                <text:p>463.3522609897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384">
                <text:p>384</text:p>
              </table:table-cell>
              <table:table-cell office:value-type="float" office:value="156">
                <text:p>156</text:p>
              </table:table-cell>
              <table:table-cell office:value-type="float" office:value="463.352260989788">
                <text:p>463.3522609897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500">
                <text:p>500</text:p>
              </table:table-cell>
              <table:table-cell office:value-type="float" office:value="158">
                <text:p>158</text:p>
              </table:table-cell>
              <table:table-cell office:value-type="float" office:value="463.352260989788">
                <text:p>463.352260989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525">
                <text:p>525</text:p>
              </table:table-cell>
              <table:table-cell office:value-type="float" office:value="160">
                <text:p>160</text:p>
              </table:table-cell>
              <table:table-cell office:value-type="float" office:value="473.882542899436">
                <text:p>473.8825428994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499">
                <text:p>499</text:p>
              </table:table-cell>
              <table:table-cell office:value-type="float" office:value="162">
                <text:p>162</text:p>
              </table:table-cell>
              <table:table-cell office:value-type="float" office:value="473.882542899436">
                <text:p>473.8825428994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502">
                <text:p>502</text:p>
              </table:table-cell>
              <table:table-cell office:value-type="float" office:value="164">
                <text:p>164</text:p>
              </table:table-cell>
              <table:table-cell office:value-type="float" office:value="473.882542899436">
                <text:p>473.8825428994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530">
                <text:p>530</text:p>
              </table:table-cell>
              <table:table-cell office:value-type="float" office:value="166">
                <text:p>166</text:p>
              </table:table-cell>
              <table:table-cell office:value-type="float" office:value="473.882542899436">
                <text:p>473.882542899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478">
                <text:p>478</text:p>
              </table:table-cell>
              <table:table-cell office:value-type="float" office:value="168">
                <text:p>168</text:p>
              </table:table-cell>
              <table:table-cell office:value-type="float" office:value="473.882542899436">
                <text:p>473.882542899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491">
                <text:p>491</text:p>
              </table:table-cell>
              <table:table-cell office:value-type="float" office:value="170">
                <text:p>170</text:p>
              </table:table-cell>
              <table:table-cell office:value-type="float" office:value="473.882542899436">
                <text:p>473.882542899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488">
                <text:p>488</text:p>
              </table:table-cell>
              <table:table-cell office:value-type="float" office:value="172">
                <text:p>172</text:p>
              </table:table-cell>
              <table:table-cell office:value-type="float" office:value="473.882542899436">
                <text:p>473.8825428994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440.755">
                <text:p>440.755</text:p>
              </table:table-cell>
              <table:table-cell office:value-type="float" office:value="174">
                <text:p>174</text:p>
              </table:table-cell>
              <table:table-cell office:value-type="float" office:value="479.147680121568">
                <text:p>479.147680121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416">
                <text:p>416</text:p>
              </table:table-cell>
              <table:table-cell office:value-type="float" office:value="176">
                <text:p>176</text:p>
              </table:table-cell>
              <table:table-cell office:value-type="float" office:value="479.147680121568">
                <text:p>479.147680121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224">
                <text:p>224</text:p>
              </table:table-cell>
              <table:table-cell office:value-type="float" office:value="178">
                <text:p>178</text:p>
              </table:table-cell>
              <table:table-cell office:value-type="float" office:value="484.41281489177">
                <text:p>484.41281489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569">
                <text:p>569</text:p>
              </table:table-cell>
              <table:table-cell office:value-type="float" office:value="180">
                <text:p>180</text:p>
              </table:table-cell>
              <table:table-cell office:value-type="float" office:value="484.41281489177">
                <text:p>484.412814891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600">
                <text:p>600</text:p>
              </table:table-cell>
              <table:table-cell office:value-type="float" office:value="182">
                <text:p>182</text:p>
              </table:table-cell>
              <table:table-cell office:value-type="float" office:value="494.943077182428">
                <text:p>494.9430771824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611">
                <text:p>611</text:p>
              </table:table-cell>
              <table:table-cell office:value-type="float" office:value="184">
                <text:p>184</text:p>
              </table:table-cell>
              <table:table-cell office:value-type="float" office:value="494.943077182428">
                <text:p>494.9430771824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457">
                <text:p>457</text:p>
              </table:table-cell>
              <table:table-cell office:value-type="float" office:value="186">
                <text:p>186</text:p>
              </table:table-cell>
              <table:table-cell office:value-type="float" office:value="494.943077182428">
                <text:p>494.9430771824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530">
                <text:p>530</text:p>
              </table:table-cell>
              <table:table-cell office:value-type="float" office:value="188">
                <text:p>188</text:p>
              </table:table-cell>
              <table:table-cell office:value-type="float" office:value="500.208204754489">
                <text:p>500.2082047544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534">
                <text:p>534</text:p>
              </table:table-cell>
              <table:table-cell office:value-type="float" office:value="190">
                <text:p>190</text:p>
              </table:table-cell>
              <table:table-cell office:value-type="float" office:value="505.473329977868">
                <text:p>505.4733299778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55">
                <text:p>555</text:p>
              </table:table-cell>
              <table:table-cell office:value-type="float" office:value="192">
                <text:p>192</text:p>
              </table:table-cell>
              <table:table-cell office:value-type="float" office:value="505.473329977868">
                <text:p>505.4733299778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26">
                <text:p>426</text:p>
              </table:table-cell>
              <table:table-cell office:value-type="float" office:value="194">
                <text:p>194</text:p>
              </table:table-cell>
              <table:table-cell office:value-type="float" office:value="505.473329977868">
                <text:p>505.4733299778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77.49">
                <text:p>477.49</text:p>
              </table:table-cell>
              <table:table-cell office:value-type="float" office:value="196">
                <text:p>196</text:p>
              </table:table-cell>
              <table:table-cell office:value-type="float" office:value="510.738452877033">
                <text:p>510.7384528770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265.076">
                <text:p>265.076</text:p>
              </table:table-cell>
              <table:table-cell office:value-type="float" office:value="198">
                <text:p>198</text:p>
              </table:table-cell>
              <table:table-cell office:value-type="float" office:value="510.738452877033">
                <text:p>510.7384528770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615">
                <text:p>615</text:p>
              </table:table-cell>
              <table:table-cell office:value-type="float" office:value="200">
                <text:p>200</text:p>
              </table:table-cell>
              <table:table-cell office:value-type="float" office:value="516.003573475945">
                <text:p>516.0035734759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60">
                <text:p>460</text:p>
              </table:table-cell>
              <table:table-cell office:value-type="float" office:value="202">
                <text:p>202</text:p>
              </table:table-cell>
              <table:table-cell office:value-type="float" office:value="526.533807866435">
                <text:p>526.5338078664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398">
                <text:p>398</text:p>
              </table:table-cell>
              <table:table-cell office:value-type="float" office:value="204">
                <text:p>204</text:p>
              </table:table-cell>
              <table:table-cell office:value-type="float" office:value="526.533807866435">
                <text:p>526.5338078664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13.95">
                <text:p>313.95</text:p>
              </table:table-cell>
              <table:table-cell office:value-type="float" office:value="206">
                <text:p>206</text:p>
              </table:table-cell>
              <table:table-cell office:value-type="float" office:value="542.329142772007">
                <text:p>542.329142772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12">
                <text:p>512</text:p>
              </table:table-cell>
              <table:table-cell office:value-type="float" office:value="208">
                <text:p>208</text:p>
              </table:table-cell>
              <table:table-cell office:value-type="float" office:value="547.594250046245">
                <text:p>547.5942500462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17">
                <text:p>217</text:p>
              </table:table-cell>
              <table:table-cell office:value-type="float" office:value="210">
                <text:p>210</text:p>
              </table:table-cell>
              <table:table-cell office:value-type="float" office:value="552.859355175066">
                <text:p>552.8593551750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92.331">
                <text:p>292.331</text:p>
              </table:table-cell>
              <table:table-cell office:value-type="float" office:value="212">
                <text:p>212</text:p>
              </table:table-cell>
              <table:table-cell office:value-type="float" office:value="558.124458178906">
                <text:p>558.1244581789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98">
                <text:p>298</text:p>
              </table:table-cell>
              <table:table-cell office:value-type="float" office:value="214">
                <text:p>214</text:p>
              </table:table-cell>
              <table:table-cell office:value-type="float" office:value="563.389559077813">
                <text:p>563.3895590778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22.681">
                <text:p>622.681</text:p>
              </table:table-cell>
              <table:table-cell office:value-type="float" office:value="216">
                <text:p>216</text:p>
              </table:table-cell>
              <table:table-cell office:value-type="float" office:value="568.654657891459">
                <text:p>568.6546578914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13.253">
                <text:p>613.253</text:p>
              </table:table-cell>
              <table:table-cell office:value-type="float" office:value="218">
                <text:p>218</text:p>
              </table:table-cell>
              <table:table-cell office:value-type="float" office:value="568.654657891459">
                <text:p>568.6546578914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323.36">
                <text:p>323.36</text:p>
              </table:table-cell>
              <table:table-cell office:value-type="float" office:value="220">
                <text:p>220</text:p>
              </table:table-cell>
              <table:table-cell office:value-type="float" office:value="568.654657891459">
                <text:p>568.654657891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321">
                <text:p>321</text:p>
              </table:table-cell>
              <table:table-cell office:value-type="float" office:value="222">
                <text:p>222</text:p>
              </table:table-cell>
              <table:table-cell office:value-type="float" office:value="573.919754639156">
                <text:p>573.9197546391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9">
                <text:p>109</text:p>
              </table:table-cell>
              <table:table-cell office:value-type="float" office:value="554">
                <text:p>554</text:p>
              </table:table-cell>
              <table:table-cell office:value-type="float" office:value="224">
                <text:p>224</text:p>
              </table:table-cell>
              <table:table-cell office:value-type="float" office:value="573.919754639156">
                <text:p>573.9197546391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">
                <text:p>110</text:p>
              </table:table-cell>
              <table:table-cell office:value-type="float" office:value="357">
                <text:p>357</text:p>
              </table:table-cell>
              <table:table-cell office:value-type="float" office:value="226">
                <text:p>226</text:p>
              </table:table-cell>
              <table:table-cell office:value-type="float" office:value="579.184849339856">
                <text:p>579.1848493398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">
                <text:p>110</text:p>
              </table:table-cell>
              <table:table-cell office:value-type="float" office:value="588">
                <text:p>588</text:p>
              </table:table-cell>
              <table:table-cell office:value-type="float" office:value="228">
                <text:p>228</text:p>
              </table:table-cell>
              <table:table-cell office:value-type="float" office:value="579.184849339856">
                <text:p>579.1848493398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1">
                <text:p>111</text:p>
              </table:table-cell>
              <table:table-cell office:value-type="float" office:value="793">
                <text:p>793</text:p>
              </table:table-cell>
              <table:table-cell office:value-type="float" office:value="230">
                <text:p>230</text:p>
              </table:table-cell>
              <table:table-cell office:value-type="float" office:value="584.449942012172">
                <text:p>584.449942012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777">
                <text:p>777</text:p>
              </table:table-cell>
              <table:table-cell office:value-type="float" office:value="232">
                <text:p>232</text:p>
              </table:table-cell>
              <table:table-cell office:value-type="float" office:value="589.715032674377">
                <text:p>589.7150326743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779">
                <text:p>779</text:p>
              </table:table-cell>
              <table:table-cell office:value-type="float" office:value="234">
                <text:p>234</text:p>
              </table:table-cell>
              <table:table-cell office:value-type="float" office:value="589.715032674377">
                <text:p>589.7150326743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774">
                <text:p>774</text:p>
              </table:table-cell>
              <table:table-cell office:value-type="float" office:value="236">
                <text:p>236</text:p>
              </table:table-cell>
              <table:table-cell office:value-type="float" office:value="589.715032674377">
                <text:p>589.7150326743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527">
                <text:p>527</text:p>
              </table:table-cell>
              <table:table-cell office:value-type="float" office:value="238">
                <text:p>238</text:p>
              </table:table-cell>
              <table:table-cell office:value-type="float" office:value="589.715032674377">
                <text:p>589.7150326743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581">
                <text:p>581</text:p>
              </table:table-cell>
              <table:table-cell office:value-type="float" office:value="240">
                <text:p>240</text:p>
              </table:table-cell>
              <table:table-cell office:value-type="float" office:value="589.715032674377">
                <text:p>589.7150326743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671">
                <text:p>671</text:p>
              </table:table-cell>
              <table:table-cell office:value-type="float" office:value="242">
                <text:p>242</text:p>
              </table:table-cell>
              <table:table-cell office:value-type="float" office:value="589.715032674377">
                <text:p>589.7150326743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4">
                <text:p>114</text:p>
              </table:table-cell>
              <table:table-cell office:value-type="float" office:value="659">
                <text:p>659</text:p>
              </table:table-cell>
              <table:table-cell office:value-type="float" office:value="244">
                <text:p>244</text:p>
              </table:table-cell>
              <table:table-cell office:value-type="float" office:value="600.245208039934">
                <text:p>600.2452080399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4">
                <text:p>114</text:p>
              </table:table-cell>
              <table:table-cell office:value-type="float" office:value="611">
                <text:p>611</text:p>
              </table:table-cell>
              <table:table-cell office:value-type="float" office:value="246">
                <text:p>246</text:p>
              </table:table-cell>
              <table:table-cell office:value-type="float" office:value="600.245208039934">
                <text:p>600.2452080399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6">
                <text:p>116</text:p>
              </table:table-cell>
              <table:table-cell office:value-type="float" office:value="427.08">
                <text:p>427.08</text:p>
              </table:table-cell>
              <table:table-cell office:value-type="float" office:value="248">
                <text:p>248</text:p>
              </table:table-cell>
              <table:table-cell office:value-type="float" office:value="610.775375576355">
                <text:p>610.7753755763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">
                <text:p>116</text:p>
              </table:table-cell>
              <table:table-cell office:value-type="float" office:value="431">
                <text:p>431</text:p>
              </table:table-cell>
              <table:table-cell office:value-type="float" office:value="250">
                <text:p>250</text:p>
              </table:table-cell>
              <table:table-cell office:value-type="float" office:value="610.775375576355">
                <text:p>610.7753755763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8">
                <text:p>118</text:p>
              </table:table-cell>
              <table:table-cell office:value-type="float" office:value="779">
                <text:p>779</text:p>
              </table:table-cell>
              <table:table-cell office:value-type="float" office:value="252">
                <text:p>252</text:p>
              </table:table-cell>
              <table:table-cell office:value-type="float" office:value="621.305535418643">
                <text:p>621.3055354186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8">
                <text:p>118</text:p>
              </table:table-cell>
              <table:table-cell office:value-type="float" office:value="524">
                <text:p>524</text:p>
              </table:table-cell>
              <table:table-cell office:value-type="float" office:value="254">
                <text:p>254</text:p>
              </table:table-cell>
              <table:table-cell office:value-type="float" office:value="621.305535418643">
                <text:p>621.3055354186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">
                <text:p>118</text:p>
              </table:table-cell>
              <table:table-cell office:value-type="float" office:value="678">
                <text:p>678</text:p>
              </table:table-cell>
              <table:table-cell office:value-type="float" office:value="256">
                <text:p>256</text:p>
              </table:table-cell>
              <table:table-cell office:value-type="float" office:value="621.305535418643">
                <text:p>621.3055354186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8">
                <text:p>118</text:p>
              </table:table-cell>
              <table:table-cell office:value-type="float" office:value="654">
                <text:p>654</text:p>
              </table:table-cell>
              <table:table-cell office:value-type="float" office:value="258">
                <text:p>258</text:p>
              </table:table-cell>
              <table:table-cell office:value-type="float" office:value="621.305535418643">
                <text:p>621.3055354186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8">
                <text:p>118</text:p>
              </table:table-cell>
              <table:table-cell office:value-type="float" office:value="684">
                <text:p>684</text:p>
              </table:table-cell>
              <table:table-cell office:value-type="float" office:value="260">
                <text:p>260</text:p>
              </table:table-cell>
              <table:table-cell office:value-type="float" office:value="621.305535418643">
                <text:p>621.3055354186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8">
                <text:p>118</text:p>
              </table:table-cell>
              <table:table-cell office:value-type="float" office:value="695">
                <text:p>695</text:p>
              </table:table-cell>
              <table:table-cell office:value-type="float" office:value="262">
                <text:p>262</text:p>
              </table:table-cell>
              <table:table-cell office:value-type="float" office:value="621.305535418643">
                <text:p>621.3055354186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">
                <text:p>119</text:p>
              </table:table-cell>
              <table:table-cell office:value-type="float" office:value="418">
                <text:p>418</text:p>
              </table:table-cell>
              <table:table-cell office:value-type="float" office:value="264">
                <text:p>264</text:p>
              </table:table-cell>
              <table:table-cell office:value-type="float" office:value="626.570612495418">
                <text:p>626.5706124954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9">
                <text:p>119</text:p>
              </table:table-cell>
              <table:table-cell office:value-type="float" office:value="798">
                <text:p>798</text:p>
              </table:table-cell>
              <table:table-cell office:value-type="float" office:value="266">
                <text:p>266</text:p>
              </table:table-cell>
              <table:table-cell office:value-type="float" office:value="626.570612495418">
                <text:p>626.5706124954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">
                <text:p>120</text:p>
              </table:table-cell>
              <table:table-cell office:value-type="float" office:value="386">
                <text:p>386</text:p>
              </table:table-cell>
              <table:table-cell office:value-type="float" office:value="268">
                <text:p>268</text:p>
              </table:table-cell>
              <table:table-cell office:value-type="float" office:value="631.835687697225">
                <text:p>631.8356876972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543">
                <text:p>543</text:p>
              </table:table-cell>
              <table:table-cell office:value-type="float" office:value="270">
                <text:p>270</text:p>
              </table:table-cell>
              <table:table-cell office:value-type="float" office:value="631.835687697225">
                <text:p>631.8356876972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2">
                <text:p>122</text:p>
              </table:table-cell>
              <table:table-cell office:value-type="float" office:value="321">
                <text:p>321</text:p>
              </table:table-cell>
              <table:table-cell office:value-type="float" office:value="272">
                <text:p>272</text:p>
              </table:table-cell>
              <table:table-cell office:value-type="float" office:value="642.365832538181">
                <text:p>642.3658325381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2">
                <text:p>122</text:p>
              </table:table-cell>
              <table:table-cell office:value-type="float" office:value="803">
                <text:p>803</text:p>
              </table:table-cell>
              <table:table-cell office:value-type="float" office:value="274">
                <text:p>274</text:p>
              </table:table-cell>
              <table:table-cell office:value-type="float" office:value="642.365832538181">
                <text:p>642.3658325381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">
                <text:p>123</text:p>
              </table:table-cell>
              <table:table-cell office:value-type="float" office:value="827">
                <text:p>827</text:p>
              </table:table-cell>
              <table:table-cell office:value-type="float" office:value="276">
                <text:p>276</text:p>
              </table:table-cell>
              <table:table-cell office:value-type="float" office:value="647.630902207812">
                <text:p>647.6309022078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">
                <text:p>124</text:p>
              </table:table-cell>
              <table:table-cell office:value-type="float" office:value="453.629">
                <text:p>453.629</text:p>
              </table:table-cell>
              <table:table-cell office:value-type="float" office:value="278">
                <text:p>278</text:p>
              </table:table-cell>
              <table:table-cell office:value-type="float" office:value="652.895970063454">
                <text:p>652.8959700634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4">
                <text:p>124</text:p>
              </table:table-cell>
              <table:table-cell office:value-type="float" office:value="373">
                <text:p>373</text:p>
              </table:table-cell>
              <table:table-cell office:value-type="float" office:value="280">
                <text:p>280</text:p>
              </table:table-cell>
              <table:table-cell office:value-type="float" office:value="652.895970063454">
                <text:p>652.8959700634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4">
                <text:p>124</text:p>
              </table:table-cell>
              <table:table-cell office:value-type="float" office:value="642">
                <text:p>642</text:p>
              </table:table-cell>
              <table:table-cell office:value-type="float" office:value="282">
                <text:p>282</text:p>
              </table:table-cell>
              <table:table-cell office:value-type="float" office:value="652.895970063454">
                <text:p>652.8959700634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375">
                <text:p>375</text:p>
              </table:table-cell>
              <table:table-cell office:value-type="float" office:value="284">
                <text:p>284</text:p>
              </table:table-cell>
              <table:table-cell office:value-type="float" office:value="658.161036119737">
                <text:p>658.1610361197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6">
                <text:p>126</text:p>
              </table:table-cell>
              <table:table-cell office:value-type="float" office:value="588.138">
                <text:p>588.138</text:p>
              </table:table-cell>
              <table:table-cell office:value-type="float" office:value="286">
                <text:p>286</text:p>
              </table:table-cell>
              <table:table-cell office:value-type="float" office:value="663.426100391056">
                <text:p>663.4261003910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7">
                <text:p>127</text:p>
              </table:table-cell>
              <table:table-cell office:value-type="float" office:value="339.188">
                <text:p>339.188</text:p>
              </table:table-cell>
              <table:table-cell office:value-type="float" office:value="288">
                <text:p>288</text:p>
              </table:table-cell>
              <table:table-cell office:value-type="float" office:value="668.691162891578">
                <text:p>668.6911628915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7">
                <text:p>127</text:p>
              </table:table-cell>
              <table:table-cell office:value-type="float" office:value="332">
                <text:p>332</text:p>
              </table:table-cell>
              <table:table-cell office:value-type="float" office:value="290">
                <text:p>290</text:p>
              </table:table-cell>
              <table:table-cell office:value-type="float" office:value="668.691162891578">
                <text:p>668.6911628915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7">
                <text:p>127</text:p>
              </table:table-cell>
              <table:table-cell office:value-type="float" office:value="332">
                <text:p>332</text:p>
              </table:table-cell>
              <table:table-cell office:value-type="float" office:value="292">
                <text:p>292</text:p>
              </table:table-cell>
              <table:table-cell office:value-type="float" office:value="668.691162891578">
                <text:p>668.6911628915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8">
                <text:p>128</text:p>
              </table:table-cell>
              <table:table-cell office:value-type="float" office:value="575.798">
                <text:p>575.798</text:p>
              </table:table-cell>
              <table:table-cell office:value-type="float" office:value="294">
                <text:p>294</text:p>
              </table:table-cell>
              <table:table-cell office:value-type="float" office:value="673.956223635249">
                <text:p>673.9562236352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9">
                <text:p>129</text:p>
              </table:table-cell>
              <table:table-cell office:value-type="float" office:value="464.896">
                <text:p>464.896</text:p>
              </table:table-cell>
              <table:table-cell office:value-type="float" office:value="296">
                <text:p>296</text:p>
              </table:table-cell>
              <table:table-cell office:value-type="float" office:value="679.221282635793">
                <text:p>679.2212826357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0">
                <text:p>130</text:p>
              </table:table-cell>
              <table:table-cell office:value-type="float" office:value="540">
                <text:p>540</text:p>
              </table:table-cell>
              <table:table-cell office:value-type="float" office:value="298">
                <text:p>298</text:p>
              </table:table-cell>
              <table:table-cell office:value-type="float" office:value="684.486339906725">
                <text:p>684.4863399067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0">
                <text:p>130</text:p>
              </table:table-cell>
              <table:table-cell office:value-type="float" office:value="514">
                <text:p>514</text:p>
              </table:table-cell>
              <table:table-cell office:value-type="float" office:value="300">
                <text:p>300</text:p>
              </table:table-cell>
              <table:table-cell office:value-type="float" office:value="684.486339906725">
                <text:p>684.486339906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1">
                <text:p>131</text:p>
              </table:table-cell>
              <table:table-cell office:value-type="float" office:value="457">
                <text:p>457</text:p>
              </table:table-cell>
              <table:table-cell office:value-type="float" office:value="302">
                <text:p>302</text:p>
              </table:table-cell>
              <table:table-cell office:value-type="float" office:value="689.751395461349">
                <text:p>689.7513954613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2">
                <text:p>132</text:p>
              </table:table-cell>
              <table:table-cell office:value-type="float" office:value="375">
                <text:p>375</text:p>
              </table:table-cell>
              <table:table-cell office:value-type="float" office:value="304">
                <text:p>304</text:p>
              </table:table-cell>
              <table:table-cell office:value-type="float" office:value="695.016449312769">
                <text:p>695.0164493127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2">
                <text:p>132</text:p>
              </table:table-cell>
              <table:table-cell office:value-type="float" office:value="849">
                <text:p>849</text:p>
              </table:table-cell>
              <table:table-cell office:value-type="float" office:value="306">
                <text:p>306</text:p>
              </table:table-cell>
              <table:table-cell office:value-type="float" office:value="695.016449312769">
                <text:p>695.0164493127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2">
                <text:p>132</text:p>
              </table:table-cell>
              <table:table-cell office:value-type="float" office:value="698">
                <text:p>698</text:p>
              </table:table-cell>
              <table:table-cell office:value-type="float" office:value="308">
                <text:p>308</text:p>
              </table:table-cell>
              <table:table-cell office:value-type="float" office:value="695.016449312769">
                <text:p>695.0164493127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6">
                <text:p>136</text:p>
              </table:table-cell>
              <table:table-cell office:value-type="float" office:value="517.24">
                <text:p>517.24</text:p>
              </table:table-cell>
              <table:table-cell office:value-type="float" office:value="310">
                <text:p>310</text:p>
              </table:table-cell>
              <table:table-cell office:value-type="float" office:value="716.076647941596">
                <text:p>716.0766479415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6">
                <text:p>136</text:p>
              </table:table-cell>
              <table:table-cell office:value-type="float" office:value="813">
                <text:p>813</text:p>
              </table:table-cell>
              <table:table-cell office:value-type="float" office:value="312">
                <text:p>312</text:p>
              </table:table-cell>
              <table:table-cell office:value-type="float" office:value="716.076647941596">
                <text:p>716.0766479415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7">
                <text:p>137</text:p>
              </table:table-cell>
              <table:table-cell office:value-type="float" office:value="410">
                <text:p>410</text:p>
              </table:table-cell>
              <table:table-cell office:value-type="float" office:value="314">
                <text:p>314</text:p>
              </table:table-cell>
              <table:table-cell office:value-type="float" office:value="721.341693466734">
                <text:p>721.3416934667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8">
                <text:p>138</text:p>
              </table:table-cell>
              <table:table-cell office:value-type="float" office:value="378">
                <text:p>378</text:p>
              </table:table-cell>
              <table:table-cell office:value-type="float" office:value="316">
                <text:p>316</text:p>
              </table:table-cell>
              <table:table-cell office:value-type="float" office:value="726.606737363265">
                <text:p>726.606737363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9">
                <text:p>139</text:p>
              </table:table-cell>
              <table:table-cell office:value-type="float" office:value="534">
                <text:p>534</text:p>
              </table:table-cell>
              <table:table-cell office:value-type="float" office:value="318">
                <text:p>318</text:p>
              </table:table-cell>
              <table:table-cell office:value-type="float" office:value="731.871779642991">
                <text:p>731.871779642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9">
                <text:p>139</text:p>
              </table:table-cell>
              <table:table-cell office:value-type="float" office:value="963">
                <text:p>963</text:p>
              </table:table-cell>
              <table:table-cell office:value-type="float" office:value="320">
                <text:p>320</text:p>
              </table:table-cell>
              <table:table-cell office:value-type="float" office:value="731.871779642991">
                <text:p>731.871779642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9">
                <text:p>139</text:p>
              </table:table-cell>
              <table:table-cell office:value-type="float" office:value="902">
                <text:p>902</text:p>
              </table:table-cell>
              <table:table-cell office:value-type="float" office:value="322">
                <text:p>322</text:p>
              </table:table-cell>
              <table:table-cell office:value-type="float" office:value="731.871779642991">
                <text:p>731.8717796429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0">
                <text:p>140</text:p>
              </table:table-cell>
              <table:table-cell office:value-type="float" office:value="496">
                <text:p>496</text:p>
              </table:table-cell>
              <table:table-cell office:value-type="float" office:value="324">
                <text:p>324</text:p>
              </table:table-cell>
              <table:table-cell office:value-type="float" office:value="737.136820317544">
                <text:p>737.1368203175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">
                <text:p>140</text:p>
              </table:table-cell>
              <table:table-cell office:value-type="float" office:value="703">
                <text:p>703</text:p>
              </table:table-cell>
              <table:table-cell office:value-type="float" office:value="326">
                <text:p>326</text:p>
              </table:table-cell>
              <table:table-cell office:value-type="float" office:value="737.136820317544">
                <text:p>737.1368203175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0">
                <text:p>140</text:p>
              </table:table-cell>
              <table:table-cell office:value-type="float" office:value="836">
                <text:p>836</text:p>
              </table:table-cell>
              <table:table-cell office:value-type="float" office:value="328">
                <text:p>328</text:p>
              </table:table-cell>
              <table:table-cell office:value-type="float" office:value="737.136820317544">
                <text:p>737.1368203175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1">
                <text:p>141</text:p>
              </table:table-cell>
              <table:table-cell office:value-type="float" office:value="827">
                <text:p>827</text:p>
              </table:table-cell>
              <table:table-cell office:value-type="float" office:value="330">
                <text:p>330</text:p>
              </table:table-cell>
              <table:table-cell office:value-type="float" office:value="742.401859398391">
                <text:p>742.4018593983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5">
                <text:p>145</text:p>
              </table:table-cell>
              <table:table-cell office:value-type="float" office:value="492">
                <text:p>492</text:p>
              </table:table-cell>
              <table:table-cell office:value-type="float" office:value="332">
                <text:p>332</text:p>
              </table:table-cell>
              <table:table-cell office:value-type="float" office:value="763.462000008415">
                <text:p>763.4620000084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5">
                <text:p>145</text:p>
              </table:table-cell>
              <table:table-cell office:value-type="float" office:value="886">
                <text:p>886</text:p>
              </table:table-cell>
              <table:table-cell office:value-type="float" office:value="334">
                <text:p>334</text:p>
              </table:table-cell>
              <table:table-cell office:value-type="float" office:value="763.462000008415">
                <text:p>763.4620000084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5">
                <text:p>145</text:p>
              </table:table-cell>
              <table:table-cell office:value-type="float" office:value="838">
                <text:p>838</text:p>
              </table:table-cell>
              <table:table-cell office:value-type="float" office:value="336">
                <text:p>336</text:p>
              </table:table-cell>
              <table:table-cell office:value-type="float" office:value="763.462000008415">
                <text:p>763.4620000084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6">
                <text:p>146</text:p>
              </table:table-cell>
              <table:table-cell office:value-type="float" office:value="889">
                <text:p>889</text:p>
              </table:table-cell>
              <table:table-cell office:value-type="float" office:value="338">
                <text:p>338</text:p>
              </table:table-cell>
              <table:table-cell office:value-type="float" office:value="768.727031287148">
                <text:p>768.7270312871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">
                <text:p>147</text:p>
              </table:table-cell>
              <table:table-cell office:value-type="float" office:value="826.111">
                <text:p>826.111</text:p>
              </table:table-cell>
              <table:table-cell office:value-type="float" office:value="340">
                <text:p>340</text:p>
              </table:table-cell>
              <table:table-cell office:value-type="float" office:value="773.992061037673">
                <text:p>773.9920610376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594.471">
                <text:p>594.471</text:p>
              </table:table-cell>
              <table:table-cell office:value-type="float" office:value="342">
                <text:p>342</text:p>
              </table:table-cell>
              <table:table-cell office:value-type="float" office:value="773.992061037673">
                <text:p>773.9920610376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">
                <text:p>147</text:p>
              </table:table-cell>
              <table:table-cell office:value-type="float" office:value="453">
                <text:p>453</text:p>
              </table:table-cell>
              <table:table-cell office:value-type="float" office:value="344">
                <text:p>344</text:p>
              </table:table-cell>
              <table:table-cell office:value-type="float" office:value="773.992061037673">
                <text:p>773.9920610376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">
                <text:p>148</text:p>
              </table:table-cell>
              <table:table-cell office:value-type="float" office:value="480">
                <text:p>480</text:p>
              </table:table-cell>
              <table:table-cell office:value-type="float" office:value="346">
                <text:p>346</text:p>
              </table:table-cell>
              <table:table-cell office:value-type="float" office:value="779.257089270386">
                <text:p>779.2570892703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8">
                <text:p>148</text:p>
              </table:table-cell>
              <table:table-cell office:value-type="float" office:value="942">
                <text:p>942</text:p>
              </table:table-cell>
              <table:table-cell office:value-type="float" office:value="348">
                <text:p>348</text:p>
              </table:table-cell>
              <table:table-cell office:value-type="float" office:value="779.257089270386">
                <text:p>779.2570892703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9">
                <text:p>149</text:p>
              </table:table-cell>
              <table:table-cell office:value-type="float" office:value="955">
                <text:p>955</text:p>
              </table:table-cell>
              <table:table-cell office:value-type="float" office:value="350">
                <text:p>350</text:p>
              </table:table-cell>
              <table:table-cell office:value-type="float" office:value="784.522115995545">
                <text:p>784.5221159955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0">
                <text:p>150</text:p>
              </table:table-cell>
              <table:table-cell office:value-type="float" office:value="1004">
                <text:p>1004</text:p>
              </table:table-cell>
              <table:table-cell office:value-type="float" office:value="352">
                <text:p>352</text:p>
              </table:table-cell>
              <table:table-cell office:value-type="float" office:value="789.787141223266">
                <text:p>789.7871412232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0">
                <text:p>150</text:p>
              </table:table-cell>
              <table:table-cell office:value-type="float" office:value="841">
                <text:p>841</text:p>
              </table:table-cell>
              <table:table-cell office:value-type="float" office:value="354">
                <text:p>354</text:p>
              </table:table-cell>
              <table:table-cell office:value-type="float" office:value="789.787141223266">
                <text:p>789.7871412232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0">
                <text:p>150</text:p>
              </table:table-cell>
              <table:table-cell office:value-type="float" office:value="808">
                <text:p>808</text:p>
              </table:table-cell>
              <table:table-cell office:value-type="float" office:value="356">
                <text:p>356</text:p>
              </table:table-cell>
              <table:table-cell office:value-type="float" office:value="789.787141223266">
                <text:p>789.7871412232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1">
                <text:p>151</text:p>
              </table:table-cell>
              <table:table-cell office:value-type="float" office:value="496">
                <text:p>496</text:p>
              </table:table-cell>
              <table:table-cell office:value-type="float" office:value="358">
                <text:p>358</text:p>
              </table:table-cell>
              <table:table-cell office:value-type="float" office:value="795.052164963534">
                <text:p>795.0521649635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2">
                <text:p>152</text:p>
              </table:table-cell>
              <table:table-cell office:value-type="float" office:value="685.088">
                <text:p>685.088</text:p>
              </table:table-cell>
              <table:table-cell office:value-type="float" office:value="360">
                <text:p>360</text:p>
              </table:table-cell>
              <table:table-cell office:value-type="float" office:value="800.3171872262">
                <text:p>800.31718722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2">
                <text:p>152</text:p>
              </table:table-cell>
              <table:table-cell office:value-type="float" office:value="617">
                <text:p>617</text:p>
              </table:table-cell>
              <table:table-cell office:value-type="float" office:value="362">
                <text:p>362</text:p>
              </table:table-cell>
              <table:table-cell office:value-type="float" office:value="800.3171872262">
                <text:p>800.31718722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2">
                <text:p>152</text:p>
              </table:table-cell>
              <table:table-cell office:value-type="float" office:value="388">
                <text:p>388</text:p>
              </table:table-cell>
              <table:table-cell office:value-type="float" office:value="364">
                <text:p>364</text:p>
              </table:table-cell>
              <table:table-cell office:value-type="float" office:value="800.3171872262">
                <text:p>800.31718722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2">
                <text:p>152</text:p>
              </table:table-cell>
              <table:table-cell office:value-type="float" office:value="496">
                <text:p>496</text:p>
              </table:table-cell>
              <table:table-cell office:value-type="float" office:value="366">
                <text:p>366</text:p>
              </table:table-cell>
              <table:table-cell office:value-type="float" office:value="800.3171872262">
                <text:p>800.31718722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2">
                <text:p>152</text:p>
              </table:table-cell>
              <table:table-cell office:value-type="float" office:value="981">
                <text:p>981</text:p>
              </table:table-cell>
              <table:table-cell office:value-type="float" office:value="368">
                <text:p>368</text:p>
              </table:table-cell>
              <table:table-cell office:value-type="float" office:value="800.3171872262">
                <text:p>800.31718722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3">
                <text:p>153</text:p>
              </table:table-cell>
              <table:table-cell office:value-type="float" office:value="579.753">
                <text:p>579.753</text:p>
              </table:table-cell>
              <table:table-cell office:value-type="float" office:value="370">
                <text:p>370</text:p>
              </table:table-cell>
              <table:table-cell office:value-type="float" office:value="805.582208020985">
                <text:p>805.5822080209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4">
                <text:p>154</text:p>
              </table:table-cell>
              <table:table-cell office:value-type="float" office:value="1048">
                <text:p>1048</text:p>
              </table:table-cell>
              <table:table-cell office:value-type="float" office:value="372">
                <text:p>372</text:p>
              </table:table-cell>
              <table:table-cell office:value-type="float" office:value="810.847227357484">
                <text:p>810.8472273574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4">
                <text:p>154</text:p>
              </table:table-cell>
              <table:table-cell office:value-type="float" office:value="780">
                <text:p>780</text:p>
              </table:table-cell>
              <table:table-cell office:value-type="float" office:value="374">
                <text:p>374</text:p>
              </table:table-cell>
              <table:table-cell office:value-type="float" office:value="810.847227357484">
                <text:p>810.8472273574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5">
                <text:p>155</text:p>
              </table:table-cell>
              <table:table-cell office:value-type="float" office:value="568">
                <text:p>568</text:p>
              </table:table-cell>
              <table:table-cell office:value-type="float" office:value="376">
                <text:p>376</text:p>
              </table:table-cell>
              <table:table-cell office:value-type="float" office:value="816.112245245167">
                <text:p>816.1122452451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6">
                <text:p>156</text:p>
              </table:table-cell>
              <table:table-cell office:value-type="float" office:value="613.961">
                <text:p>613.961</text:p>
              </table:table-cell>
              <table:table-cell office:value-type="float" office:value="378">
                <text:p>378</text:p>
              </table:table-cell>
              <table:table-cell office:value-type="float" office:value="821.377261693382">
                <text:p>821.3772616933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6">
                <text:p>156</text:p>
              </table:table-cell>
              <table:table-cell office:value-type="float" office:value="601">
                <text:p>601</text:p>
              </table:table-cell>
              <table:table-cell office:value-type="float" office:value="380">
                <text:p>380</text:p>
              </table:table-cell>
              <table:table-cell office:value-type="float" office:value="821.377261693382">
                <text:p>821.3772616933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7">
                <text:p>157</text:p>
              </table:table-cell>
              <table:table-cell office:value-type="float" office:value="1019">
                <text:p>1019</text:p>
              </table:table-cell>
              <table:table-cell office:value-type="float" office:value="382">
                <text:p>382</text:p>
              </table:table-cell>
              <table:table-cell office:value-type="float" office:value="826.642276711356">
                <text:p>826.6422767113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8">
                <text:p>158</text:p>
              </table:table-cell>
              <table:table-cell office:value-type="float" office:value="977">
                <text:p>977</text:p>
              </table:table-cell>
              <table:table-cell office:value-type="float" office:value="384">
                <text:p>384</text:p>
              </table:table-cell>
              <table:table-cell office:value-type="float" office:value="831.907290308201">
                <text:p>831.9072903082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9">
                <text:p>159</text:p>
              </table:table-cell>
              <table:table-cell office:value-type="float" office:value="648">
                <text:p>648</text:p>
              </table:table-cell>
              <table:table-cell office:value-type="float" office:value="386">
                <text:p>386</text:p>
              </table:table-cell>
              <table:table-cell office:value-type="float" office:value="837.17230249291">
                <text:p>837.172302492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0">
                <text:p>160</text:p>
              </table:table-cell>
              <table:table-cell office:value-type="float" office:value="551">
                <text:p>551</text:p>
              </table:table-cell>
              <table:table-cell office:value-type="float" office:value="388">
                <text:p>388</text:p>
              </table:table-cell>
              <table:table-cell office:value-type="float" office:value="842.437313274365">
                <text:p>842.4373132743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0">
                <text:p>160</text:p>
              </table:table-cell>
              <table:table-cell office:value-type="float" office:value="737">
                <text:p>737</text:p>
              </table:table-cell>
              <table:table-cell office:value-type="float" office:value="390">
                <text:p>390</text:p>
              </table:table-cell>
              <table:table-cell office:value-type="float" office:value="842.437313274365">
                <text:p>842.4373132743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2">
                <text:p>162</text:p>
              </table:table-cell>
              <table:table-cell office:value-type="float" office:value="652.707">
                <text:p>652.707</text:p>
              </table:table-cell>
              <table:table-cell office:value-type="float" office:value="392">
                <text:p>392</text:p>
              </table:table-cell>
              <table:table-cell office:value-type="float" office:value="852.967330662491">
                <text:p>852.9673306624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3">
                <text:p>163</text:p>
              </table:table-cell>
              <table:table-cell office:value-type="float" office:value="1106">
                <text:p>1106</text:p>
              </table:table-cell>
              <table:table-cell office:value-type="float" office:value="394">
                <text:p>394</text:p>
              </table:table-cell>
              <table:table-cell office:value-type="float" office:value="858.232337286378">
                <text:p>858.2323372863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3">
                <text:p>163</text:p>
              </table:table-cell>
              <table:table-cell office:value-type="float" office:value="956">
                <text:p>956</text:p>
              </table:table-cell>
              <table:table-cell office:value-type="float" office:value="396">
                <text:p>396</text:p>
              </table:table-cell>
              <table:table-cell office:value-type="float" office:value="858.232337286378">
                <text:p>858.2323372863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4">
                <text:p>164</text:p>
              </table:table-cell>
              <table:table-cell office:value-type="float" office:value="1138">
                <text:p>1138</text:p>
              </table:table-cell>
              <table:table-cell office:value-type="float" office:value="398">
                <text:p>398</text:p>
              </table:table-cell>
              <table:table-cell office:value-type="float" office:value="863.497342541449">
                <text:p>863.4973425414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4">
                <text:p>164</text:p>
              </table:table-cell>
              <table:table-cell office:value-type="float" office:value="1155">
                <text:p>1155</text:p>
              </table:table-cell>
              <table:table-cell office:value-type="float" office:value="400">
                <text:p>400</text:p>
              </table:table-cell>
              <table:table-cell office:value-type="float" office:value="863.497342541449">
                <text:p>863.4973425414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8">
                <text:p>168</text:p>
              </table:table-cell>
              <table:table-cell office:value-type="float" office:value="737">
                <text:p>737</text:p>
              </table:table-cell>
              <table:table-cell office:value-type="float" office:value="402">
                <text:p>402</text:p>
              </table:table-cell>
              <table:table-cell office:value-type="float" office:value="884.557350039006">
                <text:p>884.5573500390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8">
                <text:p>168</text:p>
              </table:table-cell>
              <table:table-cell office:value-type="float" office:value="928">
                <text:p>928</text:p>
              </table:table-cell>
              <table:table-cell office:value-type="float" office:value="404">
                <text:p>404</text:p>
              </table:table-cell>
              <table:table-cell office:value-type="float" office:value="884.557350039006">
                <text:p>884.5573500390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9">
                <text:p>169</text:p>
              </table:table-cell>
              <table:table-cell office:value-type="float" office:value="433">
                <text:p>433</text:p>
              </table:table-cell>
              <table:table-cell office:value-type="float" office:value="406">
                <text:p>406</text:p>
              </table:table-cell>
              <table:table-cell office:value-type="float" office:value="889.822348573205">
                <text:p>889.8223485732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6">
                <text:p>176</text:p>
              </table:table-cell>
              <table:table-cell office:value-type="float" office:value="1180">
                <text:p>1180</text:p>
              </table:table-cell>
              <table:table-cell office:value-type="float" office:value="408">
                <text:p>408</text:p>
              </table:table-cell>
              <table:table-cell office:value-type="float" office:value="926.677301775194">
                <text:p>926.6773017751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6">
                <text:p>176</text:p>
              </table:table-cell>
              <table:table-cell office:value-type="float" office:value="1017">
                <text:p>1017</text:p>
              </table:table-cell>
              <table:table-cell office:value-type="float" office:value="410">
                <text:p>410</text:p>
              </table:table-cell>
              <table:table-cell office:value-type="float" office:value="926.677301775194">
                <text:p>926.6773017751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9">
                <text:p>179</text:p>
              </table:table-cell>
              <table:table-cell office:value-type="float" office:value="528">
                <text:p>528</text:p>
              </table:table-cell>
              <table:table-cell office:value-type="float" office:value="412">
                <text:p>412</text:p>
              </table:table-cell>
              <table:table-cell office:value-type="float" office:value="942.472262555502">
                <text:p>942.4722625555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0">
                <text:p>180</text:p>
              </table:table-cell>
              <table:table-cell office:value-type="float" office:value="1140">
                <text:p>1140</text:p>
              </table:table-cell>
              <table:table-cell office:value-type="float" office:value="414">
                <text:p>414</text:p>
              </table:table-cell>
              <table:table-cell office:value-type="float" office:value="947.737246979993">
                <text:p>947.7372469799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1">
                <text:p>181</text:p>
              </table:table-cell>
              <table:table-cell office:value-type="float" office:value="1074">
                <text:p>1074</text:p>
              </table:table-cell>
              <table:table-cell office:value-type="float" office:value="416">
                <text:p>416</text:p>
              </table:table-cell>
              <table:table-cell office:value-type="float" office:value="953.002230164952">
                <text:p>953.0022301649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2">
                <text:p>182</text:p>
              </table:table-cell>
              <table:table-cell office:value-type="float" office:value="894.772">
                <text:p>894.772</text:p>
              </table:table-cell>
              <table:table-cell office:value-type="float" office:value="418">
                <text:p>418</text:p>
              </table:table-cell>
              <table:table-cell office:value-type="float" office:value="958.267212117227">
                <text:p>958.2672121172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4">
                <text:p>184</text:p>
              </table:table-cell>
              <table:table-cell office:value-type="float" office:value="813">
                <text:p>813</text:p>
              </table:table-cell>
              <table:table-cell office:value-type="float" office:value="420">
                <text:p>420</text:p>
              </table:table-cell>
              <table:table-cell office:value-type="float" office:value="968.797172350747">
                <text:p>968.7971723507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4">
                <text:p>184</text:p>
              </table:table-cell>
              <table:table-cell office:value-type="float" office:value="674">
                <text:p>674</text:p>
              </table:table-cell>
              <table:table-cell office:value-type="float" office:value="422">
                <text:p>422</text:p>
              </table:table-cell>
              <table:table-cell office:value-type="float" office:value="968.797172350747">
                <text:p>968.7971723507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5">
                <text:p>185</text:p>
              </table:table-cell>
              <table:table-cell office:value-type="float" office:value="1261">
                <text:p>1261</text:p>
              </table:table-cell>
              <table:table-cell office:value-type="float" office:value="424">
                <text:p>424</text:p>
              </table:table-cell>
              <table:table-cell office:value-type="float" office:value="974.062150645317">
                <text:p>974.0621506453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8">
                <text:p>188</text:p>
              </table:table-cell>
              <table:table-cell office:value-type="float" office:value="643">
                <text:p>643</text:p>
              </table:table-cell>
              <table:table-cell office:value-type="float" office:value="426">
                <text:p>426</text:p>
              </table:table-cell>
              <table:table-cell office:value-type="float" office:value="989.857078318718">
                <text:p>989.8570783187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1">
                <text:p>191</text:p>
              </table:table-cell>
              <table:table-cell office:value-type="float" office:value="728">
                <text:p>728</text:p>
              </table:table-cell>
              <table:table-cell office:value-type="float" office:value="428">
                <text:p>428</text:p>
              </table:table-cell>
              <table:table-cell office:value-type="float" office:value="1005.65199531067">
                <text:p>1005.651995310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6">
                <text:p>196</text:p>
              </table:table-cell>
              <table:table-cell office:value-type="float" office:value="898">
                <text:p>898</text:p>
              </table:table-cell>
              <table:table-cell office:value-type="float" office:value="430">
                <text:p>430</text:p>
              </table:table-cell>
              <table:table-cell office:value-type="float" office:value="1031.97683368073">
                <text:p>1031.976833680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6">
                <text:p>196</text:p>
              </table:table-cell>
              <table:table-cell office:value-type="float" office:value="742">
                <text:p>742</text:p>
              </table:table-cell>
              <table:table-cell office:value-type="float" office:value="432">
                <text:p>432</text:p>
              </table:table-cell>
              <table:table-cell office:value-type="float" office:value="1031.97683368073">
                <text:p>1031.976833680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9">
                <text:p>199</text:p>
              </table:table-cell>
              <table:table-cell office:value-type="float" office:value="1085">
                <text:p>1085</text:p>
              </table:table-cell>
              <table:table-cell office:value-type="float" office:value="434">
                <text:p>434</text:p>
              </table:table-cell>
              <table:table-cell office:value-type="float" office:value="1047.77172299513">
                <text:p>1047.771722995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9">
                <text:p>199</text:p>
              </table:table-cell>
              <table:table-cell office:value-type="float" office:value="1216">
                <text:p>1216</text:p>
              </table:table-cell>
              <table:table-cell office:value-type="float" office:value="436">
                <text:p>436</text:p>
              </table:table-cell>
              <table:table-cell office:value-type="float" office:value="1047.77172299513">
                <text:p>1047.771722995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1">
                <text:p>201</text:p>
              </table:table-cell>
              <table:table-cell office:value-type="float" office:value="1167">
                <text:p>1167</text:p>
              </table:table-cell>
              <table:table-cell office:value-type="float" office:value="438">
                <text:p>438</text:p>
              </table:table-cell>
              <table:table-cell office:value-type="float" office:value="1058.3016435893">
                <text:p>1058.30164358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2">
                <text:p>202</text:p>
              </table:table-cell>
              <table:table-cell office:value-type="float" office:value="1030.204">
                <text:p>1030.204</text:p>
              </table:table-cell>
              <table:table-cell office:value-type="float" office:value="440">
                <text:p>440</text:p>
              </table:table-cell>
              <table:table-cell office:value-type="float" office:value="1063.56660221858">
                <text:p>1063.566602218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3">
                <text:p>203</text:p>
              </table:table-cell>
              <table:table-cell office:value-type="float" office:value="1409">
                <text:p>1409</text:p>
              </table:table-cell>
              <table:table-cell office:value-type="float" office:value="442">
                <text:p>442</text:p>
              </table:table-cell>
              <table:table-cell office:value-type="float" office:value="1068.83155974333">
                <text:p>1068.83155974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3">
                <text:p>213</text:p>
              </table:table-cell>
              <table:table-cell office:value-type="float" office:value="1597">
                <text:p>1597</text:p>
              </table:table-cell>
              <table:table-cell office:value-type="float" office:value="444">
                <text:p>444</text:p>
              </table:table-cell>
              <table:table-cell office:value-type="float" office:value="1121.48107541313">
                <text:p>1121.481075413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5">
                <text:p>215</text:p>
              </table:table-cell>
              <table:table-cell office:value-type="float" office:value="766">
                <text:p>766</text:p>
              </table:table-cell>
              <table:table-cell office:value-type="float" office:value="446">
                <text:p>446</text:p>
              </table:table-cell>
              <table:table-cell office:value-type="float" office:value="1132.01096581598">
                <text:p>1132.010965815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8">
                <text:p>218</text:p>
              </table:table-cell>
              <table:table-cell office:value-type="float" office:value="1085">
                <text:p>1085</text:p>
              </table:table-cell>
              <table:table-cell office:value-type="float" office:value="448">
                <text:p>448</text:p>
              </table:table-cell>
              <table:table-cell office:value-type="float" office:value="1147.80579364911">
                <text:p>1147.805793649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8">
                <text:p>218</text:p>
              </table:table-cell>
              <table:table-cell office:value-type="float" office:value="1138">
                <text:p>1138</text:p>
              </table:table-cell>
              <table:table-cell office:value-type="float" office:value="450">
                <text:p>450</text:p>
              </table:table-cell>
              <table:table-cell office:value-type="float" office:value="1147.80579364911">
                <text:p>1147.805793649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955">
                <text:p>955</text:p>
              </table:table-cell>
              <table:table-cell office:value-type="float" office:value="452">
                <text:p>452</text:p>
              </table:table-cell>
              <table:table-cell office:value-type="float" office:value="1195.19022237715">
                <text:p>1195.190222377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0">
                <text:p>230</text:p>
              </table:table-cell>
              <table:table-cell office:value-type="float" office:value="1327">
                <text:p>1327</text:p>
              </table:table-cell>
              <table:table-cell office:value-type="float" office:value="454">
                <text:p>454</text:p>
              </table:table-cell>
              <table:table-cell office:value-type="float" office:value="1210.98501410186">
                <text:p>1210.985014101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1736">
                <text:p>1736</text:p>
              </table:table-cell>
              <table:table-cell office:value-type="float" office:value="456">
                <text:p>456</text:p>
              </table:table-cell>
              <table:table-cell office:value-type="float" office:value="1221.51487039426">
                <text:p>1221.514870394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2">
                <text:p>232</text:p>
              </table:table-cell>
              <table:table-cell office:value-type="float" office:value="1720">
                <text:p>1720</text:p>
              </table:table-cell>
              <table:table-cell office:value-type="float" office:value="458">
                <text:p>458</text:p>
              </table:table-cell>
              <table:table-cell office:value-type="float" office:value="1221.51487039426">
                <text:p>1221.514870394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1767">
                <text:p>1767</text:p>
              </table:table-cell>
              <table:table-cell office:value-type="float" office:value="460">
                <text:p>460</text:p>
              </table:table-cell>
              <table:table-cell office:value-type="float" office:value="1226.77979709583">
                <text:p>1226.779797095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9">
                <text:p>239</text:p>
              </table:table-cell>
              <table:table-cell office:value-type="float" office:value="1803">
                <text:p>1803</text:p>
              </table:table-cell>
              <table:table-cell office:value-type="float" office:value="462">
                <text:p>462</text:p>
              </table:table-cell>
              <table:table-cell office:value-type="float" office:value="1258.36933733844">
                <text:p>1258.369337338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0">
                <text:p>240</text:p>
              </table:table-cell>
              <table:table-cell office:value-type="float" office:value="1846">
                <text:p>1846</text:p>
              </table:table-cell>
              <table:table-cell office:value-type="float" office:value="464">
                <text:p>464</text:p>
              </table:table-cell>
              <table:table-cell office:value-type="float" office:value="1263.63425742179">
                <text:p>1263.634257421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5">
                <text:p>245</text:p>
              </table:table-cell>
              <table:table-cell office:value-type="float" office:value="989">
                <text:p>989</text:p>
              </table:table-cell>
              <table:table-cell office:value-type="float" office:value="466">
                <text:p>466</text:p>
              </table:table-cell>
              <table:table-cell office:value-type="float" office:value="1289.95884397069">
                <text:p>1289.958843970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1">
                <text:p>251</text:p>
              </table:table-cell>
              <table:table-cell office:value-type="float" office:value="1511.808">
                <text:p>1511.808</text:p>
              </table:table-cell>
              <table:table-cell office:value-type="float" office:value="468">
                <text:p>468</text:p>
              </table:table-cell>
              <table:table-cell office:value-type="float" office:value="1321.5483178159">
                <text:p>1321.54831781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1">
                <text:p>251</text:p>
              </table:table-cell>
              <table:table-cell office:value-type="float" office:value="1113">
                <text:p>1113</text:p>
              </table:table-cell>
              <table:table-cell office:value-type="float" office:value="470">
                <text:p>470</text:p>
              </table:table-cell>
              <table:table-cell office:value-type="float" office:value="1321.5483178159">
                <text:p>1321.54831781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1950">
                <text:p>1950</text:p>
              </table:table-cell>
              <table:table-cell office:value-type="float" office:value="472">
                <text:p>472</text:p>
              </table:table-cell>
              <table:table-cell office:value-type="float" office:value="1321.5483178159">
                <text:p>1321.54831781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2">
                <text:p>252</text:p>
              </table:table-cell>
              <table:table-cell office:value-type="float" office:value="1928">
                <text:p>1928</text:p>
              </table:table-cell>
              <table:table-cell office:value-type="float" office:value="474">
                <text:p>474</text:p>
              </table:table-cell>
              <table:table-cell office:value-type="float" office:value="1326.8132269914">
                <text:p>1326.81322699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6">
                <text:p>266</text:p>
              </table:table-cell>
              <table:table-cell office:value-type="float" office:value="1409">
                <text:p>1409</text:p>
              </table:table-cell>
              <table:table-cell office:value-type="float" office:value="476">
                <text:p>476</text:p>
              </table:table-cell>
              <table:table-cell office:value-type="float" office:value="1400.52186404073">
                <text:p>1400.521864040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2">
                <text:p>282</text:p>
              </table:table-cell>
              <table:table-cell office:value-type="float" office:value="1377">
                <text:p>1377</text:p>
              </table:table-cell>
              <table:table-cell office:value-type="float" office:value="478">
                <text:p>478</text:p>
              </table:table-cell>
              <table:table-cell office:value-type="float" office:value="1484.76010547696">
                <text:p>1484.760105476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6">
                <text:p>286</text:p>
              </table:table-cell>
              <table:table-cell office:value-type="float" office:value="1904">
                <text:p>1904</text:p>
              </table:table-cell>
              <table:table-cell office:value-type="float" office:value="480">
                <text:p>480</text:p>
              </table:table-cell>
              <table:table-cell office:value-type="float" office:value="1505.81963372597">
                <text:p>1505.819633725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2">
                <text:p>292</text:p>
              </table:table-cell>
              <table:table-cell office:value-type="float" office:value="2483">
                <text:p>2483</text:p>
              </table:table-cell>
              <table:table-cell office:value-type="float" office:value="482">
                <text:p>482</text:p>
              </table:table-cell>
              <table:table-cell office:value-type="float" office:value="1537.40890274954">
                <text:p>1537.408902749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3">
                <text:p>293</text:p>
              </table:table-cell>
              <table:table-cell office:value-type="float" office:value="2307">
                <text:p>2307</text:p>
              </table:table-cell>
              <table:table-cell office:value-type="float" office:value="484">
                <text:p>484</text:p>
              </table:table-cell>
              <table:table-cell office:value-type="float" office:value="1542.67377823044">
                <text:p>1542.673778230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7">
                <text:p>297</text:p>
              </table:table-cell>
              <table:table-cell office:value-type="float" office:value="2452">
                <text:p>2452</text:p>
              </table:table-cell>
              <table:table-cell office:value-type="float" office:value="486">
                <text:p>486</text:p>
              </table:table-cell>
              <table:table-cell office:value-type="float" office:value="1563.73327256517">
                <text:p>1563.733272565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0">
                <text:p>300</text:p>
              </table:table-cell>
              <table:table-cell office:value-type="float" office:value="2424">
                <text:p>2424</text:p>
              </table:table-cell>
              <table:table-cell office:value-type="float" office:value="488">
                <text:p>488</text:p>
              </table:table-cell>
              <table:table-cell office:value-type="float" office:value="1579.52788541945">
                <text:p>1579.527885419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1">
                <text:p>301</text:p>
              </table:table-cell>
              <table:table-cell office:value-type="float" office:value="1662.02">
                <text:p>1662.02</text:p>
              </table:table-cell>
              <table:table-cell office:value-type="float" office:value="490">
                <text:p>490</text:p>
              </table:table-cell>
              <table:table-cell office:value-type="float" office:value="1584.79275488015">
                <text:p>1584.792754880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1">
                <text:p>341</text:p>
              </table:table-cell>
              <table:table-cell office:value-type="float" office:value="2947">
                <text:p>2947</text:p>
              </table:table-cell>
              <table:table-cell office:value-type="float" office:value="492">
                <text:p>492</text:p>
              </table:table-cell>
              <table:table-cell office:value-type="float" office:value="1795.38695013523">
                <text:p>1795.386950135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1">
                <text:p>351</text:p>
              </table:table-cell>
              <table:table-cell office:value-type="float" office:value="2952">
                <text:p>2952</text:p>
              </table:table-cell>
              <table:table-cell office:value-type="float" office:value="494">
                <text:p>494</text:p>
              </table:table-cell>
              <table:table-cell office:value-type="float" office:value="1848.03533025504">
                <text:p>1848.035330255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8">
                <text:p>368</text:p>
              </table:table-cell>
              <table:table-cell office:value-type="float" office:value="1959">
                <text:p>1959</text:p>
              </table:table-cell>
              <table:table-cell office:value-type="float" office:value="496">
                <text:p>496</text:p>
              </table:table-cell>
              <table:table-cell office:value-type="float" office:value="1937.53743150767">
                <text:p>1937.537431507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1">
                <text:p>381</text:p>
              </table:table-cell>
              <table:table-cell office:value-type="float" office:value="3000">
                <text:p>3000</text:p>
              </table:table-cell>
              <table:table-cell office:value-type="float" office:value="498">
                <text:p>498</text:p>
              </table:table-cell>
              <table:table-cell office:value-type="float" office:value="2005.98009613228">
                <text:p>2005.980096132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5">
                <text:p>385</text:p>
              </table:table-cell>
              <table:table-cell office:value-type="float" office:value="2720">
                <text:p>2720</text:p>
              </table:table-cell>
              <table:table-cell office:value-type="float" office:value="500">
                <text:p>500</text:p>
              </table:table-cell>
              <table:table-cell office:value-type="float" office:value="2027.0393574855">
                <text:p>2027.03935748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4">
                <text:p>424</text:p>
              </table:table-cell>
              <table:table-cell office:value-type="float" office:value="3820">
                <text:p>3820</text:p>
              </table:table-cell>
              <table:table-cell office:value-type="float" office:value="502">
                <text:p>502</text:p>
              </table:table-cell>
              <table:table-cell office:value-type="float" office:value="2232.36668378226">
                <text:p>2232.366683782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88">
                <text:p>488</text:p>
              </table:table-cell>
              <table:table-cell office:value-type="float" office:value="4781">
                <text:p>4781</text:p>
              </table:table-cell>
              <table:table-cell office:value-type="float" office:value="504">
                <text:p>504</text:p>
              </table:table-cell>
              <table:table-cell office:value-type="float" office:value="2569.31238605319">
                <text:p>2569.312386053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3">
                <text:p>493</text:p>
              </table:table-cell>
              <table:table-cell office:value-type="float" office:value="4698">
                <text:p>4698</text:p>
              </table:table-cell>
              <table:table-cell office:value-type="float" office:value="506">
                <text:p>506</text:p>
              </table:table-cell>
              <table:table-cell office:value-type="float" office:value="2595.63618677277">
                <text:p>2595.636186772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0">
                <text:p>500</text:p>
              </table:table-cell>
              <table:table-cell office:value-type="float" office:value="4619">
                <text:p>4619</text:p>
              </table:table-cell>
              <table:table-cell office:value-type="float" office:value="508">
                <text:p>508</text:p>
              </table:table-cell>
              <table:table-cell office:value-type="float" office:value="2632.48948879847">
                <text:p>2632.48948879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